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29in"/>
    </style:style>
    <style:style style:name="co2" style:family="table-column">
      <style:table-column-properties fo:break-before="auto" style:column-width="1.161in"/>
    </style:style>
    <style:style style:name="co3" style:family="table-column">
      <style:table-column-properties fo:break-before="auto" style:column-width="0.902in"/>
    </style:style>
    <style:style style:name="co4" style:family="table-column">
      <style:table-column-properties fo:break-before="auto" style:column-width="1.078in"/>
    </style:style>
    <style:style style:name="co5" style:family="table-column">
      <style:table-column-properties fo:break-before="auto" style:column-width="1.0689in"/>
    </style:style>
    <style:style style:name="co6" style:family="table-column">
      <style:table-column-properties fo:break-before="auto" style:column-width="1.05in"/>
    </style:style>
    <style:style style:name="co7" style:family="table-column">
      <style:table-column-properties fo:break-before="auto" style:column-width="0.9854in"/>
    </style:style>
    <style:style style:name="co8" style:family="table-column">
      <style:table-column-properties fo:break-before="auto" style:column-width="0.9764in"/>
    </style:style>
    <style:style style:name="co9" style:family="table-column">
      <style:table-column-properties fo:break-before="auto" style:column-width="1.411in"/>
    </style:style>
    <style:style style:name="co10" style:family="table-column">
      <style:table-column-properties fo:break-before="auto" style:column-width="1.152in"/>
    </style:style>
    <style:style style:name="co11" style:family="table-column">
      <style:table-column-properties fo:break-before="auto" style:column-width="1.2354in"/>
    </style:style>
    <style:style style:name="co12" style:family="table-column">
      <style:table-column-properties fo:break-before="auto" style:column-width="1.2264in"/>
    </style:style>
    <style:style style:name="co13" style:family="table-column">
      <style:table-column-properties fo:break-before="auto" style:column-width="0.9665in"/>
    </style:style>
    <style:style style:name="co14" style:family="table-column">
      <style:table-column-properties fo:break-before="auto" style:column-width="1.2165in"/>
    </style:style>
    <style:style style:name="co15" style:family="table-column">
      <style:table-column-properties fo:break-before="auto" style:column-width="0.9575in"/>
    </style:style>
    <style:style style:name="co16" style:family="table-column">
      <style:table-column-properties fo:break-before="auto" style:column-width="1.0319in"/>
    </style:style>
    <style:style style:name="co17" style:family="table-column">
      <style:table-column-properties fo:break-before="auto" style:column-width="1.022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1177in" svg:height="3.5461in" svg:x="6.6409in" svg:y="1.4941in">
            <draw:object draw:notify-on-update-of-ranges="Sheet1.A1:Sheet1.A1 Sheet1.A2:Sheet1.A43 Sheet1.BN1:Sheet1.BN1 Sheet1.BN2:Sheet1.BN43 Sheet1.BO1:Sheet1.BO1 Sheet1.BO2:Sheet1.BO43 Sheet1.BP1:Sheet1.BP1 Sheet1.BP2:Sheet1.BP43 Sheet1.BQ1:Sheet1.BQ1 Sheet1.BQ2:Sheet1.BQ43 Sheet1.BR1:Sheet1.BR1 Sheet1.BR2:Sheet1.BR43 Sheet1.BS1:Sheet1.BS1 Sheet1.BS2:Sheet1.BS43 Sheet1.BT1:Sheet1.BT1 Sheet1.BT2:Sheet1.BT43 Sheet1.BU1:Sheet1.BU1 Sheet1.BU2:Sheet1.BU43 Sheet1.BV1:Sheet1.BV1 Sheet1.BV2:Sheet1.BV43 Sheet1.BW1:Sheet1.BW1 Sheet1.BW2:Sheet1.BW43 Sheet1.BX1:Sheet1.BX1 Sheet1.BX2:Sheet1.BX43 Sheet1.BY1:Sheet1.BY1 Sheet1.BY2:Sheet1.BY43 Sheet1.BZ1:Sheet1.BZ1 Sheet1.BZ2:Sheet1.BZ43 Sheet1.CA1:Sheet1.CA1 Sheet1.CA2:Sheet1.CA43 Sheet1.CB1:Sheet1.CB1 Sheet1.CB2:Sheet1.CB43 Sheet1.CC1:Sheet1.CC1 Sheet1.CC2:Sheet1.CC43 Sheet1.CD1:Sheet1.CD1 Sheet1.CD2:Sheet1.CD43 Sheet1.CE1:Sheet1.CE1 Sheet1.CE2:Sheet1.CE43 Sheet1.CF1:Sheet1.CF1 Sheet1.CF2:Sheet1.CF43 Sheet1.CG1:Sheet1.CG1 Sheet1.CG2:Sheet1.CG4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1598in" svg:height="4.3886in" svg:x="6.6815in" svg:y="5.2323in">
            <draw:object draw:notify-on-update-of-ranges="Sheet1.A1:Sheet1.A15 Sheet1.A16:Sheet1.A42 Sheet1.AS1:Sheet1.AS15 Sheet1.AS16:Sheet1.AS42 Sheet1.AT1:Sheet1.AT15 Sheet1.AT16:Sheet1.AT42 Sheet1.AU1:Sheet1.AU15 Sheet1.AU16:Sheet1.AU42 Sheet1.AV1:Sheet1.AV15 Sheet1.AV16:Sheet1.AV42 Sheet1.AW1:Sheet1.AW15 Sheet1.AW16:Sheet1.AW42 Sheet1.AX1:Sheet1.AX15 Sheet1.AX16:Sheet1.AX42 Sheet1.AY1:Sheet1.AY15 Sheet1.AY16:Sheet1.AY42 Sheet1.AZ1:Sheet1.AZ15 Sheet1.AZ16:Sheet1.AZ42 Sheet1.BA1:Sheet1.BA15 Sheet1.BA16:Sheet1.BA42 Sheet1.BB1:Sheet1.BB15 Sheet1.BB16:Sheet1.BB42 Sheet1.BC1:Sheet1.BC15 Sheet1.BC16:Sheet1.BC42 Sheet1.BD1:Sheet1.BD15 Sheet1.BD16:Sheet1.BD42 Sheet1.BE1:Sheet1.BE15 Sheet1.BE16:Sheet1.BE42 Sheet1.BF1:Sheet1.BF15 Sheet1.BF16:Sheet1.BF42 Sheet1.BG1:Sheet1.BG15 Sheet1.BG16:Sheet1.BG42 Sheet1.BH1:Sheet1.BH15 Sheet1.BH16:Sheet1.BH42 Sheet1.BI1:Sheet1.BI15 Sheet1.BI16:Sheet1.BI42 Sheet1.BJ1:Sheet1.BJ15 Sheet1.BJ16:Sheet1.BJ42 Sheet1.BK1:Sheet1.BK15 Sheet1.BK16:Sheet1.BK42 Sheet1.BL1:Sheet1.BL15 Sheet1.BL16:Sheet1.BL4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9.1122in" svg:height="4.2217in" svg:x="6.726in" svg:y="9.8819in">
            <draw:object draw:notify-on-update-of-ranges="Sheet1.A1:Sheet1.A23 Sheet1.A24:Sheet1.A43 Sheet1.C1:Sheet1.C23 Sheet1.C24:Sheet1.C43 Sheet1.D1:Sheet1.D23 Sheet1.D24:Sheet1.D43 Sheet1.E1:Sheet1.E23 Sheet1.E24:Sheet1.E43 Sheet1.F1:Sheet1.F23 Sheet1.F24:Sheet1.F43 Sheet1.G1:Sheet1.G23 Sheet1.G24:Sheet1.G43 Sheet1.H1:Sheet1.H23 Sheet1.H24:Sheet1.H43 Sheet1.I1:Sheet1.I23 Sheet1.I24:Sheet1.I43 Sheet1.J1:Sheet1.J23 Sheet1.J24:Sheet1.J43 Sheet1.K1:Sheet1.K23 Sheet1.K24:Sheet1.K43 Sheet1.L1:Sheet1.L23 Sheet1.L24:Sheet1.L43 Sheet1.M1:Sheet1.M23 Sheet1.M24:Sheet1.M43 Sheet1.N1:Sheet1.N23 Sheet1.N24:Sheet1.N43 Sheet1.O1:Sheet1.O23 Sheet1.O24:Sheet1.O43 Sheet1.P1:Sheet1.P23 Sheet1.P24:Sheet1.P43 Sheet1.Q1:Sheet1.Q23 Sheet1.Q24:Sheet1.Q43 Sheet1.R1:Sheet1.R23 Sheet1.R24:Sheet1.R43 Sheet1.S1:Sheet1.S23 Sheet1.S24:Sheet1.S43 Sheet1.T1:Sheet1.T23 Sheet1.T24:Sheet1.T43 Sheet1.U1:Sheet1.U23 Sheet1.U24:Sheet1.U43 Sheet1.V1:Sheet1.V23 Sheet1.V24:Sheet1.V4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10.6646in" svg:height="5.6098in" svg:x="6.761in" svg:y="14.4in">
            <draw:object draw:notify-on-update-of-ranges="Sheet1.A1:Sheet1.A13 Sheet1.A14:Sheet1.A42 Sheet1.X1:Sheet1.X13 Sheet1.X14:Sheet1.X42 Sheet1.Y1:Sheet1.Y13 Sheet1.Y14:Sheet1.Y42 Sheet1.Z1:Sheet1.Z13 Sheet1.Z14:Sheet1.Z42 Sheet1.AA1:Sheet1.AA13 Sheet1.AA14:Sheet1.AA42 Sheet1.AB1:Sheet1.AB13 Sheet1.AB14:Sheet1.AB42 Sheet1.AC1:Sheet1.AC13 Sheet1.AC14:Sheet1.AC42 Sheet1.AD1:Sheet1.AD13 Sheet1.AD14:Sheet1.AD42 Sheet1.AE1:Sheet1.AE13 Sheet1.AE14:Sheet1.AE42 Sheet1.AF1:Sheet1.AF13 Sheet1.AF14:Sheet1.AF42 Sheet1.AG1:Sheet1.AG13 Sheet1.AG14:Sheet1.AG42 Sheet1.AH1:Sheet1.AH13 Sheet1.AH14:Sheet1.AH42 Sheet1.AI1:Sheet1.AI13 Sheet1.AI14:Sheet1.AI42 Sheet1.AJ1:Sheet1.AJ13 Sheet1.AJ14:Sheet1.AJ42 Sheet1.AK1:Sheet1.AK13 Sheet1.AK14:Sheet1.AK42 Sheet1.AL1:Sheet1.AL13 Sheet1.AL14:Sheet1.AL42 Sheet1.AM1:Sheet1.AM13 Sheet1.AM14:Sheet1.AM42 Sheet1.AN1:Sheet1.AN13 Sheet1.AN14:Sheet1.AN42 Sheet1.AO1:Sheet1.AO13 Sheet1.AO14:Sheet1.AO42 Sheet1.AP1:Sheet1.AP13 Sheet1.AP14:Sheet1.AP42 Sheet1.AQ1:Sheet1.AQ13 Sheet1.AQ14:Sheet1.AQ4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visibility="collapse" table:default-cell-style-name="Default"/>
        <table:table-column-group>
          <table:table-column table:style-name="co3" table:default-cell-style-name="Default"/>
          <table:table-column table:style-name="co4" table:default-cell-style-name="Default"/>
          <table:table-column table:style-name="co3" table:default-cell-style-name="Default"/>
          <table:table-column table:style-name="co4" table:default-cell-style-name="Default"/>
          <table:table-column table:style-name="co5" table:default-cell-style-name="Default"/>
          <table:table-column table:style-name="co4" table:number-columns-repeated="2" table:default-cell-style-name="Default"/>
          <table:table-column table:style-name="co5" table:number-columns-repeated="2" table:default-cell-style-name="Default"/>
          <table:table-column table:style-name="co6" table:default-cell-style-name="Default"/>
          <table:table-column table:style-name="co7" table:default-cell-style-name="Default"/>
          <table:table-column table:style-name="co8" table:default-cell-style-name="Default"/>
          <table:table-column table:style-name="co7" table:number-columns-repeated="8" table:default-cell-style-name="Default"/>
        </table:table-column-group>
        <table:table-column table:style-name="co9" table:visibility="collapse" table:default-cell-style-name="Default"/>
        <table:table-column-group>
          <table:table-column table:style-name="co10" table:number-columns-repeated="10" table:default-cell-style-name="Default"/>
          <table:table-column table:style-name="co11" table:default-cell-style-name="Default"/>
          <table:table-column table:style-name="co12" table:default-cell-style-name="Default"/>
          <table:table-column table:style-name="co11" table:number-columns-repeated="8" table:default-cell-style-name="Default"/>
        </table:table-column-group>
        <table:table-column table:style-name="co2" table:visibility="collapse" table:default-cell-style-name="Default"/>
        <table:table-column-group>
          <table:table-column table:style-name="co3" table:default-cell-style-name="Default"/>
          <table:table-column table:style-name="co4" table:default-cell-style-name="Default"/>
          <table:table-column table:style-name="co3" table:default-cell-style-name="Default"/>
          <table:table-column table:style-name="co4" table:number-columns-repeated="3" table:default-cell-style-name="Default"/>
          <table:table-column table:style-name="co5" table:default-cell-style-name="Default"/>
          <table:table-column table:style-name="co3" table:default-cell-style-name="Default"/>
          <table:table-column table:style-name="co4" table:number-columns-repeated="2" table:default-cell-style-name="Default"/>
          <table:table-column table:style-name="co8" table:default-cell-style-name="Default"/>
          <table:table-column table:style-name="co13" table:default-cell-style-name="Default"/>
          <table:table-column table:style-name="co8" table:number-columns-repeated="8" table:default-cell-style-name="Default"/>
        </table:table-column-group>
        <table:table-column table:style-name="co14" table:visibility="collapse" table:default-cell-style-name="Default"/>
        <table:table-column-group>
          <table:table-column table:style-name="co4" table:number-columns-repeated="3" table:default-cell-style-name="Default"/>
          <table:table-column table:style-name="co15" table:default-cell-style-name="Default"/>
          <table:table-column table:style-name="co5" table:default-cell-style-name="Default"/>
          <table:table-column table:style-name="co15" table:number-columns-repeated="2" table:default-cell-style-name="Default"/>
          <table:table-column table:style-name="co4" table:default-cell-style-name="Default"/>
          <table:table-column table:style-name="co5" table:number-columns-repeated="2" table:default-cell-style-name="Default"/>
          <table:table-column table:style-name="co16" table:default-cell-style-name="Default"/>
          <table:table-column table:style-name="co17" table:default-cell-style-name="Default"/>
          <table:table-column table:style-name="co16" table:number-columns-repeated="8" table:default-cell-style-name="Default"/>
        </table:table-column-group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# of papers</text:p>
          </table:table-cell>
          <table:table-cell office:value-type="string" calcext:value-type="string">
            <text:p>Verification</text:p>
          </table:table-cell>
          <table:table-cell office:value-type="string" calcext:value-type="string">
            <text:p>Algorithms, invariants, and program logics</text:p>
          </table:table-cell>
          <table:table-cell office:value-type="string" calcext:value-type="string">
            <text:p>Code generation</text:p>
          </table:table-cell>
          <table:table-cell office:value-type="string" calcext:value-type="string">
            <text:p>OOP</text:p>
          </table:table-cell>
          <table:table-cell office:value-type="string" calcext:value-type="string">
            <text:p>Logic/semantics</text:p>
          </table:table-cell>
          <table:table-cell office:value-type="string" calcext:value-type="string">
            <text:p>Software engineering</text:p>
          </table:table-cell>
          <table:table-cell office:value-type="string" calcext:value-type="string">
            <text:p>OOP/design</text:p>
          </table:table-cell>
          <table:table-cell office:value-type="string" calcext:value-type="string">
            <text:p>Garbage collection</text:p>
          </table:table-cell>
          <table:table-cell office:value-type="string" calcext:value-type="string">
            <text:p>Parallelism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Bug finding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Web + JS</text:p>
          </table:table-cell>
          <table:table-cell office:value-type="string" calcext:value-type="string">
            <text:p>Information flow</text:p>
          </table:table-cell>
          <table:table-cell office:value-type="string" calcext:value-type="string">
            <text:p>Systems</text:p>
          </table:table-cell>
          <table:table-cell office:value-type="string" calcext:value-type="string">
            <text:p>Compilers</text:p>
          </table:table-cell>
          <table:table-cell office:value-type="string" calcext:value-type="string">
            <text:p>Static analysis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Modules and interfaces</text:p>
          </table:table-cell>
          <table:table-cell office:value-type="string" calcext:value-type="string">
            <text:p>Types</text:p>
          </table:table-cell>
          <table:table-cell office:value-type="string" calcext:value-type="string">
            <text:p># of papers</text:p>
          </table:table-cell>
          <table:table-cell office:value-type="string" calcext:value-type="string">
            <text:p>Verification</text:p>
          </table:table-cell>
          <table:table-cell office:value-type="string" calcext:value-type="string">
            <text:p>Algorithms, invariants, and program logics</text:p>
          </table:table-cell>
          <table:table-cell office:value-type="string" calcext:value-type="string">
            <text:p>Code generation</text:p>
          </table:table-cell>
          <table:table-cell office:value-type="string" calcext:value-type="string">
            <text:p>OOP</text:p>
          </table:table-cell>
          <table:table-cell office:value-type="string" calcext:value-type="string">
            <text:p>Logic/semantics</text:p>
          </table:table-cell>
          <table:table-cell office:value-type="string" calcext:value-type="string">
            <text:p>Software engineering</text:p>
          </table:table-cell>
          <table:table-cell office:value-type="string" calcext:value-type="string">
            <text:p>OOP/design</text:p>
          </table:table-cell>
          <table:table-cell office:value-type="string" calcext:value-type="string">
            <text:p>Garbage collection</text:p>
          </table:table-cell>
          <table:table-cell office:value-type="string" calcext:value-type="string">
            <text:p>Parallelism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Bug finding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Web + JS</text:p>
          </table:table-cell>
          <table:table-cell office:value-type="string" calcext:value-type="string">
            <text:p>Information flow</text:p>
          </table:table-cell>
          <table:table-cell office:value-type="string" calcext:value-type="string">
            <text:p>Systems</text:p>
          </table:table-cell>
          <table:table-cell office:value-type="string" calcext:value-type="string">
            <text:p>Compilers</text:p>
          </table:table-cell>
          <table:table-cell office:value-type="string" calcext:value-type="string">
            <text:p>Static analysis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Modules and interfaces</text:p>
          </table:table-cell>
          <table:table-cell office:value-type="string" calcext:value-type="string">
            <text:p>Types</text:p>
          </table:table-cell>
          <table:table-cell office:value-type="string" calcext:value-type="string">
            <text:p># of papers</text:p>
          </table:table-cell>
          <table:table-cell office:value-type="string" calcext:value-type="string">
            <text:p>Verification</text:p>
          </table:table-cell>
          <table:table-cell office:value-type="string" calcext:value-type="string">
            <text:p>Algorithms, invariants, and program logics</text:p>
          </table:table-cell>
          <table:table-cell office:value-type="string" calcext:value-type="string">
            <text:p>Code generation</text:p>
          </table:table-cell>
          <table:table-cell office:value-type="string" calcext:value-type="string">
            <text:p>OOP</text:p>
          </table:table-cell>
          <table:table-cell office:value-type="string" calcext:value-type="string">
            <text:p>Logic/semantics</text:p>
          </table:table-cell>
          <table:table-cell office:value-type="string" calcext:value-type="string">
            <text:p>Software engineering</text:p>
          </table:table-cell>
          <table:table-cell office:value-type="string" calcext:value-type="string">
            <text:p>OOP/design</text:p>
          </table:table-cell>
          <table:table-cell office:value-type="string" calcext:value-type="string">
            <text:p>Garbage collection</text:p>
          </table:table-cell>
          <table:table-cell office:value-type="string" calcext:value-type="string">
            <text:p>Parallelism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Bug finding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Web + JS</text:p>
          </table:table-cell>
          <table:table-cell office:value-type="string" calcext:value-type="string">
            <text:p>Information flow</text:p>
          </table:table-cell>
          <table:table-cell office:value-type="string" calcext:value-type="string">
            <text:p>Systems</text:p>
          </table:table-cell>
          <table:table-cell office:value-type="string" calcext:value-type="string">
            <text:p>Compilers</text:p>
          </table:table-cell>
          <table:table-cell office:value-type="string" calcext:value-type="string">
            <text:p>Static analysis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Modules and interfaces</text:p>
          </table:table-cell>
          <table:table-cell office:value-type="string" calcext:value-type="string">
            <text:p>Types</text:p>
          </table:table-cell>
          <table:table-cell office:value-type="string" calcext:value-type="string">
            <text:p># of papers</text:p>
          </table:table-cell>
          <table:table-cell office:value-type="string" calcext:value-type="string">
            <text:p>Verification</text:p>
          </table:table-cell>
          <table:table-cell office:value-type="string" calcext:value-type="string">
            <text:p>Algorithms, invariants, and program logics</text:p>
          </table:table-cell>
          <table:table-cell office:value-type="string" calcext:value-type="string">
            <text:p>Code generation</text:p>
          </table:table-cell>
          <table:table-cell office:value-type="string" calcext:value-type="string">
            <text:p>OOP</text:p>
          </table:table-cell>
          <table:table-cell office:value-type="string" calcext:value-type="string">
            <text:p>Logic/semantics</text:p>
          </table:table-cell>
          <table:table-cell office:value-type="string" calcext:value-type="string">
            <text:p>Software engineering</text:p>
          </table:table-cell>
          <table:table-cell office:value-type="string" calcext:value-type="string">
            <text:p>OOP/design</text:p>
          </table:table-cell>
          <table:table-cell office:value-type="string" calcext:value-type="string">
            <text:p>Garbage collection</text:p>
          </table:table-cell>
          <table:table-cell office:value-type="string" calcext:value-type="string">
            <text:p>Parallelism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Bug finding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Web + JS</text:p>
          </table:table-cell>
          <table:table-cell office:value-type="string" calcext:value-type="string">
            <text:p>Information flow</text:p>
          </table:table-cell>
          <table:table-cell office:value-type="string" calcext:value-type="string">
            <text:p>Systems</text:p>
          </table:table-cell>
          <table:table-cell office:value-type="string" calcext:value-type="string">
            <text:p>Compilers</text:p>
          </table:table-cell>
          <table:table-cell office:value-type="string" calcext:value-type="string">
            <text:p>Static analysis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Modules and interfaces</text:p>
          </table:table-cell>
          <table:table-cell office:value-type="string" calcext:value-type="string">
            <text:p>Types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0.419352621931" calcext:value-type="float">
            <text:p>0.4193526219</text:p>
          </table:table-cell>
          <table:table-cell office:value-type="float" office:value="10.2669822972" calcext:value-type="float">
            <text:p>10.2669822972</text:p>
          </table:table-cell>
          <table:table-cell office:value-type="float" office:value="2.02787639247" calcext:value-type="float">
            <text:p>2.0278763925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0.121282233213" calcext:value-type="float">
            <text:p>0.1212822332</text:p>
          </table:table-cell>
          <table:table-cell office:value-type="float" office:value="2.99669011307" calcext:value-type="float">
            <text:p>2.9966901131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1.17747749896" calcext:value-type="float">
            <text:p>1.177477499</text:p>
          </table:table-cell>
          <table:table-cell office:value-type="float" office:value="7.2473279702" calcext:value-type="float">
            <text:p>7.2473279702</text:p>
          </table:table-cell>
          <table:table-cell office:value-type="float" office:value="6.53040253683" calcext:value-type="float">
            <text:p>6.5304025368</text:p>
          </table:table-cell>
          <table:table-cell office:value-type="float" office:value="9.63388683461" calcext:value-type="float">
            <text:p>9.6338868346</text:p>
          </table:table-cell>
          <table:table-cell office:value-type="float" office:value="1.22785449753" calcext:value-type="float">
            <text:p>1.2278544975</text:p>
          </table:table-cell>
          <table:table-cell office:value-type="float" office:value="4.51617604748" calcext:value-type="float">
            <text:p>4.5161760475</text:p>
          </table:table-cell>
          <table:table-cell office:value-type="float" office:value="1.29547163185" calcext:value-type="float">
            <text:p>1.2954716319</text:p>
          </table:table-cell>
          <table:table-cell office:value-type="float" office:value="4.98282464763" calcext:value-type="float">
            <text:p>4.9828246476</text:p>
          </table:table-cell>
          <table:table-cell office:value-type="float" office:value="22.7359061146" calcext:value-type="float">
            <text:p>22.7359061146</text:p>
          </table:table-cell>
          <table:table-cell office:value-type="float" office:value="3.84833335623" calcext:value-type="float">
            <text:p>3.8483333562</text:p>
          </table:table-cell>
          <table:table-cell office:value-type="float" office:value="16.8363130616" calcext:value-type="float">
            <text:p>16.8363130616</text:p>
          </table:table-cell>
          <table:table-cell office:value-type="float" office:value="10.8254753712" calcext:value-type="float">
            <text:p>10.8254753712</text:p>
          </table:table-cell>
          <table:table-cell office:value-type="float" office:value="0.138060409394" calcext:value-type="float">
            <text:p>0.1380604094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19" calcext:value-type="float">
            <text:p>19</text:p>
          </table:table-cell>
          <table:table-cell office:value-type="float" office:value="15.2583987249" calcext:value-type="float">
            <text:p>15.2583987249</text:p>
          </table:table-cell>
          <table:table-cell office:value-type="float" office:value="17.2254425108" calcext:value-type="float">
            <text:p>17.2254425108</text:p>
          </table:table-cell>
          <table:table-cell office:value-type="float" office:value="2.03434462818" calcext:value-type="float">
            <text:p>2.0343446282</text:p>
          </table:table-cell>
          <table:table-cell office:value-type="float" office:value="2.29438587972" calcext:value-type="float">
            <text:p>2.2943858797</text:p>
          </table:table-cell>
          <table:table-cell office:value-type="float" office:value="3.1118078489" calcext:value-type="float">
            <text:p>3.1118078489</text:p>
          </table:table-cell>
          <table:table-cell office:value-type="float" office:value="0.754337087284" calcext:value-type="float">
            <text:p>0.7543370873</text:p>
          </table:table-cell>
          <table:table-cell office:value-type="float" office:value="1.18326721111" calcext:value-type="float">
            <text:p>1.1832672111</text:p>
          </table:table-cell>
          <table:table-cell office:value-type="float" office:value="9.34078617985" calcext:value-type="float">
            <text:p>9.3407861799</text:p>
          </table:table-cell>
          <table:table-cell office:value-type="float" office:value="6.40397115602" calcext:value-type="float">
            <text:p>6.403971156</text:p>
          </table:table-cell>
          <table:table-cell office:value-type="float" office:value="7.06724038364" calcext:value-type="float">
            <text:p>7.0672403836</text:p>
          </table:table-cell>
          <table:table-cell office:value-type="float" office:value="12.2349208464" calcext:value-type="float">
            <text:p>12.2349208464</text:p>
          </table:table-cell>
          <table:table-cell office:value-type="float" office:value="0.430131337847" calcext:value-type="float">
            <text:p>0.4301313378</text:p>
          </table:table-cell>
          <table:table-cell office:value-type="float" office:value="1.69664381675" calcext:value-type="float">
            <text:p>1.6966438168</text:p>
          </table:table-cell>
          <table:table-cell office:value-type="float" office:value="5.34031226493" calcext:value-type="float">
            <text:p>5.3403122649</text:p>
          </table:table-cell>
          <table:table-cell office:value-type="float" office:value="0.855677661432" calcext:value-type="float">
            <text:p>0.8556776614</text:p>
          </table:table-cell>
          <table:table-cell office:value-type="float" office:value="7.80057596158" calcext:value-type="float">
            <text:p>7.8005759616</text:p>
          </table:table-cell>
          <table:table-cell office:value-type="float" office:value="2.85309885315" calcext:value-type="float">
            <text:p>2.8530988532</text:p>
          </table:table-cell>
          <table:table-cell office:value-type="float" office:value="8.82718779996" calcext:value-type="float">
            <text:p>8.8271878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0.528836521821" calcext:value-type="float">
            <text:p>0.5288365218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19" calcext:value-type="float">
            <text:p>19</text:p>
          </table:table-cell>
          <table:table-cell office:value-type="float" office:value="10.6338836919" calcext:value-type="float">
            <text:p>10.6338836919</text:p>
          </table:table-cell>
          <table:table-cell office:value-type="float" office:value="8.66912236342" calcext:value-type="float">
            <text:p>8.6691223634</text:p>
          </table:table-cell>
          <table:table-cell office:value-type="float" office:value="3.17836206758" calcext:value-type="float">
            <text:p>3.1783620676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4.74837953863" calcext:value-type="float">
            <text:p>4.7483795386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3.75198033769" calcext:value-type="float">
            <text:p>3.7519803377</text:p>
          </table:table-cell>
          <table:table-cell office:value-type="float" office:value="0.258305685021" calcext:value-type="float">
            <text:p>0.258305685</text:p>
          </table:table-cell>
          <table:table-cell office:value-type="float" office:value="4.42032297442" calcext:value-type="float">
            <text:p>4.4203229744</text:p>
          </table:table-cell>
          <table:table-cell office:value-type="float" office:value="5.77614372298" calcext:value-type="float">
            <text:p>5.776143723</text:p>
          </table:table-cell>
          <table:table-cell office:value-type="float" office:value="5.5273361521" calcext:value-type="float">
            <text:p>5.5273361521</text:p>
          </table:table-cell>
          <table:table-cell office:value-type="float" office:value="8.47280771857" calcext:value-type="float">
            <text:p>8.4728077186</text:p>
          </table:table-cell>
          <table:table-cell office:value-type="float" office:value="0.271640090405" calcext:value-type="float">
            <text:p>0.2716400904</text:p>
          </table:table-cell>
          <table:table-cell office:value-type="float" office:value="12.8920930766" calcext:value-type="float">
            <text:p>12.8920930766</text:p>
          </table:table-cell>
          <table:table-cell office:value-type="float" office:value="3.82499448295" calcext:value-type="float">
            <text:p>3.824994483</text:p>
          </table:table-cell>
          <table:table-cell office:value-type="float" office:value="1.95839322184" calcext:value-type="float">
            <text:p>1.9583932218</text:p>
          </table:table-cell>
          <table:table-cell office:value-type="float" office:value="14.6084007699" calcext:value-type="float">
            <text:p>14.6084007699</text:p>
          </table:table-cell>
          <table:table-cell office:value-type="float" office:value="7.16775547551" calcext:value-type="float">
            <text:p>7.1677554755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3.06988870198" calcext:value-type="float">
            <text:p>3.06988870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22" calcext:value-type="float">
            <text:p>22</text:p>
          </table:table-cell>
          <table:table-cell office:value-type="float" office:value="7.4233558611" calcext:value-type="float">
            <text:p>7.4233558611</text:p>
          </table:table-cell>
          <table:table-cell office:value-type="float" office:value="15.7669782027" calcext:value-type="float">
            <text:p>15.7669782027</text:p>
          </table:table-cell>
          <table:table-cell office:value-type="float" office:value="0.695123076455" calcext:value-type="float">
            <text:p>0.6951230765</text:p>
          </table:table-cell>
          <table:table-cell office:value-type="float" office:value="1.14871822438" calcext:value-type="float">
            <text:p>1.1487182244</text:p>
          </table:table-cell>
          <table:table-cell office:value-type="float" office:value="0.17924468965" calcext:value-type="float">
            <text:p>0.1792446897</text:p>
          </table:table-cell>
          <table:table-cell office:value-type="float" office:value="4.01555671293" calcext:value-type="float">
            <text:p>4.0155567129</text:p>
          </table:table-cell>
          <table:table-cell office:value-type="float" office:value="0.432419468955" calcext:value-type="float">
            <text:p>0.432419469</text:p>
          </table:table-cell>
          <table:table-cell office:value-type="float" office:value="2.13316397143" calcext:value-type="float">
            <text:p>2.1331639714</text:p>
          </table:table-cell>
          <table:table-cell office:value-type="float" office:value="15.0911050276" calcext:value-type="float">
            <text:p>15.0911050276</text:p>
          </table:table-cell>
          <table:table-cell office:value-type="float" office:value="2.79136094445" calcext:value-type="float">
            <text:p>2.7913609445</text:p>
          </table:table-cell>
          <table:table-cell office:value-type="float" office:value="5.52195371915" calcext:value-type="float">
            <text:p>5.5219537192</text:p>
          </table:table-cell>
          <table:table-cell office:value-type="float" office:value="3.55310343181" calcext:value-type="float">
            <text:p>3.5531034318</text:p>
          </table:table-cell>
          <table:table-cell office:value-type="float" office:value="3.77821676391" calcext:value-type="float">
            <text:p>3.7782167639</text:p>
          </table:table-cell>
          <table:table-cell office:value-type="float" office:value="6.82628135148" calcext:value-type="float">
            <text:p>6.8262813515</text:p>
          </table:table-cell>
          <table:table-cell office:value-type="float" office:value="4.37845894895" calcext:value-type="float">
            <text:p>4.378458949</text:p>
          </table:table-cell>
          <table:table-cell office:value-type="float" office:value="5.7245433797" calcext:value-type="float">
            <text:p>5.7245433797</text:p>
          </table:table-cell>
          <table:table-cell office:value-type="float" office:value="8.53456921789" calcext:value-type="float">
            <text:p>8.5345692179</text:p>
          </table:table-cell>
          <table:table-cell office:value-type="float" office:value="13.1265588036" calcext:value-type="float">
            <text:p>13.1265588036</text:p>
          </table:table-cell>
          <table:table-cell office:value-type="float" office:value="1.62439712298" calcext:value-type="float">
            <text:p>1.624397123</text:p>
          </table:table-cell>
          <table:table-cell office:value-type="float" office:value="3.03313653504" calcext:value-type="float">
            <text:p>3.033136535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23" calcext:value-type="float">
            <text:p>23</text:p>
          </table:table-cell>
          <table:table-cell office:value-type="float" office:value="7.31198689007" calcext:value-type="float">
            <text:p>7.3119868901</text:p>
          </table:table-cell>
          <table:table-cell office:value-type="float" office:value="5.43271249407" calcext:value-type="float">
            <text:p>5.4327124941</text:p>
          </table:table-cell>
          <table:table-cell office:value-type="float" office:value="1.92050351956" calcext:value-type="float">
            <text:p>1.9205035196</text:p>
          </table:table-cell>
          <table:table-cell office:value-type="float" office:value="1.55801794907" calcext:value-type="float">
            <text:p>1.5580179491</text:p>
          </table:table-cell>
          <table:table-cell table:number-columns-repeated="2" office:value-type="float" office:value="0.0320940909" calcext:value-type="float">
            <text:p>0.0320940909</text:p>
          </table:table-cell>
          <table:table-cell office:value-type="float" office:value="0.635616370052" calcext:value-type="float">
            <text:p>0.6356163701</text:p>
          </table:table-cell>
          <table:table-cell office:value-type="float" office:value="5.30900647792" calcext:value-type="float">
            <text:p>5.3090064779</text:p>
          </table:table-cell>
          <table:table-cell office:value-type="float" office:value="20.7045531116" calcext:value-type="float">
            <text:p>20.7045531116</text:p>
          </table:table-cell>
          <table:table-cell office:value-type="float" office:value="0.82493904593" calcext:value-type="float">
            <text:p>0.8249390459</text:p>
          </table:table-cell>
          <table:table-cell office:value-type="float" office:value="11.3789567433" calcext:value-type="float">
            <text:p>11.3789567433</text:p>
          </table:table-cell>
          <table:table-cell office:value-type="float" office:value="1.1437372111" calcext:value-type="float">
            <text:p>1.1437372111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4.90888268236" calcext:value-type="float">
            <text:p>4.9088826824</text:p>
          </table:table-cell>
          <table:table-cell office:value-type="float" office:value="0.640705250261" calcext:value-type="float">
            <text:p>0.6407052503</text:p>
          </table:table-cell>
          <table:table-cell office:value-type="float" office:value="17.7592884159" calcext:value-type="float">
            <text:p>17.7592884159</text:p>
          </table:table-cell>
          <table:table-cell office:value-type="float" office:value="2.47984707681" calcext:value-type="float">
            <text:p>2.4798470768</text:p>
          </table:table-cell>
          <table:table-cell office:value-type="float" office:value="20.5853135437" calcext:value-type="float">
            <text:p>20.5853135437</text:p>
          </table:table-cell>
          <table:table-cell office:value-type="float" office:value="2.70753130167" calcext:value-type="float">
            <text:p>2.7075313017</text:p>
          </table:table-cell>
          <table:table-cell office:value-type="float" office:value="3.02661015753" calcext:value-type="float">
            <text:p>3.0266101575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24" calcext:value-type="float">
            <text:p>24</text:p>
          </table:table-cell>
          <table:table-cell office:value-type="float" office:value="13.8952805528" calcext:value-type="float">
            <text:p>13.8952805528</text:p>
          </table:table-cell>
          <table:table-cell office:value-type="float" office:value="9.92159682751" calcext:value-type="float">
            <text:p>9.9215968275</text:p>
          </table:table-cell>
          <table:table-cell office:value-type="float" office:value="2.66234990426" calcext:value-type="float">
            <text:p>2.6623499043</text:p>
          </table:table-cell>
          <table:table-cell office:value-type="float" office:value="0.193513041329" calcext:value-type="float">
            <text:p>0.1935130413</text:p>
          </table:table-cell>
          <table:table-cell office:value-type="float" office:value="1.71540418235" calcext:value-type="float">
            <text:p>1.7154041824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0.0941609129667" calcext:value-type="float">
            <text:p>0.094160913</text:p>
          </table:table-cell>
          <table:table-cell office:value-type="float" office:value="5.17550470171" calcext:value-type="float">
            <text:p>5.1755047017</text:p>
          </table:table-cell>
          <table:table-cell office:value-type="float" office:value="18.4605156601" calcext:value-type="float">
            <text:p>18.4605156601</text:p>
          </table:table-cell>
          <table:table-cell office:value-type="float" office:value="1.83620343675" calcext:value-type="float">
            <text:p>1.8362034368</text:p>
          </table:table-cell>
          <table:table-cell office:value-type="float" office:value="18.091525919" calcext:value-type="float">
            <text:p>18.091525919</text:p>
          </table:table-cell>
          <table:table-cell office:value-type="float" office:value="0.882631385533" calcext:value-type="float">
            <text:p>0.8826313855</text:p>
          </table:table-cell>
          <table:table-cell office:value-type="float" office:value="2.72548227503" calcext:value-type="float">
            <text:p>2.725482275</text:p>
          </table:table-cell>
          <table:table-cell office:value-type="float" office:value="5.5825463709" calcext:value-type="float">
            <text:p>5.5825463709</text:p>
          </table:table-cell>
          <table:table-cell office:value-type="float" office:value="0.705459329737" calcext:value-type="float">
            <text:p>0.7054593297</text:p>
          </table:table-cell>
          <table:table-cell office:value-type="float" office:value="12.3256706983" calcext:value-type="float">
            <text:p>12.3256706983</text:p>
          </table:table-cell>
          <table:table-cell office:value-type="float" office:value="3.28649433614" calcext:value-type="float">
            <text:p>3.2864943361</text:p>
          </table:table-cell>
          <table:table-cell office:value-type="float" office:value="8.00963037451" calcext:value-type="float">
            <text:p>8.0096303745</text:p>
          </table:table-cell>
          <table:table-cell office:value-type="float" office:value="6.14152293326" calcext:value-type="float">
            <text:p>6.1415229333</text:p>
          </table:table-cell>
          <table:table-cell office:value-type="float" office:value="0.862628218117" calcext:value-type="float">
            <text:p>0.8626282181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24" calcext:value-type="float">
            <text:p>24</text:p>
          </table:table-cell>
          <table:table-cell office:value-type="float" office:value="3.05511972529" calcext:value-type="float">
            <text:p>3.0551197253</text:p>
          </table:table-cell>
          <table:table-cell office:value-type="float" office:value="15.8586651992" calcext:value-type="float">
            <text:p>15.8586651992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1.65249877678" calcext:value-type="float">
            <text:p>1.6524987768</text:p>
          </table:table-cell>
          <table:table-cell office:value-type="float" office:value="2.79164713664" calcext:value-type="float">
            <text:p>2.7916471366</text:p>
          </table:table-cell>
          <table:table-cell office:value-type="float" office:value="1.37055046563" calcext:value-type="float">
            <text:p>1.3705504656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5.89099476635" calcext:value-type="float">
            <text:p>5.8909947664</text:p>
          </table:table-cell>
          <table:table-cell office:value-type="float" office:value="12.0731183253" calcext:value-type="float">
            <text:p>12.0731183253</text:p>
          </table:table-cell>
          <table:table-cell office:value-type="float" office:value="3.08574337379" calcext:value-type="float">
            <text:p>3.0857433738</text:p>
          </table:table-cell>
          <table:table-cell office:value-type="float" office:value="21.0003497638" calcext:value-type="float">
            <text:p>21.0003497638</text:p>
          </table:table-cell>
          <table:table-cell table:number-columns-repeated="2" office:value-type="float" office:value="0.0320940909" calcext:value-type="float">
            <text:p>0.0320940909</text:p>
          </table:table-cell>
          <table:table-cell office:value-type="float" office:value="13.0028800354" calcext:value-type="float">
            <text:p>13.0028800354</text:p>
          </table:table-cell>
          <table:table-cell office:value-type="float" office:value="0.853563740192" calcext:value-type="float">
            <text:p>0.8535637402</text:p>
          </table:table-cell>
          <table:table-cell office:value-type="float" office:value="9.79529102773" calcext:value-type="float">
            <text:p>9.7952910277</text:p>
          </table:table-cell>
          <table:table-cell office:value-type="float" office:value="3.42070249584" calcext:value-type="float">
            <text:p>3.4207024958</text:p>
          </table:table-cell>
          <table:table-cell office:value-type="float" office:value="15.7075456948" calcext:value-type="float">
            <text:p>15.7075456948</text:p>
          </table:table-cell>
          <table:table-cell office:value-type="float" office:value="3.18070416883" calcext:value-type="float">
            <text:p>3.1807041688</text:p>
          </table:table-cell>
          <table:table-cell office:value-type="float" office:value="1.27413075867" calcext:value-type="float">
            <text:p>1.2741307587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19" calcext:value-type="float">
            <text:p>19</text:p>
          </table:table-cell>
          <table:table-cell office:value-type="float" office:value="5.28391695481" calcext:value-type="float">
            <text:p>5.2839169548</text:p>
          </table:table-cell>
          <table:table-cell office:value-type="float" office:value="8.86184212752" calcext:value-type="float">
            <text:p>8.8618421275</text:p>
          </table:table-cell>
          <table:table-cell office:value-type="float" office:value="12.4061013496" calcext:value-type="float">
            <text:p>12.4061013496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1.51058524209" calcext:value-type="float">
            <text:p>1.5105852421</text:p>
          </table:table-cell>
          <table:table-cell office:value-type="float" office:value="0.406898624337" calcext:value-type="float">
            <text:p>0.4068986243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10.4692413821" calcext:value-type="float">
            <text:p>10.4692413821</text:p>
          </table:table-cell>
          <table:table-cell office:value-type="float" office:value="9.01434777137" calcext:value-type="float">
            <text:p>9.0143477714</text:p>
          </table:table-cell>
          <table:table-cell office:value-type="float" office:value="11.5196953654" calcext:value-type="float">
            <text:p>11.5196953654</text:p>
          </table:table-cell>
          <table:table-cell office:value-type="float" office:value="13.8089585829" calcext:value-type="float">
            <text:p>13.8089585829</text:p>
          </table:table-cell>
          <table:table-cell office:value-type="float" office:value="1.05074758343" calcext:value-type="float">
            <text:p>1.0507475834</text:p>
          </table:table-cell>
          <table:table-cell office:value-type="float" office:value="2.86609591219" calcext:value-type="float">
            <text:p>2.8660959122</text:p>
          </table:table-cell>
          <table:table-cell office:value-type="float" office:value="10.2536737216" calcext:value-type="float">
            <text:p>10.2536737216</text:p>
          </table:table-cell>
          <table:table-cell office:value-type="float" office:value="3.37797282478" calcext:value-type="float">
            <text:p>3.3779728248</text:p>
          </table:table-cell>
          <table:table-cell office:value-type="float" office:value="3.49013129474" calcext:value-type="float">
            <text:p>3.4901312947</text:p>
          </table:table-cell>
          <table:table-cell office:value-type="float" office:value="9.14557810737" calcext:value-type="float">
            <text:p>9.1455781074</text:p>
          </table:table-cell>
          <table:table-cell office:value-type="float" office:value="4.59322156547" calcext:value-type="float">
            <text:p>4.5932215655</text:p>
          </table:table-cell>
          <table:table-cell office:value-type="float" office:value="2.89644306018" calcext:value-type="float">
            <text:p>2.8964430602</text:p>
          </table:table-cell>
          <table:table-cell office:value-type="float" office:value="4.78013690291" calcext:value-type="float">
            <text:p>4.7801369029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29" calcext:value-type="float">
            <text:p>29</text:p>
          </table:table-cell>
          <table:table-cell office:value-type="float" office:value="4.26502986725" calcext:value-type="float">
            <text:p>4.2650298673</text:p>
          </table:table-cell>
          <table:table-cell office:value-type="float" office:value="11.6456208195" calcext:value-type="float">
            <text:p>11.6456208195</text:p>
          </table:table-cell>
          <table:table-cell office:value-type="float" office:value="1.81508064069" calcext:value-type="float">
            <text:p>1.8150806407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0.410822481548" calcext:value-type="float">
            <text:p>0.4108224815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1.64057971973" calcext:value-type="float">
            <text:p>1.6405797197</text:p>
          </table:table-cell>
          <table:table-cell office:value-type="float" office:value="4.69593007776" calcext:value-type="float">
            <text:p>4.6959300778</text:p>
          </table:table-cell>
          <table:table-cell office:value-type="float" office:value="33.8567322907" calcext:value-type="float">
            <text:p>33.8567322907</text:p>
          </table:table-cell>
          <table:table-cell office:value-type="float" office:value="6.1994686464" calcext:value-type="float">
            <text:p>6.1994686464</text:p>
          </table:table-cell>
          <table:table-cell office:value-type="float" office:value="8.51705915806" calcext:value-type="float">
            <text:p>8.5170591581</text:p>
          </table:table-cell>
          <table:table-cell office:value-type="float" office:value="2.11494547591" calcext:value-type="float">
            <text:p>2.1149454759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9.00004099344" calcext:value-type="float">
            <text:p>9.0000409934</text:p>
          </table:table-cell>
          <table:table-cell office:value-type="float" office:value="0.585218873217" calcext:value-type="float">
            <text:p>0.5852188732</text:p>
          </table:table-cell>
          <table:table-cell office:value-type="float" office:value="9.29708185998" calcext:value-type="float">
            <text:p>9.29708186</text:p>
          </table:table-cell>
          <table:table-cell office:value-type="float" office:value="5.28522255681" calcext:value-type="float">
            <text:p>5.2852225568</text:p>
          </table:table-cell>
          <table:table-cell office:value-type="float" office:value="19.7666827488" calcext:value-type="float">
            <text:p>19.7666827488</text:p>
          </table:table-cell>
          <table:table-cell office:value-type="float" office:value="4.58685678859" calcext:value-type="float">
            <text:p>4.5868567886</text:p>
          </table:table-cell>
          <table:table-cell office:value-type="float" office:value="3.24253689159" calcext:value-type="float">
            <text:p>3.2425368916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27" calcext:value-type="float">
            <text:p>27</text:p>
          </table:table-cell>
          <table:table-cell office:value-type="float" office:value="17.2417274305" calcext:value-type="float">
            <text:p>17.2417274305</text:p>
          </table:table-cell>
          <table:table-cell office:value-type="float" office:value="5.29024874134" calcext:value-type="float">
            <text:p>5.2902487413</text:p>
          </table:table-cell>
          <table:table-cell office:value-type="float" office:value="0.422988518333" calcext:value-type="float">
            <text:p>0.4229885183</text:p>
          </table:table-cell>
          <table:table-cell office:value-type="float" office:value="2.0178019063" calcext:value-type="float">
            <text:p>2.0178019063</text:p>
          </table:table-cell>
          <table:table-cell office:value-type="float" office:value="5.67183931436" calcext:value-type="float">
            <text:p>5.6718393144</text:p>
          </table:table-cell>
          <table:table-cell office:value-type="float" office:value="3.53236893727" calcext:value-type="float">
            <text:p>3.5323689373</text:p>
          </table:table-cell>
          <table:table-cell office:value-type="float" office:value="4.0899146611" calcext:value-type="float">
            <text:p>4.0899146611</text:p>
          </table:table-cell>
          <table:table-cell office:value-type="float" office:value="1.2361308655" calcext:value-type="float">
            <text:p>1.2361308655</text:p>
          </table:table-cell>
          <table:table-cell office:value-type="float" office:value="7.33021471136" calcext:value-type="float">
            <text:p>7.3302147114</text:p>
          </table:table-cell>
          <table:table-cell office:value-type="float" office:value="1.50869393542" calcext:value-type="float">
            <text:p>1.5086939354</text:p>
          </table:table-cell>
          <table:table-cell office:value-type="float" office:value="1.75685917284" calcext:value-type="float">
            <text:p>1.7568591728</text:p>
          </table:table-cell>
          <table:table-cell office:value-type="float" office:value="2.24192162911" calcext:value-type="float">
            <text:p>2.2419216291</text:p>
          </table:table-cell>
          <table:table-cell office:value-type="float" office:value="1.44858010462" calcext:value-type="float">
            <text:p>1.4485801046</text:p>
          </table:table-cell>
          <table:table-cell office:value-type="float" office:value="5.85087972521" calcext:value-type="float">
            <text:p>5.8508797252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3.46483610642" calcext:value-type="float">
            <text:p>3.4648361064</text:p>
          </table:table-cell>
          <table:table-cell office:value-type="float" office:value="16.2788518902" calcext:value-type="float">
            <text:p>16.2788518902</text:p>
          </table:table-cell>
          <table:table-cell office:value-type="float" office:value="3.55666988029" calcext:value-type="float">
            <text:p>3.5566698803</text:p>
          </table:table-cell>
          <table:table-cell office:value-type="float" office:value="3.34251757656" calcext:value-type="float">
            <text:p>3.3425175766</text:p>
          </table:table-cell>
          <table:table-cell office:value-type="float" office:value="6.91933521282" calcext:value-type="float">
            <text:p>6.9193352128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22" calcext:value-type="float">
            <text:p>22</text:p>
          </table:table-cell>
          <table:table-cell office:value-type="float" office:value="18.0549544176" calcext:value-type="float">
            <text:p>18.0549544176</text:p>
          </table:table-cell>
          <table:table-cell office:value-type="float" office:value="14.5377948725" calcext:value-type="float">
            <text:p>14.5377948725</text:p>
          </table:table-cell>
          <table:table-cell office:value-type="float" office:value="4.01705078744" calcext:value-type="float">
            <text:p>4.0170507874</text:p>
          </table:table-cell>
          <table:table-cell office:value-type="float" office:value="1.24284511543" calcext:value-type="float">
            <text:p>1.2428451154</text:p>
          </table:table-cell>
          <table:table-cell office:value-type="float" office:value="7.75434616235" calcext:value-type="float">
            <text:p>7.7543461624</text:p>
          </table:table-cell>
          <table:table-cell office:value-type="float" office:value="1.43882455881" calcext:value-type="float">
            <text:p>1.4388245588</text:p>
          </table:table-cell>
          <table:table-cell office:value-type="float" office:value="0.281054471173" calcext:value-type="float">
            <text:p>0.2810544712</text:p>
          </table:table-cell>
          <table:table-cell office:value-type="float" office:value="3.35027590908" calcext:value-type="float">
            <text:p>3.3502759091</text:p>
          </table:table-cell>
          <table:table-cell office:value-type="float" office:value="6.12114815685" calcext:value-type="float">
            <text:p>6.1211481569</text:p>
          </table:table-cell>
          <table:table-cell office:value-type="float" office:value="4.59848665502" calcext:value-type="float">
            <text:p>4.598486655</text:p>
          </table:table-cell>
          <table:table-cell office:value-type="float" office:value="1.12258439665" calcext:value-type="float">
            <text:p>1.1225843967</text:p>
          </table:table-cell>
          <table:table-cell office:value-type="float" office:value="2.1288785408" calcext:value-type="float">
            <text:p>2.1288785408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1.89765506225" calcext:value-type="float">
            <text:p>1.8976550623</text:p>
          </table:table-cell>
          <table:table-cell office:value-type="float" office:value="0.2849852575" calcext:value-type="float">
            <text:p>0.2849852575</text:p>
          </table:table-cell>
          <table:table-cell office:value-type="float" office:value="5.88471180541" calcext:value-type="float">
            <text:p>5.8847118054</text:p>
          </table:table-cell>
          <table:table-cell office:value-type="float" office:value="9.13302532161" calcext:value-type="float">
            <text:p>9.1330253216</text:p>
          </table:table-cell>
          <table:table-cell office:value-type="float" office:value="16.0881475303" calcext:value-type="float">
            <text:p>16.0881475303</text:p>
          </table:table-cell>
          <table:table-cell office:value-type="float" office:value="1.72127676253" calcext:value-type="float">
            <text:p>1.7212767625</text:p>
          </table:table-cell>
          <table:table-cell office:value-type="float" office:value="10.1790146709" calcext:value-type="float">
            <text:p>10.1790146709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22" calcext:value-type="float">
            <text:p>22</text:p>
          </table:table-cell>
          <table:table-cell office:value-type="float" office:value="15.6980017382" calcext:value-type="float">
            <text:p>15.6980017382</text:p>
          </table:table-cell>
          <table:table-cell office:value-type="float" office:value="15.1950459758" calcext:value-type="float">
            <text:p>15.1950459758</text:p>
          </table:table-cell>
          <table:table-cell office:value-type="float" office:value="0.5935020423" calcext:value-type="float">
            <text:p>0.5935020423</text:p>
          </table:table-cell>
          <table:table-cell office:value-type="float" office:value="0.7320575581" calcext:value-type="float">
            <text:p>0.7320575581</text:p>
          </table:table-cell>
          <table:table-cell office:value-type="float" office:value="4.01654075447" calcext:value-type="float">
            <text:p>4.0165407545</text:p>
          </table:table-cell>
          <table:table-cell office:value-type="float" office:value="0.810943047732" calcext:value-type="float">
            <text:p>0.8109430477</text:p>
          </table:table-cell>
          <table:table-cell office:value-type="float" office:value="3.52040392561" calcext:value-type="float">
            <text:p>3.5204039256</text:p>
          </table:table-cell>
          <table:table-cell office:value-type="float" office:value="1.87977138822" calcext:value-type="float">
            <text:p>1.8797713882</text:p>
          </table:table-cell>
          <table:table-cell office:value-type="float" office:value="2.97886451438" calcext:value-type="float">
            <text:p>2.9788645144</text:p>
          </table:table-cell>
          <table:table-cell office:value-type="float" office:value="0.505714722527" calcext:value-type="float">
            <text:p>0.5057147225</text:p>
          </table:table-cell>
          <table:table-cell office:value-type="float" office:value="0.310065591014" calcext:value-type="float">
            <text:p>0.310065591</text:p>
          </table:table-cell>
          <table:table-cell office:value-type="float" office:value="9.08403857699" calcext:value-type="float">
            <text:p>9.084038577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19.2326632408" calcext:value-type="float">
            <text:p>19.2326632408</text:p>
          </table:table-cell>
          <table:table-cell office:value-type="float" office:value="1.23614903576" calcext:value-type="float">
            <text:p>1.2361490358</text:p>
          </table:table-cell>
          <table:table-cell office:value-type="float" office:value="1.9516479478" calcext:value-type="float">
            <text:p>1.9516479478</text:p>
          </table:table-cell>
          <table:table-cell office:value-type="float" office:value="5.99795149319" calcext:value-type="float">
            <text:p>5.9979514932</text:p>
          </table:table-cell>
          <table:table-cell office:value-type="float" office:value="1.03982059111" calcext:value-type="float">
            <text:p>1.0398205911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21.6581478557" calcext:value-type="float">
            <text:p>21.6581478557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48" calcext:value-type="float">
            <text:p>48</text:p>
          </table:table-cell>
          <table:table-cell office:value-type="float" office:value="1.65897078955" calcext:value-type="float">
            <text:p>1.6589707896</text:p>
          </table:table-cell>
          <table:table-cell office:value-type="float" office:value="9.28880930173" calcext:value-type="float">
            <text:p>9.2888093017</text:p>
          </table:table-cell>
          <table:table-cell office:value-type="float" office:value="1.20527969317" calcext:value-type="float">
            <text:p>1.2052796932</text:p>
          </table:table-cell>
          <table:table-cell office:value-type="float" office:value="3.83034520764" calcext:value-type="float">
            <text:p>3.8303452076</text:p>
          </table:table-cell>
          <table:table-cell office:value-type="float" office:value="0.445635281669" calcext:value-type="float">
            <text:p>0.4456352817</text:p>
          </table:table-cell>
          <table:table-cell office:value-type="float" office:value="0.567362950212" calcext:value-type="float">
            <text:p>0.5673629502</text:p>
          </table:table-cell>
          <table:table-cell office:value-type="float" office:value="0.621733094887" calcext:value-type="float">
            <text:p>0.6217330949</text:p>
          </table:table-cell>
          <table:table-cell office:value-type="float" office:value="12.2410268336" calcext:value-type="float">
            <text:p>12.2410268336</text:p>
          </table:table-cell>
          <table:table-cell office:value-type="float" office:value="15.5849130319" calcext:value-type="float">
            <text:p>15.5849130319</text:p>
          </table:table-cell>
          <table:table-cell office:value-type="float" office:value="7.81624003755" calcext:value-type="float">
            <text:p>7.8162400376</text:p>
          </table:table-cell>
          <table:table-cell office:value-type="float" office:value="16.6157850854" calcext:value-type="float">
            <text:p>16.6157850854</text:p>
          </table:table-cell>
          <table:table-cell office:value-type="float" office:value="1.05760225025" calcext:value-type="float">
            <text:p>1.0576022503</text:p>
          </table:table-cell>
          <table:table-cell office:value-type="float" office:value="2.72864896244" calcext:value-type="float">
            <text:p>2.7286489624</text:p>
          </table:table-cell>
          <table:table-cell office:value-type="float" office:value="5.09047108938" calcext:value-type="float">
            <text:p>5.0904710894</text:p>
          </table:table-cell>
          <table:table-cell office:value-type="float" office:value="2.84267095777" calcext:value-type="float">
            <text:p>2.8426709578</text:p>
          </table:table-cell>
          <table:table-cell office:value-type="float" office:value="1.03189022267" calcext:value-type="float">
            <text:p>1.0318902227</text:p>
          </table:table-cell>
          <table:table-cell office:value-type="float" office:value="3.02684318569" calcext:value-type="float">
            <text:p>3.0268431857</text:p>
          </table:table-cell>
          <table:table-cell office:value-type="float" office:value="21.9739140533" calcext:value-type="float">
            <text:p>21.9739140533</text:p>
          </table:table-cell>
          <table:table-cell office:value-type="float" office:value="2.20429028184" calcext:value-type="float">
            <text:p>2.2042902818</text:p>
          </table:table-cell>
          <table:table-cell office:value-type="float" office:value="1.76778284049" calcext:value-type="float">
            <text:p>1.7677828405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29" calcext:value-type="float">
            <text:p>29</text:p>
          </table:table-cell>
          <table:table-cell office:value-type="float" office:value="10.0810555052" calcext:value-type="float">
            <text:p>10.0810555052</text:p>
          </table:table-cell>
          <table:table-cell office:value-type="float" office:value="17.4280500602" calcext:value-type="float">
            <text:p>17.4280500602</text:p>
          </table:table-cell>
          <table:table-cell office:value-type="float" office:value="1.61961996481" calcext:value-type="float">
            <text:p>1.6196199648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6.39593376789" calcext:value-type="float">
            <text:p>6.3959337679</text:p>
          </table:table-cell>
          <table:table-cell office:value-type="float" office:value="0.710067398928" calcext:value-type="float">
            <text:p>0.7100673989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0.454765008028" calcext:value-type="float">
            <text:p>0.454765008</text:p>
          </table:table-cell>
          <table:table-cell office:value-type="float" office:value="1.8618807922" calcext:value-type="float">
            <text:p>1.8618807922</text:p>
          </table:table-cell>
          <table:table-cell office:value-type="float" office:value="1.05982860612" calcext:value-type="float">
            <text:p>1.0598286061</text:p>
          </table:table-cell>
          <table:table-cell office:value-type="float" office:value="2.20531439899" calcext:value-type="float">
            <text:p>2.205314399</text:p>
          </table:table-cell>
          <table:table-cell office:value-type="float" office:value="8.86444744786" calcext:value-type="float">
            <text:p>8.8644474479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8.90830094951" calcext:value-type="float">
            <text:p>8.9083009495</text:p>
          </table:table-cell>
          <table:table-cell office:value-type="float" office:value="0.227265829355" calcext:value-type="float">
            <text:p>0.2272658294</text:p>
          </table:table-cell>
          <table:table-cell office:value-type="float" office:value="6.39643487404" calcext:value-type="float">
            <text:p>6.396434874</text:p>
          </table:table-cell>
          <table:table-cell office:value-type="float" office:value="7.20949005957" calcext:value-type="float">
            <text:p>7.2094900596</text:p>
          </table:table-cell>
          <table:table-cell office:value-type="float" office:value="8.16459879446" calcext:value-type="float">
            <text:p>8.1645987945</text:p>
          </table:table-cell>
          <table:table-cell office:value-type="float" office:value="5.81976160203" calcext:value-type="float">
            <text:p>5.819761602</text:p>
          </table:table-cell>
          <table:table-cell office:value-type="float" office:value="12.4146465549" calcext:value-type="float">
            <text:p>12.4146465549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24" calcext:value-type="float">
            <text:p>24</text:p>
          </table:table-cell>
          <table:table-cell office:value-type="float" office:value="32.1807029555" calcext:value-type="float">
            <text:p>32.1807029555</text:p>
          </table:table-cell>
          <table:table-cell office:value-type="float" office:value="10.7006378139" calcext:value-type="float">
            <text:p>10.7006378139</text:p>
          </table:table-cell>
          <table:table-cell office:value-type="float" office:value="0.748208937087" calcext:value-type="float">
            <text:p>0.7482089371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14.0221120322" calcext:value-type="float">
            <text:p>14.0221120322</text:p>
          </table:table-cell>
          <table:table-cell office:value-type="float" office:value="0.274387467717" calcext:value-type="float">
            <text:p>0.2743874677</text:p>
          </table:table-cell>
          <table:table-cell office:value-type="float" office:value="0.442931836779" calcext:value-type="float">
            <text:p>0.4429318368</text:p>
          </table:table-cell>
          <table:table-cell office:value-type="float" office:value="1.11702563679" calcext:value-type="float">
            <text:p>1.1170256368</text:p>
          </table:table-cell>
          <table:table-cell office:value-type="float" office:value="9.50731849235" calcext:value-type="float">
            <text:p>9.5073184924</text:p>
          </table:table-cell>
          <table:table-cell office:value-type="float" office:value="2.1611332734" calcext:value-type="float">
            <text:p>2.1611332734</text:p>
          </table:table-cell>
          <table:table-cell office:value-type="float" office:value="5.06991593957" calcext:value-type="float">
            <text:p>5.0699159396</text:p>
          </table:table-cell>
          <table:table-cell office:value-type="float" office:value="8.74320967665" calcext:value-type="float">
            <text:p>8.7432096767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7.15628702382" calcext:value-type="float">
            <text:p>7.1562870238</text:p>
          </table:table-cell>
          <table:table-cell office:value-type="float" office:value="2.01293629813" calcext:value-type="float">
            <text:p>2.0129362981</text:p>
          </table:table-cell>
          <table:table-cell office:value-type="float" office:value="4.87392648446" calcext:value-type="float">
            <text:p>4.8739264845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0.818627697004" calcext:value-type="float">
            <text:p>0.818627697</text:p>
          </table:table-cell>
          <table:table-cell office:value-type="float" office:value="1.80694813995" calcext:value-type="float">
            <text:p>1.80694814</text:p>
          </table:table-cell>
          <table:table-cell office:value-type="float" office:value="2.99262317321" calcext:value-type="float">
            <text:p>2.9926231732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28" calcext:value-type="float">
            <text:p>28</text:p>
          </table:table-cell>
          <table:table-cell office:value-type="float" office:value="9.22292475949" calcext:value-type="float">
            <text:p>9.2229247595</text:p>
          </table:table-cell>
          <table:table-cell office:value-type="float" office:value="0.175970668471" calcext:value-type="float">
            <text:p>0.1759706685</text:p>
          </table:table-cell>
          <table:table-cell office:value-type="float" office:value="5.40785332201" calcext:value-type="float">
            <text:p>5.407853322</text:p>
          </table:table-cell>
          <table:table-cell office:value-type="float" office:value="1.10170949295" calcext:value-type="float">
            <text:p>1.101709493</text:p>
          </table:table-cell>
          <table:table-cell office:value-type="float" office:value="13.5794625095" calcext:value-type="float">
            <text:p>13.5794625095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1.51396103116" calcext:value-type="float">
            <text:p>1.5139610312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4.12422693032" calcext:value-type="float">
            <text:p>4.1242269303</text:p>
          </table:table-cell>
          <table:table-cell office:value-type="float" office:value="0.577270901321" calcext:value-type="float">
            <text:p>0.5772709013</text:p>
          </table:table-cell>
          <table:table-cell office:value-type="float" office:value="1.52578694567" calcext:value-type="float">
            <text:p>1.5257869457</text:p>
          </table:table-cell>
          <table:table-cell office:value-type="float" office:value="5.67082207347" calcext:value-type="float">
            <text:p>5.6708220735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0.342957049807" calcext:value-type="float">
            <text:p>0.3429570498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2.21433160958" calcext:value-type="float">
            <text:p>2.2143316096</text:p>
          </table:table-cell>
          <table:table-cell office:value-type="float" office:value="11.7771188192" calcext:value-type="float">
            <text:p>11.7771188192</text:p>
          </table:table-cell>
          <table:table-cell office:value-type="float" office:value="0.664130890604" calcext:value-type="float">
            <text:p>0.6641308906</text:p>
          </table:table-cell>
          <table:table-cell office:value-type="float" office:value="6.94276435265" calcext:value-type="float">
            <text:p>6.9427643527</text:p>
          </table:table-cell>
          <table:table-cell office:value-type="float" office:value="13.6007855266" calcext:value-type="float">
            <text:p>13.6007855266</text:p>
          </table:table-cell>
          <table:table-cell office:value-type="float" office:value="24" calcext:value-type="float">
            <text:p>24</text:p>
          </table:table-cell>
          <table:table-cell office:value-type="float" office:value="8.27491230285" calcext:value-type="float">
            <text:p>8.2749123029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0.996924667412" calcext:value-type="float">
            <text:p>0.9969246674</text:p>
          </table:table-cell>
          <table:table-cell office:value-type="float" office:value="1.6613494532" calcext:value-type="float">
            <text:p>1.6613494532</text:p>
          </table:table-cell>
          <table:table-cell office:value-type="float" office:value="14.2124216534" calcext:value-type="float">
            <text:p>14.2124216534</text:p>
          </table:table-cell>
          <table:table-cell office:value-type="float" office:value="0.138124065492" calcext:value-type="float">
            <text:p>0.1381240655</text:p>
          </table:table-cell>
          <table:table-cell office:value-type="float" office:value="0.214530988213" calcext:value-type="float">
            <text:p>0.2145309882</text:p>
          </table:table-cell>
          <table:table-cell office:value-type="float" office:value="4.31245868478" calcext:value-type="float">
            <text:p>4.3124586848</text:p>
          </table:table-cell>
          <table:table-cell office:value-type="float" office:value="8.61520363002" calcext:value-type="float">
            <text:p>8.61520363</text:p>
          </table:table-cell>
          <table:table-cell office:value-type="float" office:value="0.835084328292" calcext:value-type="float">
            <text:p>0.8350843283</text:p>
          </table:table-cell>
          <table:table-cell office:value-type="float" office:value="0.790147888808" calcext:value-type="float">
            <text:p>0.7901478888</text:p>
          </table:table-cell>
          <table:table-cell office:value-type="float" office:value="6.62329579392" calcext:value-type="float">
            <text:p>6.6232957939</text:p>
          </table:table-cell>
          <table:table-cell office:value-type="float" office:value="0.787391540829" calcext:value-type="float">
            <text:p>0.7873915408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0.29151258775" calcext:value-type="float">
            <text:p>0.2915125878</text:p>
          </table:table-cell>
          <table:table-cell office:value-type="float" office:value="2.84674088122" calcext:value-type="float">
            <text:p>2.8467408812</text:p>
          </table:table-cell>
          <table:table-cell office:value-type="float" office:value="7.37918096723" calcext:value-type="float">
            <text:p>7.3791809672</text:p>
          </table:table-cell>
          <table:table-cell office:value-type="float" office:value="0.911375321146" calcext:value-type="float">
            <text:p>0.9113753211</text:p>
          </table:table-cell>
          <table:table-cell office:value-type="float" office:value="1.33048252022" calcext:value-type="float">
            <text:p>1.3304825202</text:p>
          </table:table-cell>
          <table:table-cell office:value-type="float" office:value="8.43988969463" calcext:value-type="float">
            <text:p>8.4398896946</text:p>
          </table:table-cell>
          <table:table-cell office:value-type="float" office:value="23" calcext:value-type="float">
            <text:p>23</text:p>
          </table:table-cell>
          <table:table-cell office:value-type="float" office:value="12.0201860785" calcext:value-type="float">
            <text:p>12.0201860785</text:p>
          </table:table-cell>
          <table:table-cell office:value-type="float" office:value="13.7018516674" calcext:value-type="float">
            <text:p>13.7018516674</text:p>
          </table:table-cell>
          <table:table-cell office:value-type="float" office:value="1.96102787703" calcext:value-type="float">
            <text:p>1.961027877</text:p>
          </table:table-cell>
          <table:table-cell office:value-type="float" office:value="2.81196155841" calcext:value-type="float">
            <text:p>2.8119615584</text:p>
          </table:table-cell>
          <table:table-cell office:value-type="float" office:value="7.93230129483" calcext:value-type="float">
            <text:p>7.9323012948</text:p>
          </table:table-cell>
          <table:table-cell office:value-type="float" office:value="0.647062538083" calcext:value-type="float">
            <text:p>0.6470625381</text:p>
          </table:table-cell>
          <table:table-cell office:value-type="float" office:value="0.203196364913" calcext:value-type="float">
            <text:p>0.2031963649</text:p>
          </table:table-cell>
          <table:table-cell office:value-type="float" office:value="0.617450476413" calcext:value-type="float">
            <text:p>0.6174504764</text:p>
          </table:table-cell>
          <table:table-cell office:value-type="float" office:value="7.41927701879" calcext:value-type="float">
            <text:p>7.4192770188</text:p>
          </table:table-cell>
          <table:table-cell office:value-type="float" office:value="1.16203627022" calcext:value-type="float">
            <text:p>1.1620362702</text:p>
          </table:table-cell>
          <table:table-cell office:value-type="float" office:value="1.89395819961" calcext:value-type="float">
            <text:p>1.8939581996</text:p>
          </table:table-cell>
          <table:table-cell office:value-type="float" office:value="6.33925213404" calcext:value-type="float">
            <text:p>6.339252134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7.40874391245" calcext:value-type="float">
            <text:p>7.4087439125</text:p>
          </table:table-cell>
          <table:table-cell office:value-type="float" office:value="10.4755481943" calcext:value-type="float">
            <text:p>10.4755481943</text:p>
          </table:table-cell>
          <table:table-cell office:value-type="float" office:value="8.72333564031" calcext:value-type="float">
            <text:p>8.7233356403</text:p>
          </table:table-cell>
          <table:table-cell office:value-type="float" office:value="7.47627260045" calcext:value-type="float">
            <text:p>7.4762726005</text:p>
          </table:table-cell>
          <table:table-cell office:value-type="float" office:value="7.12241600259" calcext:value-type="float">
            <text:p>7.1224160026</text:p>
          </table:table-cell>
          <table:table-cell office:value-type="float" office:value="3.69382220511" calcext:value-type="float">
            <text:p>3.6938222051</text:p>
          </table:table-cell>
          <table:table-cell office:value-type="float" office:value="7.56530508479" calcext:value-type="float">
            <text:p>7.5653050848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44" calcext:value-type="float">
            <text:p>44</text:p>
          </table:table-cell>
          <table:table-cell office:value-type="float" office:value="7.17428764262" calcext:value-type="float">
            <text:p>7.1742876426</text:p>
          </table:table-cell>
          <table:table-cell office:value-type="float" office:value="2.75506677818" calcext:value-type="float">
            <text:p>2.7550667782</text:p>
          </table:table-cell>
          <table:table-cell office:value-type="float" office:value="3.55632565075" calcext:value-type="float">
            <text:p>3.5563256508</text:p>
          </table:table-cell>
          <table:table-cell office:value-type="float" office:value="2.08623942347" calcext:value-type="float">
            <text:p>2.0862394235</text:p>
          </table:table-cell>
          <table:table-cell office:value-type="float" office:value="12.3615568325" calcext:value-type="float">
            <text:p>12.3615568325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1.76850679863" calcext:value-type="float">
            <text:p>1.7685067986</text:p>
          </table:table-cell>
          <table:table-cell office:value-type="float" office:value="3.11678913191" calcext:value-type="float">
            <text:p>3.1167891319</text:p>
          </table:table-cell>
          <table:table-cell office:value-type="float" office:value="1.03767653616" calcext:value-type="float">
            <text:p>1.0376765362</text:p>
          </table:table-cell>
          <table:table-cell office:value-type="float" office:value="1.51084041758" calcext:value-type="float">
            <text:p>1.5108404176</text:p>
          </table:table-cell>
          <table:table-cell office:value-type="float" office:value="1.21433530446" calcext:value-type="float">
            <text:p>1.2143353045</text:p>
          </table:table-cell>
          <table:table-cell office:value-type="float" office:value="3.13317356457" calcext:value-type="float">
            <text:p>3.1331735646</text:p>
          </table:table-cell>
          <table:table-cell office:value-type="float" office:value="1.34605109789" calcext:value-type="float">
            <text:p>1.3460510979</text:p>
          </table:table-cell>
          <table:table-cell office:value-type="float" office:value="0.185096716907" calcext:value-type="float">
            <text:p>0.1850967169</text:p>
          </table:table-cell>
          <table:table-cell office:value-type="float" office:value="3.27616402516" calcext:value-type="float">
            <text:p>3.2761640252</text:p>
          </table:table-cell>
          <table:table-cell office:value-type="float" office:value="2.6751090613" calcext:value-type="float">
            <text:p>2.6751090613</text:p>
          </table:table-cell>
          <table:table-cell office:value-type="float" office:value="12.0054086768" calcext:value-type="float">
            <text:p>12.0054086768</text:p>
          </table:table-cell>
          <table:table-cell office:value-type="float" office:value="1.73854463815" calcext:value-type="float">
            <text:p>1.7385446382</text:p>
          </table:table-cell>
          <table:table-cell office:value-type="float" office:value="3.04129186022" calcext:value-type="float">
            <text:p>3.0412918602</text:p>
          </table:table-cell>
          <table:table-cell office:value-type="float" office:value="8.92277811519" calcext:value-type="float">
            <text:p>8.9227781152</text:p>
          </table:table-cell>
          <table:table-cell office:value-type="float" office:value="27" calcext:value-type="float">
            <text:p>27</text:p>
          </table:table-cell>
          <table:table-cell office:value-type="float" office:value="2.75859982709" calcext:value-type="float">
            <text:p>2.7585998271</text:p>
          </table:table-cell>
          <table:table-cell office:value-type="float" office:value="1.23822494464" calcext:value-type="float">
            <text:p>1.2382249446</text:p>
          </table:table-cell>
          <table:table-cell office:value-type="float" office:value="4.81092892416" calcext:value-type="float">
            <text:p>4.8109289242</text:p>
          </table:table-cell>
          <table:table-cell office:value-type="float" office:value="6.14202639921" calcext:value-type="float">
            <text:p>6.1420263992</text:p>
          </table:table-cell>
          <table:table-cell office:value-type="float" office:value="6.50520311292" calcext:value-type="float">
            <text:p>6.5052031129</text:p>
          </table:table-cell>
          <table:table-cell office:value-type="float" office:value="0.467413270081" calcext:value-type="float">
            <text:p>0.4674132701</text:p>
          </table:table-cell>
          <table:table-cell office:value-type="float" office:value="1.59941192362" calcext:value-type="float">
            <text:p>1.5994119236</text:p>
          </table:table-cell>
          <table:table-cell office:value-type="float" office:value="6.92562596364" calcext:value-type="float">
            <text:p>6.9256259636</text:p>
          </table:table-cell>
          <table:table-cell office:value-type="float" office:value="0.982407256981" calcext:value-type="float">
            <text:p>0.982407257</text:p>
          </table:table-cell>
          <table:table-cell office:value-type="float" office:value="3.73005310656" calcext:value-type="float">
            <text:p>3.7300531066</text:p>
          </table:table-cell>
          <table:table-cell office:value-type="float" office:value="1.44183581395" calcext:value-type="float">
            <text:p>1.441835814</text:p>
          </table:table-cell>
          <table:table-cell office:value-type="float" office:value="9.87445079203" calcext:value-type="float">
            <text:p>9.874450792</text:p>
          </table:table-cell>
          <table:table-cell office:value-type="float" office:value="1.34337379871" calcext:value-type="float">
            <text:p>1.3433737987</text:p>
          </table:table-cell>
          <table:table-cell office:value-type="float" office:value="3.51390891547" calcext:value-type="float">
            <text:p>3.5139089155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1.66894259951" calcext:value-type="float">
            <text:p>1.6689425995</text:p>
          </table:table-cell>
          <table:table-cell office:value-type="float" office:value="15.8874964033" calcext:value-type="float">
            <text:p>15.8874964033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2.61784954219" calcext:value-type="float">
            <text:p>2.6178495422</text:p>
          </table:table-cell>
          <table:table-cell office:value-type="float" office:value="11.0329040049" calcext:value-type="float">
            <text:p>11.0329040049</text:p>
          </table:table-cell>
          <table:table-cell office:value-type="float" office:value="27" calcext:value-type="float">
            <text:p>27</text:p>
          </table:table-cell>
          <table:table-cell office:value-type="float" office:value="23.4436710615" calcext:value-type="float">
            <text:p>23.4436710615</text:p>
          </table:table-cell>
          <table:table-cell office:value-type="float" office:value="4.11782506955" calcext:value-type="float">
            <text:p>4.1178250696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0.409608870459" calcext:value-type="float">
            <text:p>0.4096088705</text:p>
          </table:table-cell>
          <table:table-cell office:value-type="float" office:value="9.66165342339" calcext:value-type="float">
            <text:p>9.6616534234</text:p>
          </table:table-cell>
          <table:table-cell office:value-type="float" office:value="0.713859343211" calcext:value-type="float">
            <text:p>0.7138593432</text:p>
          </table:table-cell>
          <table:table-cell office:value-type="float" office:value="0.641551549148" calcext:value-type="float">
            <text:p>0.6415515491</text:p>
          </table:table-cell>
          <table:table-cell office:value-type="float" office:value="0.950862126856" calcext:value-type="float">
            <text:p>0.9508621269</text:p>
          </table:table-cell>
          <table:table-cell office:value-type="float" office:value="1.7051680863" calcext:value-type="float">
            <text:p>1.7051680863</text:p>
          </table:table-cell>
          <table:table-cell office:value-type="float" office:value="3.6877229787" calcext:value-type="float">
            <text:p>3.6877229787</text:p>
          </table:table-cell>
          <table:table-cell office:value-type="float" office:value="2.22554289627" calcext:value-type="float">
            <text:p>2.2255428963</text:p>
          </table:table-cell>
          <table:table-cell office:value-type="float" office:value="8.65991078946" calcext:value-type="float">
            <text:p>8.6599107895</text:p>
          </table:table-cell>
          <table:table-cell office:value-type="float" office:value="1.05836130751" calcext:value-type="float">
            <text:p>1.0583613075</text:p>
          </table:table-cell>
          <table:table-cell office:value-type="float" office:value="6.06960888038" calcext:value-type="float">
            <text:p>6.0696088804</text:p>
          </table:table-cell>
          <table:table-cell office:value-type="float" office:value="1.12605645557" calcext:value-type="float">
            <text:p>1.1260564556</text:p>
          </table:table-cell>
          <table:table-cell office:value-type="float" office:value="4.14116441212" calcext:value-type="float">
            <text:p>4.1411644121</text:p>
          </table:table-cell>
          <table:table-cell office:value-type="float" office:value="5.03722424443" calcext:value-type="float">
            <text:p>5.0372242444</text:p>
          </table:table-cell>
          <table:table-cell office:value-type="float" office:value="7.9204795299" calcext:value-type="float">
            <text:p>7.9204795299</text:p>
          </table:table-cell>
          <table:table-cell office:value-type="float" office:value="3.88806845197" calcext:value-type="float">
            <text:p>3.888068452</text:p>
          </table:table-cell>
          <table:table-cell office:value-type="float" office:value="8.44774454648" calcext:value-type="float">
            <text:p>8.447744546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24" calcext:value-type="float">
            <text:p>24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2.9077901738" calcext:value-type="float">
            <text:p>2.9077901738</text:p>
          </table:table-cell>
          <table:table-cell office:value-type="float" office:value="6.8431202049" calcext:value-type="float">
            <text:p>6.8431202049</text:p>
          </table:table-cell>
          <table:table-cell office:value-type="float" office:value="10.0678795385" calcext:value-type="float">
            <text:p>10.0678795385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0.651914388662" calcext:value-type="float">
            <text:p>0.6519143887</text:p>
          </table:table-cell>
          <table:table-cell office:value-type="float" office:value="2.68142907027" calcext:value-type="float">
            <text:p>2.6814290703</text:p>
          </table:table-cell>
          <table:table-cell office:value-type="float" office:value="9.84728046975" calcext:value-type="float">
            <text:p>9.8472804698</text:p>
          </table:table-cell>
          <table:table-cell office:value-type="float" office:value="0.0867583365" calcext:value-type="float">
            <text:p>0.0867583365</text:p>
          </table:table-cell>
          <table:table-cell office:value-type="float" office:value="15.9891043987" calcext:value-type="float">
            <text:p>15.9891043987</text:p>
          </table:table-cell>
          <table:table-cell office:value-type="float" office:value="3.19729718354" calcext:value-type="float">
            <text:p>3.1972971835</text:p>
          </table:table-cell>
          <table:table-cell office:value-type="float" office:value="0.520268470142" calcext:value-type="float">
            <text:p>0.5202684701</text:p>
          </table:table-cell>
          <table:table-cell office:value-type="float" office:value="2.1226280152" calcext:value-type="float">
            <text:p>2.1226280152</text:p>
          </table:table-cell>
          <table:table-cell office:value-type="float" office:value="2.7786318202" calcext:value-type="float">
            <text:p>2.7786318202</text:p>
          </table:table-cell>
          <table:table-cell office:value-type="float" office:value="3.65956378158" calcext:value-type="float">
            <text:p>3.6595637816</text:p>
          </table:table-cell>
          <table:table-cell office:value-type="float" office:value="5.85820961167" calcext:value-type="float">
            <text:p>5.8582096117</text:p>
          </table:table-cell>
          <table:table-cell office:value-type="float" office:value="2.1130288164" calcext:value-type="float">
            <text:p>2.1130288164</text:p>
          </table:table-cell>
          <table:table-cell office:value-type="float" office:value="3.90194461947" calcext:value-type="float">
            <text:p>3.9019446195</text:p>
          </table:table-cell>
          <table:table-cell office:value-type="float" office:value="4.68353759466" calcext:value-type="float">
            <text:p>4.6835375947</text:p>
          </table:table-cell>
          <table:table-cell office:value-type="float" office:value="3.4173071421" calcext:value-type="float">
            <text:p>3.4173071421</text:p>
          </table:table-cell>
          <table:table-cell office:value-type="float" office:value="29" calcext:value-type="float">
            <text:p>29</text:p>
          </table:table-cell>
          <table:table-cell office:value-type="float" office:value="17.1959195271" calcext:value-type="float">
            <text:p>17.1959195271</text:p>
          </table:table-cell>
          <table:table-cell office:value-type="float" office:value="11.3210083196" calcext:value-type="float">
            <text:p>11.3210083196</text:p>
          </table:table-cell>
          <table:table-cell office:value-type="float" office:value="0.793486870076" calcext:value-type="float">
            <text:p>0.7934868701</text:p>
          </table:table-cell>
          <table:table-cell office:value-type="float" office:value="0.157223055659" calcext:value-type="float">
            <text:p>0.1572230557</text:p>
          </table:table-cell>
          <table:table-cell office:value-type="float" office:value="6.6733601339" calcext:value-type="float">
            <text:p>6.6733601339</text:p>
          </table:table-cell>
          <table:table-cell office:value-type="float" office:value="1.93543972353" calcext:value-type="float">
            <text:p>1.9354397235</text:p>
          </table:table-cell>
          <table:table-cell office:value-type="float" office:value="0.519522526931" calcext:value-type="float">
            <text:p>0.5195225269</text:p>
          </table:table-cell>
          <table:table-cell office:value-type="float" office:value="1.20055242074" calcext:value-type="float">
            <text:p>1.2005524207</text:p>
          </table:table-cell>
          <table:table-cell office:value-type="float" office:value="3.94828233714" calcext:value-type="float">
            <text:p>3.9482823371</text:p>
          </table:table-cell>
          <table:table-cell office:value-type="float" office:value="7.12193944316" calcext:value-type="float">
            <text:p>7.1219394432</text:p>
          </table:table-cell>
          <table:table-cell office:value-type="float" office:value="3.57890520815" calcext:value-type="float">
            <text:p>3.5789052082</text:p>
          </table:table-cell>
          <table:table-cell office:value-type="float" office:value="1.99732645387" calcext:value-type="float">
            <text:p>1.9973264539</text:p>
          </table:table-cell>
          <table:table-cell office:value-type="float" office:value="5.79011717459" calcext:value-type="float">
            <text:p>5.7901171746</text:p>
          </table:table-cell>
          <table:table-cell office:value-type="float" office:value="10.346827486" calcext:value-type="float">
            <text:p>10.346827486</text:p>
          </table:table-cell>
          <table:table-cell office:value-type="float" office:value="0.890989431031" calcext:value-type="float">
            <text:p>0.890989431</text:p>
          </table:table-cell>
          <table:table-cell office:value-type="float" office:value="2.40691737915" calcext:value-type="float">
            <text:p>2.4069173792</text:p>
          </table:table-cell>
          <table:table-cell office:value-type="float" office:value="2.21356033334" calcext:value-type="float">
            <text:p>2.2135603333</text:p>
          </table:table-cell>
          <table:table-cell office:value-type="float" office:value="1.00337716522" calcext:value-type="float">
            <text:p>1.0033771652</text:p>
          </table:table-cell>
          <table:table-cell office:value-type="float" office:value="3.80799801239" calcext:value-type="float">
            <text:p>3.8079980124</text:p>
          </table:table-cell>
          <table:table-cell office:value-type="float" office:value="21.9115426094" calcext:value-type="float">
            <text:p>21.9115426094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84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61" calcext:value-type="float">
            <text:p>61</text:p>
          </table:table-cell>
          <table:table-cell office:value-type="float" office:value="0.511368358464" calcext:value-type="float">
            <text:p>0.5113683585</text:p>
          </table:table-cell>
          <table:table-cell office:value-type="float" office:value="0.424170064064" calcext:value-type="float">
            <text:p>0.4241700641</text:p>
          </table:table-cell>
          <table:table-cell office:value-type="float" office:value="0.439696388605" calcext:value-type="float">
            <text:p>0.4396963886</text:p>
          </table:table-cell>
          <table:table-cell office:value-type="float" office:value="6.14080971286" calcext:value-type="float">
            <text:p>6.1408097129</text:p>
          </table:table-cell>
          <table:table-cell office:value-type="float" office:value="0.0772153920918" calcext:value-type="float">
            <text:p>0.0772153921</text:p>
          </table:table-cell>
          <table:table-cell office:value-type="float" office:value="18.8090686523" calcext:value-type="float">
            <text:p>18.8090686523</text:p>
          </table:table-cell>
          <table:table-cell office:value-type="float" office:value="4.51502565407" calcext:value-type="float">
            <text:p>4.5150256541</text:p>
          </table:table-cell>
          <table:table-cell office:value-type="float" office:value="9.49080245459" calcext:value-type="float">
            <text:p>9.4908024546</text:p>
          </table:table-cell>
          <table:table-cell office:value-type="float" office:value="1.33121615624" calcext:value-type="float">
            <text:p>1.3312161562</text:p>
          </table:table-cell>
          <table:table-cell office:value-type="float" office:value="11.1750265512" calcext:value-type="float">
            <text:p>11.1750265512</text:p>
          </table:table-cell>
          <table:table-cell office:value-type="float" office:value="1.75680276198" calcext:value-type="float">
            <text:p>1.756802762</text:p>
          </table:table-cell>
          <table:table-cell office:value-type="float" office:value="0.403887508951" calcext:value-type="float">
            <text:p>0.403887509</text:p>
          </table:table-cell>
          <table:table-cell office:value-type="float" office:value="3.62649947718" calcext:value-type="float">
            <text:p>3.6264994772</text:p>
          </table:table-cell>
          <table:table-cell office:value-type="float" office:value="1.97558156514" calcext:value-type="float">
            <text:p>1.9755815651</text:p>
          </table:table-cell>
          <table:table-cell office:value-type="float" office:value="18.8938987557" calcext:value-type="float">
            <text:p>18.8938987557</text:p>
          </table:table-cell>
          <table:table-cell office:value-type="float" office:value="0.405053655867" calcext:value-type="float">
            <text:p>0.4050536559</text:p>
          </table:table-cell>
          <table:table-cell office:value-type="float" office:value="0.197847460361" calcext:value-type="float">
            <text:p>0.1978474604</text:p>
          </table:table-cell>
          <table:table-cell office:value-type="float" office:value="1.84062800198" calcext:value-type="float">
            <text:p>1.840628002</text:p>
          </table:table-cell>
          <table:table-cell office:value-type="float" office:value="2.67600341175" calcext:value-type="float">
            <text:p>2.6760034118</text:p>
          </table:table-cell>
          <table:table-cell office:value-type="float" office:value="1.77095196563" calcext:value-type="float">
            <text:p>1.7709519656</text:p>
          </table:table-cell>
          <table:table-cell office:value-type="float" office:value="28" calcext:value-type="float">
            <text:p>28</text:p>
          </table:table-cell>
          <table:table-cell office:value-type="float" office:value="1.37444938571" calcext:value-type="float">
            <text:p>1.3744493857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0.798276190518" calcext:value-type="float">
            <text:p>0.7982761905</text:p>
          </table:table-cell>
          <table:table-cell office:value-type="float" office:value="1.90722238829" calcext:value-type="float">
            <text:p>1.9072223883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7.65004229748" calcext:value-type="float">
            <text:p>7.6500422975</text:p>
          </table:table-cell>
          <table:table-cell office:value-type="float" office:value="7.16209738811" calcext:value-type="float">
            <text:p>7.1620973881</text:p>
          </table:table-cell>
          <table:table-cell table:number-columns-repeated="2" office:value-type="float" office:value="0.0320940909" calcext:value-type="float">
            <text:p>0.0320940909</text:p>
          </table:table-cell>
          <table:table-cell office:value-type="float" office:value="2.11396294098" calcext:value-type="float">
            <text:p>2.113962941</text:p>
          </table:table-cell>
          <table:table-cell office:value-type="float" office:value="0.224777341296" calcext:value-type="float">
            <text:p>0.2247773413</text:p>
          </table:table-cell>
          <table:table-cell office:value-type="float" office:value="0.245676761457" calcext:value-type="float">
            <text:p>0.2456767615</text:p>
          </table:table-cell>
          <table:table-cell office:value-type="float" office:value="3.43862275422" calcext:value-type="float">
            <text:p>3.4386227542</text:p>
          </table:table-cell>
          <table:table-cell office:value-type="float" office:value="0.0862532325393" calcext:value-type="float">
            <text:p>0.0862532325</text:p>
          </table:table-cell>
          <table:table-cell office:value-type="float" office:value="40.4175515568" calcext:value-type="float">
            <text:p>40.4175515568</text:p>
          </table:table-cell>
          <table:table-cell office:value-type="float" office:value="0.583058446589" calcext:value-type="float">
            <text:p>0.5830584466</text:p>
          </table:table-cell>
          <table:table-cell office:value-type="float" office:value="0.613903629575" calcext:value-type="float">
            <text:p>0.6139036296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13.7089233864" calcext:value-type="float">
            <text:p>13.7089233864</text:p>
          </table:table-cell>
          <table:table-cell office:value-type="float" office:value="0.0851650919464" calcext:value-type="float">
            <text:p>0.0851650919</text:p>
          </table:table-cell>
          <table:table-cell office:value-type="float" office:value="28" calcext:value-type="float">
            <text:p>28</text:p>
          </table:table-cell>
          <table:table-cell office:value-type="float" office:value="15.6946174376" calcext:value-type="float">
            <text:p>15.6946174376</text:p>
          </table:table-cell>
          <table:table-cell office:value-type="float" office:value="16.4919055476" calcext:value-type="float">
            <text:p>16.4919055476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1.77151331783" calcext:value-type="float">
            <text:p>1.7715133178</text:p>
          </table:table-cell>
          <table:table-cell office:value-type="float" office:value="7.03182276153" calcext:value-type="float">
            <text:p>7.0318227615</text:p>
          </table:table-cell>
          <table:table-cell office:value-type="float" office:value="2.89147091397" calcext:value-type="float">
            <text:p>2.891470914</text:p>
          </table:table-cell>
          <table:table-cell office:value-type="float" office:value="1.33265687097" calcext:value-type="float">
            <text:p>1.332656871</text:p>
          </table:table-cell>
          <table:table-cell office:value-type="float" office:value="0.558777509318" calcext:value-type="float">
            <text:p>0.5587775093</text:p>
          </table:table-cell>
          <table:table-cell office:value-type="float" office:value="4.10948144114" calcext:value-type="float">
            <text:p>4.1094814411</text:p>
          </table:table-cell>
          <table:table-cell office:value-type="float" office:value="1.53821001991" calcext:value-type="float">
            <text:p>1.5382100199</text:p>
          </table:table-cell>
          <table:table-cell office:value-type="float" office:value="4.92858802129" calcext:value-type="float">
            <text:p>4.9285880213</text:p>
          </table:table-cell>
          <table:table-cell office:value-type="float" office:value="5.00138650064" calcext:value-type="float">
            <text:p>5.0013865006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11.2205791621" calcext:value-type="float">
            <text:p>11.2205791621</text:p>
          </table:table-cell>
          <table:table-cell office:value-type="float" office:value="3.3178217873" calcext:value-type="float">
            <text:p>3.3178217873</text:p>
          </table:table-cell>
          <table:table-cell office:value-type="float" office:value="0.085802207975" calcext:value-type="float">
            <text:p>0.085802208</text:p>
          </table:table-cell>
          <table:table-cell office:value-type="float" office:value="2.95996332846" calcext:value-type="float">
            <text:p>2.9599633285</text:p>
          </table:table-cell>
          <table:table-cell office:value-type="float" office:value="5.73626770179" calcext:value-type="float">
            <text:p>5.7362677018</text:p>
          </table:table-cell>
          <table:table-cell office:value-type="float" office:value="3.85472468422" calcext:value-type="float">
            <text:p>3.8547246842</text:p>
          </table:table-cell>
          <table:table-cell office:value-type="float" office:value="8.30210442236" calcext:value-type="float">
            <text:p>8.3021044224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26" calcext:value-type="float">
            <text:p>26</text:p>
          </table:table-cell>
          <table:table-cell office:value-type="float" office:value="0.259592281558" calcext:value-type="float">
            <text:p>0.2595922816</text:p>
          </table:table-cell>
          <table:table-cell office:value-type="float" office:value="3.04792695178" calcext:value-type="float">
            <text:p>3.0479269518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1.53731324852" calcext:value-type="float">
            <text:p>1.5373132485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4.70359942059" calcext:value-type="float">
            <text:p>4.7035994206</text:p>
          </table:table-cell>
          <table:table-cell office:value-type="float" office:value="8.11151139783" calcext:value-type="float">
            <text:p>8.1115113978</text:p>
          </table:table-cell>
          <table:table-cell office:value-type="float" office:value="1.08974988193" calcext:value-type="float">
            <text:p>1.0897498819</text:p>
          </table:table-cell>
          <table:table-cell office:value-type="float" office:value="1.66474798103" calcext:value-type="float">
            <text:p>1.664747981</text:p>
          </table:table-cell>
          <table:table-cell office:value-type="float" office:value="19.3423498228" calcext:value-type="float">
            <text:p>19.3423498228</text:p>
          </table:table-cell>
          <table:table-cell office:value-type="float" office:value="0.690073360092" calcext:value-type="float">
            <text:p>0.6900733601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7.24042213093" calcext:value-type="float">
            <text:p>7.2404221309</text:p>
          </table:table-cell>
          <table:table-cell office:value-type="float" office:value="0.727571349869" calcext:value-type="float">
            <text:p>0.7275713499</text:p>
          </table:table-cell>
          <table:table-cell office:value-type="float" office:value="13.8467774485" calcext:value-type="float">
            <text:p>13.8467774485</text:p>
          </table:table-cell>
          <table:table-cell office:value-type="float" office:value="0.298227085027" calcext:value-type="float">
            <text:p>0.298227085</text:p>
          </table:table-cell>
          <table:table-cell office:value-type="float" office:value="0.493803746769" calcext:value-type="float">
            <text:p>0.4938037468</text:p>
          </table:table-cell>
          <table:table-cell office:value-type="float" office:value="0.582696958715" calcext:value-type="float">
            <text:p>0.5826969587</text:p>
          </table:table-cell>
          <table:table-cell office:value-type="float" office:value="0.9676309783" calcext:value-type="float">
            <text:p>0.9676309783</text:p>
          </table:table-cell>
          <table:table-cell office:value-type="float" office:value="0.6339131932" calcext:value-type="float">
            <text:p>0.6339131932</text:p>
          </table:table-cell>
          <table:table-cell office:value-type="float" office:value="38" calcext:value-type="float">
            <text:p>38</text:p>
          </table:table-cell>
          <table:table-cell office:value-type="float" office:value="10.4213599913" calcext:value-type="float">
            <text:p>10.4213599913</text:p>
          </table:table-cell>
          <table:table-cell office:value-type="float" office:value="19.4395649289" calcext:value-type="float">
            <text:p>19.4395649289</text:p>
          </table:table-cell>
          <table:table-cell office:value-type="float" office:value="0.992165804045" calcext:value-type="float">
            <text:p>0.992165804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16.9915171258" calcext:value-type="float">
            <text:p>16.9915171258</text:p>
          </table:table-cell>
          <table:table-cell office:value-type="float" office:value="0.274513585645" calcext:value-type="float">
            <text:p>0.2745135856</text:p>
          </table:table-cell>
          <table:table-cell office:value-type="float" office:value="0.250671320858" calcext:value-type="float">
            <text:p>0.2506713209</text:p>
          </table:table-cell>
          <table:table-cell office:value-type="float" office:value="1.67982227819" calcext:value-type="float">
            <text:p>1.6798222782</text:p>
          </table:table-cell>
          <table:table-cell office:value-type="float" office:value="6.61082466951" calcext:value-type="float">
            <text:p>6.6108246695</text:p>
          </table:table-cell>
          <table:table-cell office:value-type="float" office:value="2.15146816764" calcext:value-type="float">
            <text:p>2.1514681676</text:p>
          </table:table-cell>
          <table:table-cell office:value-type="float" office:value="2.03581484845" calcext:value-type="float">
            <text:p>2.0358148485</text:p>
          </table:table-cell>
          <table:table-cell office:value-type="float" office:value="5.66077386318" calcext:value-type="float">
            <text:p>5.6607738632</text:p>
          </table:table-cell>
          <table:table-cell office:value-type="float" office:value="0.658450257495" calcext:value-type="float">
            <text:p>0.6584502575</text:p>
          </table:table-cell>
          <table:table-cell office:value-type="float" office:value="7.02943301886" calcext:value-type="float">
            <text:p>7.0294330189</text:p>
          </table:table-cell>
          <table:table-cell office:value-type="float" office:value="0.317431737984" calcext:value-type="float">
            <text:p>0.317431738</text:p>
          </table:table-cell>
          <table:table-cell office:value-type="float" office:value="4.73717487131" calcext:value-type="float">
            <text:p>4.7371748713</text:p>
          </table:table-cell>
          <table:table-cell office:value-type="float" office:value="5.4346480116" calcext:value-type="float">
            <text:p>5.4346480116</text:p>
          </table:table-cell>
          <table:table-cell office:value-type="float" office:value="1.28367054242" calcext:value-type="float">
            <text:p>1.2836705424</text:p>
          </table:table-cell>
          <table:table-cell office:value-type="float" office:value="3.81421015474" calcext:value-type="float">
            <text:p>3.8142101547</text:p>
          </table:table-cell>
          <table:table-cell office:value-type="float" office:value="8.79995675957" calcext:value-type="float">
            <text:p>8.7999567596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27" calcext:value-type="float">
            <text:p>27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0.462164252963" calcext:value-type="float">
            <text:p>0.462164253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1.16687001676" calcext:value-type="float">
            <text:p>1.1668700168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16.1719161647" calcext:value-type="float">
            <text:p>16.1719161647</text:p>
          </table:table-cell>
          <table:table-cell office:value-type="float" office:value="10.1170453057" calcext:value-type="float">
            <text:p>10.1170453057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1.14749419011" calcext:value-type="float">
            <text:p>1.1474941901</text:p>
          </table:table-cell>
          <table:table-cell office:value-type="float" office:value="3.07016767118" calcext:value-type="float">
            <text:p>3.0701676712</text:p>
          </table:table-cell>
          <table:table-cell table:number-columns-repeated="2" office:value-type="float" office:value="0.0320940909" calcext:value-type="float">
            <text:p>0.0320940909</text:p>
          </table:table-cell>
          <table:table-cell office:value-type="float" office:value="3.98919776016" calcext:value-type="float">
            <text:p>3.9891977602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20.1942123376" calcext:value-type="float">
            <text:p>20.1942123376</text:p>
          </table:table-cell>
          <table:table-cell office:value-type="float" office:value="0.727319667904" calcext:value-type="float">
            <text:p>0.7273196679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1.4106579216" calcext:value-type="float">
            <text:p>1.4106579216</text:p>
          </table:table-cell>
          <table:table-cell office:value-type="float" office:value="1.31205724649" calcext:value-type="float">
            <text:p>1.3120572465</text:p>
          </table:table-cell>
          <table:table-cell office:value-type="float" office:value="0.245656185148" calcext:value-type="float">
            <text:p>0.2456561851</text:p>
          </table:table-cell>
          <table:table-cell office:value-type="float" office:value="37" calcext:value-type="float">
            <text:p>37</text:p>
          </table:table-cell>
          <table:table-cell office:value-type="float" office:value="8.65188540528" calcext:value-type="float">
            <text:p>8.6518854053</text:p>
          </table:table-cell>
          <table:table-cell office:value-type="float" office:value="19.0725181991" calcext:value-type="float">
            <text:p>19.0725181991</text:p>
          </table:table-cell>
          <table:table-cell office:value-type="float" office:value="6.98233038309" calcext:value-type="float">
            <text:p>6.9823303831</text:p>
          </table:table-cell>
          <table:table-cell office:value-type="float" office:value="0.111651552162" calcext:value-type="float">
            <text:p>0.1116515522</text:p>
          </table:table-cell>
          <table:table-cell office:value-type="float" office:value="8.94420486628" calcext:value-type="float">
            <text:p>8.9442048663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0.390562228457" calcext:value-type="float">
            <text:p>0.3905622285</text:p>
          </table:table-cell>
          <table:table-cell office:value-type="float" office:value="0.582117682281" calcext:value-type="float">
            <text:p>0.5821176823</text:p>
          </table:table-cell>
          <table:table-cell office:value-type="float" office:value="4.35967305379" calcext:value-type="float">
            <text:p>4.3596730538</text:p>
          </table:table-cell>
          <table:table-cell office:value-type="float" office:value="2.11752720203" calcext:value-type="float">
            <text:p>2.117527202</text:p>
          </table:table-cell>
          <table:table-cell office:value-type="float" office:value="4.84814015275" calcext:value-type="float">
            <text:p>4.8481401528</text:p>
          </table:table-cell>
          <table:table-cell office:value-type="float" office:value="1.26934445495" calcext:value-type="float">
            <text:p>1.269344455</text:p>
          </table:table-cell>
          <table:table-cell office:value-type="float" office:value="1.09610834322" calcext:value-type="float">
            <text:p>1.0961083432</text:p>
          </table:table-cell>
          <table:table-cell office:value-type="float" office:value="11.4718304546" calcext:value-type="float">
            <text:p>11.4718304546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6.73117818252" calcext:value-type="float">
            <text:p>6.7311781825</text:p>
          </table:table-cell>
          <table:table-cell office:value-type="float" office:value="6.78056201439" calcext:value-type="float">
            <text:p>6.7805620144</text:p>
          </table:table-cell>
          <table:table-cell office:value-type="float" office:value="14.3735309219" calcext:value-type="float">
            <text:p>14.3735309219</text:p>
          </table:table-cell>
          <table:table-cell office:value-type="float" office:value="0.291037615692" calcext:value-type="float">
            <text:p>0.2910376157</text:p>
          </table:table-cell>
          <table:table-cell office:value-type="float" office:value="5.93592335605" calcext:value-type="float">
            <text:p>5.9359233561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25" calcext:value-type="float">
            <text:p>25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0.536031317056" calcext:value-type="float">
            <text:p>0.5360313171</text:p>
          </table:table-cell>
          <table:table-cell office:value-type="float" office:value="2.36669641263" calcext:value-type="float">
            <text:p>2.3666964126</text:p>
          </table:table-cell>
          <table:table-cell office:value-type="float" office:value="2.8159714558" calcext:value-type="float">
            <text:p>2.8159714558</text:p>
          </table:table-cell>
          <table:table-cell office:value-type="float" office:value="0.550924301824" calcext:value-type="float">
            <text:p>0.5509243018</text:p>
          </table:table-cell>
          <table:table-cell office:value-type="float" office:value="22.6846017705" calcext:value-type="float">
            <text:p>22.6846017705</text:p>
          </table:table-cell>
          <table:table-cell office:value-type="float" office:value="2.64685395658" calcext:value-type="float">
            <text:p>2.6468539566</text:p>
          </table:table-cell>
          <table:table-cell table:number-columns-repeated="2" office:value-type="float" office:value="0.0320940909" calcext:value-type="float">
            <text:p>0.0320940909</text:p>
          </table:table-cell>
          <table:table-cell office:value-type="float" office:value="1.23743446575" calcext:value-type="float">
            <text:p>1.2374344658</text:p>
          </table:table-cell>
          <table:table-cell office:value-type="float" office:value="0.389444438648" calcext:value-type="float">
            <text:p>0.3894444386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7.1444270547" calcext:value-type="float">
            <text:p>7.1444270547</text:p>
          </table:table-cell>
          <table:table-cell office:value-type="float" office:value="2.91742235972" calcext:value-type="float">
            <text:p>2.9174223597</text:p>
          </table:table-cell>
          <table:table-cell office:value-type="float" office:value="18.1126027963" calcext:value-type="float">
            <text:p>18.1126027963</text:p>
          </table:table-cell>
          <table:table-cell table:number-columns-repeated="3" office:value-type="float" office:value="0.0320940909" calcext:value-type="float">
            <text:p>0.0320940909</text:p>
          </table:table-cell>
          <table:table-cell office:value-type="float" office:value="0.838758859352" calcext:value-type="float">
            <text:p>0.8387588594</text:p>
          </table:table-cell>
          <table:table-cell office:value-type="float" office:value="0.176053992752" calcext:value-type="float">
            <text:p>0.1760539928</text:p>
          </table:table-cell>
          <table:table-cell office:value-type="float" office:value="33" calcext:value-type="float">
            <text:p>33</text:p>
          </table:table-cell>
          <table:table-cell office:value-type="float" office:value="2.68163482171" calcext:value-type="float">
            <text:p>2.6816348217</text:p>
          </table:table-cell>
          <table:table-cell office:value-type="float" office:value="12.9778555902" calcext:value-type="float">
            <text:p>12.9778555902</text:p>
          </table:table-cell>
          <table:table-cell office:value-type="float" office:value="0.425510791512" calcext:value-type="float">
            <text:p>0.4255107915</text:p>
          </table:table-cell>
          <table:table-cell office:value-type="float" office:value="2.91026046012" calcext:value-type="float">
            <text:p>2.9102604601</text:p>
          </table:table-cell>
          <table:table-cell office:value-type="float" office:value="0.884703675764" calcext:value-type="float">
            <text:p>0.8847036758</text:p>
          </table:table-cell>
          <table:table-cell office:value-type="float" office:value="0.317025903506" calcext:value-type="float">
            <text:p>0.3170259035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17.6367709125" calcext:value-type="float">
            <text:p>17.6367709125</text:p>
          </table:table-cell>
          <table:table-cell office:value-type="float" office:value="10.8282573287" calcext:value-type="float">
            <text:p>10.8282573287</text:p>
          </table:table-cell>
          <table:table-cell office:value-type="float" office:value="9.02104758153" calcext:value-type="float">
            <text:p>9.0210475815</text:p>
          </table:table-cell>
          <table:table-cell office:value-type="float" office:value="3.95415929774" calcext:value-type="float">
            <text:p>3.9541592977</text:p>
          </table:table-cell>
          <table:table-cell office:value-type="float" office:value="0.272226870518" calcext:value-type="float">
            <text:p>0.2722268705</text:p>
          </table:table-cell>
          <table:table-cell office:value-type="float" office:value="0.193100563455" calcext:value-type="float">
            <text:p>0.1931005635</text:p>
          </table:table-cell>
          <table:table-cell office:value-type="float" office:value="9.35224790602" calcext:value-type="float">
            <text:p>9.352247906</text:p>
          </table:table-cell>
          <table:table-cell office:value-type="float" office:value="2.07825498116" calcext:value-type="float">
            <text:p>2.0782549812</text:p>
          </table:table-cell>
          <table:table-cell office:value-type="float" office:value="4.8412584517" calcext:value-type="float">
            <text:p>4.8412584517</text:p>
          </table:table-cell>
          <table:table-cell office:value-type="float" office:value="3.29530776464" calcext:value-type="float">
            <text:p>3.2953077646</text:p>
          </table:table-cell>
          <table:table-cell office:value-type="float" office:value="22.7562909745" calcext:value-type="float">
            <text:p>22.7562909745</text:p>
          </table:table-cell>
          <table:table-cell office:value-type="float" office:value="5.82976795396" calcext:value-type="float">
            <text:p>5.829767954</text:p>
          </table:table-cell>
          <table:table-cell office:value-type="float" office:value="2.17228771583" calcext:value-type="float">
            <text:p>2.172287715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4" calcext:value-type="float">
            <text:p>24</text:p>
          </table:table-cell>
          <table:table-cell office:value-type="float" office:value="1.30079478771" calcext:value-type="float">
            <text:p>1.3007947877</text:p>
          </table:table-cell>
          <table:table-cell office:value-type="float" office:value="16.5587903091" calcext:value-type="float">
            <text:p>16.5587903091</text:p>
          </table:table-cell>
          <table:table-cell office:value-type="float" office:value="4.52588467773" calcext:value-type="float">
            <text:p>4.5258846777</text:p>
          </table:table-cell>
          <table:table-cell office:value-type="float" office:value="0.324517040638" calcext:value-type="float">
            <text:p>0.3245170406</text:p>
          </table:table-cell>
          <table:table-cell office:value-type="float" office:value="19.7601211352" calcext:value-type="float">
            <text:p>19.7601211352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0.294859111913" calcext:value-type="float">
            <text:p>0.2948591119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0.241204855346" calcext:value-type="float">
            <text:p>0.2412048553</text:p>
          </table:table-cell>
          <table:table-cell table:number-columns-repeated="2" office:value-type="float" office:value="0.0320940909" calcext:value-type="float">
            <text:p>0.0320940909</text:p>
          </table:table-cell>
          <table:table-cell office:value-type="float" office:value="2.15148148667" calcext:value-type="float">
            <text:p>2.1514814867</text:p>
          </table:table-cell>
          <table:table-cell office:value-type="float" office:value="0.0776622016917" calcext:value-type="float">
            <text:p>0.0776622017</text:p>
          </table:table-cell>
          <table:table-cell office:value-type="float" office:value="0.141889666267" calcext:value-type="float">
            <text:p>0.1418896663</text:p>
          </table:table-cell>
          <table:table-cell office:value-type="float" office:value="0.739648016458" calcext:value-type="float">
            <text:p>0.7396480165</text:p>
          </table:table-cell>
          <table:table-cell office:value-type="float" office:value="25.9379036558" calcext:value-type="float">
            <text:p>25.9379036558</text:p>
          </table:table-cell>
          <table:table-cell office:value-type="float" office:value="24.5664799725" calcext:value-type="float">
            <text:p>24.5664799725</text:p>
          </table:table-cell>
          <table:table-cell office:value-type="float" office:value="0.646768252217" calcext:value-type="float">
            <text:p>0.6467682522</text:p>
          </table:table-cell>
          <table:table-cell office:value-type="float" office:value="6.47796807831" calcext:value-type="float">
            <text:p>6.4779680783</text:p>
          </table:table-cell>
          <table:table-cell office:value-type="float" office:value="0.517532206771" calcext:value-type="float">
            <text:p>0.5175322068</text:p>
          </table:table-cell>
          <table:table-cell office:value-type="float" office:value="31" calcext:value-type="float">
            <text:p>31</text:p>
          </table:table-cell>
          <table:table-cell office:value-type="float" office:value="1.58512814893" calcext:value-type="float">
            <text:p>1.5851281489</text:p>
          </table:table-cell>
          <table:table-cell office:value-type="float" office:value="1.75395176545" calcext:value-type="float">
            <text:p>1.7539517655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2.48514145354" calcext:value-type="float">
            <text:p>2.4851414535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6.66769277554" calcext:value-type="float">
            <text:p>6.6676927755</text:p>
          </table:table-cell>
          <table:table-cell office:value-type="float" office:value="0.662503082574" calcext:value-type="float">
            <text:p>0.6625030826</text:p>
          </table:table-cell>
          <table:table-cell office:value-type="float" office:value="0.543274253877" calcext:value-type="float">
            <text:p>0.5432742539</text:p>
          </table:table-cell>
          <table:table-cell office:value-type="float" office:value="0.599851901435" calcext:value-type="float">
            <text:p>0.5998519014</text:p>
          </table:table-cell>
          <table:table-cell office:value-type="float" office:value="6.37676553372" calcext:value-type="float">
            <text:p>6.3767655337</text:p>
          </table:table-cell>
          <table:table-cell office:value-type="float" office:value="1.89678182179" calcext:value-type="float">
            <text:p>1.8967818218</text:p>
          </table:table-cell>
          <table:table-cell office:value-type="float" office:value="0.636544318455" calcext:value-type="float">
            <text:p>0.6365443185</text:p>
          </table:table-cell>
          <table:table-cell office:value-type="float" office:value="10.8087229103" calcext:value-type="float">
            <text:p>10.8087229103</text:p>
          </table:table-cell>
          <table:table-cell office:value-type="float" office:value="0.911339795258" calcext:value-type="float">
            <text:p>0.9113397953</text:p>
          </table:table-cell>
          <table:table-cell office:value-type="float" office:value="7.44345269113" calcext:value-type="float">
            <text:p>7.4434526911</text:p>
          </table:table-cell>
          <table:table-cell office:value-type="float" office:value="0.995800041574" calcext:value-type="float">
            <text:p>0.9958000416</text:p>
          </table:table-cell>
          <table:table-cell office:value-type="float" office:value="0.0987694043548" calcext:value-type="float">
            <text:p>0.0987694044</text:p>
          </table:table-cell>
          <table:table-cell office:value-type="float" office:value="2.62532740907" calcext:value-type="float">
            <text:p>2.6253274091</text:p>
          </table:table-cell>
          <table:table-cell office:value-type="float" office:value="1.26601726353" calcext:value-type="float">
            <text:p>1.2660172635</text:p>
          </table:table-cell>
          <table:table-cell office:value-type="float" office:value="0.317403259119" calcext:value-type="float">
            <text:p>0.3174032591</text:p>
          </table:table-cell>
          <table:table-cell office:value-type="float" office:value="26" calcext:value-type="float">
            <text:p>26</text:p>
          </table:table-cell>
          <table:table-cell office:value-type="float" office:value="0.80755251205" calcext:value-type="float">
            <text:p>0.8075525121</text:p>
          </table:table-cell>
          <table:table-cell office:value-type="float" office:value="0.558413613642" calcext:value-type="float">
            <text:p>0.5584136136</text:p>
          </table:table-cell>
          <table:table-cell office:value-type="float" office:value="1.06688067392" calcext:value-type="float">
            <text:p>1.0668806739</text:p>
          </table:table-cell>
          <table:table-cell office:value-type="float" office:value="1.33190242215" calcext:value-type="float">
            <text:p>1.3319024222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7.08917458949" calcext:value-type="float">
            <text:p>7.0891745895</text:p>
          </table:table-cell>
          <table:table-cell office:value-type="float" office:value="4.72935788785" calcext:value-type="float">
            <text:p>4.7293578879</text:p>
          </table:table-cell>
          <table:table-cell office:value-type="float" office:value="2.05984591765" calcext:value-type="float">
            <text:p>2.0598459177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5.49654127771" calcext:value-type="float">
            <text:p>5.4965412777</text:p>
          </table:table-cell>
          <table:table-cell office:value-type="float" office:value="0.413526492988" calcext:value-type="float">
            <text:p>0.413526493</text:p>
          </table:table-cell>
          <table:table-cell office:value-type="float" office:value="0.0893151113308" calcext:value-type="float">
            <text:p>0.0893151113</text:p>
          </table:table-cell>
          <table:table-cell office:value-type="float" office:value="2.13278964241" calcext:value-type="float">
            <text:p>2.1327896424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26.4230813472" calcext:value-type="float">
            <text:p>26.4230813472</text:p>
          </table:table-cell>
          <table:table-cell office:value-type="float" office:value="0.662160251438" calcext:value-type="float">
            <text:p>0.6621602514</text:p>
          </table:table-cell>
          <table:table-cell office:value-type="float" office:value="0.652986144235" calcext:value-type="float">
            <text:p>0.6529861442</text:p>
          </table:table-cell>
          <table:table-cell office:value-type="float" office:value="0.766169436419" calcext:value-type="float">
            <text:p>0.7661694364</text:p>
          </table:table-cell>
          <table:table-cell office:value-type="float" office:value="1.50303890307" calcext:value-type="float">
            <text:p>1.5030389031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6" calcext:value-type="float">
            <text:p>26</text:p>
          </table:table-cell>
          <table:table-cell office:value-type="float" office:value="3.78713774085" calcext:value-type="float">
            <text:p>3.7871377409</text:p>
          </table:table-cell>
          <table:table-cell office:value-type="float" office:value="9.05404063491" calcext:value-type="float">
            <text:p>9.0540406349</text:p>
          </table:table-cell>
          <table:table-cell office:value-type="float" office:value="1.97278968506" calcext:value-type="float">
            <text:p>1.9727896851</text:p>
          </table:table-cell>
          <table:table-cell office:value-type="float" office:value="3.29212712615" calcext:value-type="float">
            <text:p>3.2921271262</text:p>
          </table:table-cell>
          <table:table-cell office:value-type="float" office:value="5.72060361265" calcext:value-type="float">
            <text:p>5.7206036127</text:p>
          </table:table-cell>
          <table:table-cell office:value-type="float" office:value="1.34717430493" calcext:value-type="float">
            <text:p>1.3471743049</text:p>
          </table:table-cell>
          <table:table-cell office:value-type="float" office:value="0.251364161015" calcext:value-type="float">
            <text:p>0.251364161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6.60636834319" calcext:value-type="float">
            <text:p>6.6063683432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0.107181841719" calcext:value-type="float">
            <text:p>0.1071818417</text:p>
          </table:table-cell>
          <table:table-cell office:value-type="float" office:value="1.05315951663" calcext:value-type="float">
            <text:p>1.0531595166</text:p>
          </table:table-cell>
          <table:table-cell office:value-type="float" office:value="2.32496974008" calcext:value-type="float">
            <text:p>2.3249697401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1.98370892375" calcext:value-type="float">
            <text:p>1.9837089238</text:p>
          </table:table-cell>
          <table:table-cell office:value-type="float" office:value="7.90788742127" calcext:value-type="float">
            <text:p>7.9078874213</text:p>
          </table:table-cell>
          <table:table-cell office:value-type="float" office:value="13.0906163719" calcext:value-type="float">
            <text:p>13.0906163719</text:p>
          </table:table-cell>
          <table:table-cell office:value-type="float" office:value="0.319509964373" calcext:value-type="float">
            <text:p>0.3195099644</text:p>
          </table:table-cell>
          <table:table-cell office:value-type="float" office:value="8.32249546545" calcext:value-type="float">
            <text:p>8.3224954655</text:p>
          </table:table-cell>
          <table:table-cell office:value-type="float" office:value="2.8275416143" calcext:value-type="float">
            <text:p>2.8275416143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30" calcext:value-type="float">
            <text:p>30</text:p>
          </table:table-cell>
          <table:table-cell office:value-type="float" office:value="2.0434140388" calcext:value-type="float">
            <text:p>2.0434140388</text:p>
          </table:table-cell>
          <table:table-cell office:value-type="float" office:value="1.70835316474" calcext:value-type="float">
            <text:p>1.7083531647</text:p>
          </table:table-cell>
          <table:table-cell office:value-type="float" office:value="8.57291941398" calcext:value-type="float">
            <text:p>8.572919414</text:p>
          </table:table-cell>
          <table:table-cell office:value-type="float" office:value="1.27135056634" calcext:value-type="float">
            <text:p>1.2713505663</text:p>
          </table:table-cell>
          <table:table-cell office:value-type="float" office:value="1.67699858356" calcext:value-type="float">
            <text:p>1.6769985836</text:p>
          </table:table-cell>
          <table:table-cell office:value-type="float" office:value="0.994907169413" calcext:value-type="float">
            <text:p>0.9949071694</text:p>
          </table:table-cell>
          <table:table-cell office:value-type="float" office:value="3.36499111348" calcext:value-type="float">
            <text:p>3.3649911135</text:p>
          </table:table-cell>
          <table:table-cell office:value-type="float" office:value="3.80360949463" calcext:value-type="float">
            <text:p>3.8036094946</text:p>
          </table:table-cell>
          <table:table-cell office:value-type="float" office:value="5.00343821103" calcext:value-type="float">
            <text:p>5.003438211</text:p>
          </table:table-cell>
          <table:table-cell office:value-type="float" office:value="0.680295460457" calcext:value-type="float">
            <text:p>0.6802954605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1.4531358025" calcext:value-type="float">
            <text:p>1.4531358025</text:p>
          </table:table-cell>
          <table:table-cell office:value-type="float" office:value="1.33224629085" calcext:value-type="float">
            <text:p>1.3322462909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6.6236253029" calcext:value-type="float">
            <text:p>6.6236253029</text:p>
          </table:table-cell>
          <table:table-cell office:value-type="float" office:value="8.25237530372" calcext:value-type="float">
            <text:p>8.2523753037</text:p>
          </table:table-cell>
          <table:table-cell office:value-type="float" office:value="11.54469765" calcext:value-type="float">
            <text:p>11.54469765</text:p>
          </table:table-cell>
          <table:table-cell office:value-type="float" office:value="3.93496601229" calcext:value-type="float">
            <text:p>3.9349660123</text:p>
          </table:table-cell>
          <table:table-cell office:value-type="float" office:value="4.63875709962" calcext:value-type="float">
            <text:p>4.6387570996</text:p>
          </table:table-cell>
          <table:table-cell office:value-type="float" office:value="0.44427962446" calcext:value-type="float">
            <text:p>0.4442796245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9" calcext:value-type="float">
            <text:p>29</text:p>
          </table:table-cell>
          <table:table-cell office:value-type="float" office:value="7.98413149488" calcext:value-type="float">
            <text:p>7.9841314949</text:p>
          </table:table-cell>
          <table:table-cell office:value-type="float" office:value="1.50371758955" calcext:value-type="float">
            <text:p>1.5037175896</text:p>
          </table:table-cell>
          <table:table-cell office:value-type="float" office:value="1.56542134793" calcext:value-type="float">
            <text:p>1.5654213479</text:p>
          </table:table-cell>
          <table:table-cell office:value-type="float" office:value="6.84003391876" calcext:value-type="float">
            <text:p>6.8400339188</text:p>
          </table:table-cell>
          <table:table-cell office:value-type="float" office:value="10.6495856542" calcext:value-type="float">
            <text:p>10.6495856542</text:p>
          </table:table-cell>
          <table:table-cell office:value-type="float" office:value="2.11269933583" calcext:value-type="float">
            <text:p>2.1126993358</text:p>
          </table:table-cell>
          <table:table-cell office:value-type="float" office:value="0.943597953341" calcext:value-type="float">
            <text:p>0.9435979533</text:p>
          </table:table-cell>
          <table:table-cell office:value-type="float" office:value="0.217135558972" calcext:value-type="float">
            <text:p>0.217135559</text:p>
          </table:table-cell>
          <table:table-cell office:value-type="float" office:value="1.63181228154" calcext:value-type="float">
            <text:p>1.6318122815</text:p>
          </table:table-cell>
          <table:table-cell table:number-columns-repeated="2" office:value-type="float" office:value="0.0320940909" calcext:value-type="float">
            <text:p>0.0320940909</text:p>
          </table:table-cell>
          <table:table-cell office:value-type="float" office:value="1.10177963769" calcext:value-type="float">
            <text:p>1.1017796377</text:p>
          </table:table-cell>
          <table:table-cell office:value-type="float" office:value="1.49251935452" calcext:value-type="float">
            <text:p>1.4925193545</text:p>
          </table:table-cell>
          <table:table-cell office:value-type="float" office:value="0.718616704745" calcext:value-type="float">
            <text:p>0.7186167047</text:p>
          </table:table-cell>
          <table:table-cell office:value-type="float" office:value="0.0959591627172" calcext:value-type="float">
            <text:p>0.0959591627</text:p>
          </table:table-cell>
          <table:table-cell office:value-type="float" office:value="5.86732408081" calcext:value-type="float">
            <text:p>5.8673240808</text:p>
          </table:table-cell>
          <table:table-cell office:value-type="float" office:value="13.6582985603" calcext:value-type="float">
            <text:p>13.6582985603</text:p>
          </table:table-cell>
          <table:table-cell office:value-type="float" office:value="2.33538142647" calcext:value-type="float">
            <text:p>2.3353814265</text:p>
          </table:table-cell>
          <table:table-cell office:value-type="float" office:value="13.2473774366" calcext:value-type="float">
            <text:p>13.2473774366</text:p>
          </table:table-cell>
          <table:table-cell office:value-type="float" office:value="3.12954351652" calcext:value-type="float">
            <text:p>3.1295435165</text:p>
          </table:table-cell>
          <table:table-cell office:value-type="float" office:value="28" calcext:value-type="float">
            <text:p>28</text:p>
          </table:table-cell>
          <table:table-cell office:value-type="float" office:value="0.481280711636" calcext:value-type="float">
            <text:p>0.4812807116</text:p>
          </table:table-cell>
          <table:table-cell office:value-type="float" office:value="0.561903735789" calcext:value-type="float">
            <text:p>0.5619037358</text:p>
          </table:table-cell>
          <table:table-cell office:value-type="float" office:value="0.129051981689" calcext:value-type="float">
            <text:p>0.1290519817</text:p>
          </table:table-cell>
          <table:table-cell office:value-type="float" office:value="1.12354261965" calcext:value-type="float">
            <text:p>1.1235426197</text:p>
          </table:table-cell>
          <table:table-cell office:value-type="float" office:value="0.387735013189" calcext:value-type="float">
            <text:p>0.3877350132</text:p>
          </table:table-cell>
          <table:table-cell office:value-type="float" office:value="12.2388275381" calcext:value-type="float">
            <text:p>12.2388275381</text:p>
          </table:table-cell>
          <table:table-cell office:value-type="float" office:value="2.66522345408" calcext:value-type="float">
            <text:p>2.6652234541</text:p>
          </table:table-cell>
          <table:table-cell office:value-type="float" office:value="4.12217453261" calcext:value-type="float">
            <text:p>4.1221745326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7.06338069013" calcext:value-type="float">
            <text:p>7.0633806901</text:p>
          </table:table-cell>
          <table:table-cell office:value-type="float" office:value="3.12842647958" calcext:value-type="float">
            <text:p>3.1284264796</text:p>
          </table:table-cell>
          <table:table-cell office:value-type="float" office:value="0.230574159171" calcext:value-type="float">
            <text:p>0.2305741592</text:p>
          </table:table-cell>
          <table:table-cell office:value-type="float" office:value="8.23118449394" calcext:value-type="float">
            <text:p>8.2311844939</text:p>
          </table:table-cell>
          <table:table-cell office:value-type="float" office:value="2.48917692608" calcext:value-type="float">
            <text:p>2.4891769261</text:p>
          </table:table-cell>
          <table:table-cell office:value-type="float" office:value="23.3487920444" calcext:value-type="float">
            <text:p>23.3487920444</text:p>
          </table:table-cell>
          <table:table-cell office:value-type="float" office:value="1.51580517522" calcext:value-type="float">
            <text:p>1.5158051752</text:p>
          </table:table-cell>
          <table:table-cell office:value-type="float" office:value="0.312556735375" calcext:value-type="float">
            <text:p>0.3125567354</text:p>
          </table:table-cell>
          <table:table-cell office:value-type="float" office:value="0.262772761743" calcext:value-type="float">
            <text:p>0.2627727617</text:p>
          </table:table-cell>
          <table:table-cell office:value-type="float" office:value="2.98076020532" calcext:value-type="float">
            <text:p>2.9807602053</text:p>
          </table:table-cell>
          <table:table-cell office:value-type="float" office:value="0.515189897893" calcext:value-type="float">
            <text:p>0.5151898979</text:p>
          </table:table-cell>
          <table:table-cell office:value-type="float" office:value="30" calcext:value-type="float">
            <text:p>30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0.144205711827" calcext:value-type="float">
            <text:p>0.1442057118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0.70533673202" calcext:value-type="float">
            <text:p>0.705336732</text:p>
          </table:table-cell>
          <table:table-cell office:value-type="float" office:value="0.231286119823" calcext:value-type="float">
            <text:p>0.2312861198</text:p>
          </table:table-cell>
          <table:table-cell office:value-type="float" office:value="4.3722887522" calcext:value-type="float">
            <text:p>4.3722887522</text:p>
          </table:table-cell>
          <table:table-cell office:value-type="float" office:value="7.5070417288" calcext:value-type="float">
            <text:p>7.5070417288</text:p>
          </table:table-cell>
          <table:table-cell office:value-type="float" office:value="0.09774744636" calcext:value-type="float">
            <text:p>0.0977474464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0.57202731643" calcext:value-type="float">
            <text:p>0.5720273164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0.282315900723" calcext:value-type="float">
            <text:p>0.2823159007</text:p>
          </table:table-cell>
          <table:table-cell office:value-type="float" office:value="9.28648481904" calcext:value-type="float">
            <text:p>9.286484819</text:p>
          </table:table-cell>
          <table:table-cell office:value-type="float" office:value="0.396292526607" calcext:value-type="float">
            <text:p>0.3962925266</text:p>
          </table:table-cell>
          <table:table-cell office:value-type="float" office:value="20.6386175651" calcext:value-type="float">
            <text:p>20.6386175651</text:p>
          </table:table-cell>
          <table:table-cell office:value-type="float" office:value="0.390143140133" calcext:value-type="float">
            <text:p>0.3901431401</text:p>
          </table:table-cell>
          <table:table-cell office:value-type="float" office:value="0.07682600235" calcext:value-type="float">
            <text:p>0.0768260024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1.0777971456" calcext:value-type="float">
            <text:p>1.0777971456</text:p>
          </table:table-cell>
          <table:table-cell office:value-type="float" office:value="0.16966712302" calcext:value-type="float">
            <text:p>0.16966712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4" calcext:value-type="float">
            <text:p>24</text:p>
          </table:table-cell>
          <table:table-cell office:value-type="float" office:value="7.58811033588" calcext:value-type="float">
            <text:p>7.5881103359</text:p>
          </table:table-cell>
          <table:table-cell office:value-type="float" office:value="5.38568645627" calcext:value-type="float">
            <text:p>5.3856864563</text:p>
          </table:table-cell>
          <table:table-cell office:value-type="float" office:value="5.14285552105" calcext:value-type="float">
            <text:p>5.1428555211</text:p>
          </table:table-cell>
          <table:table-cell office:value-type="float" office:value="4.26407359331" calcext:value-type="float">
            <text:p>4.2640735933</text:p>
          </table:table-cell>
          <table:table-cell office:value-type="float" office:value="27.8114924884" calcext:value-type="float">
            <text:p>27.8114924884</text:p>
          </table:table-cell>
          <table:table-cell office:value-type="float" office:value="2.3333296671" calcext:value-type="float">
            <text:p>2.3333296671</text:p>
          </table:table-cell>
          <table:table-cell office:value-type="float" office:value="0.812537730012" calcext:value-type="float">
            <text:p>0.81253773</text:p>
          </table:table-cell>
          <table:table-cell office:value-type="float" office:value="0.673859831158" calcext:value-type="float">
            <text:p>0.6738598312</text:p>
          </table:table-cell>
          <table:table-cell office:value-type="float" office:value="0.416076758133" calcext:value-type="float">
            <text:p>0.4160767581</text:p>
          </table:table-cell>
          <table:table-cell office:value-type="float" office:value="0.514346325821" calcext:value-type="float">
            <text:p>0.5143463258</text:p>
          </table:table-cell>
          <table:table-cell office:value-type="float" office:value="0.72477559675" calcext:value-type="float">
            <text:p>0.7247755968</text:p>
          </table:table-cell>
          <table:table-cell office:value-type="float" office:value="1.62292517996" calcext:value-type="float">
            <text:p>1.62292518</text:p>
          </table:table-cell>
          <table:table-cell office:value-type="float" office:value="0.929973452062" calcext:value-type="float">
            <text:p>0.9299734521</text:p>
          </table:table-cell>
          <table:table-cell office:value-type="float" office:value="2.32599679707" calcext:value-type="float">
            <text:p>2.3259967971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1.97547880054" calcext:value-type="float">
            <text:p>1.9754788005</text:p>
          </table:table-cell>
          <table:table-cell office:value-type="float" office:value="40.4429229171" calcext:value-type="float">
            <text:p>40.4429229171</text:p>
          </table:table-cell>
          <table:table-cell office:value-type="float" office:value="0.915149753171" calcext:value-type="float">
            <text:p>0.9151497532</text:p>
          </table:table-cell>
          <table:table-cell office:value-type="float" office:value="1.57608085923" calcext:value-type="float">
            <text:p>1.5760808592</text:p>
          </table:table-cell>
          <table:table-cell office:value-type="float" office:value="3.73744899723" calcext:value-type="float">
            <text:p>3.7374489972</text:p>
          </table:table-cell>
          <table:table-cell office:value-type="float" office:value="28" calcext:value-type="float">
            <text:p>28</text:p>
          </table:table-cell>
          <table:table-cell office:value-type="float" office:value="2.07255022066" calcext:value-type="float">
            <text:p>2.0725502207</text:p>
          </table:table-cell>
          <table:table-cell office:value-type="float" office:value="1.67856340449" calcext:value-type="float">
            <text:p>1.6785634045</text:p>
          </table:table-cell>
          <table:table-cell office:value-type="float" office:value="0.878168925971" calcext:value-type="float">
            <text:p>0.878168926</text:p>
          </table:table-cell>
          <table:table-cell office:value-type="float" office:value="1.60557726538" calcext:value-type="float">
            <text:p>1.6055772654</text:p>
          </table:table-cell>
          <table:table-cell office:value-type="float" office:value="1.86366080795" calcext:value-type="float">
            <text:p>1.863660808</text:p>
          </table:table-cell>
          <table:table-cell office:value-type="float" office:value="15.0005891557" calcext:value-type="float">
            <text:p>15.0005891557</text:p>
          </table:table-cell>
          <table:table-cell office:value-type="float" office:value="2.21442922295" calcext:value-type="float">
            <text:p>2.214429223</text:p>
          </table:table-cell>
          <table:table-cell office:value-type="float" office:value="0.219335282632" calcext:value-type="float">
            <text:p>0.2193352826</text:p>
          </table:table-cell>
          <table:table-cell office:value-type="float" office:value="2.78440567814" calcext:value-type="float">
            <text:p>2.7844056781</text:p>
          </table:table-cell>
          <table:table-cell office:value-type="float" office:value="4.44787458842" calcext:value-type="float">
            <text:p>4.4478745884</text:p>
          </table:table-cell>
          <table:table-cell office:value-type="float" office:value="2.02276952048" calcext:value-type="float">
            <text:p>2.0227695205</text:p>
          </table:table-cell>
          <table:table-cell office:value-type="float" office:value="3.19688581112" calcext:value-type="float">
            <text:p>3.1968858111</text:p>
          </table:table-cell>
          <table:table-cell office:value-type="float" office:value="4.7765440095" calcext:value-type="float">
            <text:p>4.7765440095</text:p>
          </table:table-cell>
          <table:table-cell office:value-type="float" office:value="0.559872095554" calcext:value-type="float">
            <text:p>0.5598720956</text:p>
          </table:table-cell>
          <table:table-cell office:value-type="float" office:value="5.88804805132" calcext:value-type="float">
            <text:p>5.8880480513</text:p>
          </table:table-cell>
          <table:table-cell office:value-type="float" office:value="3.17815840513" calcext:value-type="float">
            <text:p>3.1781584051</text:p>
          </table:table-cell>
          <table:table-cell office:value-type="float" office:value="1.00520635503" calcext:value-type="float">
            <text:p>1.005206355</text:p>
          </table:table-cell>
          <table:table-cell office:value-type="float" office:value="1.30468869388" calcext:value-type="float">
            <text:p>1.3046886939</text:p>
          </table:table-cell>
          <table:table-cell office:value-type="float" office:value="1.08127054125" calcext:value-type="float">
            <text:p>1.0812705413</text:p>
          </table:table-cell>
          <table:table-cell office:value-type="float" office:value="9.29185521094" calcext:value-type="float">
            <text:p>9.2918552109</text:p>
          </table:table-cell>
          <table:table-cell office:value-type="float" office:value="25" calcext:value-type="float">
            <text:p>25</text:p>
          </table:table-cell>
          <table:table-cell office:value-type="float" office:value="3.97275795731" calcext:value-type="float">
            <text:p>3.9727579573</text:p>
          </table:table-cell>
          <table:table-cell office:value-type="float" office:value="4.02552726199" calcext:value-type="float">
            <text:p>4.025527262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6.14984361189" calcext:value-type="float">
            <text:p>6.1498436119</text:p>
          </table:table-cell>
          <table:table-cell office:value-type="float" office:value="8.48508497581" calcext:value-type="float">
            <text:p>8.4850849758</text:p>
          </table:table-cell>
          <table:table-cell office:value-type="float" office:value="6.77576024602" calcext:value-type="float">
            <text:p>6.775760246</text:p>
          </table:table-cell>
          <table:table-cell office:value-type="float" office:value="2.0546818554" calcext:value-type="float">
            <text:p>2.0546818554</text:p>
          </table:table-cell>
          <table:table-cell office:value-type="float" office:value="1.4485760659" calcext:value-type="float">
            <text:p>1.4485760659</text:p>
          </table:table-cell>
          <table:table-cell office:value-type="float" office:value="12.9761163161" calcext:value-type="float">
            <text:p>12.9761163161</text:p>
          </table:table-cell>
          <table:table-cell office:value-type="float" office:value="1.36154361975" calcext:value-type="float">
            <text:p>1.3615436198</text:p>
          </table:table-cell>
          <table:table-cell office:value-type="float" office:value="2.87774930215" calcext:value-type="float">
            <text:p>2.8777493022</text:p>
          </table:table-cell>
          <table:table-cell office:value-type="float" office:value="5.41776766308" calcext:value-type="float">
            <text:p>5.4177676631</text:p>
          </table:table-cell>
          <table:table-cell office:value-type="float" office:value="5.71341929773" calcext:value-type="float">
            <text:p>5.7134192977</text:p>
          </table:table-cell>
          <table:table-cell office:value-type="float" office:value="0.185100529028" calcext:value-type="float">
            <text:p>0.185100529</text:p>
          </table:table-cell>
          <table:table-cell office:value-type="float" office:value="4.83247806659" calcext:value-type="float">
            <text:p>4.8324780666</text:p>
          </table:table-cell>
          <table:table-cell office:value-type="float" office:value="0.507197782096" calcext:value-type="float">
            <text:p>0.5071977821</text:p>
          </table:table-cell>
          <table:table-cell office:value-type="float" office:value="3.1042763077" calcext:value-type="float">
            <text:p>3.1042763077</text:p>
          </table:table-cell>
          <table:table-cell office:value-type="float" office:value="1.22132569843" calcext:value-type="float">
            <text:p>1.2213256984</text:p>
          </table:table-cell>
          <table:table-cell office:value-type="float" office:value="0.901900627836" calcext:value-type="float">
            <text:p>0.9019006278</text:p>
          </table:table-cell>
          <table:table-cell office:value-type="float" office:value="4.91868054213" calcext:value-type="float">
            <text:p>4.9186805421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" calcext:value-type="float">
            <text:p>25</text:p>
          </table:table-cell>
          <table:table-cell office:value-type="float" office:value="6.14840239746" calcext:value-type="float">
            <text:p>6.1484023975</text:p>
          </table:table-cell>
          <table:table-cell office:value-type="float" office:value="4.448441385" calcext:value-type="float">
            <text:p>4.448441385</text:p>
          </table:table-cell>
          <table:table-cell office:value-type="float" office:value="2.33481505378" calcext:value-type="float">
            <text:p>2.3348150538</text:p>
          </table:table-cell>
          <table:table-cell office:value-type="float" office:value="1.43110215427" calcext:value-type="float">
            <text:p>1.4311021543</text:p>
          </table:table-cell>
          <table:table-cell office:value-type="float" office:value="8.63932822087" calcext:value-type="float">
            <text:p>8.6393282209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7.3166251237" calcext:value-type="float">
            <text:p>7.3166251237</text:p>
          </table:table-cell>
          <table:table-cell office:value-type="float" office:value="0.17197452494" calcext:value-type="float">
            <text:p>0.1719745249</text:p>
          </table:table-cell>
          <table:table-cell office:value-type="float" office:value="6.22916736435" calcext:value-type="float">
            <text:p>6.2291673644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1.82353628701" calcext:value-type="float">
            <text:p>1.823536287</text:p>
          </table:table-cell>
          <table:table-cell office:value-type="float" office:value="1.57619144508" calcext:value-type="float">
            <text:p>1.5761914451</text:p>
          </table:table-cell>
          <table:table-cell office:value-type="float" office:value="3.05489034248" calcext:value-type="float">
            <text:p>3.0548903425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1.09289997329" calcext:value-type="float">
            <text:p>1.0928999733</text:p>
          </table:table-cell>
          <table:table-cell office:value-type="float" office:value="2.40856183639" calcext:value-type="float">
            <text:p>2.4085618364</text:p>
          </table:table-cell>
          <table:table-cell office:value-type="float" office:value="33.9981787903" calcext:value-type="float">
            <text:p>33.9981787903</text:p>
          </table:table-cell>
          <table:table-cell office:value-type="float" office:value="1.46021297138" calcext:value-type="float">
            <text:p>1.4602129714</text:p>
          </table:table-cell>
          <table:table-cell office:value-type="float" office:value="0.772251077328" calcext:value-type="float">
            <text:p>0.7722510773</text:p>
          </table:table-cell>
          <table:table-cell office:value-type="float" office:value="4.8390205976" calcext:value-type="float">
            <text:p>4.8390205976</text:p>
          </table:table-cell>
          <table:table-cell office:value-type="float" office:value="42" calcext:value-type="float">
            <text:p>42</text:p>
          </table:table-cell>
          <table:table-cell office:value-type="float" office:value="0.618129069114" calcext:value-type="float">
            <text:p>0.6181290691</text:p>
          </table:table-cell>
          <table:table-cell office:value-type="float" office:value="3.9259400994" calcext:value-type="float">
            <text:p>3.9259400994</text:p>
          </table:table-cell>
          <table:table-cell office:value-type="float" office:value="1.51911880185" calcext:value-type="float">
            <text:p>1.5191188019</text:p>
          </table:table-cell>
          <table:table-cell office:value-type="float" office:value="7.97792277764" calcext:value-type="float">
            <text:p>7.9779227776</text:p>
          </table:table-cell>
          <table:table-cell office:value-type="float" office:value="8.41353374315" calcext:value-type="float">
            <text:p>8.4135337432</text:p>
          </table:table-cell>
          <table:table-cell office:value-type="float" office:value="1.15697517984" calcext:value-type="float">
            <text:p>1.1569751798</text:p>
          </table:table-cell>
          <table:table-cell office:value-type="float" office:value="0.43771886786" calcext:value-type="float">
            <text:p>0.4377188679</text:p>
          </table:table-cell>
          <table:table-cell office:value-type="float" office:value="10.9826895626" calcext:value-type="float">
            <text:p>10.9826895626</text:p>
          </table:table-cell>
          <table:table-cell office:value-type="float" office:value="2.55226675755" calcext:value-type="float">
            <text:p>2.5522667576</text:p>
          </table:table-cell>
          <table:table-cell office:value-type="float" office:value="10.8147344335" calcext:value-type="float">
            <text:p>10.8147344335</text:p>
          </table:table-cell>
          <table:table-cell office:value-type="float" office:value="5.0829144814" calcext:value-type="float">
            <text:p>5.0829144814</text:p>
          </table:table-cell>
          <table:table-cell office:value-type="float" office:value="1.25476581997" calcext:value-type="float">
            <text:p>1.25476582</text:p>
          </table:table-cell>
          <table:table-cell office:value-type="float" office:value="6.01387974646" calcext:value-type="float">
            <text:p>6.0138797465</text:p>
          </table:table-cell>
          <table:table-cell office:value-type="float" office:value="1.03363309714" calcext:value-type="float">
            <text:p>1.0336330971</text:p>
          </table:table-cell>
          <table:table-cell office:value-type="float" office:value="2.09089993946" calcext:value-type="float">
            <text:p>2.0908999395</text:p>
          </table:table-cell>
          <table:table-cell office:value-type="float" office:value="3.51420532523" calcext:value-type="float">
            <text:p>3.5142053252</text:p>
          </table:table-cell>
          <table:table-cell office:value-type="float" office:value="5.34605580151" calcext:value-type="float">
            <text:p>5.3460558015</text:p>
          </table:table-cell>
          <table:table-cell office:value-type="float" office:value="1.18597553673" calcext:value-type="float">
            <text:p>1.1859755367</text:p>
          </table:table-cell>
          <table:table-cell office:value-type="float" office:value="12.5969050703" calcext:value-type="float">
            <text:p>12.5969050703</text:p>
          </table:table-cell>
          <table:table-cell office:value-type="float" office:value="7.21885580244" calcext:value-type="float">
            <text:p>7.2188558024</text:p>
          </table:table-cell>
          <table:table-cell office:value-type="float" office:value="28" calcext:value-type="float">
            <text:p>28</text:p>
          </table:table-cell>
          <table:table-cell office:value-type="float" office:value="5.65812231813" calcext:value-type="float">
            <text:p>5.6581223181</text:p>
          </table:table-cell>
          <table:table-cell office:value-type="float" office:value="1.0767613813" calcext:value-type="float">
            <text:p>1.0767613813</text:p>
          </table:table-cell>
          <table:table-cell office:value-type="float" office:value="1.12986997463" calcext:value-type="float">
            <text:p>1.1298699746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3.49498923065" calcext:value-type="float">
            <text:p>3.4949892307</text:p>
          </table:table-cell>
          <table:table-cell office:value-type="float" office:value="2.29820828827" calcext:value-type="float">
            <text:p>2.2982082883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1.56564744804" calcext:value-type="float">
            <text:p>1.565647448</text:p>
          </table:table-cell>
          <table:table-cell office:value-type="float" office:value="6.04036627289" calcext:value-type="float">
            <text:p>6.0403662729</text:p>
          </table:table-cell>
          <table:table-cell office:value-type="float" office:value="1.1417394987" calcext:value-type="float">
            <text:p>1.1417394987</text:p>
          </table:table-cell>
          <table:table-cell office:value-type="float" office:value="0.994901166604" calcext:value-type="float">
            <text:p>0.9949011666</text:p>
          </table:table-cell>
          <table:table-cell office:value-type="float" office:value="12.9419593015" calcext:value-type="float">
            <text:p>12.9419593015</text:p>
          </table:table-cell>
          <table:table-cell office:value-type="float" office:value="5.16061928599" calcext:value-type="float">
            <text:p>5.160619286</text:p>
          </table:table-cell>
          <table:table-cell office:value-type="float" office:value="4.37994569926" calcext:value-type="float">
            <text:p>4.3799456993</text:p>
          </table:table-cell>
          <table:table-cell office:value-type="float" office:value="5.35423959102" calcext:value-type="float">
            <text:p>5.354239591</text:p>
          </table:table-cell>
          <table:table-cell office:value-type="float" office:value="2.09521040619" calcext:value-type="float">
            <text:p>2.0952104062</text:p>
          </table:table-cell>
          <table:table-cell office:value-type="float" office:value="1.90433018422" calcext:value-type="float">
            <text:p>1.9043301842</text:p>
          </table:table-cell>
          <table:table-cell office:value-type="float" office:value="0.698508394189" calcext:value-type="float">
            <text:p>0.6985083942</text:p>
          </table:table-cell>
          <table:table-cell office:value-type="float" office:value="14.9715277006" calcext:value-type="float">
            <text:p>14.9715277006</text:p>
          </table:table-cell>
          <table:table-cell office:value-type="float" office:value="12.9921760653" calcext:value-type="float">
            <text:p>12.9921760653</text:p>
          </table:table-cell>
          <table:table-cell office:value-type="float" office:value="29" calcext:value-type="float">
            <text:p>29</text:p>
          </table:table-cell>
          <table:table-cell office:value-type="float" office:value="3.36203748219" calcext:value-type="float">
            <text:p>3.3620374822</text:p>
          </table:table-cell>
          <table:table-cell office:value-type="float" office:value="6.03163077311" calcext:value-type="float">
            <text:p>6.0316307731</text:p>
          </table:table-cell>
          <table:table-cell office:value-type="float" office:value="8.4761679602" calcext:value-type="float">
            <text:p>8.4761679602</text:p>
          </table:table-cell>
          <table:table-cell office:value-type="float" office:value="2.76429168617" calcext:value-type="float">
            <text:p>2.7642916862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0.546468996797" calcext:value-type="float">
            <text:p>0.5464689968</text:p>
          </table:table-cell>
          <table:table-cell office:value-type="float" office:value="0.208748024283" calcext:value-type="float">
            <text:p>0.2087480243</text:p>
          </table:table-cell>
          <table:table-cell office:value-type="float" office:value="12.6488300825" calcext:value-type="float">
            <text:p>12.6488300825</text:p>
          </table:table-cell>
          <table:table-cell office:value-type="float" office:value="8.08809398786" calcext:value-type="float">
            <text:p>8.0880939879</text:p>
          </table:table-cell>
          <table:table-cell office:value-type="float" office:value="10.404613555" calcext:value-type="float">
            <text:p>10.404613555</text:p>
          </table:table-cell>
          <table:table-cell office:value-type="float" office:value="5.7359122127" calcext:value-type="float">
            <text:p>5.7359122127</text:p>
          </table:table-cell>
          <table:table-cell office:value-type="float" office:value="3.7886879242" calcext:value-type="float">
            <text:p>3.7886879242</text:p>
          </table:table-cell>
          <table:table-cell office:value-type="float" office:value="0.688134548872" calcext:value-type="float">
            <text:p>0.6881345489</text:p>
          </table:table-cell>
          <table:table-cell office:value-type="float" office:value="21.5364693849" calcext:value-type="float">
            <text:p>21.5364693849</text:p>
          </table:table-cell>
          <table:table-cell office:value-type="float" office:value="1.09054075446" calcext:value-type="float">
            <text:p>1.0905407545</text:p>
          </table:table-cell>
          <table:table-cell office:value-type="float" office:value="18.813168482" calcext:value-type="float">
            <text:p>18.813168482</text:p>
          </table:table-cell>
          <table:table-cell office:value-type="float" office:value="11.0597065682" calcext:value-type="float">
            <text:p>11.0597065682</text:p>
          </table:table-cell>
          <table:table-cell office:value-type="float" office:value="5.58669435475" calcext:value-type="float">
            <text:p>5.5866943548</text:p>
          </table:table-cell>
          <table:table-cell office:value-type="float" office:value="0.410248825821" calcext:value-type="float">
            <text:p>0.4102488258</text:p>
          </table:table-cell>
          <table:table-cell office:value-type="float" office:value="0.162445571297" calcext:value-type="float">
            <text:p>0.162445571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3" calcext:value-type="float">
            <text:p>23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2.4167193325" calcext:value-type="float">
            <text:p>2.4167193325</text:p>
          </table:table-cell>
          <table:table-cell office:value-type="float" office:value="1.64253026703" calcext:value-type="float">
            <text:p>1.642530267</text:p>
          </table:table-cell>
          <table:table-cell office:value-type="float" office:value="14.0498755564" calcext:value-type="float">
            <text:p>14.0498755564</text:p>
          </table:table-cell>
          <table:table-cell office:value-type="float" office:value="0.304912367713" calcext:value-type="float">
            <text:p>0.3049123677</text:p>
          </table:table-cell>
          <table:table-cell office:value-type="float" office:value="0.956704357717" calcext:value-type="float">
            <text:p>0.9567043577</text:p>
          </table:table-cell>
          <table:table-cell office:value-type="float" office:value="26.0460520777" calcext:value-type="float">
            <text:p>26.0460520777</text:p>
          </table:table-cell>
          <table:table-cell office:value-type="float" office:value="1.46756050555" calcext:value-type="float">
            <text:p>1.4675605056</text:p>
          </table:table-cell>
          <table:table-cell office:value-type="float" office:value="0.862274152517" calcext:value-type="float">
            <text:p>0.8622741525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0.157795204148" calcext:value-type="float">
            <text:p>0.1577952041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5.1387150113" calcext:value-type="float">
            <text:p>5.1387150113</text:p>
          </table:table-cell>
          <table:table-cell office:value-type="float" office:value="0.886578467809" calcext:value-type="float">
            <text:p>0.8865784678</text:p>
          </table:table-cell>
          <table:table-cell office:value-type="float" office:value="2.2874238334" calcext:value-type="float">
            <text:p>2.2874238334</text:p>
          </table:table-cell>
          <table:table-cell office:value-type="float" office:value="0.901167300187" calcext:value-type="float">
            <text:p>0.9011673002</text:p>
          </table:table-cell>
          <table:table-cell table:number-columns-repeated="3" office:value-type="float" office:value="0.0320940909" calcext:value-type="float">
            <text:p>0.0320940909</text:p>
          </table:table-cell>
          <table:table-cell office:value-type="float" office:value="0.765791447217" calcext:value-type="float">
            <text:p>0.7657914472</text:p>
          </table:table-cell>
          <table:table-cell office:value-type="float" office:value="26" calcext:value-type="float">
            <text:p>26</text:p>
          </table:table-cell>
          <table:table-cell office:value-type="float" office:value="1.63417371173" calcext:value-type="float">
            <text:p>1.6341737117</text:p>
          </table:table-cell>
          <table:table-cell office:value-type="float" office:value="4.45393952201" calcext:value-type="float">
            <text:p>4.453939522</text:p>
          </table:table-cell>
          <table:table-cell office:value-type="float" office:value="3.50393564378" calcext:value-type="float">
            <text:p>3.5039356438</text:p>
          </table:table-cell>
          <table:table-cell office:value-type="float" office:value="4.15427519797" calcext:value-type="float">
            <text:p>4.154275198</text:p>
          </table:table-cell>
          <table:table-cell office:value-type="float" office:value="0.415546896515" calcext:value-type="float">
            <text:p>0.4155468965</text:p>
          </table:table-cell>
          <table:table-cell office:value-type="float" office:value="4.62461531957" calcext:value-type="float">
            <text:p>4.6246153196</text:p>
          </table:table-cell>
          <table:table-cell office:value-type="float" office:value="2.57558866638" calcext:value-type="float">
            <text:p>2.5755886664</text:p>
          </table:table-cell>
          <table:table-cell office:value-type="float" office:value="10.0299949602" calcext:value-type="float">
            <text:p>10.0299949602</text:p>
          </table:table-cell>
          <table:table-cell office:value-type="float" office:value="15.7118689884" calcext:value-type="float">
            <text:p>15.7118689884</text:p>
          </table:table-cell>
          <table:table-cell office:value-type="float" office:value="20.603285581" calcext:value-type="float">
            <text:p>20.603285581</text:p>
          </table:table-cell>
          <table:table-cell office:value-type="float" office:value="3.04257492634" calcext:value-type="float">
            <text:p>3.0425749263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2.82743466755" calcext:value-type="float">
            <text:p>2.8274346676</text:p>
          </table:table-cell>
          <table:table-cell office:value-type="float" office:value="9.45966618713" calcext:value-type="float">
            <text:p>9.4596661871</text:p>
          </table:table-cell>
          <table:table-cell office:value-type="float" office:value="1.0740646779" calcext:value-type="float">
            <text:p>1.0740646779</text:p>
          </table:table-cell>
          <table:table-cell office:value-type="float" office:value="2.99044344687" calcext:value-type="float">
            <text:p>2.9904434469</text:p>
          </table:table-cell>
          <table:table-cell office:value-type="float" office:value="1.47671397609" calcext:value-type="float">
            <text:p>1.4767139761</text:p>
          </table:table-cell>
          <table:table-cell office:value-type="float" office:value="12.0200654612" calcext:value-type="float">
            <text:p>12.0200654612</text:p>
          </table:table-cell>
          <table:table-cell office:value-type="float" office:value="3.39995086027" calcext:value-type="float">
            <text:p>3.3999508603</text:p>
          </table:table-cell>
          <table:table-cell office:value-type="float" office:value="1.26549518987" calcext:value-type="float">
            <text:p>1.2654951899</text:p>
          </table:table-cell>
          <table:table-cell office:value-type="float" office:value="26" calcext:value-type="float">
            <text:p>26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0.208215013873" calcext:value-type="float">
            <text:p>0.2082150139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1.09222143391" calcext:value-type="float">
            <text:p>1.0922214339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35.1774457963" calcext:value-type="float">
            <text:p>35.1774457963</text:p>
          </table:table-cell>
          <table:table-cell office:value-type="float" office:value="4.84523137528" calcext:value-type="float">
            <text:p>4.8452313753</text:p>
          </table:table-cell>
          <table:table-cell table:number-columns-repeated="3" office:value-type="float" office:value="0.0320940909" calcext:value-type="float">
            <text:p>0.0320940909</text:p>
          </table:table-cell>
          <table:table-cell office:value-type="float" office:value="0.494455051535" calcext:value-type="float">
            <text:p>0.4944550515</text:p>
          </table:table-cell>
          <table:table-cell office:value-type="float" office:value="0.256600562731" calcext:value-type="float">
            <text:p>0.2566005627</text:p>
          </table:table-cell>
          <table:table-cell office:value-type="float" office:value="11.0513315001" calcext:value-type="float">
            <text:p>11.0513315001</text:p>
          </table:table-cell>
          <table:table-cell office:value-type="float" office:value="2.49345073538" calcext:value-type="float">
            <text:p>2.4934507354</text:p>
          </table:table-cell>
          <table:table-cell office:value-type="float" office:value="13.5420161442" calcext:value-type="float">
            <text:p>13.5420161442</text:p>
          </table:table-cell>
          <table:table-cell office:value-type="float" office:value="0.138368288058" calcext:value-type="float">
            <text:p>0.1383682881</text:p>
          </table:table-cell>
          <table:table-cell office:value-type="float" office:value="0.656007593842" calcext:value-type="float">
            <text:p>0.6560075938</text:p>
          </table:table-cell>
          <table:table-cell table:number-columns-repeated="2" office:value-type="float" office:value="0.0320940909" calcext:value-type="float">
            <text:p>0.0320940909</text:p>
          </table:table-cell>
          <table:table-cell office:value-type="float" office:value="0.391324057085" calcext:value-type="float">
            <text:p>0.3913240571</text:p>
          </table:table-cell>
          <table:table-cell office:value-type="float" office:value="23" calcext:value-type="float">
            <text:p>23</text:p>
          </table:table-cell>
          <table:table-cell office:value-type="float" office:value="1.18947550707" calcext:value-type="float">
            <text:p>1.1894755071</text:p>
          </table:table-cell>
          <table:table-cell office:value-type="float" office:value="6.22257136661" calcext:value-type="float">
            <text:p>6.2225713666</text:p>
          </table:table-cell>
          <table:table-cell office:value-type="float" office:value="18.1713395041" calcext:value-type="float">
            <text:p>18.1713395041</text:p>
          </table:table-cell>
          <table:table-cell office:value-type="float" office:value="2.29146540329" calcext:value-type="float">
            <text:p>2.2914654033</text:p>
          </table:table-cell>
          <table:table-cell table:number-columns-repeated="2" office:value-type="float" office:value="0.0320940909" calcext:value-type="float">
            <text:p>0.0320940909</text:p>
          </table:table-cell>
          <table:table-cell office:value-type="float" office:value="1.07991554351" calcext:value-type="float">
            <text:p>1.0799155435</text:p>
          </table:table-cell>
          <table:table-cell office:value-type="float" office:value="12.2753811656" calcext:value-type="float">
            <text:p>12.2753811656</text:p>
          </table:table-cell>
          <table:table-cell office:value-type="float" office:value="0.474355043222" calcext:value-type="float">
            <text:p>0.4743550432</text:p>
          </table:table-cell>
          <table:table-cell office:value-type="float" office:value="12.7048906501" calcext:value-type="float">
            <text:p>12.7048906501</text:p>
          </table:table-cell>
          <table:table-cell office:value-type="float" office:value="0.991509769239" calcext:value-type="float">
            <text:p>0.9915097692</text:p>
          </table:table-cell>
          <table:table-cell office:value-type="float" office:value="4.37696929913" calcext:value-type="float">
            <text:p>4.3769692991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4.0881428844" calcext:value-type="float">
            <text:p>4.0881428844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8.57924338855" calcext:value-type="float">
            <text:p>8.5792433886</text:p>
          </table:table-cell>
          <table:table-cell office:value-type="float" office:value="13.0839958127" calcext:value-type="float">
            <text:p>13.0839958127</text:p>
          </table:table-cell>
          <table:table-cell office:value-type="float" office:value="2.14852518349" calcext:value-type="float">
            <text:p>2.1485251835</text:p>
          </table:table-cell>
          <table:table-cell office:value-type="float" office:value="0.83791837473" calcext:value-type="float">
            <text:p>0.8379183747</text:p>
          </table:table-cell>
          <table:table-cell office:value-type="float" office:value="2.21519786285" calcext:value-type="float">
            <text:p>2.215197862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6" calcext:value-type="float">
            <text:p>26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0.160596396396" calcext:value-type="float">
            <text:p>0.1605963964</text:p>
          </table:table-cell>
          <table:table-cell office:value-type="float" office:value="2.43824910512" calcext:value-type="float">
            <text:p>2.4382491051</text:p>
          </table:table-cell>
          <table:table-cell office:value-type="float" office:value="19.1091472128" calcext:value-type="float">
            <text:p>19.1091472128</text:p>
          </table:table-cell>
          <table:table-cell office:value-type="float" office:value="0.639490277746" calcext:value-type="float">
            <text:p>0.6394902777</text:p>
          </table:table-cell>
          <table:table-cell office:value-type="float" office:value="0.323027728046" calcext:value-type="float">
            <text:p>0.323027728</text:p>
          </table:table-cell>
          <table:table-cell office:value-type="float" office:value="24.4595692825" calcext:value-type="float">
            <text:p>24.4595692825</text:p>
          </table:table-cell>
          <table:table-cell office:value-type="float" office:value="7.73883428272" calcext:value-type="float">
            <text:p>7.7388342827</text:p>
          </table:table-cell>
          <table:table-cell office:value-type="float" office:value="0.711702544265" calcext:value-type="float">
            <text:p>0.7117025443</text:p>
          </table:table-cell>
          <table:table-cell office:value-type="float" office:value="0.7928729282" calcext:value-type="float">
            <text:p>0.7928729282</text:p>
          </table:table-cell>
          <table:table-cell table:number-columns-repeated="2" office:value-type="float" office:value="0.0320940909" calcext:value-type="float">
            <text:p>0.0320940909</text:p>
          </table:table-cell>
          <table:table-cell office:value-type="float" office:value="2.91496172797" calcext:value-type="float">
            <text:p>2.914961728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1.89132090204" calcext:value-type="float">
            <text:p>1.891320902</text:p>
          </table:table-cell>
          <table:table-cell office:value-type="float" office:value="0.195424006835" calcext:value-type="float">
            <text:p>0.1954240068</text:p>
          </table:table-cell>
          <table:table-cell office:value-type="float" office:value="0.843349914796" calcext:value-type="float">
            <text:p>0.8433499148</text:p>
          </table:table-cell>
          <table:table-cell office:value-type="float" office:value="0.210603330338" calcext:value-type="float">
            <text:p>0.2106033303</text:p>
          </table:table-cell>
          <table:table-cell office:value-type="float" office:value="1.21877466934" calcext:value-type="float">
            <text:p>1.2187746693</text:p>
          </table:table-cell>
          <table:table-cell office:value-type="float" office:value="3.48096576055" calcext:value-type="float">
            <text:p>3.4809657606</text:p>
          </table:table-cell>
          <table:table-cell office:value-type="float" office:value="47" calcext:value-type="float">
            <text:p>47</text:p>
          </table:table-cell>
          <table:table-cell office:value-type="float" office:value="4.45123958801" calcext:value-type="float">
            <text:p>4.451239588</text:p>
          </table:table-cell>
          <table:table-cell office:value-type="float" office:value="3.93413783346" calcext:value-type="float">
            <text:p>3.9341378335</text:p>
          </table:table-cell>
          <table:table-cell office:value-type="float" office:value="12.7313264441" calcext:value-type="float">
            <text:p>12.7313264441</text:p>
          </table:table-cell>
          <table:table-cell office:value-type="float" office:value="10.785781582" calcext:value-type="float">
            <text:p>10.785781582</text:p>
          </table:table-cell>
          <table:table-cell office:value-type="float" office:value="5.20868909749" calcext:value-type="float">
            <text:p>5.2086890975</text:p>
          </table:table-cell>
          <table:table-cell office:value-type="float" office:value="0.429849460479" calcext:value-type="float">
            <text:p>0.4298494605</text:p>
          </table:table-cell>
          <table:table-cell office:value-type="float" office:value="1.47041146341" calcext:value-type="float">
            <text:p>1.4704114634</text:p>
          </table:table-cell>
          <table:table-cell office:value-type="float" office:value="8.38948440684" calcext:value-type="float">
            <text:p>8.3894844068</text:p>
          </table:table-cell>
          <table:table-cell office:value-type="float" office:value="3.27640331652" calcext:value-type="float">
            <text:p>3.2764033165</text:p>
          </table:table-cell>
          <table:table-cell office:value-type="float" office:value="8.07052005193" calcext:value-type="float">
            <text:p>8.0705200519</text:p>
          </table:table-cell>
          <table:table-cell office:value-type="float" office:value="3.7727332541" calcext:value-type="float">
            <text:p>3.7727332541</text:p>
          </table:table-cell>
          <table:table-cell office:value-type="float" office:value="1.28639553506" calcext:value-type="float">
            <text:p>1.2863955351</text:p>
          </table:table-cell>
          <table:table-cell office:value-type="float" office:value="2.70963312591" calcext:value-type="float">
            <text:p>2.7096331259</text:p>
          </table:table-cell>
          <table:table-cell office:value-type="float" office:value="1.17102673097" calcext:value-type="float">
            <text:p>1.171026731</text:p>
          </table:table-cell>
          <table:table-cell office:value-type="float" office:value="6.00426914964" calcext:value-type="float">
            <text:p>6.0042691496</text:p>
          </table:table-cell>
          <table:table-cell office:value-type="float" office:value="3.72483588254" calcext:value-type="float">
            <text:p>3.7248358825</text:p>
          </table:table-cell>
          <table:table-cell office:value-type="float" office:value="6.61870789801" calcext:value-type="float">
            <text:p>6.618707898</text:p>
          </table:table-cell>
          <table:table-cell office:value-type="float" office:value="1.61060772473" calcext:value-type="float">
            <text:p>1.6106077247</text:p>
          </table:table-cell>
          <table:table-cell office:value-type="float" office:value="4.22872156756" calcext:value-type="float">
            <text:p>4.2287215676</text:p>
          </table:table-cell>
          <table:table-cell office:value-type="float" office:value="6.97987366253" calcext:value-type="float">
            <text:p>6.9798736625</text:p>
          </table:table-cell>
          <table:table-cell office:value-type="float" office:value="27" calcext:value-type="float">
            <text:p>27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0.56070571517" calcext:value-type="float">
            <text:p>0.5607057152</text:p>
          </table:table-cell>
          <table:table-cell office:value-type="float" office:value="1.03922772774" calcext:value-type="float">
            <text:p>1.0392277277</text:p>
          </table:table-cell>
          <table:table-cell office:value-type="float" office:value="3.07274920565" calcext:value-type="float">
            <text:p>3.0727492057</text:p>
          </table:table-cell>
          <table:table-cell office:value-type="float" office:value="0.195528833311" calcext:value-type="float">
            <text:p>0.1955288333</text:p>
          </table:table-cell>
          <table:table-cell office:value-type="float" office:value="6.48733051791" calcext:value-type="float">
            <text:p>6.4873305179</text:p>
          </table:table-cell>
          <table:table-cell office:value-type="float" office:value="3.08636450623" calcext:value-type="float">
            <text:p>3.0863645062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0.189237262396" calcext:value-type="float">
            <text:p>0.1892372624</text:p>
          </table:table-cell>
          <table:table-cell office:value-type="float" office:value="0.893399419467" calcext:value-type="float">
            <text:p>0.8933994195</text:p>
          </table:table-cell>
          <table:table-cell table:number-columns-repeated="2" office:value-type="float" office:value="0.0320940909" calcext:value-type="float">
            <text:p>0.0320940909</text:p>
          </table:table-cell>
          <table:table-cell office:value-type="float" office:value="7.25132855648" calcext:value-type="float">
            <text:p>7.2513285565</text:p>
          </table:table-cell>
          <table:table-cell office:value-type="float" office:value="1.65293354222" calcext:value-type="float">
            <text:p>1.6529335422</text:p>
          </table:table-cell>
          <table:table-cell office:value-type="float" office:value="15.4962749281" calcext:value-type="float">
            <text:p>15.4962749281</text:p>
          </table:table-cell>
          <table:table-cell office:value-type="float" office:value="0.801144943711" calcext:value-type="float">
            <text:p>0.8011449437</text:p>
          </table:table-cell>
          <table:table-cell office:value-type="float" office:value="0.249701061007" calcext:value-type="float">
            <text:p>0.249701061</text:p>
          </table:table-cell>
          <table:table-cell office:value-type="float" office:value="0.775937870737" calcext:value-type="float">
            <text:p>0.7759378707</text:p>
          </table:table-cell>
          <table:table-cell office:value-type="float" office:value="0.865053032589" calcext:value-type="float">
            <text:p>0.8650530326</text:p>
          </table:table-cell>
          <table:table-cell office:value-type="float" office:value="0.081773516737" calcext:value-type="float">
            <text:p>0.0817735167</text:p>
          </table:table-cell>
          <table:table-cell office:value-type="float" office:value="29" calcext:value-type="float">
            <text:p>29</text:p>
          </table:table-cell>
          <table:table-cell office:value-type="float" office:value="1.26054295114" calcext:value-type="float">
            <text:p>1.2605429511</text:p>
          </table:table-cell>
          <table:table-cell office:value-type="float" office:value="7.67851562991" calcext:value-type="float">
            <text:p>7.6785156299</text:p>
          </table:table-cell>
          <table:table-cell office:value-type="float" office:value="8.44126627671" calcext:value-type="float">
            <text:p>8.4412662767</text:p>
          </table:table-cell>
          <table:table-cell office:value-type="float" office:value="0.729905176876" calcext:value-type="float">
            <text:p>0.7299051769</text:p>
          </table:table-cell>
          <table:table-cell office:value-type="float" office:value="0.0899284295586" calcext:value-type="float">
            <text:p>0.0899284296</text:p>
          </table:table-cell>
          <table:table-cell office:value-type="float" office:value="0.561637216672" calcext:value-type="float">
            <text:p>0.5616372167</text:p>
          </table:table-cell>
          <table:table-cell office:value-type="float" office:value="1.14845995878" calcext:value-type="float">
            <text:p>1.1484599588</text:p>
          </table:table-cell>
          <table:table-cell office:value-type="float" office:value="23.5511940983" calcext:value-type="float">
            <text:p>23.5511940983</text:p>
          </table:table-cell>
          <table:table-cell office:value-type="float" office:value="4.967313403" calcext:value-type="float">
            <text:p>4.967313403</text:p>
          </table:table-cell>
          <table:table-cell office:value-type="float" office:value="8.49105588408" calcext:value-type="float">
            <text:p>8.4910558841</text:p>
          </table:table-cell>
          <table:table-cell office:value-type="float" office:value="3.81704645273" calcext:value-type="float">
            <text:p>3.8170464527</text:p>
          </table:table-cell>
          <table:table-cell office:value-type="float" office:value="3.35288464463" calcext:value-type="float">
            <text:p>3.3528846446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4.12673694429" calcext:value-type="float">
            <text:p>4.1267369443</text:p>
          </table:table-cell>
          <table:table-cell office:value-type="float" office:value="1.78814713052" calcext:value-type="float">
            <text:p>1.7881471305</text:p>
          </table:table-cell>
          <table:table-cell office:value-type="float" office:value="11.1791868564" calcext:value-type="float">
            <text:p>11.1791868564</text:p>
          </table:table-cell>
          <table:table-cell office:value-type="float" office:value="11.0227963201" calcext:value-type="float">
            <text:p>11.0227963201</text:p>
          </table:table-cell>
          <table:table-cell office:value-type="float" office:value="3.91381332261" calcext:value-type="float">
            <text:p>3.9138133226</text:p>
          </table:table-cell>
          <table:table-cell office:value-type="float" office:value="0.487617253652" calcext:value-type="float">
            <text:p>0.4876172537</text:p>
          </table:table-cell>
          <table:table-cell office:value-type="float" office:value="2.17415356998" calcext:value-type="float">
            <text:p>2.1741535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6" calcext:value-type="float">
            <text:p>26</text:p>
          </table:table-cell>
          <table:table-cell office:value-type="float" office:value="1.38950043761" calcext:value-type="float">
            <text:p>1.3895004376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5.13764341095" calcext:value-type="float">
            <text:p>5.137643411</text:p>
          </table:table-cell>
          <table:table-cell office:value-type="float" office:value="14.8364059347" calcext:value-type="float">
            <text:p>14.8364059347</text:p>
          </table:table-cell>
          <table:table-cell office:value-type="float" office:value="0.626695343577" calcext:value-type="float">
            <text:p>0.6266953436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28.6923396803" calcext:value-type="float">
            <text:p>28.6923396803</text:p>
          </table:table-cell>
          <table:table-cell office:value-type="float" office:value="3.33124011725" calcext:value-type="float">
            <text:p>3.3312401173</text:p>
          </table:table-cell>
          <table:table-cell office:value-type="float" office:value="2.48333403523" calcext:value-type="float">
            <text:p>2.4833340352</text:p>
          </table:table-cell>
          <table:table-cell office:value-type="float" office:value="0.657243221765" calcext:value-type="float">
            <text:p>0.6572432218</text:p>
          </table:table-cell>
          <table:table-cell office:value-type="float" office:value="0.211398503592" calcext:value-type="float">
            <text:p>0.2113985036</text:p>
          </table:table-cell>
          <table:table-cell office:value-type="float" office:value="0.631590928758" calcext:value-type="float">
            <text:p>0.6315909288</text:p>
          </table:table-cell>
          <table:table-cell office:value-type="float" office:value="4.68590599132" calcext:value-type="float">
            <text:p>4.6859059913</text:p>
          </table:table-cell>
          <table:table-cell office:value-type="float" office:value="0.152403867869" calcext:value-type="float">
            <text:p>0.1524038679</text:p>
          </table:table-cell>
          <table:table-cell office:value-type="float" office:value="1.89529164" calcext:value-type="float">
            <text:p>1.89529164</text:p>
          </table:table-cell>
          <table:table-cell office:value-type="float" office:value="0.896448002065" calcext:value-type="float">
            <text:p>0.8964480021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0.295162850723" calcext:value-type="float">
            <text:p>0.2951628507</text:p>
          </table:table-cell>
          <table:table-cell office:value-type="float" office:value="0.964891622281" calcext:value-type="float">
            <text:p>0.9648916223</text:p>
          </table:table-cell>
          <table:table-cell office:value-type="float" office:value="0.273488572592" calcext:value-type="float">
            <text:p>0.2734885726</text:p>
          </table:table-cell>
          <table:table-cell office:value-type="float" office:value="94" calcext:value-type="float">
            <text:p>94</text:p>
          </table:table-cell>
          <table:table-cell office:value-type="float" office:value="1.02664940871" calcext:value-type="float">
            <text:p>1.0266494087</text:p>
          </table:table-cell>
          <table:table-cell office:value-type="float" office:value="0.762300528531" calcext:value-type="float">
            <text:p>0.7623005285</text:p>
          </table:table-cell>
          <table:table-cell office:value-type="float" office:value="29.3818614999" calcext:value-type="float">
            <text:p>29.3818614999</text:p>
          </table:table-cell>
          <table:table-cell office:value-type="float" office:value="1.70980104638" calcext:value-type="float">
            <text:p>1.7098010464</text:p>
          </table:table-cell>
          <table:table-cell office:value-type="float" office:value="1.14185899558" calcext:value-type="float">
            <text:p>1.1418589956</text:p>
          </table:table-cell>
          <table:table-cell office:value-type="float" office:value="0.281160559967" calcext:value-type="float">
            <text:p>0.28116056</text:p>
          </table:table-cell>
          <table:table-cell office:value-type="float" office:value="1.14999283689" calcext:value-type="float">
            <text:p>1.1499928369</text:p>
          </table:table-cell>
          <table:table-cell office:value-type="float" office:value="7.48813588781" calcext:value-type="float">
            <text:p>7.4881358878</text:p>
          </table:table-cell>
          <table:table-cell office:value-type="float" office:value="4.34952729849" calcext:value-type="float">
            <text:p>4.3495272985</text:p>
          </table:table-cell>
          <table:table-cell office:value-type="float" office:value="2.21256533267" calcext:value-type="float">
            <text:p>2.2125653327</text:p>
          </table:table-cell>
          <table:table-cell office:value-type="float" office:value="2.69899747746" calcext:value-type="float">
            <text:p>2.6989974775</text:p>
          </table:table-cell>
          <table:table-cell office:value-type="float" office:value="1.84282663006" calcext:value-type="float">
            <text:p>1.8428266301</text:p>
          </table:table-cell>
          <table:table-cell office:value-type="float" office:value="0.403530387395" calcext:value-type="float">
            <text:p>0.4035303874</text:p>
          </table:table-cell>
          <table:table-cell office:value-type="float" office:value="1.9974634622" calcext:value-type="float">
            <text:p>1.9974634622</text:p>
          </table:table-cell>
          <table:table-cell office:value-type="float" office:value="0.564571311799" calcext:value-type="float">
            <text:p>0.5645713118</text:p>
          </table:table-cell>
          <table:table-cell office:value-type="float" office:value="11.7782773937" calcext:value-type="float">
            <text:p>11.7782773937</text:p>
          </table:table-cell>
          <table:table-cell office:value-type="float" office:value="12.5073792912" calcext:value-type="float">
            <text:p>12.5073792912</text:p>
          </table:table-cell>
          <table:table-cell office:value-type="float" office:value="2.13132187581" calcext:value-type="float">
            <text:p>2.1313218758</text:p>
          </table:table-cell>
          <table:table-cell office:value-type="float" office:value="5.48906043002" calcext:value-type="float">
            <text:p>5.48906043</text:p>
          </table:table-cell>
          <table:table-cell office:value-type="float" office:value="1.28842995055" calcext:value-type="float">
            <text:p>1.2884299506</text:p>
          </table:table-cell>
          <table:table-cell office:value-type="float" office:value="27" calcext:value-type="float">
            <text:p>27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3.19966353646" calcext:value-type="float">
            <text:p>3.1996635365</text:p>
          </table:table-cell>
          <table:table-cell office:value-type="float" office:value="2.60593365169" calcext:value-type="float">
            <text:p>2.6059336517</text:p>
          </table:table-cell>
          <table:table-cell office:value-type="float" office:value="2.01964835631" calcext:value-type="float">
            <text:p>2.0196483563</text:p>
          </table:table-cell>
          <table:table-cell office:value-type="float" office:value="0.921737126719" calcext:value-type="float">
            <text:p>0.9217371267</text:p>
          </table:table-cell>
          <table:table-cell office:value-type="float" office:value="8.4251137034" calcext:value-type="float">
            <text:p>8.4251137034</text:p>
          </table:table-cell>
          <table:table-cell office:value-type="float" office:value="5.99234782967" calcext:value-type="float">
            <text:p>5.9923478297</text:p>
          </table:table-cell>
          <table:table-cell office:value-type="float" office:value="0.259141775115" calcext:value-type="float">
            <text:p>0.2591417751</text:p>
          </table:table-cell>
          <table:table-cell office:value-type="float" office:value="0.688570117615" calcext:value-type="float">
            <text:p>0.6885701176</text:p>
          </table:table-cell>
          <table:table-cell office:value-type="float" office:value="0.953805027174" calcext:value-type="float">
            <text:p>0.9538050272</text:p>
          </table:table-cell>
          <table:table-cell office:value-type="float" office:value="1.16965632241" calcext:value-type="float">
            <text:p>1.1696563224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18.2500135155" calcext:value-type="float">
            <text:p>18.2500135155</text:p>
          </table:table-cell>
          <table:table-cell office:value-type="float" office:value="0.758275200274" calcext:value-type="float">
            <text:p>0.7582752003</text:p>
          </table:table-cell>
          <table:table-cell office:value-type="float" office:value="11.2041754715" calcext:value-type="float">
            <text:p>11.2041754715</text:p>
          </table:table-cell>
          <table:table-cell office:value-type="float" office:value="3.78679186721" calcext:value-type="float">
            <text:p>3.7867918672</text:p>
          </table:table-cell>
          <table:table-cell office:value-type="float" office:value="0.682161773681" calcext:value-type="float">
            <text:p>0.6821617737</text:p>
          </table:table-cell>
          <table:table-cell office:value-type="float" office:value="0.433742359685" calcext:value-type="float">
            <text:p>0.4337423597</text:p>
          </table:table-cell>
          <table:table-cell office:value-type="float" office:value="4.73034970083" calcext:value-type="float">
            <text:p>4.7303497008</text:p>
          </table:table-cell>
          <table:table-cell office:value-type="float" office:value="0.348418152707" calcext:value-type="float">
            <text:p>0.3484181527</text:p>
          </table:table-cell>
          <table:table-cell office:value-type="float" office:value="24" calcext:value-type="float">
            <text:p>24</text:p>
          </table:table-cell>
          <table:table-cell office:value-type="float" office:value="1.19475153639" calcext:value-type="float">
            <text:p>1.1947515364</text:p>
          </table:table-cell>
          <table:table-cell office:value-type="float" office:value="4.38040610957" calcext:value-type="float">
            <text:p>4.3804061096</text:p>
          </table:table-cell>
          <table:table-cell office:value-type="float" office:value="29.7430077407" calcext:value-type="float">
            <text:p>29.7430077407</text:p>
          </table:table-cell>
          <table:table-cell office:value-type="float" office:value="0.590887633133" calcext:value-type="float">
            <text:p>0.5908876331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0.597616584512" calcext:value-type="float">
            <text:p>0.5976165845</text:p>
          </table:table-cell>
          <table:table-cell office:value-type="float" office:value="2.00839543791" calcext:value-type="float">
            <text:p>2.0083954379</text:p>
          </table:table-cell>
          <table:table-cell office:value-type="float" office:value="3.81451149301" calcext:value-type="float">
            <text:p>3.814511493</text:p>
          </table:table-cell>
          <table:table-cell office:value-type="float" office:value="2.21210673659" calcext:value-type="float">
            <text:p>2.2121067366</text:p>
          </table:table-cell>
          <table:table-cell office:value-type="float" office:value="6.07251971531" calcext:value-type="float">
            <text:p>6.0725197153</text:p>
          </table:table-cell>
          <table:table-cell office:value-type="float" office:value="2.9466179519" calcext:value-type="float">
            <text:p>2.9466179519</text:p>
          </table:table-cell>
          <table:table-cell office:value-type="float" office:value="3.02702467031" calcext:value-type="float">
            <text:p>3.0270246703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11.0353492015" calcext:value-type="float">
            <text:p>11.0353492015</text:p>
          </table:table-cell>
          <table:table-cell office:value-type="float" office:value="2.21374656462" calcext:value-type="float">
            <text:p>2.2137465646</text:p>
          </table:table-cell>
          <table:table-cell office:value-type="float" office:value="5.70855478732" calcext:value-type="float">
            <text:p>5.7085547873</text:p>
          </table:table-cell>
          <table:table-cell office:value-type="float" office:value="3.8967401123" calcext:value-type="float">
            <text:p>3.8967401123</text:p>
          </table:table-cell>
          <table:table-cell office:value-type="float" office:value="9.97152530574" calcext:value-type="float">
            <text:p>9.9715253057</text:p>
          </table:table-cell>
          <table:table-cell office:value-type="float" office:value="1.48026378168" calcext:value-type="float">
            <text:p>1.4802637817</text:p>
          </table:table-cell>
          <table:table-cell office:value-type="float" office:value="1.68366827353" calcext:value-type="float">
            <text:p>1.683668273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3" calcext:value-type="float">
            <text:p>23</text:p>
          </table:table-cell>
          <table:table-cell office:value-type="float" office:value="0.604825047457" calcext:value-type="float">
            <text:p>0.6048250475</text:p>
          </table:table-cell>
          <table:table-cell office:value-type="float" office:value="0.193592840261" calcext:value-type="float">
            <text:p>0.1935928403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17.5879488915" calcext:value-type="float">
            <text:p>17.5879488915</text:p>
          </table:table-cell>
          <table:table-cell office:value-type="float" office:value="0.872517450757" calcext:value-type="float">
            <text:p>0.8725174508</text:p>
          </table:table-cell>
          <table:table-cell office:value-type="float" office:value="0.498361064743" calcext:value-type="float">
            <text:p>0.4983610647</text:p>
          </table:table-cell>
          <table:table-cell office:value-type="float" office:value="30.3186543243" calcext:value-type="float">
            <text:p>30.3186543243</text:p>
          </table:table-cell>
          <table:table-cell office:value-type="float" office:value="0.235717157652" calcext:value-type="float">
            <text:p>0.2357171577</text:p>
          </table:table-cell>
          <table:table-cell office:value-type="float" office:value="0.404817661361" calcext:value-type="float">
            <text:p>0.4048176614</text:p>
          </table:table-cell>
          <table:table-cell office:value-type="float" office:value="0.234661841309" calcext:value-type="float">
            <text:p>0.2346618413</text:p>
          </table:table-cell>
          <table:table-cell table:number-columns-repeated="2" office:value-type="float" office:value="0.0320940909" calcext:value-type="float">
            <text:p>0.0320940909</text:p>
          </table:table-cell>
          <table:table-cell office:value-type="float" office:value="1.5827548925" calcext:value-type="float">
            <text:p>1.5827548925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1.14275289919" calcext:value-type="float">
            <text:p>1.1427528992</text:p>
          </table:table-cell>
          <table:table-cell office:value-type="float" office:value="1.03854303428" calcext:value-type="float">
            <text:p>1.0385430343</text:p>
          </table:table-cell>
          <table:table-cell office:value-type="float" office:value="0.0962717175261" calcext:value-type="float">
            <text:p>0.0962717175</text:p>
          </table:table-cell>
          <table:table-cell office:value-type="float" office:value="0.10246882807" calcext:value-type="float">
            <text:p>0.1024688281</text:p>
          </table:table-cell>
          <table:table-cell office:value-type="float" office:value="2.17616134543" calcext:value-type="float">
            <text:p>2.1761613454</text:p>
          </table:table-cell>
          <table:table-cell office:value-type="float" office:value="2.51041297975" calcext:value-type="float">
            <text:p>2.5104129798</text:p>
          </table:table-cell>
          <table:table-cell office:value-type="float" office:value="26" calcext:value-type="float">
            <text:p>26</text:p>
          </table:table-cell>
          <table:table-cell office:value-type="float" office:value="0.196629656842" calcext:value-type="float">
            <text:p>0.1966296568</text:p>
          </table:table-cell>
          <table:table-cell office:value-type="float" office:value="1.10716286952" calcext:value-type="float">
            <text:p>1.1071628695</text:p>
          </table:table-cell>
          <table:table-cell office:value-type="float" office:value="23.9966292407" calcext:value-type="float">
            <text:p>23.9966292407</text:p>
          </table:table-cell>
          <table:table-cell office:value-type="float" office:value="0.258729108242" calcext:value-type="float">
            <text:p>0.2587291082</text:p>
          </table:table-cell>
          <table:table-cell office:value-type="float" office:value="1.34972403245" calcext:value-type="float">
            <text:p>1.3497240325</text:p>
          </table:table-cell>
          <table:table-cell office:value-type="float" office:value="0.179189292427" calcext:value-type="float">
            <text:p>0.1791892924</text:p>
          </table:table-cell>
          <table:table-cell office:value-type="float" office:value="0.100872254215" calcext:value-type="float">
            <text:p>0.1008722542</text:p>
          </table:table-cell>
          <table:table-cell office:value-type="float" office:value="7.98449235982" calcext:value-type="float">
            <text:p>7.9844923598</text:p>
          </table:table-cell>
          <table:table-cell office:value-type="float" office:value="12.6759890232" calcext:value-type="float">
            <text:p>12.6759890232</text:p>
          </table:table-cell>
          <table:table-cell office:value-type="float" office:value="2.03012347393" calcext:value-type="float">
            <text:p>2.0301234739</text:p>
          </table:table-cell>
          <table:table-cell table:number-columns-repeated="3" office:value-type="float" office:value="0.0320940909" calcext:value-type="float">
            <text:p>0.0320940909</text:p>
          </table:table-cell>
          <table:table-cell office:value-type="float" office:value="1.12209019228" calcext:value-type="float">
            <text:p>1.1220901923</text:p>
          </table:table-cell>
          <table:table-cell office:value-type="float" office:value="1.50294039911" calcext:value-type="float">
            <text:p>1.5029403991</text:p>
          </table:table-cell>
          <table:table-cell office:value-type="float" office:value="11.169345386" calcext:value-type="float">
            <text:p>11.169345386</text:p>
          </table:table-cell>
          <table:table-cell office:value-type="float" office:value="10.3812589542" calcext:value-type="float">
            <text:p>10.3812589542</text:p>
          </table:table-cell>
          <table:table-cell office:value-type="float" office:value="2.57882996618" calcext:value-type="float">
            <text:p>2.5788299662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1.07180693743" calcext:value-type="float">
            <text:p>1.0718069374</text:p>
          </table:table-cell>
          <table:table-cell office:value-type="float" office:value="25" calcext:value-type="float">
            <text:p>25</text:p>
          </table:table-cell>
          <table:table-cell office:value-type="float" office:value="1.397969452" calcext:value-type="float">
            <text:p>1.397969452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1.18435176608" calcext:value-type="float">
            <text:p>1.1843517661</text:p>
          </table:table-cell>
          <table:table-cell office:value-type="float" office:value="1.31352947219" calcext:value-type="float">
            <text:p>1.3135294722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13.0509991806" calcext:value-type="float">
            <text:p>13.0509991806</text:p>
          </table:table-cell>
          <table:table-cell office:value-type="float" office:value="0.993905504812" calcext:value-type="float">
            <text:p>0.9939055048</text:p>
          </table:table-cell>
          <table:table-cell office:value-type="float" office:value="4.32609837446" calcext:value-type="float">
            <text:p>4.3260983745</text:p>
          </table:table-cell>
          <table:table-cell office:value-type="float" office:value="1.45507409057" calcext:value-type="float">
            <text:p>1.4550740906</text:p>
          </table:table-cell>
          <table:table-cell office:value-type="float" office:value="4.30366417012" calcext:value-type="float">
            <text:p>4.3036641701</text:p>
          </table:table-cell>
          <table:table-cell office:value-type="float" office:value="2.15702846169" calcext:value-type="float">
            <text:p>2.1570284617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5.3423241831" calcext:value-type="float">
            <text:p>5.3423241831</text:p>
          </table:table-cell>
          <table:table-cell office:value-type="float" office:value="6.65397123581" calcext:value-type="float">
            <text:p>6.6539712358</text:p>
          </table:table-cell>
          <table:table-cell office:value-type="float" office:value="21.5084997765" calcext:value-type="float">
            <text:p>21.5084997765</text:p>
          </table:table-cell>
          <table:table-cell office:value-type="float" office:value="1.60244819025" calcext:value-type="float">
            <text:p>1.6024481903</text:p>
          </table:table-cell>
          <table:table-cell office:value-type="float" office:value="0.355347160024" calcext:value-type="float">
            <text:p>0.35534716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2.90127159374" calcext:value-type="float">
            <text:p>2.9012715937</text:p>
          </table:table-cell>
          <table:table-cell office:value-type="float" office:value="0.927022842272" calcext:value-type="float">
            <text:p>0.9270228423</text:p>
          </table:table-cell>
          <table:table-cell office:value-type="float" office:value="28" calcext:value-type="float">
            <text:p>28</text:p>
          </table:table-cell>
          <table:table-cell office:value-type="float" office:value="2.62769349326" calcext:value-type="float">
            <text:p>2.6276934933</text:p>
          </table:table-cell>
          <table:table-cell office:value-type="float" office:value="2.01501894171" calcext:value-type="float">
            <text:p>2.0150189417</text:p>
          </table:table-cell>
          <table:table-cell office:value-type="float" office:value="20.0419343881" calcext:value-type="float">
            <text:p>20.0419343881</text:p>
          </table:table-cell>
          <table:table-cell office:value-type="float" office:value="0.112698981654" calcext:value-type="float">
            <text:p>0.1126989817</text:p>
          </table:table-cell>
          <table:table-cell office:value-type="float" office:value="0.702218503214" calcext:value-type="float">
            <text:p>0.7022185032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0.259916161032" calcext:value-type="float">
            <text:p>0.259916161</text:p>
          </table:table-cell>
          <table:table-cell office:value-type="float" office:value="12.8329624851" calcext:value-type="float">
            <text:p>12.8329624851</text:p>
          </table:table-cell>
          <table:table-cell office:value-type="float" office:value="4.38775669576" calcext:value-type="float">
            <text:p>4.3877566958</text:p>
          </table:table-cell>
          <table:table-cell office:value-type="float" office:value="6.82253091733" calcext:value-type="float">
            <text:p>6.8225309173</text:p>
          </table:table-cell>
          <table:table-cell office:value-type="float" office:value="3.8631756593" calcext:value-type="float">
            <text:p>3.8631756593</text:p>
          </table:table-cell>
          <table:table-cell table:number-columns-repeated="2" office:value-type="float" office:value="0.0320940909" calcext:value-type="float">
            <text:p>0.0320940909</text:p>
          </table:table-cell>
          <table:table-cell office:value-type="float" office:value="12.9108467521" calcext:value-type="float">
            <text:p>12.9108467521</text:p>
          </table:table-cell>
          <table:table-cell office:value-type="float" office:value="1.83763496185" calcext:value-type="float">
            <text:p>1.8376349619</text:p>
          </table:table-cell>
          <table:table-cell office:value-type="float" office:value="15.4911577763" calcext:value-type="float">
            <text:p>15.4911577763</text:p>
          </table:table-cell>
          <table:table-cell office:value-type="float" office:value="11.1317459651" calcext:value-type="float">
            <text:p>11.1317459651</text:p>
          </table:table-cell>
          <table:table-cell office:value-type="float" office:value="6.5157919592" calcext:value-type="float">
            <text:p>6.5157919592</text:p>
          </table:table-cell>
          <table:table-cell office:value-type="float" office:value="1.14154473011" calcext:value-type="float">
            <text:p>1.1415447301</text:p>
          </table:table-cell>
          <table:table-cell office:value-type="float" office:value="2.27954260256" calcext:value-type="float">
            <text:p>2.279542602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8" calcext:value-type="float">
            <text:p>28</text:p>
          </table:table-cell>
          <table:table-cell office:value-type="float" office:value="1.05504176741" calcext:value-type="float">
            <text:p>1.0550417674</text:p>
          </table:table-cell>
          <table:table-cell office:value-type="float" office:value="0.09112043705" calcext:value-type="float">
            <text:p>0.0911204371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7.05740440774" calcext:value-type="float">
            <text:p>7.0574044077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0.709451278439" calcext:value-type="float">
            <text:p>0.7094512784</text:p>
          </table:table-cell>
          <table:table-cell office:value-type="float" office:value="36.1929950491" calcext:value-type="float">
            <text:p>36.1929950491</text:p>
          </table:table-cell>
          <table:table-cell office:value-type="float" office:value="3.6389432465" calcext:value-type="float">
            <text:p>3.6389432465</text:p>
          </table:table-cell>
          <table:table-cell office:value-type="float" office:value="1.3656521922" calcext:value-type="float">
            <text:p>1.3656521922</text:p>
          </table:table-cell>
          <table:table-cell office:value-type="float" office:value="0.109360429907" calcext:value-type="float">
            <text:p>0.1093604299</text:p>
          </table:table-cell>
          <table:table-cell table:number-columns-repeated="2" office:value-type="float" office:value="0.0320940909" calcext:value-type="float">
            <text:p>0.0320940909</text:p>
          </table:table-cell>
          <table:table-cell office:value-type="float" office:value="5.26191190404" calcext:value-type="float">
            <text:p>5.261911904</text:p>
          </table:table-cell>
          <table:table-cell office:value-type="float" office:value="0.147168400336" calcext:value-type="float">
            <text:p>0.1471684003</text:p>
          </table:table-cell>
          <table:table-cell office:value-type="float" office:value="1.70949503205" calcext:value-type="float">
            <text:p>1.7094950321</text:p>
          </table:table-cell>
          <table:table-cell office:value-type="float" office:value="0.142227995886" calcext:value-type="float">
            <text:p>0.1422279959</text:p>
          </table:table-cell>
          <table:table-cell office:value-type="float" office:value="0.398606479854" calcext:value-type="float">
            <text:p>0.3986064799</text:p>
          </table:table-cell>
          <table:table-cell office:value-type="float" office:value="0.101828698257" calcext:value-type="float">
            <text:p>0.1018286983</text:p>
          </table:table-cell>
          <table:table-cell office:value-type="float" office:value="0.334674099743" calcext:value-type="float">
            <text:p>0.3346740997</text:p>
          </table:table-cell>
          <table:table-cell office:value-type="float" office:value="2.98333832156" calcext:value-type="float">
            <text:p>2.9833383216</text:p>
          </table:table-cell>
          <table:table-cell office:value-type="float" office:value="110" calcext:value-type="float">
            <text:p>110</text:p>
          </table:table-cell>
          <table:table-cell office:value-type="float" office:value="0.493887654663" calcext:value-type="float">
            <text:p>0.4938876547</text:p>
          </table:table-cell>
          <table:table-cell office:value-type="float" office:value="3.09764237379" calcext:value-type="float">
            <text:p>3.0976423738</text:p>
          </table:table-cell>
          <table:table-cell office:value-type="float" office:value="22.8660015093" calcext:value-type="float">
            <text:p>22.8660015093</text:p>
          </table:table-cell>
          <table:table-cell office:value-type="float" office:value="2.0316366898" calcext:value-type="float">
            <text:p>2.0316366898</text:p>
          </table:table-cell>
          <table:table-cell office:value-type="float" office:value="2.45599764973" calcext:value-type="float">
            <text:p>2.4559976497</text:p>
          </table:table-cell>
          <table:table-cell office:value-type="float" office:value="0.304483204962" calcext:value-type="float">
            <text:p>0.304483205</text:p>
          </table:table-cell>
          <table:table-cell office:value-type="float" office:value="2.0385295327" calcext:value-type="float">
            <text:p>2.0385295327</text:p>
          </table:table-cell>
          <table:table-cell office:value-type="float" office:value="6.71379333415" calcext:value-type="float">
            <text:p>6.7137933342</text:p>
          </table:table-cell>
          <table:table-cell office:value-type="float" office:value="4.20690285811" calcext:value-type="float">
            <text:p>4.2069028581</text:p>
          </table:table-cell>
          <table:table-cell office:value-type="float" office:value="0.318654317044" calcext:value-type="float">
            <text:p>0.318654317</text:p>
          </table:table-cell>
          <table:table-cell office:value-type="float" office:value="4.2274408053" calcext:value-type="float">
            <text:p>4.2274408053</text:p>
          </table:table-cell>
          <table:table-cell office:value-type="float" office:value="2.1611395159" calcext:value-type="float">
            <text:p>2.1611395159</text:p>
          </table:table-cell>
          <table:table-cell office:value-type="float" office:value="0.990273321422" calcext:value-type="float">
            <text:p>0.9902733214</text:p>
          </table:table-cell>
          <table:table-cell office:value-type="float" office:value="0.36348368189" calcext:value-type="float">
            <text:p>0.3634836819</text:p>
          </table:table-cell>
          <table:table-cell office:value-type="float" office:value="0.168533496784" calcext:value-type="float">
            <text:p>0.1685334968</text:p>
          </table:table-cell>
          <table:table-cell office:value-type="float" office:value="10.558274645" calcext:value-type="float">
            <text:p>10.558274645</text:p>
          </table:table-cell>
          <table:table-cell office:value-type="float" office:value="14.557237744" calcext:value-type="float">
            <text:p>14.557237744</text:p>
          </table:table-cell>
          <table:table-cell office:value-type="float" office:value="2.12614873382" calcext:value-type="float">
            <text:p>2.1261487338</text:p>
          </table:table-cell>
          <table:table-cell office:value-type="float" office:value="2.21551914705" calcext:value-type="float">
            <text:p>2.2155191471</text:p>
          </table:table-cell>
          <table:table-cell office:value-type="float" office:value="2.17357432966" calcext:value-type="float">
            <text:p>2.1735743297</text:p>
          </table:table-cell>
          <table:table-cell office:value-type="float" office:value="28" calcext:value-type="float">
            <text:p>28</text:p>
          </table:table-cell>
          <table:table-cell office:value-type="float" office:value="8.8903647276" calcext:value-type="float">
            <text:p>8.8903647276</text:p>
          </table:table-cell>
          <table:table-cell office:value-type="float" office:value="1.907685407" calcext:value-type="float">
            <text:p>1.907685407</text:p>
          </table:table-cell>
          <table:table-cell office:value-type="float" office:value="4.96175158432" calcext:value-type="float">
            <text:p>4.9617515843</text:p>
          </table:table-cell>
          <table:table-cell office:value-type="float" office:value="1.60701210735" calcext:value-type="float">
            <text:p>1.6070121074</text:p>
          </table:table-cell>
          <table:table-cell office:value-type="float" office:value="18.9986324566" calcext:value-type="float">
            <text:p>18.9986324566</text:p>
          </table:table-cell>
          <table:table-cell office:value-type="float" office:value="1.86821422716" calcext:value-type="float">
            <text:p>1.8682142272</text:p>
          </table:table-cell>
          <table:table-cell office:value-type="float" office:value="2.49650660568" calcext:value-type="float">
            <text:p>2.4965066057</text:p>
          </table:table-cell>
          <table:table-cell office:value-type="float" office:value="3.18745317347" calcext:value-type="float">
            <text:p>3.1874531735</text:p>
          </table:table-cell>
          <table:table-cell office:value-type="float" office:value="2.90587192536" calcext:value-type="float">
            <text:p>2.9058719254</text:p>
          </table:table-cell>
          <table:table-cell office:value-type="float" office:value="1.50252336396" calcext:value-type="float">
            <text:p>1.502523364</text:p>
          </table:table-cell>
          <table:table-cell office:value-type="float" office:value="0.409722645071" calcext:value-type="float">
            <text:p>0.4097226451</text:p>
          </table:table-cell>
          <table:table-cell office:value-type="float" office:value="2.41766546953" calcext:value-type="float">
            <text:p>2.4176654695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0.3906804219" calcext:value-type="float">
            <text:p>0.3906804219</text:p>
          </table:table-cell>
          <table:table-cell office:value-type="float" office:value="6.92618617318" calcext:value-type="float">
            <text:p>6.9261861732</text:p>
          </table:table-cell>
          <table:table-cell office:value-type="float" office:value="0.66751094315" calcext:value-type="float">
            <text:p>0.6675109432</text:p>
          </table:table-cell>
          <table:table-cell office:value-type="float" office:value="7.51934778997" calcext:value-type="float">
            <text:p>7.51934779</text:p>
          </table:table-cell>
          <table:table-cell office:value-type="float" office:value="1.15085086624" calcext:value-type="float">
            <text:p>1.1508508662</text:p>
          </table:table-cell>
          <table:table-cell office:value-type="float" office:value="0.772661108068" calcext:value-type="float">
            <text:p>0.7726611081</text:p>
          </table:table-cell>
          <table:table-cell office:value-type="float" office:value="8.27914673145" calcext:value-type="float">
            <text:p>8.2791467315</text:p>
          </table:table-cell>
          <table:table-cell office:value-type="float" office:value="30" calcext:value-type="float">
            <text:p>30</text:p>
          </table:table-cell>
          <table:table-cell office:value-type="float" office:value="1.59455409524" calcext:value-type="float">
            <text:p>1.5945540952</text:p>
          </table:table-cell>
          <table:table-cell office:value-type="float" office:value="3.22959599575" calcext:value-type="float">
            <text:p>3.2295959958</text:p>
          </table:table-cell>
          <table:table-cell office:value-type="float" office:value="22.7010245647" calcext:value-type="float">
            <text:p>22.7010245647</text:p>
          </table:table-cell>
          <table:table-cell office:value-type="float" office:value="1.5608346687" calcext:value-type="float">
            <text:p>1.5608346687</text:p>
          </table:table-cell>
          <table:table-cell office:value-type="float" office:value="0.327349302187" calcext:value-type="float">
            <text:p>0.3273493022</text:p>
          </table:table-cell>
          <table:table-cell office:value-type="float" office:value="0.491978461923" calcext:value-type="float">
            <text:p>0.4919784619</text:p>
          </table:table-cell>
          <table:table-cell office:value-type="float" office:value="0.682103379507" calcext:value-type="float">
            <text:p>0.6821033795</text:p>
          </table:table-cell>
          <table:table-cell office:value-type="float" office:value="11.6173025972" calcext:value-type="float">
            <text:p>11.6173025972</text:p>
          </table:table-cell>
          <table:table-cell office:value-type="float" office:value="13.7234435393" calcext:value-type="float">
            <text:p>13.7234435393</text:p>
          </table:table-cell>
          <table:table-cell office:value-type="float" office:value="2.77272954258" calcext:value-type="float">
            <text:p>2.7727295426</text:p>
          </table:table-cell>
          <table:table-cell office:value-type="float" office:value="11.0138639435" calcext:value-type="float">
            <text:p>11.0138639435</text:p>
          </table:table-cell>
          <table:table-cell office:value-type="float" office:value="0.488465079163" calcext:value-type="float">
            <text:p>0.4884650792</text:p>
          </table:table-cell>
          <table:table-cell office:value-type="float" office:value="0.906277772247" calcext:value-type="float">
            <text:p>0.9062777722</text:p>
          </table:table-cell>
          <table:table-cell office:value-type="float" office:value="4.90094623959" calcext:value-type="float">
            <text:p>4.9009462396</text:p>
          </table:table-cell>
          <table:table-cell office:value-type="float" office:value="2.41238185628" calcext:value-type="float">
            <text:p>2.4123818563</text:p>
          </table:table-cell>
          <table:table-cell office:value-type="float" office:value="8.88354473229" calcext:value-type="float">
            <text:p>8.8835447323</text:p>
          </table:table-cell>
          <table:table-cell office:value-type="float" office:value="6.77390941527" calcext:value-type="float">
            <text:p>6.7739094153</text:p>
          </table:table-cell>
          <table:table-cell office:value-type="float" office:value="9.45194791941" calcext:value-type="float">
            <text:p>9.4519479194</text:p>
          </table:table-cell>
          <table:table-cell office:value-type="float" office:value="3.67694284336" calcext:value-type="float">
            <text:p>3.6769428434</text:p>
          </table:table-cell>
          <table:table-cell office:value-type="float" office:value="1.49935253627" calcext:value-type="float">
            <text:p>1.499352536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5" calcext:value-type="float">
            <text:p>25</text:p>
          </table:table-cell>
          <table:table-cell office:value-type="float" office:value="6.13360689287" calcext:value-type="float">
            <text:p>6.1336068929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0.085921830176" calcext:value-type="float">
            <text:p>0.0859218302</text:p>
          </table:table-cell>
          <table:table-cell office:value-type="float" office:value="6.45953345258" calcext:value-type="float">
            <text:p>6.4595334526</text:p>
          </table:table-cell>
          <table:table-cell office:value-type="float" office:value="0.154443633536" calcext:value-type="float">
            <text:p>0.1544436335</text:p>
          </table:table-cell>
          <table:table-cell office:value-type="float" office:value="10.3227628451" calcext:value-type="float">
            <text:p>10.3227628451</text:p>
          </table:table-cell>
          <table:table-cell office:value-type="float" office:value="57.3194926517" calcext:value-type="float">
            <text:p>57.3194926517</text:p>
          </table:table-cell>
          <table:table-cell office:value-type="float" office:value="2.99479257124" calcext:value-type="float">
            <text:p>2.9947925712</text:p>
          </table:table-cell>
          <table:table-cell office:value-type="float" office:value="0.109220420084" calcext:value-type="float">
            <text:p>0.1092204201</text:p>
          </table:table-cell>
          <table:table-cell office:value-type="float" office:value="0.280798379264" calcext:value-type="float">
            <text:p>0.2807983793</text:p>
          </table:table-cell>
          <table:table-cell office:value-type="float" office:value="0.170244625432" calcext:value-type="float">
            <text:p>0.1702446254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2.24136907104" calcext:value-type="float">
            <text:p>2.241369071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0.47792145634" calcext:value-type="float">
            <text:p>0.4779214563</text:p>
          </table:table-cell>
          <table:table-cell office:value-type="float" office:value="0.099391168068" calcext:value-type="float">
            <text:p>0.0993911681</text:p>
          </table:table-cell>
          <table:table-cell office:value-type="float" office:value="0.172608779564" calcext:value-type="float">
            <text:p>0.1726087796</text:p>
          </table:table-cell>
          <table:table-cell office:value-type="float" office:value="0.20792423948" calcext:value-type="float">
            <text:p>0.2079242395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0.123473437752" calcext:value-type="float">
            <text:p>0.1234734378</text:p>
          </table:table-cell>
          <table:table-cell office:value-type="float" office:value="126" calcext:value-type="float">
            <text:p>126</text:p>
          </table:table-cell>
          <table:table-cell office:value-type="float" office:value="8.75193997616" calcext:value-type="float">
            <text:p>8.7519399762</text:p>
          </table:table-cell>
          <table:table-cell office:value-type="float" office:value="4.08814822466" calcext:value-type="float">
            <text:p>4.0881482247</text:p>
          </table:table-cell>
          <table:table-cell office:value-type="float" office:value="3.22853606701" calcext:value-type="float">
            <text:p>3.228536067</text:p>
          </table:table-cell>
          <table:table-cell office:value-type="float" office:value="3.38745409992" calcext:value-type="float">
            <text:p>3.3874540999</text:p>
          </table:table-cell>
          <table:table-cell office:value-type="float" office:value="12.876578075" calcext:value-type="float">
            <text:p>12.876578075</text:p>
          </table:table-cell>
          <table:table-cell office:value-type="float" office:value="0.521970127205" calcext:value-type="float">
            <text:p>0.5219701272</text:p>
          </table:table-cell>
          <table:table-cell office:value-type="float" office:value="1.83741841136" calcext:value-type="float">
            <text:p>1.8374184114</text:p>
          </table:table-cell>
          <table:table-cell office:value-type="float" office:value="0.425144462936" calcext:value-type="float">
            <text:p>0.4251444629</text:p>
          </table:table-cell>
          <table:table-cell office:value-type="float" office:value="3.09181345596" calcext:value-type="float">
            <text:p>3.091813456</text:p>
          </table:table-cell>
          <table:table-cell office:value-type="float" office:value="0.56561513509" calcext:value-type="float">
            <text:p>0.5656151351</text:p>
          </table:table-cell>
          <table:table-cell office:value-type="float" office:value="0.765064215079" calcext:value-type="float">
            <text:p>0.7650642151</text:p>
          </table:table-cell>
          <table:table-cell office:value-type="float" office:value="1.65799265233" calcext:value-type="float">
            <text:p>1.6579926523</text:p>
          </table:table-cell>
          <table:table-cell office:value-type="float" office:value="1.05145133262" calcext:value-type="float">
            <text:p>1.0514513326</text:p>
          </table:table-cell>
          <table:table-cell office:value-type="float" office:value="0.602637245222" calcext:value-type="float">
            <text:p>0.6026372452</text:p>
          </table:table-cell>
          <table:table-cell office:value-type="float" office:value="0.674709136584" calcext:value-type="float">
            <text:p>0.6747091366</text:p>
          </table:table-cell>
          <table:table-cell office:value-type="float" office:value="3.81835517699" calcext:value-type="float">
            <text:p>3.818355177</text:p>
          </table:table-cell>
          <table:table-cell office:value-type="float" office:value="4.2896936976" calcext:value-type="float">
            <text:p>4.2896936976</text:p>
          </table:table-cell>
          <table:table-cell office:value-type="float" office:value="1.60569811033" calcext:value-type="float">
            <text:p>1.6056981103</text:p>
          </table:table-cell>
          <table:table-cell office:value-type="float" office:value="6.15544727344" calcext:value-type="float">
            <text:p>6.1554472734</text:p>
          </table:table-cell>
          <table:table-cell office:value-type="float" office:value="7.01605621226" calcext:value-type="float">
            <text:p>7.0160562123</text:p>
          </table:table-cell>
          <table:table-cell office:value-type="float" office:value="35" calcext:value-type="float">
            <text:p>35</text:p>
          </table:table-cell>
          <table:table-cell office:value-type="float" office:value="3.64902732557" calcext:value-type="float">
            <text:p>3.6490273256</text:p>
          </table:table-cell>
          <table:table-cell office:value-type="float" office:value="1.18615576341" calcext:value-type="float">
            <text:p>1.1861557634</text:p>
          </table:table-cell>
          <table:table-cell office:value-type="float" office:value="6.48021128489" calcext:value-type="float">
            <text:p>6.4802112849</text:p>
          </table:table-cell>
          <table:table-cell office:value-type="float" office:value="4.38292652801" calcext:value-type="float">
            <text:p>4.382926528</text:p>
          </table:table-cell>
          <table:table-cell office:value-type="float" office:value="18.4079875831" calcext:value-type="float">
            <text:p>18.4079875831</text:p>
          </table:table-cell>
          <table:table-cell office:value-type="float" office:value="0.06501783786" calcext:value-type="float">
            <text:p>0.0650178379</text:p>
          </table:table-cell>
          <table:table-cell office:value-type="float" office:value="1.79675432093" calcext:value-type="float">
            <text:p>1.7967543209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2.57462038225" calcext:value-type="float">
            <text:p>2.5746203823</text:p>
          </table:table-cell>
          <table:table-cell office:value-type="float" office:value="1.02818868677" calcext:value-type="float">
            <text:p>1.0281886868</text:p>
          </table:table-cell>
          <table:table-cell office:value-type="float" office:value="0.208128893151" calcext:value-type="float">
            <text:p>0.2081288932</text:p>
          </table:table-cell>
          <table:table-cell office:value-type="float" office:value="1.1214001165" calcext:value-type="float">
            <text:p>1.1214001165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1.18434909687" calcext:value-type="float">
            <text:p>1.1843490969</text:p>
          </table:table-cell>
          <table:table-cell office:value-type="float" office:value="0.320793715226" calcext:value-type="float">
            <text:p>0.3207937152</text:p>
          </table:table-cell>
          <table:table-cell office:value-type="float" office:value="4.44175011216" calcext:value-type="float">
            <text:p>4.4417501122</text:p>
          </table:table-cell>
          <table:table-cell office:value-type="float" office:value="13.6975983408" calcext:value-type="float">
            <text:p>13.6975983408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1.33235993507" calcext:value-type="float">
            <text:p>1.3323599351</text:p>
          </table:table-cell>
          <table:table-cell office:value-type="float" office:value="14.4683296226" calcext:value-type="float">
            <text:p>14.4683296226</text:p>
          </table:table-cell>
          <table:table-cell office:value-type="float" office:value="34" calcext:value-type="float">
            <text:p>34</text:p>
          </table:table-cell>
          <table:table-cell office:value-type="float" office:value="1.17321329664" calcext:value-type="float">
            <text:p>1.1732132966</text:p>
          </table:table-cell>
          <table:table-cell office:value-type="float" office:value="4.96028071915" calcext:value-type="float">
            <text:p>4.9602807192</text:p>
          </table:table-cell>
          <table:table-cell office:value-type="float" office:value="9.39769253609" calcext:value-type="float">
            <text:p>9.3976925361</text:p>
          </table:table-cell>
          <table:table-cell office:value-type="float" office:value="1.63137120599" calcext:value-type="float">
            <text:p>1.631371206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1.67401534728" calcext:value-type="float">
            <text:p>1.6740153473</text:p>
          </table:table-cell>
          <table:table-cell office:value-type="float" office:value="0.984136092324" calcext:value-type="float">
            <text:p>0.9841360923</text:p>
          </table:table-cell>
          <table:table-cell office:value-type="float" office:value="7.40885607974" calcext:value-type="float">
            <text:p>7.4088560797</text:p>
          </table:table-cell>
          <table:table-cell office:value-type="float" office:value="21.0794404191" calcext:value-type="float">
            <text:p>21.0794404191</text:p>
          </table:table-cell>
          <table:table-cell office:value-type="float" office:value="5.90661451922" calcext:value-type="float">
            <text:p>5.9066145192</text:p>
          </table:table-cell>
          <table:table-cell office:value-type="float" office:value="7.95780662245" calcext:value-type="float">
            <text:p>7.9578066225</text:p>
          </table:table-cell>
          <table:table-cell office:value-type="float" office:value="1.30951957129" calcext:value-type="float">
            <text:p>1.3095195713</text:p>
          </table:table-cell>
          <table:table-cell office:value-type="float" office:value="2.5018026515" calcext:value-type="float">
            <text:p>2.5018026515</text:p>
          </table:table-cell>
          <table:table-cell office:value-type="float" office:value="3.5557383751" calcext:value-type="float">
            <text:p>3.5557383751</text:p>
          </table:table-cell>
          <table:table-cell office:value-type="float" office:value="1.30990898778" calcext:value-type="float">
            <text:p>1.3099089878</text:p>
          </table:table-cell>
          <table:table-cell office:value-type="float" office:value="8.96533732266" calcext:value-type="float">
            <text:p>8.9653373227</text:p>
          </table:table-cell>
          <table:table-cell office:value-type="float" office:value="1.73459027851" calcext:value-type="float">
            <text:p>1.7345902785</text:p>
          </table:table-cell>
          <table:table-cell office:value-type="float" office:value="16.8099086927" calcext:value-type="float">
            <text:p>16.8099086927</text:p>
          </table:table-cell>
          <table:table-cell office:value-type="float" office:value="7.32183160183" calcext:value-type="float">
            <text:p>7.3218316018</text:p>
          </table:table-cell>
          <table:table-cell office:value-type="float" office:value="3.22184105468" calcext:value-type="float">
            <text:p>3.221841054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3" calcext:value-type="float">
            <text:p>33</text:p>
          </table:table-cell>
          <table:table-cell office:value-type="float" office:value="0.40860628603" calcext:value-type="float">
            <text:p>0.408606286</text:p>
          </table:table-cell>
          <table:table-cell office:value-type="float" office:value="0.707702041961" calcext:value-type="float">
            <text:p>0.707702042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20.6128159406" calcext:value-type="float">
            <text:p>20.6128159406</text:p>
          </table:table-cell>
          <table:table-cell office:value-type="float" office:value="0.463519654942" calcext:value-type="float">
            <text:p>0.4635196549</text:p>
          </table:table-cell>
          <table:table-cell office:value-type="float" office:value="6.11288908158" calcext:value-type="float">
            <text:p>6.1128890816</text:p>
          </table:table-cell>
          <table:table-cell office:value-type="float" office:value="36.6967854977" calcext:value-type="float">
            <text:p>36.6967854977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1.14170751499" calcext:value-type="float">
            <text:p>1.141707515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0.442681608024" calcext:value-type="float">
            <text:p>0.442681608</text:p>
          </table:table-cell>
          <table:table-cell office:value-type="float" office:value="0.101579244767" calcext:value-type="float">
            <text:p>0.1015792448</text:p>
          </table:table-cell>
          <table:table-cell office:value-type="float" office:value="5.89704090139" calcext:value-type="float">
            <text:p>5.8970409014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8.48565106877" calcext:value-type="float">
            <text:p>8.4856510688</text:p>
          </table:table-cell>
          <table:table-cell office:value-type="float" office:value="0.411342517012" calcext:value-type="float">
            <text:p>0.411342517</text:p>
          </table:table-cell>
          <table:table-cell office:value-type="float" office:value="1.91567714804" calcext:value-type="float">
            <text:p>1.915677148</text:p>
          </table:table-cell>
          <table:table-cell office:value-type="float" office:value="0.157352144103" calcext:value-type="float">
            <text:p>0.1573521441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0.320000107388" calcext:value-type="float">
            <text:p>0.3200001074</text:p>
          </table:table-cell>
          <table:table-cell office:value-type="float" office:value="116" calcext:value-type="float">
            <text:p>116</text:p>
          </table:table-cell>
          <table:table-cell office:value-type="float" office:value="4.16288513398" calcext:value-type="float">
            <text:p>4.162885134</text:p>
          </table:table-cell>
          <table:table-cell office:value-type="float" office:value="3.68498513255" calcext:value-type="float">
            <text:p>3.6849851326</text:p>
          </table:table-cell>
          <table:table-cell office:value-type="float" office:value="1.88868845778" calcext:value-type="float">
            <text:p>1.8886884578</text:p>
          </table:table-cell>
          <table:table-cell office:value-type="float" office:value="5.0914379709" calcext:value-type="float">
            <text:p>5.0914379709</text:p>
          </table:table-cell>
          <table:table-cell office:value-type="float" office:value="11.6342626834" calcext:value-type="float">
            <text:p>11.6342626834</text:p>
          </table:table-cell>
          <table:table-cell office:value-type="float" office:value="2.01120321096" calcext:value-type="float">
            <text:p>2.011203211</text:p>
          </table:table-cell>
          <table:table-cell office:value-type="float" office:value="2.27887760491" calcext:value-type="float">
            <text:p>2.2788776049</text:p>
          </table:table-cell>
          <table:table-cell office:value-type="float" office:value="3.0647442731" calcext:value-type="float">
            <text:p>3.0647442731</text:p>
          </table:table-cell>
          <table:table-cell office:value-type="float" office:value="10.5354277376" calcext:value-type="float">
            <text:p>10.5354277376</text:p>
          </table:table-cell>
          <table:table-cell office:value-type="float" office:value="6.26914363031" calcext:value-type="float">
            <text:p>6.2691436303</text:p>
          </table:table-cell>
          <table:table-cell office:value-type="float" office:value="3.29588398323" calcext:value-type="float">
            <text:p>3.2958839832</text:p>
          </table:table-cell>
          <table:table-cell office:value-type="float" office:value="3.12762874618" calcext:value-type="float">
            <text:p>3.1276287462</text:p>
          </table:table-cell>
          <table:table-cell office:value-type="float" office:value="2.66230764741" calcext:value-type="float">
            <text:p>2.6623076474</text:p>
          </table:table-cell>
          <table:table-cell office:value-type="float" office:value="3.18744157013" calcext:value-type="float">
            <text:p>3.1874415701</text:p>
          </table:table-cell>
          <table:table-cell office:value-type="float" office:value="1.32150996115" calcext:value-type="float">
            <text:p>1.3215099612</text:p>
          </table:table-cell>
          <table:table-cell office:value-type="float" office:value="5.9827571452" calcext:value-type="float">
            <text:p>5.9827571452</text:p>
          </table:table-cell>
          <table:table-cell office:value-type="float" office:value="12.0286466557" calcext:value-type="float">
            <text:p>12.0286466557</text:p>
          </table:table-cell>
          <table:table-cell office:value-type="float" office:value="6.1173027148" calcext:value-type="float">
            <text:p>6.1173027148</text:p>
          </table:table-cell>
          <table:table-cell office:value-type="float" office:value="7.62931059688" calcext:value-type="float">
            <text:p>7.6293105969</text:p>
          </table:table-cell>
          <table:table-cell office:value-type="float" office:value="12.4001955824" calcext:value-type="float">
            <text:p>12.4001955824</text:p>
          </table:table-cell>
          <table:table-cell office:value-type="float" office:value="44" calcext:value-type="float">
            <text:p>44</text:p>
          </table:table-cell>
          <table:table-cell office:value-type="float" office:value="2.55521263022" calcext:value-type="float">
            <text:p>2.5552126302</text:p>
          </table:table-cell>
          <table:table-cell office:value-type="float" office:value="0.12456412615" calcext:value-type="float">
            <text:p>0.1245641262</text:p>
          </table:table-cell>
          <table:table-cell office:value-type="float" office:value="0.153684360686" calcext:value-type="float">
            <text:p>0.1536843607</text:p>
          </table:table-cell>
          <table:table-cell office:value-type="float" office:value="1.83955929619" calcext:value-type="float">
            <text:p>1.8395592962</text:p>
          </table:table-cell>
          <table:table-cell office:value-type="float" office:value="3.71808828861" calcext:value-type="float">
            <text:p>3.7180882886</text:p>
          </table:table-cell>
          <table:table-cell office:value-type="float" office:value="16.0839569301" calcext:value-type="float">
            <text:p>16.0839569301</text:p>
          </table:table-cell>
          <table:table-cell office:value-type="float" office:value="2.73466839668" calcext:value-type="float">
            <text:p>2.7346683967</text:p>
          </table:table-cell>
          <table:table-cell office:value-type="float" office:value="2.32727322833" calcext:value-type="float">
            <text:p>2.3272732283</text:p>
          </table:table-cell>
          <table:table-cell office:value-type="float" office:value="1.14866820019" calcext:value-type="float">
            <text:p>1.1486682002</text:p>
          </table:table-cell>
          <table:table-cell office:value-type="float" office:value="2.09653084415" calcext:value-type="float">
            <text:p>2.0965308442</text:p>
          </table:table-cell>
          <table:table-cell office:value-type="float" office:value="0.468175581039" calcext:value-type="float">
            <text:p>0.468175581</text:p>
          </table:table-cell>
          <table:table-cell office:value-type="float" office:value="1.98464660099" calcext:value-type="float">
            <text:p>1.984646601</text:p>
          </table:table-cell>
          <table:table-cell office:value-type="float" office:value="11.6147685309" calcext:value-type="float">
            <text:p>11.6147685309</text:p>
          </table:table-cell>
          <table:table-cell office:value-type="float" office:value="0.270281545745" calcext:value-type="float">
            <text:p>0.2702815457</text:p>
          </table:table-cell>
          <table:table-cell office:value-type="float" office:value="25.6242807784" calcext:value-type="float">
            <text:p>25.6242807784</text:p>
          </table:table-cell>
          <table:table-cell office:value-type="float" office:value="0.567846026064" calcext:value-type="float">
            <text:p>0.5678460261</text:p>
          </table:table-cell>
          <table:table-cell office:value-type="float" office:value="0.349792178355" calcext:value-type="float">
            <text:p>0.3497921784</text:p>
          </table:table-cell>
          <table:table-cell office:value-type="float" office:value="0.146413793868" calcext:value-type="float">
            <text:p>0.1464137939</text:p>
          </table:table-cell>
          <table:table-cell office:value-type="float" office:value="2.56850539539" calcext:value-type="float">
            <text:p>2.5685053954</text:p>
          </table:table-cell>
          <table:table-cell office:value-type="float" office:value="2.78769235862" calcext:value-type="float">
            <text:p>2.7876923586</text:p>
          </table:table-cell>
          <table:table-cell office:value-type="float" office:value="38" calcext:value-type="float">
            <text:p>38</text:p>
          </table:table-cell>
          <table:table-cell office:value-type="float" office:value="3.86739295378" calcext:value-type="float">
            <text:p>3.8673929538</text:p>
          </table:table-cell>
          <table:table-cell office:value-type="float" office:value="8.61411554341" calcext:value-type="float">
            <text:p>8.6141155434</text:p>
          </table:table-cell>
          <table:table-cell office:value-type="float" office:value="3.51833080314" calcext:value-type="float">
            <text:p>3.5183308031</text:p>
          </table:table-cell>
          <table:table-cell office:value-type="float" office:value="2.16544286104" calcext:value-type="float">
            <text:p>2.165442861</text:p>
          </table:table-cell>
          <table:table-cell office:value-type="float" office:value="3.21300729857" calcext:value-type="float">
            <text:p>3.2130072986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0.486690173458" calcext:value-type="float">
            <text:p>0.4866901735</text:p>
          </table:table-cell>
          <table:table-cell office:value-type="float" office:value="13.7033143436" calcext:value-type="float">
            <text:p>13.7033143436</text:p>
          </table:table-cell>
          <table:table-cell office:value-type="float" office:value="18.0093404093" calcext:value-type="float">
            <text:p>18.0093404093</text:p>
          </table:table-cell>
          <table:table-cell office:value-type="float" office:value="2.35678847478" calcext:value-type="float">
            <text:p>2.3567884748</text:p>
          </table:table-cell>
          <table:table-cell office:value-type="float" office:value="5.17984209025" calcext:value-type="float">
            <text:p>5.1798420903</text:p>
          </table:table-cell>
          <table:table-cell office:value-type="float" office:value="1.4036400615" calcext:value-type="float">
            <text:p>1.4036400615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10.8481826634" calcext:value-type="float">
            <text:p>10.8481826634</text:p>
          </table:table-cell>
          <table:table-cell office:value-type="float" office:value="1.76686356823" calcext:value-type="float">
            <text:p>1.7668635682</text:p>
          </table:table-cell>
          <table:table-cell office:value-type="float" office:value="4.88229588188" calcext:value-type="float">
            <text:p>4.8822958819</text:p>
          </table:table-cell>
          <table:table-cell office:value-type="float" office:value="5.03821607452" calcext:value-type="float">
            <text:p>5.0382160745</text:p>
          </table:table-cell>
          <table:table-cell office:value-type="float" office:value="19.9818047424" calcext:value-type="float">
            <text:p>19.9818047424</text:p>
          </table:table-cell>
          <table:table-cell office:value-type="float" office:value="4.01305433683" calcext:value-type="float">
            <text:p>4.0130543368</text:p>
          </table:table-cell>
          <table:table-cell office:value-type="float" office:value="1.0820029349" calcext:value-type="float">
            <text:p>1.082002934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8" calcext:value-type="float">
            <text:p>38</text:p>
          </table:table-cell>
          <table:table-cell office:value-type="float" office:value="0.562009386253" calcext:value-type="float">
            <text:p>0.5620093863</text:p>
          </table:table-cell>
          <table:table-cell office:value-type="float" office:value="1.58279269377" calcext:value-type="float">
            <text:p>1.5827926938</text:p>
          </table:table-cell>
          <table:table-cell office:value-type="float" office:value="4.22301431013" calcext:value-type="float">
            <text:p>4.2230143101</text:p>
          </table:table-cell>
          <table:table-cell office:value-type="float" office:value="13.7708192294" calcext:value-type="float">
            <text:p>13.7708192294</text:p>
          </table:table-cell>
          <table:table-cell office:value-type="float" office:value="0.397896794518" calcext:value-type="float">
            <text:p>0.3978967945</text:p>
          </table:table-cell>
          <table:table-cell office:value-type="float" office:value="1.2992672172" calcext:value-type="float">
            <text:p>1.2992672172</text:p>
          </table:table-cell>
          <table:table-cell office:value-type="float" office:value="13.8296136166" calcext:value-type="float">
            <text:p>13.8296136166</text:p>
          </table:table-cell>
          <table:table-cell office:value-type="float" office:value="1.47406623594" calcext:value-type="float">
            <text:p>1.4740662359</text:p>
          </table:table-cell>
          <table:table-cell office:value-type="float" office:value="3.89954489636" calcext:value-type="float">
            <text:p>3.8995448964</text:p>
          </table:table-cell>
          <table:table-cell office:value-type="float" office:value="9.03287369439" calcext:value-type="float">
            <text:p>9.0328736944</text:p>
          </table:table-cell>
          <table:table-cell office:value-type="float" office:value="0.618041178374" calcext:value-type="float">
            <text:p>0.6180411784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1.52119598741" calcext:value-type="float">
            <text:p>1.5211959874</text:p>
          </table:table-cell>
          <table:table-cell office:value-type="float" office:value="0.8260334088" calcext:value-type="float">
            <text:p>0.8260334088</text:p>
          </table:table-cell>
          <table:table-cell office:value-type="float" office:value="14.8852377365" calcext:value-type="float">
            <text:p>14.8852377365</text:p>
          </table:table-cell>
          <table:table-cell office:value-type="float" office:value="1.66283635574" calcext:value-type="float">
            <text:p>1.6628363557</text:p>
          </table:table-cell>
          <table:table-cell office:value-type="float" office:value="2.62474934893" calcext:value-type="float">
            <text:p>2.6247493489</text:p>
          </table:table-cell>
          <table:table-cell office:value-type="float" office:value="0.256193738926" calcext:value-type="float">
            <text:p>0.2561937389</text:p>
          </table:table-cell>
          <table:table-cell office:value-type="float" office:value="1.51258530396" calcext:value-type="float">
            <text:p>1.512585304</text:p>
          </table:table-cell>
          <table:table-cell office:value-type="float" office:value="2.39417448848" calcext:value-type="float">
            <text:p>2.3941744885</text:p>
          </table:table-cell>
          <table:table-cell office:value-type="float" office:value="35" calcext:value-type="float">
            <text:p>35</text:p>
          </table:table-cell>
          <table:table-cell office:value-type="float" office:value="5.72104642706" calcext:value-type="float">
            <text:p>5.7210464271</text:p>
          </table:table-cell>
          <table:table-cell office:value-type="float" office:value="2.74299981458" calcext:value-type="float">
            <text:p>2.7429998146</text:p>
          </table:table-cell>
          <table:table-cell office:value-type="float" office:value="0.8875707711" calcext:value-type="float">
            <text:p>0.8875707711</text:p>
          </table:table-cell>
          <table:table-cell office:value-type="float" office:value="0.726054391486" calcext:value-type="float">
            <text:p>0.7260543915</text:p>
          </table:table-cell>
          <table:table-cell office:value-type="float" office:value="12.8943984452" calcext:value-type="float">
            <text:p>12.8943984452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0.591233759726" calcext:value-type="float">
            <text:p>0.5912337597</text:p>
          </table:table-cell>
          <table:table-cell office:value-type="float" office:value="1.82389225051" calcext:value-type="float">
            <text:p>1.8238922505</text:p>
          </table:table-cell>
          <table:table-cell office:value-type="float" office:value="1.43302139441" calcext:value-type="float">
            <text:p>1.4330213944</text:p>
          </table:table-cell>
          <table:table-cell office:value-type="float" office:value="3.31364388771" calcext:value-type="float">
            <text:p>3.3136438877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11.6031145146" calcext:value-type="float">
            <text:p>11.6031145146</text:p>
          </table:table-cell>
          <table:table-cell office:value-type="float" office:value="3.69914963104" calcext:value-type="float">
            <text:p>3.699149631</text:p>
          </table:table-cell>
          <table:table-cell office:value-type="float" office:value="0.210066485586" calcext:value-type="float">
            <text:p>0.2100664856</text:p>
          </table:table-cell>
          <table:table-cell office:value-type="float" office:value="0.544800910294" calcext:value-type="float">
            <text:p>0.5448009103</text:p>
          </table:table-cell>
          <table:table-cell office:value-type="float" office:value="3.23423396611" calcext:value-type="float">
            <text:p>3.2342339661</text:p>
          </table:table-cell>
          <table:table-cell office:value-type="float" office:value="2.18567676513" calcext:value-type="float">
            <text:p>2.1856767651</text:p>
          </table:table-cell>
          <table:table-cell office:value-type="float" office:value="0.103538283157" calcext:value-type="float">
            <text:p>0.1035382832</text:p>
          </table:table-cell>
          <table:table-cell office:value-type="float" office:value="5.72374497355" calcext:value-type="float">
            <text:p>5.7237449736</text:p>
          </table:table-cell>
          <table:table-cell office:value-type="float" office:value="15.1109355363" calcext:value-type="float">
            <text:p>15.1109355363</text:p>
          </table:table-cell>
          <table:table-cell office:value-type="float" office:value="33" calcext:value-type="float">
            <text:p>33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1.37900724788" calcext:value-type="float">
            <text:p>1.3790072479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14.9436922484" calcext:value-type="float">
            <text:p>14.9436922484</text:p>
          </table:table-cell>
          <table:table-cell office:value-type="float" office:value="0.627366125464" calcext:value-type="float">
            <text:p>0.6273661255</text:p>
          </table:table-cell>
          <table:table-cell office:value-type="float" office:value="11.889485029" calcext:value-type="float">
            <text:p>11.889485029</text:p>
          </table:table-cell>
          <table:table-cell office:value-type="float" office:value="6.05378056976" calcext:value-type="float">
            <text:p>6.0537805698</text:p>
          </table:table-cell>
          <table:table-cell office:value-type="float" office:value="3.65528862394" calcext:value-type="float">
            <text:p>3.6552886239</text:p>
          </table:table-cell>
          <table:table-cell office:value-type="float" office:value="1.38710368434" calcext:value-type="float">
            <text:p>1.3871036843</text:p>
          </table:table-cell>
          <table:table-cell office:value-type="float" office:value="6.00479590544" calcext:value-type="float">
            <text:p>6.0047959054</text:p>
          </table:table-cell>
          <table:table-cell office:value-type="float" office:value="2.61589012195" calcext:value-type="float">
            <text:p>2.615890122</text:p>
          </table:table-cell>
          <table:table-cell office:value-type="float" office:value="0.0834627435424" calcext:value-type="float">
            <text:p>0.0834627435</text:p>
          </table:table-cell>
          <table:table-cell office:value-type="float" office:value="1.3544375092" calcext:value-type="float">
            <text:p>1.3544375092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20.3538176607" calcext:value-type="float">
            <text:p>20.3538176607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0.314483367664" calcext:value-type="float">
            <text:p>0.3144833677</text:p>
          </table:table-cell>
          <table:table-cell office:value-type="float" office:value="1.65279679317" calcext:value-type="float">
            <text:p>1.6527967932</text:p>
          </table:table-cell>
          <table:table-cell office:value-type="float" office:value="1.7317679039" calcext:value-type="float">
            <text:p>1.7317679039</text:p>
          </table:table-cell>
          <table:table-cell office:value-type="float" office:value="0.648148101603" calcext:value-type="float">
            <text:p>0.6481481016</text:p>
          </table:table-cell>
          <table:table-cell office:value-type="float" office:value="37" calcext:value-type="float">
            <text:p>37</text:p>
          </table:table-cell>
          <table:table-cell office:value-type="float" office:value="4.48784159305" calcext:value-type="float">
            <text:p>4.4878415931</text:p>
          </table:table-cell>
          <table:table-cell office:value-type="float" office:value="9.79382989674" calcext:value-type="float">
            <text:p>9.7938298967</text:p>
          </table:table-cell>
          <table:table-cell office:value-type="float" office:value="8.97899017036" calcext:value-type="float">
            <text:p>8.9789901704</text:p>
          </table:table-cell>
          <table:table-cell office:value-type="float" office:value="0.433423184659" calcext:value-type="float">
            <text:p>0.4334231847</text:p>
          </table:table-cell>
          <table:table-cell office:value-type="float" office:value="2.25796013441" calcext:value-type="float">
            <text:p>2.2579601344</text:p>
          </table:table-cell>
          <table:table-cell office:value-type="float" office:value="0.470751806646" calcext:value-type="float">
            <text:p>0.4707518066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11.8458709698" calcext:value-type="float">
            <text:p>11.8458709698</text:p>
          </table:table-cell>
          <table:table-cell office:value-type="float" office:value="2.48799714277" calcext:value-type="float">
            <text:p>2.4879971428</text:p>
          </table:table-cell>
          <table:table-cell office:value-type="float" office:value="6.45431396771" calcext:value-type="float">
            <text:p>6.4543139677</text:p>
          </table:table-cell>
          <table:table-cell office:value-type="float" office:value="1.68889850346" calcext:value-type="float">
            <text:p>1.6888985035</text:p>
          </table:table-cell>
          <table:table-cell office:value-type="float" office:value="1.56682644372" calcext:value-type="float">
            <text:p>1.5668264437</text:p>
          </table:table-cell>
          <table:table-cell office:value-type="float" office:value="2.00152350549" calcext:value-type="float">
            <text:p>2.0015235055</text:p>
          </table:table-cell>
          <table:table-cell office:value-type="float" office:value="4.71524656221" calcext:value-type="float">
            <text:p>4.7152465622</text:p>
          </table:table-cell>
          <table:table-cell office:value-type="float" office:value="0.75048568527" calcext:value-type="float">
            <text:p>0.7504856853</text:p>
          </table:table-cell>
          <table:table-cell office:value-type="float" office:value="8.21383551982" calcext:value-type="float">
            <text:p>8.2138355198</text:p>
          </table:table-cell>
          <table:table-cell office:value-type="float" office:value="4.07964040151" calcext:value-type="float">
            <text:p>4.0796404015</text:p>
          </table:table-cell>
          <table:table-cell office:value-type="float" office:value="20.8681298173" calcext:value-type="float">
            <text:p>20.8681298173</text:p>
          </table:table-cell>
          <table:table-cell office:value-type="float" office:value="0.741534286062" calcext:value-type="float">
            <text:p>0.7415342861</text:p>
          </table:table-cell>
          <table:table-cell office:value-type="float" office:value="5.82674219002" calcext:value-type="float">
            <text:p>5.8267421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4" calcext:value-type="float">
            <text:p>34</text:p>
          </table:table-cell>
          <table:table-cell office:value-type="float" office:value="1.46263117704" calcext:value-type="float">
            <text:p>1.462631177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3.05820174135" calcext:value-type="float">
            <text:p>3.0582017414</text:p>
          </table:table-cell>
          <table:table-cell office:value-type="float" office:value="9.33832766658" calcext:value-type="float">
            <text:p>9.3383276666</text:p>
          </table:table-cell>
          <table:table-cell office:value-type="float" office:value="0.925464372441" calcext:value-type="float">
            <text:p>0.9254643724</text:p>
          </table:table-cell>
          <table:table-cell office:value-type="float" office:value="1.51723430389" calcext:value-type="float">
            <text:p>1.5172343039</text:p>
          </table:table-cell>
          <table:table-cell office:value-type="float" office:value="8.3696997147" calcext:value-type="float">
            <text:p>8.3696997147</text:p>
          </table:table-cell>
          <table:table-cell office:value-type="float" office:value="10.0919721757" calcext:value-type="float">
            <text:p>10.0919721757</text:p>
          </table:table-cell>
          <table:table-cell office:value-type="float" office:value="3.66984373532" calcext:value-type="float">
            <text:p>3.6698437353</text:p>
          </table:table-cell>
          <table:table-cell office:value-type="float" office:value="20.9691231716" calcext:value-type="float">
            <text:p>20.9691231716</text:p>
          </table:table-cell>
          <table:table-cell office:value-type="float" office:value="0.579859510971" calcext:value-type="float">
            <text:p>0.579859511</text:p>
          </table:table-cell>
          <table:table-cell office:value-type="float" office:value="0.669644942406" calcext:value-type="float">
            <text:p>0.6696449424</text:p>
          </table:table-cell>
          <table:table-cell office:value-type="float" office:value="2.06021105807" calcext:value-type="float">
            <text:p>2.0602110581</text:p>
          </table:table-cell>
          <table:table-cell office:value-type="float" office:value="0.758179872253" calcext:value-type="float">
            <text:p>0.7581798723</text:p>
          </table:table-cell>
          <table:table-cell office:value-type="float" office:value="7.65766279697" calcext:value-type="float">
            <text:p>7.657662797</text:p>
          </table:table-cell>
          <table:table-cell office:value-type="float" office:value="0.649848895191" calcext:value-type="float">
            <text:p>0.6498488952</text:p>
          </table:table-cell>
          <table:table-cell office:value-type="float" office:value="5.96604175713" calcext:value-type="float">
            <text:p>5.9660417571</text:p>
          </table:table-cell>
          <table:table-cell office:value-type="float" office:value="2.46150296604" calcext:value-type="float">
            <text:p>2.461502966</text:p>
          </table:table-cell>
          <table:table-cell office:value-type="float" office:value="0.237397982235" calcext:value-type="float">
            <text:p>0.2373979822</text:p>
          </table:table-cell>
          <table:table-cell office:value-type="float" office:value="3.78458694585" calcext:value-type="float">
            <text:p>3.7845869459</text:p>
          </table:table-cell>
          <table:table-cell office:value-type="float" office:value="32" calcext:value-type="float">
            <text:p>32</text:p>
          </table:table-cell>
          <table:table-cell office:value-type="float" office:value="7.18142610034" calcext:value-type="float">
            <text:p>7.1814261003</text:p>
          </table:table-cell>
          <table:table-cell office:value-type="float" office:value="5.05280439714" calcext:value-type="float">
            <text:p>5.0528043971</text:p>
          </table:table-cell>
          <table:table-cell office:value-type="float" office:value="3.53204114693" calcext:value-type="float">
            <text:p>3.5320411469</text:p>
          </table:table-cell>
          <table:table-cell office:value-type="float" office:value="0.795340444953" calcext:value-type="float">
            <text:p>0.795340445</text:p>
          </table:table-cell>
          <table:table-cell office:value-type="float" office:value="22.4039998252" calcext:value-type="float">
            <text:p>22.4039998252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0.877185091716" calcext:value-type="float">
            <text:p>0.8771850917</text:p>
          </table:table-cell>
          <table:table-cell office:value-type="float" office:value="0.816035019047" calcext:value-type="float">
            <text:p>0.816035019</text:p>
          </table:table-cell>
          <table:table-cell office:value-type="float" office:value="3.65543481017" calcext:value-type="float">
            <text:p>3.6554348102</text:p>
          </table:table-cell>
          <table:table-cell office:value-type="float" office:value="0.757229719875" calcext:value-type="float">
            <text:p>0.7572297199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2.44761058908" calcext:value-type="float">
            <text:p>2.4476105891</text:p>
          </table:table-cell>
          <table:table-cell office:value-type="float" office:value="0.114136540819" calcext:value-type="float">
            <text:p>0.1141365408</text:p>
          </table:table-cell>
          <table:table-cell office:value-type="float" office:value="1.37947819146" calcext:value-type="float">
            <text:p>1.3794781915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2.2960435984" calcext:value-type="float">
            <text:p>2.2960435984</text:p>
          </table:table-cell>
          <table:table-cell office:value-type="float" office:value="17.0577399329" calcext:value-type="float">
            <text:p>17.0577399329</text:p>
          </table:table-cell>
          <table:table-cell office:value-type="float" office:value="0.109040384506" calcext:value-type="float">
            <text:p>0.1090403845</text:p>
          </table:table-cell>
          <table:table-cell office:value-type="float" office:value="2.00084774019" calcext:value-type="float">
            <text:p>2.0008477402</text:p>
          </table:table-cell>
          <table:table-cell office:value-type="float" office:value="8.19420601249" calcext:value-type="float">
            <text:p>8.1942060125</text:p>
          </table:table-cell>
          <table:table-cell office:value-type="float" office:value="40" calcext:value-type="float">
            <text:p>40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2.59723482604" calcext:value-type="float">
            <text:p>2.597234826</text:p>
          </table:table-cell>
          <table:table-cell office:value-type="float" office:value="1.38421379098" calcext:value-type="float">
            <text:p>1.384213791</text:p>
          </table:table-cell>
          <table:table-cell office:value-type="float" office:value="1.42354628553" calcext:value-type="float">
            <text:p>1.4235462855</text:p>
          </table:table-cell>
          <table:table-cell office:value-type="float" office:value="0.113859951365" calcext:value-type="float">
            <text:p>0.1138599514</text:p>
          </table:table-cell>
          <table:table-cell office:value-type="float" office:value="1.40158551384" calcext:value-type="float">
            <text:p>1.4015855138</text:p>
          </table:table-cell>
          <table:table-cell office:value-type="float" office:value="4.41179436876" calcext:value-type="float">
            <text:p>4.4117943688</text:p>
          </table:table-cell>
          <table:table-cell office:value-type="float" office:value="0.272245232422" calcext:value-type="float">
            <text:p>0.2722452324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4.42538781214" calcext:value-type="float">
            <text:p>4.4253878121</text:p>
          </table:table-cell>
          <table:table-cell office:value-type="float" office:value="0.274965401927" calcext:value-type="float">
            <text:p>0.2749654019</text:p>
          </table:table-cell>
          <table:table-cell office:value-type="float" office:value="0.525311763462" calcext:value-type="float">
            <text:p>0.5253117635</text:p>
          </table:table-cell>
          <table:table-cell office:value-type="float" office:value="12.6177574688" calcext:value-type="float">
            <text:p>12.6177574688</text:p>
          </table:table-cell>
          <table:table-cell office:value-type="float" office:value="0.150611889093" calcext:value-type="float">
            <text:p>0.1506118891</text:p>
          </table:table-cell>
          <table:table-cell office:value-type="float" office:value="21.5864253063" calcext:value-type="float">
            <text:p>21.5864253063</text:p>
          </table:table-cell>
          <table:table-cell office:value-type="float" office:value="0.394764289517" calcext:value-type="float">
            <text:p>0.3947642895</text:p>
          </table:table-cell>
          <table:table-cell office:value-type="float" office:value="0.0935547918225" calcext:value-type="float">
            <text:p>0.0935547918</text:p>
          </table:table-cell>
          <table:table-cell office:value-type="float" office:value="0.690079047232" calcext:value-type="float">
            <text:p>0.6900790472</text:p>
          </table:table-cell>
          <table:table-cell office:value-type="float" office:value="3.05352435937" calcext:value-type="float">
            <text:p>3.0535243594</text:p>
          </table:table-cell>
          <table:table-cell office:value-type="float" office:value="0.31083153746" calcext:value-type="float">
            <text:p>0.3108315375</text:p>
          </table:table-cell>
          <table:table-cell office:value-type="float" office:value="38" calcext:value-type="float">
            <text:p>38</text:p>
          </table:table-cell>
          <table:table-cell office:value-type="float" office:value="7.38650362929" calcext:value-type="float">
            <text:p>7.3865036293</text:p>
          </table:table-cell>
          <table:table-cell office:value-type="float" office:value="2.84164986172" calcext:value-type="float">
            <text:p>2.8416498617</text:p>
          </table:table-cell>
          <table:table-cell office:value-type="float" office:value="1.29656769974" calcext:value-type="float">
            <text:p>1.2965676997</text:p>
          </table:table-cell>
          <table:table-cell office:value-type="float" office:value="3.09760067095" calcext:value-type="float">
            <text:p>3.097600671</text:p>
          </table:table-cell>
          <table:table-cell office:value-type="float" office:value="4.83745521084" calcext:value-type="float">
            <text:p>4.8374552108</text:p>
          </table:table-cell>
          <table:table-cell office:value-type="float" office:value="0.416075095418" calcext:value-type="float">
            <text:p>0.4160750954</text:p>
          </table:table-cell>
          <table:table-cell office:value-type="float" office:value="2.35570441156" calcext:value-type="float">
            <text:p>2.3557044116</text:p>
          </table:table-cell>
          <table:table-cell office:value-type="float" office:value="10.0027278685" calcext:value-type="float">
            <text:p>10.0027278685</text:p>
          </table:table-cell>
          <table:table-cell office:value-type="float" office:value="0.647320422071" calcext:value-type="float">
            <text:p>0.6473204221</text:p>
          </table:table-cell>
          <table:table-cell office:value-type="float" office:value="0.852624124155" calcext:value-type="float">
            <text:p>0.8526241242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6.81956754313" calcext:value-type="float">
            <text:p>6.8195675431</text:p>
          </table:table-cell>
          <table:table-cell office:value-type="float" office:value="1.33777244661" calcext:value-type="float">
            <text:p>1.3377724466</text:p>
          </table:table-cell>
          <table:table-cell office:value-type="float" office:value="4.21853217559" calcext:value-type="float">
            <text:p>4.2185321756</text:p>
          </table:table-cell>
          <table:table-cell office:value-type="float" office:value="0.610080832145" calcext:value-type="float">
            <text:p>0.6100808321</text:p>
          </table:table-cell>
          <table:table-cell office:value-type="float" office:value="1.19508030191" calcext:value-type="float">
            <text:p>1.1950803019</text:p>
          </table:table-cell>
          <table:table-cell office:value-type="float" office:value="9.79830985786" calcext:value-type="float">
            <text:p>9.7983098579</text:p>
          </table:table-cell>
          <table:table-cell office:value-type="float" office:value="0.584136475213" calcext:value-type="float">
            <text:p>0.5841364752</text:p>
          </table:table-cell>
          <table:table-cell office:value-type="float" office:value="1.29700198258" calcext:value-type="float">
            <text:p>1.2970019826</text:p>
          </table:table-cell>
          <table:table-cell office:value-type="float" office:value="13.6729718545" calcext:value-type="float">
            <text:p>13.672971854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5" calcext:value-type="float">
            <text:p>35</text:p>
          </table:table-cell>
          <table:table-cell office:value-type="float" office:value="0.558339279897" calcext:value-type="float">
            <text:p>0.5583392799</text:p>
          </table:table-cell>
          <table:table-cell office:value-type="float" office:value="6.10548260684" calcext:value-type="float">
            <text:p>6.1054826068</text:p>
          </table:table-cell>
          <table:table-cell office:value-type="float" office:value="0.106374254043" calcext:value-type="float">
            <text:p>0.106374254</text:p>
          </table:table-cell>
          <table:table-cell office:value-type="float" office:value="4.40191419872" calcext:value-type="float">
            <text:p>4.4019141987</text:p>
          </table:table-cell>
          <table:table-cell office:value-type="float" office:value="0.24707388008" calcext:value-type="float">
            <text:p>0.2470738801</text:p>
          </table:table-cell>
          <table:table-cell office:value-type="float" office:value="3.17411385743" calcext:value-type="float">
            <text:p>3.1741138574</text:p>
          </table:table-cell>
          <table:table-cell office:value-type="float" office:value="2.30885944118" calcext:value-type="float">
            <text:p>2.3088594412</text:p>
          </table:table-cell>
          <table:table-cell office:value-type="float" office:value="3.96893077585" calcext:value-type="float">
            <text:p>3.9689307759</text:p>
          </table:table-cell>
          <table:table-cell office:value-type="float" office:value="8.70286452093" calcext:value-type="float">
            <text:p>8.7028645209</text:p>
          </table:table-cell>
          <table:table-cell office:value-type="float" office:value="11.8374111746" calcext:value-type="float">
            <text:p>11.8374111746</text:p>
          </table:table-cell>
          <table:table-cell office:value-type="float" office:value="12.7527266546" calcext:value-type="float">
            <text:p>12.7527266546</text:p>
          </table:table-cell>
          <table:table-cell office:value-type="float" office:value="1.64731604417" calcext:value-type="float">
            <text:p>1.6473160442</text:p>
          </table:table-cell>
          <table:table-cell office:value-type="float" office:value="0.885898518337" calcext:value-type="float">
            <text:p>0.8858985183</text:p>
          </table:table-cell>
          <table:table-cell office:value-type="float" office:value="0.742722318383" calcext:value-type="float">
            <text:p>0.7427223184</text:p>
          </table:table-cell>
          <table:table-cell office:value-type="float" office:value="2.1695864892" calcext:value-type="float">
            <text:p>2.1695864892</text:p>
          </table:table-cell>
          <table:table-cell office:value-type="float" office:value="6.66024823228" calcext:value-type="float">
            <text:p>6.6602482323</text:p>
          </table:table-cell>
          <table:table-cell office:value-type="float" office:value="2.85134300027" calcext:value-type="float">
            <text:p>2.8513430003</text:p>
          </table:table-cell>
          <table:table-cell office:value-type="float" office:value="17.0820877029" calcext:value-type="float">
            <text:p>17.0820877029</text:p>
          </table:table-cell>
          <table:table-cell office:value-type="float" office:value="3.65217750676" calcext:value-type="float">
            <text:p>3.6521775068</text:p>
          </table:table-cell>
          <table:table-cell office:value-type="float" office:value="5.27212564712" calcext:value-type="float">
            <text:p>5.2721256471</text:p>
          </table:table-cell>
          <table:table-cell office:value-type="float" office:value="61" calcext:value-type="float">
            <text:p>61</text:p>
          </table:table-cell>
          <table:table-cell office:value-type="float" office:value="0.896355520246" calcext:value-type="float">
            <text:p>0.8963555202</text:p>
          </table:table-cell>
          <table:table-cell office:value-type="float" office:value="1.85318460874" calcext:value-type="float">
            <text:p>1.8531846087</text:p>
          </table:table-cell>
          <table:table-cell office:value-type="float" office:value="2.04025871688" calcext:value-type="float">
            <text:p>2.0402587169</text:p>
          </table:table-cell>
          <table:table-cell office:value-type="float" office:value="1.62404862704" calcext:value-type="float">
            <text:p>1.624048627</text:p>
          </table:table-cell>
          <table:table-cell office:value-type="float" office:value="8.68808642055" calcext:value-type="float">
            <text:p>8.6880864206</text:p>
          </table:table-cell>
          <table:table-cell office:value-type="float" office:value="1.24349772341" calcext:value-type="float">
            <text:p>1.2434977234</text:p>
          </table:table-cell>
          <table:table-cell office:value-type="float" office:value="1.1914549671" calcext:value-type="float">
            <text:p>1.1914549671</text:p>
          </table:table-cell>
          <table:table-cell office:value-type="float" office:value="3.2889227784" calcext:value-type="float">
            <text:p>3.2889227784</text:p>
          </table:table-cell>
          <table:table-cell office:value-type="float" office:value="1.71882419343" calcext:value-type="float">
            <text:p>1.7188241934</text:p>
          </table:table-cell>
          <table:table-cell office:value-type="float" office:value="1.43016709667" calcext:value-type="float">
            <text:p>1.4301670967</text:p>
          </table:table-cell>
          <table:table-cell office:value-type="float" office:value="0.282956997248" calcext:value-type="float">
            <text:p>0.2829569972</text:p>
          </table:table-cell>
          <table:table-cell office:value-type="float" office:value="22.2806541538" calcext:value-type="float">
            <text:p>22.2806541538</text:p>
          </table:table-cell>
          <table:table-cell office:value-type="float" office:value="1.94769954102" calcext:value-type="float">
            <text:p>1.947699541</text:p>
          </table:table-cell>
          <table:table-cell office:value-type="float" office:value="1.86644272746" calcext:value-type="float">
            <text:p>1.8664427275</text:p>
          </table:table-cell>
          <table:table-cell office:value-type="float" office:value="0.885095055221" calcext:value-type="float">
            <text:p>0.8850950552</text:p>
          </table:table-cell>
          <table:table-cell office:value-type="float" office:value="2.9666185605" calcext:value-type="float">
            <text:p>2.9666185605</text:p>
          </table:table-cell>
          <table:table-cell office:value-type="float" office:value="6.95748290341" calcext:value-type="float">
            <text:p>6.9574829034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5.76882927824" calcext:value-type="float">
            <text:p>5.7688292782</text:p>
          </table:table-cell>
          <table:table-cell office:value-type="float" office:value="13.6136340872" calcext:value-type="float">
            <text:p>13.6136340872</text:p>
          </table:table-cell>
          <table:table-cell office:value-type="float" office:value="41" calcext:value-type="float">
            <text:p>41</text:p>
          </table:table-cell>
          <table:table-cell office:value-type="float" office:value="4.82454355614" calcext:value-type="float">
            <text:p>4.8245435561</text:p>
          </table:table-cell>
          <table:table-cell office:value-type="float" office:value="2.18812053755" calcext:value-type="float">
            <text:p>2.1881205376</text:p>
          </table:table-cell>
          <table:table-cell office:value-type="float" office:value="1.54547021058" calcext:value-type="float">
            <text:p>1.5454702106</text:p>
          </table:table-cell>
          <table:table-cell office:value-type="float" office:value="0.875062851983" calcext:value-type="float">
            <text:p>0.875062852</text:p>
          </table:table-cell>
          <table:table-cell office:value-type="float" office:value="6.15070033614" calcext:value-type="float">
            <text:p>6.1507003361</text:p>
          </table:table-cell>
          <table:table-cell office:value-type="float" office:value="5.99379795844" calcext:value-type="float">
            <text:p>5.9937979584</text:p>
          </table:table-cell>
          <table:table-cell office:value-type="float" office:value="1.99645377115" calcext:value-type="float">
            <text:p>1.9964537712</text:p>
          </table:table-cell>
          <table:table-cell office:value-type="float" office:value="0.478704236363" calcext:value-type="float">
            <text:p>0.4787042364</text:p>
          </table:table-cell>
          <table:table-cell office:value-type="float" office:value="6.0437968023" calcext:value-type="float">
            <text:p>6.0437968023</text:p>
          </table:table-cell>
          <table:table-cell office:value-type="float" office:value="0.43346859221" calcext:value-type="float">
            <text:p>0.4334685922</text:p>
          </table:table-cell>
          <table:table-cell office:value-type="float" office:value="0.346115190327" calcext:value-type="float">
            <text:p>0.3461151903</text:p>
          </table:table-cell>
          <table:table-cell office:value-type="float" office:value="7.95933329055" calcext:value-type="float">
            <text:p>7.9593332906</text:p>
          </table:table-cell>
          <table:table-cell office:value-type="float" office:value="3.72655379367" calcext:value-type="float">
            <text:p>3.7265537937</text:p>
          </table:table-cell>
          <table:table-cell office:value-type="float" office:value="5.21902919113" calcext:value-type="float">
            <text:p>5.2190291911</text:p>
          </table:table-cell>
          <table:table-cell office:value-type="float" office:value="7.7479292472" calcext:value-type="float">
            <text:p>7.7479292472</text:p>
          </table:table-cell>
          <table:table-cell office:value-type="float" office:value="4.40382109803" calcext:value-type="float">
            <text:p>4.403821098</text:p>
          </table:table-cell>
          <table:table-cell office:value-type="float" office:value="2.06019290725" calcext:value-type="float">
            <text:p>2.0601929073</text:p>
          </table:table-cell>
          <table:table-cell office:value-type="float" office:value="1.2474015485" calcext:value-type="float">
            <text:p>1.2474015485</text:p>
          </table:table-cell>
          <table:table-cell office:value-type="float" office:value="2.60680898598" calcext:value-type="float">
            <text:p>2.606808986</text:p>
          </table:table-cell>
          <table:table-cell office:value-type="float" office:value="4.69701673679" calcext:value-type="float">
            <text:p>4.6970167368</text:p>
          </table:table-cell>
          <table:table-cell office:value-type="float" office:value="40" calcext:value-type="float">
            <text:p>40</text:p>
          </table:table-cell>
          <table:table-cell office:value-type="float" office:value="7.97431284894" calcext:value-type="float">
            <text:p>7.9743128489</text:p>
          </table:table-cell>
          <table:table-cell office:value-type="float" office:value="5.28063255271" calcext:value-type="float">
            <text:p>5.2806325527</text:p>
          </table:table-cell>
          <table:table-cell office:value-type="float" office:value="5.38625294503" calcext:value-type="float">
            <text:p>5.386252945</text:p>
          </table:table-cell>
          <table:table-cell office:value-type="float" office:value="0.30110039312" calcext:value-type="float">
            <text:p>0.3011003931</text:p>
          </table:table-cell>
          <table:table-cell office:value-type="float" office:value="6.09310638602" calcext:value-type="float">
            <text:p>6.093106386</text:p>
          </table:table-cell>
          <table:table-cell office:value-type="float" office:value="1.75649089841" calcext:value-type="float">
            <text:p>1.7564908984</text:p>
          </table:table-cell>
          <table:table-cell office:value-type="float" office:value="0.141199680183" calcext:value-type="float">
            <text:p>0.1411996802</text:p>
          </table:table-cell>
          <table:table-cell office:value-type="float" office:value="3.84298757921" calcext:value-type="float">
            <text:p>3.8429875792</text:p>
          </table:table-cell>
          <table:table-cell office:value-type="float" office:value="2.12725714911" calcext:value-type="float">
            <text:p>2.1272571491</text:p>
          </table:table-cell>
          <table:table-cell office:value-type="float" office:value="2.32876514243" calcext:value-type="float">
            <text:p>2.3287651424</text:p>
          </table:table-cell>
          <table:table-cell office:value-type="float" office:value="1.4446395125" calcext:value-type="float">
            <text:p>1.4446395125</text:p>
          </table:table-cell>
          <table:table-cell office:value-type="float" office:value="2.35191068056" calcext:value-type="float">
            <text:p>2.3519106806</text:p>
          </table:table-cell>
          <table:table-cell office:value-type="float" office:value="1.23374299326" calcext:value-type="float">
            <text:p>1.2337429933</text:p>
          </table:table-cell>
          <table:table-cell office:value-type="float" office:value="8.65671050666" calcext:value-type="float">
            <text:p>8.6567105067</text:p>
          </table:table-cell>
          <table:table-cell office:value-type="float" office:value="0.379493437702" calcext:value-type="float">
            <text:p>0.3794934377</text:p>
          </table:table-cell>
          <table:table-cell office:value-type="float" office:value="2.83456479463" calcext:value-type="float">
            <text:p>2.8345647946</text:p>
          </table:table-cell>
          <table:table-cell office:value-type="float" office:value="8.78829187481" calcext:value-type="float">
            <text:p>8.7882918748</text:p>
          </table:table-cell>
          <table:table-cell office:value-type="float" office:value="3.36181411016" calcext:value-type="float">
            <text:p>3.3618141102</text:p>
          </table:table-cell>
          <table:table-cell office:value-type="float" office:value="2.24894356579" calcext:value-type="float">
            <text:p>2.2489435658</text:p>
          </table:table-cell>
          <table:table-cell office:value-type="float" office:value="11.4596647666" calcext:value-type="float">
            <text:p>11.459664766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9" calcext:value-type="float">
            <text:p>39</text:p>
          </table:table-cell>
          <table:table-cell office:value-type="float" office:value="4.59127446406" calcext:value-type="float">
            <text:p>4.5912744641</text:p>
          </table:table-cell>
          <table:table-cell office:value-type="float" office:value="7.58515812913" calcext:value-type="float">
            <text:p>7.5851581291</text:p>
          </table:table-cell>
          <table:table-cell office:value-type="float" office:value="2.45048221885" calcext:value-type="float">
            <text:p>2.4504822189</text:p>
          </table:table-cell>
          <table:table-cell office:value-type="float" office:value="2.48628484996" calcext:value-type="float">
            <text:p>2.48628485</text:p>
          </table:table-cell>
          <table:table-cell office:value-type="float" office:value="0.540888579228" calcext:value-type="float">
            <text:p>0.5408885792</text:p>
          </table:table-cell>
          <table:table-cell office:value-type="float" office:value="2.59822674502" calcext:value-type="float">
            <text:p>2.598226745</text:p>
          </table:table-cell>
          <table:table-cell office:value-type="float" office:value="0.262783581641" calcext:value-type="float">
            <text:p>0.2627835816</text:p>
          </table:table-cell>
          <table:table-cell office:value-type="float" office:value="16.1124246768" calcext:value-type="float">
            <text:p>16.1124246768</text:p>
          </table:table-cell>
          <table:table-cell office:value-type="float" office:value="10.9816933134" calcext:value-type="float">
            <text:p>10.9816933134</text:p>
          </table:table-cell>
          <table:table-cell office:value-type="float" office:value="7.24677264734" calcext:value-type="float">
            <text:p>7.2467726473</text:p>
          </table:table-cell>
          <table:table-cell office:value-type="float" office:value="14.1670873574" calcext:value-type="float">
            <text:p>14.1670873574</text:p>
          </table:table-cell>
          <table:table-cell office:value-type="float" office:value="1.420302595" calcext:value-type="float">
            <text:p>1.420302595</text:p>
          </table:table-cell>
          <table:table-cell office:value-type="float" office:value="3.95885931383" calcext:value-type="float">
            <text:p>3.9588593138</text:p>
          </table:table-cell>
          <table:table-cell office:value-type="float" office:value="3.8619043354" calcext:value-type="float">
            <text:p>3.8619043354</text:p>
          </table:table-cell>
          <table:table-cell office:value-type="float" office:value="2.18316635855" calcext:value-type="float">
            <text:p>2.1831663586</text:p>
          </table:table-cell>
          <table:table-cell office:value-type="float" office:value="8.62160094659" calcext:value-type="float">
            <text:p>8.6216009466</text:p>
          </table:table-cell>
          <table:table-cell office:value-type="float" office:value="2.4655018903" calcext:value-type="float">
            <text:p>2.4655018903</text:p>
          </table:table-cell>
          <table:table-cell office:value-type="float" office:value="9.6828433244" calcext:value-type="float">
            <text:p>9.6828433244</text:p>
          </table:table-cell>
          <table:table-cell office:value-type="float" office:value="1.81714766735" calcext:value-type="float">
            <text:p>1.8171476674</text:p>
          </table:table-cell>
          <table:table-cell office:value-type="float" office:value="0.966453182618" calcext:value-type="float">
            <text:p>0.9664531826</text:p>
          </table:table-cell>
          <table:table-cell office:value-type="float" office:value="61" calcext:value-type="float">
            <text:p>61</text:p>
          </table:table-cell>
          <table:table-cell office:value-type="float" office:value="2.09707570079" calcext:value-type="float">
            <text:p>2.0970757008</text:p>
          </table:table-cell>
          <table:table-cell office:value-type="float" office:value="1.16970053121" calcext:value-type="float">
            <text:p>1.1697005312</text:p>
          </table:table-cell>
          <table:table-cell office:value-type="float" office:value="0.702684414684" calcext:value-type="float">
            <text:p>0.7026844147</text:p>
          </table:table-cell>
          <table:table-cell office:value-type="float" office:value="1.42505471715" calcext:value-type="float">
            <text:p>1.4250547172</text:p>
          </table:table-cell>
          <table:table-cell office:value-type="float" office:value="4.51815195926" calcext:value-type="float">
            <text:p>4.5181519593</text:p>
          </table:table-cell>
          <table:table-cell office:value-type="float" office:value="2.3512157728" calcext:value-type="float">
            <text:p>2.3512157728</text:p>
          </table:table-cell>
          <table:table-cell office:value-type="float" office:value="2.11904955643" calcext:value-type="float">
            <text:p>2.1190495564</text:p>
          </table:table-cell>
          <table:table-cell office:value-type="float" office:value="2.03059466258" calcext:value-type="float">
            <text:p>2.0305946626</text:p>
          </table:table-cell>
          <table:table-cell office:value-type="float" office:value="1.06720123513" calcext:value-type="float">
            <text:p>1.0672012351</text:p>
          </table:table-cell>
          <table:table-cell office:value-type="float" office:value="3.32442959369" calcext:value-type="float">
            <text:p>3.3244295937</text:p>
          </table:table-cell>
          <table:table-cell office:value-type="float" office:value="0.363077523359" calcext:value-type="float">
            <text:p>0.3630775234</text:p>
          </table:table-cell>
          <table:table-cell office:value-type="float" office:value="23.164748616" calcext:value-type="float">
            <text:p>23.164748616</text:p>
          </table:table-cell>
          <table:table-cell office:value-type="float" office:value="4.31497443054" calcext:value-type="float">
            <text:p>4.3149744305</text:p>
          </table:table-cell>
          <table:table-cell office:value-type="float" office:value="1.68779714638" calcext:value-type="float">
            <text:p>1.6877971464</text:p>
          </table:table-cell>
          <table:table-cell office:value-type="float" office:value="0.273877342838" calcext:value-type="float">
            <text:p>0.2738773428</text:p>
          </table:table-cell>
          <table:table-cell office:value-type="float" office:value="2.14938390819" calcext:value-type="float">
            <text:p>2.1493839082</text:p>
          </table:table-cell>
          <table:table-cell office:value-type="float" office:value="2.30460730334" calcext:value-type="float">
            <text:p>2.3046073033</text:p>
          </table:table-cell>
          <table:table-cell office:value-type="float" office:value="0.471564051972" calcext:value-type="float">
            <text:p>0.471564052</text:p>
          </table:table-cell>
          <table:table-cell office:value-type="float" office:value="5.83667609809" calcext:value-type="float">
            <text:p>5.8366760981</text:p>
          </table:table-cell>
          <table:table-cell office:value-type="float" office:value="18.6634598764" calcext:value-type="float">
            <text:p>18.6634598764</text:p>
          </table:table-cell>
          <table:table-cell office:value-type="float" office:value="54" calcext:value-type="float">
            <text:p>54</text:p>
          </table:table-cell>
          <table:table-cell office:value-type="float" office:value="6.71683570802" calcext:value-type="float">
            <text:p>6.716835708</text:p>
          </table:table-cell>
          <table:table-cell office:value-type="float" office:value="5.23802242316" calcext:value-type="float">
            <text:p>5.2380224232</text:p>
          </table:table-cell>
          <table:table-cell office:value-type="float" office:value="0.439036322311" calcext:value-type="float">
            <text:p>0.4390363223</text:p>
          </table:table-cell>
          <table:table-cell office:value-type="float" office:value="0.95329721283" calcext:value-type="float">
            <text:p>0.9532972128</text:p>
          </table:table-cell>
          <table:table-cell office:value-type="float" office:value="3.76618105651" calcext:value-type="float">
            <text:p>3.7661810565</text:p>
          </table:table-cell>
          <table:table-cell office:value-type="float" office:value="3.52007250924" calcext:value-type="float">
            <text:p>3.5200725092</text:p>
          </table:table-cell>
          <table:table-cell office:value-type="float" office:value="0.189133722322" calcext:value-type="float">
            <text:p>0.1891337223</text:p>
          </table:table-cell>
          <table:table-cell office:value-type="float" office:value="0.965675112061" calcext:value-type="float">
            <text:p>0.9656751121</text:p>
          </table:table-cell>
          <table:table-cell office:value-type="float" office:value="3.99942967452" calcext:value-type="float">
            <text:p>3.9994296745</text:p>
          </table:table-cell>
          <table:table-cell office:value-type="float" office:value="0.52501189438" calcext:value-type="float">
            <text:p>0.5250118944</text:p>
          </table:table-cell>
          <table:table-cell office:value-type="float" office:value="0.366122178785" calcext:value-type="float">
            <text:p>0.3661221788</text:p>
          </table:table-cell>
          <table:table-cell office:value-type="float" office:value="21.2855469531" calcext:value-type="float">
            <text:p>21.2855469531</text:p>
          </table:table-cell>
          <table:table-cell office:value-type="float" office:value="1.62047349846" calcext:value-type="float">
            <text:p>1.6204734985</text:p>
          </table:table-cell>
          <table:table-cell office:value-type="float" office:value="2.98695613647" calcext:value-type="float">
            <text:p>2.9869561365</text:p>
          </table:table-cell>
          <table:table-cell office:value-type="float" office:value="1.08269929958" calcext:value-type="float">
            <text:p>1.0826992996</text:p>
          </table:table-cell>
          <table:table-cell office:value-type="float" office:value="4.07677372817" calcext:value-type="float">
            <text:p>4.0767737282</text:p>
          </table:table-cell>
          <table:table-cell office:value-type="float" office:value="2.40363466306" calcext:value-type="float">
            <text:p>2.4036346631</text:p>
          </table:table-cell>
          <table:table-cell office:value-type="float" office:value="1.16770715119" calcext:value-type="float">
            <text:p>1.1677071512</text:p>
          </table:table-cell>
          <table:table-cell office:value-type="float" office:value="8.47830840819" calcext:value-type="float">
            <text:p>8.4783084082</text:p>
          </table:table-cell>
          <table:table-cell office:value-type="float" office:value="14.2498530544" calcext:value-type="float">
            <text:p>14.2498530544</text:p>
          </table:table-cell>
          <table:table-cell office:value-type="float" office:value="50" calcext:value-type="float">
            <text:p>50</text:p>
          </table:table-cell>
          <table:table-cell office:value-type="float" office:value="9.21457676866" calcext:value-type="float">
            <text:p>9.2145767687</text:p>
          </table:table-cell>
          <table:table-cell office:value-type="float" office:value="5.10608302524" calcext:value-type="float">
            <text:p>5.1060830252</text:p>
          </table:table-cell>
          <table:table-cell office:value-type="float" office:value="0.396273096834" calcext:value-type="float">
            <text:p>0.3962730968</text:p>
          </table:table-cell>
          <table:table-cell office:value-type="float" office:value="3.90032432221" calcext:value-type="float">
            <text:p>3.9003243222</text:p>
          </table:table-cell>
          <table:table-cell office:value-type="float" office:value="11.161599781" calcext:value-type="float">
            <text:p>11.161599781</text:p>
          </table:table-cell>
          <table:table-cell office:value-type="float" office:value="1.2953503639" calcext:value-type="float">
            <text:p>1.2953503639</text:p>
          </table:table-cell>
          <table:table-cell office:value-type="float" office:value="1.58188415123" calcext:value-type="float">
            <text:p>1.5818841512</text:p>
          </table:table-cell>
          <table:table-cell office:value-type="float" office:value="1.7403564539" calcext:value-type="float">
            <text:p>1.7403564539</text:p>
          </table:table-cell>
          <table:table-cell office:value-type="float" office:value="6.02267535778" calcext:value-type="float">
            <text:p>6.0226753578</text:p>
          </table:table-cell>
          <table:table-cell office:value-type="float" office:value="3.38173821824" calcext:value-type="float">
            <text:p>3.3817382182</text:p>
          </table:table-cell>
          <table:table-cell office:value-type="float" office:value="1.81628210737" calcext:value-type="float">
            <text:p>1.8162821074</text:p>
          </table:table-cell>
          <table:table-cell office:value-type="float" office:value="6.3290990425" calcext:value-type="float">
            <text:p>6.3290990425</text:p>
          </table:table-cell>
          <table:table-cell office:value-type="float" office:value="1.5785230362" calcext:value-type="float">
            <text:p>1.5785230362</text:p>
          </table:table-cell>
          <table:table-cell office:value-type="float" office:value="6.72866039346" calcext:value-type="float">
            <text:p>6.7286603935</text:p>
          </table:table-cell>
          <table:table-cell office:value-type="float" office:value="1.59236573999" calcext:value-type="float">
            <text:p>1.59236574</text:p>
          </table:table-cell>
          <table:table-cell office:value-type="float" office:value="3.53442536876" calcext:value-type="float">
            <text:p>3.5344253688</text:p>
          </table:table-cell>
          <table:table-cell office:value-type="float" office:value="7.12802674975" calcext:value-type="float">
            <text:p>7.1280267498</text:p>
          </table:table-cell>
          <table:table-cell office:value-type="float" office:value="3.94257059061" calcext:value-type="float">
            <text:p>3.9425705906</text:p>
          </table:table-cell>
          <table:table-cell office:value-type="float" office:value="4.61179020873" calcext:value-type="float">
            <text:p>4.6117902087</text:p>
          </table:table-cell>
          <table:table-cell office:value-type="float" office:value="14.9792770415" calcext:value-type="float">
            <text:p>14.979277041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4" calcext:value-type="float">
            <text:p>34</text:p>
          </table:table-cell>
          <table:table-cell office:value-type="float" office:value="0.935254346909" calcext:value-type="float">
            <text:p>0.9352543469</text:p>
          </table:table-cell>
          <table:table-cell office:value-type="float" office:value="2.41352085297" calcext:value-type="float">
            <text:p>2.413520853</text:p>
          </table:table-cell>
          <table:table-cell office:value-type="float" office:value="0.244149111179" calcext:value-type="float">
            <text:p>0.2441491112</text:p>
          </table:table-cell>
          <table:table-cell office:value-type="float" office:value="9.12193502896" calcext:value-type="float">
            <text:p>9.121935029</text:p>
          </table:table-cell>
          <table:table-cell office:value-type="float" office:value="1.02192467202" calcext:value-type="float">
            <text:p>1.021924672</text:p>
          </table:table-cell>
          <table:table-cell office:value-type="float" office:value="5.08532750543" calcext:value-type="float">
            <text:p>5.0853275054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2.77530961524" calcext:value-type="float">
            <text:p>2.7753096152</text:p>
          </table:table-cell>
          <table:table-cell office:value-type="float" office:value="8.65888148004" calcext:value-type="float">
            <text:p>8.65888148</text:p>
          </table:table-cell>
          <table:table-cell office:value-type="float" office:value="12.6500651644" calcext:value-type="float">
            <text:p>12.6500651644</text:p>
          </table:table-cell>
          <table:table-cell office:value-type="float" office:value="3.06952443856" calcext:value-type="float">
            <text:p>3.0695244386</text:p>
          </table:table-cell>
          <table:table-cell office:value-type="float" office:value="1.03946012474" calcext:value-type="float">
            <text:p>1.0394601247</text:p>
          </table:table-cell>
          <table:table-cell office:value-type="float" office:value="7.14220040306" calcext:value-type="float">
            <text:p>7.1422004031</text:p>
          </table:table-cell>
          <table:table-cell office:value-type="float" office:value="4.4031748476" calcext:value-type="float">
            <text:p>4.4031748476</text:p>
          </table:table-cell>
          <table:table-cell office:value-type="float" office:value="4.1898998699" calcext:value-type="float">
            <text:p>4.1898998699</text:p>
          </table:table-cell>
          <table:table-cell office:value-type="float" office:value="3.5433946142" calcext:value-type="float">
            <text:p>3.5433946142</text:p>
          </table:table-cell>
          <table:table-cell office:value-type="float" office:value="1.63397014138" calcext:value-type="float">
            <text:p>1.6339701414</text:p>
          </table:table-cell>
          <table:table-cell office:value-type="float" office:value="6.50730162845" calcext:value-type="float">
            <text:p>6.5073016285</text:p>
          </table:table-cell>
          <table:table-cell office:value-type="float" office:value="7.50784690474" calcext:value-type="float">
            <text:p>7.5078469047</text:p>
          </table:table-cell>
          <table:table-cell office:value-type="float" office:value="2.10782344775" calcext:value-type="float">
            <text:p>2.1078234478</text:p>
          </table:table-cell>
          <table:table-cell office:value-type="float" office:value="58" calcext:value-type="float">
            <text:p>58</text:p>
          </table:table-cell>
          <table:table-cell office:value-type="float" office:value="6.04896078671" calcext:value-type="float">
            <text:p>6.0489607867</text:p>
          </table:table-cell>
          <table:table-cell office:value-type="float" office:value="1.22966046405" calcext:value-type="float">
            <text:p>1.2296604641</text:p>
          </table:table-cell>
          <table:table-cell office:value-type="float" office:value="0.232879057167" calcext:value-type="float">
            <text:p>0.2328790572</text:p>
          </table:table-cell>
          <table:table-cell office:value-type="float" office:value="1.11865892159" calcext:value-type="float">
            <text:p>1.1186589216</text:p>
          </table:table-cell>
          <table:table-cell office:value-type="float" office:value="5.38306330509" calcext:value-type="float">
            <text:p>5.3830633051</text:p>
          </table:table-cell>
          <table:table-cell office:value-type="float" office:value="2.99325221429" calcext:value-type="float">
            <text:p>2.9932522143</text:p>
          </table:table-cell>
          <table:table-cell office:value-type="float" office:value="0.159338655816" calcext:value-type="float">
            <text:p>0.1593386558</text:p>
          </table:table-cell>
          <table:table-cell office:value-type="float" office:value="0.236711954379" calcext:value-type="float">
            <text:p>0.2367119544</text:p>
          </table:table-cell>
          <table:table-cell office:value-type="float" office:value="2.39718901163" calcext:value-type="float">
            <text:p>2.3971890116</text:p>
          </table:table-cell>
          <table:table-cell office:value-type="float" office:value="1.84806874297" calcext:value-type="float">
            <text:p>1.848068743</text:p>
          </table:table-cell>
          <table:table-cell office:value-type="float" office:value="0.309315838014" calcext:value-type="float">
            <text:p>0.309315838</text:p>
          </table:table-cell>
          <table:table-cell office:value-type="float" office:value="19.1548228826" calcext:value-type="float">
            <text:p>19.1548228826</text:p>
          </table:table-cell>
          <table:table-cell office:value-type="float" office:value="5.65747064238" calcext:value-type="float">
            <text:p>5.6574706424</text:p>
          </table:table-cell>
          <table:table-cell office:value-type="float" office:value="2.41722332472" calcext:value-type="float">
            <text:p>2.4172233247</text:p>
          </table:table-cell>
          <table:table-cell office:value-type="float" office:value="2.14214102369" calcext:value-type="float">
            <text:p>2.1421410237</text:p>
          </table:table-cell>
          <table:table-cell office:value-type="float" office:value="2.62189092092" calcext:value-type="float">
            <text:p>2.6218909209</text:p>
          </table:table-cell>
          <table:table-cell office:value-type="float" office:value="1.28266361607" calcext:value-type="float">
            <text:p>1.2826636161</text:p>
          </table:table-cell>
          <table:table-cell office:value-type="float" office:value="2.24557987692" calcext:value-type="float">
            <text:p>2.2455798769</text:p>
          </table:table-cell>
          <table:table-cell office:value-type="float" office:value="6.00706250363" calcext:value-type="float">
            <text:p>6.0070625036</text:p>
          </table:table-cell>
          <table:table-cell office:value-type="float" office:value="15.1559280752" calcext:value-type="float">
            <text:p>15.1559280752</text:p>
          </table:table-cell>
          <table:table-cell office:value-type="float" office:value="47" calcext:value-type="float">
            <text:p>47</text:p>
          </table:table-cell>
          <table:table-cell office:value-type="float" office:value="9.60244370537" calcext:value-type="float">
            <text:p>9.6024437054</text:p>
          </table:table-cell>
          <table:table-cell office:value-type="float" office:value="6.31425146848" calcext:value-type="float">
            <text:p>6.3142514685</text:p>
          </table:table-cell>
          <table:table-cell office:value-type="float" office:value="0.57187494456" calcext:value-type="float">
            <text:p>0.5718749446</text:p>
          </table:table-cell>
          <table:table-cell office:value-type="float" office:value="3.21312813828" calcext:value-type="float">
            <text:p>3.2131281383</text:p>
          </table:table-cell>
          <table:table-cell office:value-type="float" office:value="6.27708601707" calcext:value-type="float">
            <text:p>6.2770860171</text:p>
          </table:table-cell>
          <table:table-cell office:value-type="float" office:value="5.43060367984" calcext:value-type="float">
            <text:p>5.4306036798</text:p>
          </table:table-cell>
          <table:table-cell office:value-type="float" office:value="0.479953476645" calcext:value-type="float">
            <text:p>0.4799534766</text:p>
          </table:table-cell>
          <table:table-cell office:value-type="float" office:value="4.11948306997" calcext:value-type="float">
            <text:p>4.11948307</text:p>
          </table:table-cell>
          <table:table-cell office:value-type="float" office:value="3.22227996476" calcext:value-type="float">
            <text:p>3.2222799648</text:p>
          </table:table-cell>
          <table:table-cell office:value-type="float" office:value="1.42701154931" calcext:value-type="float">
            <text:p>1.4270115493</text:p>
          </table:table-cell>
          <table:table-cell office:value-type="float" office:value="0.305513377621" calcext:value-type="float">
            <text:p>0.3055133776</text:p>
          </table:table-cell>
          <table:table-cell office:value-type="float" office:value="19.3617205178" calcext:value-type="float">
            <text:p>19.3617205178</text:p>
          </table:table-cell>
          <table:table-cell office:value-type="float" office:value="1.52364119651" calcext:value-type="float">
            <text:p>1.5236411965</text:p>
          </table:table-cell>
          <table:table-cell office:value-type="float" office:value="1.61484035292" calcext:value-type="float">
            <text:p>1.6148403529</text:p>
          </table:table-cell>
          <table:table-cell office:value-type="float" office:value="0.163409426172" calcext:value-type="float">
            <text:p>0.1634094262</text:p>
          </table:table-cell>
          <table:table-cell office:value-type="float" office:value="2.91975533187" calcext:value-type="float">
            <text:p>2.9197553319</text:p>
          </table:table-cell>
          <table:table-cell office:value-type="float" office:value="2.27580145484" calcext:value-type="float">
            <text:p>2.2758014548</text:p>
          </table:table-cell>
          <table:table-cell office:value-type="float" office:value="1.18965133894" calcext:value-type="float">
            <text:p>1.1896513389</text:p>
          </table:table-cell>
          <table:table-cell office:value-type="float" office:value="5.50561937743" calcext:value-type="float">
            <text:p>5.5056193774</text:p>
          </table:table-cell>
          <table:table-cell office:value-type="float" office:value="11.2089198124" calcext:value-type="float">
            <text:p>11.2089198124</text:p>
          </table:table-cell>
          <table:table-cell office:value-type="float" office:value="45" calcext:value-type="float">
            <text:p>45</text:p>
          </table:table-cell>
          <table:table-cell office:value-type="float" office:value="10.0448907727" calcext:value-type="float">
            <text:p>10.0448907727</text:p>
          </table:table-cell>
          <table:table-cell office:value-type="float" office:value="7.01900977414" calcext:value-type="float">
            <text:p>7.0190097741</text:p>
          </table:table-cell>
          <table:table-cell office:value-type="float" office:value="1.5868759982" calcext:value-type="float">
            <text:p>1.5868759982</text:p>
          </table:table-cell>
          <table:table-cell office:value-type="float" office:value="1.75007321406" calcext:value-type="float">
            <text:p>1.7500732141</text:p>
          </table:table-cell>
          <table:table-cell office:value-type="float" office:value="9.99542362955" calcext:value-type="float">
            <text:p>9.9954236296</text:p>
          </table:table-cell>
          <table:table-cell office:value-type="float" office:value="0.903000900471" calcext:value-type="float">
            <text:p>0.9030009005</text:p>
          </table:table-cell>
          <table:table-cell office:value-type="float" office:value="0.770562579949" calcext:value-type="float">
            <text:p>0.7705625799</text:p>
          </table:table-cell>
          <table:table-cell office:value-type="float" office:value="3.59105774122" calcext:value-type="float">
            <text:p>3.5910577412</text:p>
          </table:table-cell>
          <table:table-cell office:value-type="float" office:value="1.24470723027" calcext:value-type="float">
            <text:p>1.2447072303</text:p>
          </table:table-cell>
          <table:table-cell office:value-type="float" office:value="1.76377999724" calcext:value-type="float">
            <text:p>1.7637799972</text:p>
          </table:table-cell>
          <table:table-cell office:value-type="float" office:value="2.60029122113" calcext:value-type="float">
            <text:p>2.6002912211</text:p>
          </table:table-cell>
          <table:table-cell office:value-type="float" office:value="5.6891515679" calcext:value-type="float">
            <text:p>5.6891515679</text:p>
          </table:table-cell>
          <table:table-cell office:value-type="float" office:value="0.228468577453" calcext:value-type="float">
            <text:p>0.2284685775</text:p>
          </table:table-cell>
          <table:table-cell office:value-type="float" office:value="8.15472053942" calcext:value-type="float">
            <text:p>8.1547205394</text:p>
          </table:table-cell>
          <table:table-cell office:value-type="float" office:value="3.65350925134" calcext:value-type="float">
            <text:p>3.6535092513</text:p>
          </table:table-cell>
          <table:table-cell office:value-type="float" office:value="2.4671585811" calcext:value-type="float">
            <text:p>2.4671585811</text:p>
          </table:table-cell>
          <table:table-cell office:value-type="float" office:value="5.47389982509" calcext:value-type="float">
            <text:p>5.4738998251</text:p>
          </table:table-cell>
          <table:table-cell office:value-type="float" office:value="4.8801541803" calcext:value-type="float">
            <text:p>4.8801541803</text:p>
          </table:table-cell>
          <table:table-cell office:value-type="float" office:value="7.073860503" calcext:value-type="float">
            <text:p>7.073860503</text:p>
          </table:table-cell>
          <table:table-cell office:value-type="float" office:value="6.06239684443" calcext:value-type="float">
            <text:p>6.062396844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1" calcext:value-type="float">
            <text:p>41</text:p>
          </table:table-cell>
          <table:table-cell office:value-type="float" office:value="2.73375245042" calcext:value-type="float">
            <text:p>2.7337524504</text:p>
          </table:table-cell>
          <table:table-cell office:value-type="float" office:value="8.81227919665" calcext:value-type="float">
            <text:p>8.8122791967</text:p>
          </table:table-cell>
          <table:table-cell office:value-type="float" office:value="0.277315652002" calcext:value-type="float">
            <text:p>0.277315652</text:p>
          </table:table-cell>
          <table:table-cell office:value-type="float" office:value="0.802313551624" calcext:value-type="float">
            <text:p>0.8023135516</text:p>
          </table:table-cell>
          <table:table-cell office:value-type="float" office:value="1.1602344504" calcext:value-type="float">
            <text:p>1.1602344504</text:p>
          </table:table-cell>
          <table:table-cell office:value-type="float" office:value="7.61522660721" calcext:value-type="float">
            <text:p>7.6152266072</text:p>
          </table:table-cell>
          <table:table-cell office:value-type="float" office:value="0.540165708866" calcext:value-type="float">
            <text:p>0.5401657089</text:p>
          </table:table-cell>
          <table:table-cell office:value-type="float" office:value="6.87362218671" calcext:value-type="float">
            <text:p>6.8736221867</text:p>
          </table:table-cell>
          <table:table-cell office:value-type="float" office:value="7.28460799196" calcext:value-type="float">
            <text:p>7.284607992</text:p>
          </table:table-cell>
          <table:table-cell office:value-type="float" office:value="8.13697211695" calcext:value-type="float">
            <text:p>8.136972117</text:p>
          </table:table-cell>
          <table:table-cell office:value-type="float" office:value="5.01765378167" calcext:value-type="float">
            <text:p>5.0176537817</text:p>
          </table:table-cell>
          <table:table-cell office:value-type="float" office:value="0.90186862172" calcext:value-type="float">
            <text:p>0.9018686217</text:p>
          </table:table-cell>
          <table:table-cell office:value-type="float" office:value="4.49285130959" calcext:value-type="float">
            <text:p>4.4928513096</text:p>
          </table:table-cell>
          <table:table-cell office:value-type="float" office:value="0.643974058622" calcext:value-type="float">
            <text:p>0.6439740586</text:p>
          </table:table-cell>
          <table:table-cell office:value-type="float" office:value="6.21156456608" calcext:value-type="float">
            <text:p>6.2115645661</text:p>
          </table:table-cell>
          <table:table-cell office:value-type="float" office:value="10.0604521105" calcext:value-type="float">
            <text:p>10.0604521105</text:p>
          </table:table-cell>
          <table:table-cell office:value-type="float" office:value="1.1000712911" calcext:value-type="float">
            <text:p>1.1000712911</text:p>
          </table:table-cell>
          <table:table-cell office:value-type="float" office:value="15.4407932981" calcext:value-type="float">
            <text:p>15.4407932981</text:p>
          </table:table-cell>
          <table:table-cell office:value-type="float" office:value="5.34328039577" calcext:value-type="float">
            <text:p>5.3432803958</text:p>
          </table:table-cell>
          <table:table-cell office:value-type="float" office:value="0.924589789022" calcext:value-type="float">
            <text:p>0.924589789</text:p>
          </table:table-cell>
          <table:table-cell office:value-type="float" office:value="49" calcext:value-type="float">
            <text:p>49</text:p>
          </table:table-cell>
          <table:table-cell office:value-type="float" office:value="7.81575505528" calcext:value-type="float">
            <text:p>7.8157550553</text:p>
          </table:table-cell>
          <table:table-cell office:value-type="float" office:value="2.19105864234" calcext:value-type="float">
            <text:p>2.1910586423</text:p>
          </table:table-cell>
          <table:table-cell office:value-type="float" office:value="1.17746848867" calcext:value-type="float">
            <text:p>1.1774684887</text:p>
          </table:table-cell>
          <table:table-cell office:value-type="float" office:value="2.1195072234" calcext:value-type="float">
            <text:p>2.1195072234</text:p>
          </table:table-cell>
          <table:table-cell office:value-type="float" office:value="3.09808953454" calcext:value-type="float">
            <text:p>3.0980895345</text:p>
          </table:table-cell>
          <table:table-cell office:value-type="float" office:value="5.65679028696" calcext:value-type="float">
            <text:p>5.656790287</text:p>
          </table:table-cell>
          <table:table-cell office:value-type="float" office:value="1.34736397406" calcext:value-type="float">
            <text:p>1.3473639741</text:p>
          </table:table-cell>
          <table:table-cell office:value-type="float" office:value="0.937286740118" calcext:value-type="float">
            <text:p>0.9372867401</text:p>
          </table:table-cell>
          <table:table-cell office:value-type="float" office:value="2.63930766967" calcext:value-type="float">
            <text:p>2.6393076697</text:p>
          </table:table-cell>
          <table:table-cell office:value-type="float" office:value="1.23887738636" calcext:value-type="float">
            <text:p>1.2388773864</text:p>
          </table:table-cell>
          <table:table-cell office:value-type="float" office:value="3.73968852154" calcext:value-type="float">
            <text:p>3.7396885215</text:p>
          </table:table-cell>
          <table:table-cell office:value-type="float" office:value="20.7327908739" calcext:value-type="float">
            <text:p>20.7327908739</text:p>
          </table:table-cell>
          <table:table-cell office:value-type="float" office:value="0.226540534067" calcext:value-type="float">
            <text:p>0.2265405341</text:p>
          </table:table-cell>
          <table:table-cell office:value-type="float" office:value="1.1922954845" calcext:value-type="float">
            <text:p>1.1922954845</text:p>
          </table:table-cell>
          <table:table-cell office:value-type="float" office:value="1.40665915126" calcext:value-type="float">
            <text:p>1.4066591513</text:p>
          </table:table-cell>
          <table:table-cell office:value-type="float" office:value="0.893808309531" calcext:value-type="float">
            <text:p>0.8938083095</text:p>
          </table:table-cell>
          <table:table-cell office:value-type="float" office:value="5.93606473735" calcext:value-type="float">
            <text:p>5.9360647374</text:p>
          </table:table-cell>
          <table:table-cell office:value-type="float" office:value="5.21963879327" calcext:value-type="float">
            <text:p>5.2196387933</text:p>
          </table:table-cell>
          <table:table-cell office:value-type="float" office:value="6.56079206599" calcext:value-type="float">
            <text:p>6.560792066</text:p>
          </table:table-cell>
          <table:table-cell office:value-type="float" office:value="11.5120983451" calcext:value-type="float">
            <text:p>11.5120983451</text:p>
          </table:table-cell>
          <table:table-cell office:value-type="float" office:value="46" calcext:value-type="float">
            <text:p>46</text:p>
          </table:table-cell>
          <table:table-cell office:value-type="float" office:value="7.80028924933" calcext:value-type="float">
            <text:p>7.8002892493</text:p>
          </table:table-cell>
          <table:table-cell office:value-type="float" office:value="4.52896714845" calcext:value-type="float">
            <text:p>4.5289671485</text:p>
          </table:table-cell>
          <table:table-cell office:value-type="float" office:value="0.342146508839" calcext:value-type="float">
            <text:p>0.3421465088</text:p>
          </table:table-cell>
          <table:table-cell office:value-type="float" office:value="1.57719840809" calcext:value-type="float">
            <text:p>1.5771984081</text:p>
          </table:table-cell>
          <table:table-cell office:value-type="float" office:value="10.7821223393" calcext:value-type="float">
            <text:p>10.7821223393</text:p>
          </table:table-cell>
          <table:table-cell office:value-type="float" office:value="4.30490871212" calcext:value-type="float">
            <text:p>4.3049087121</text:p>
          </table:table-cell>
          <table:table-cell office:value-type="float" office:value="0.641953762552" calcext:value-type="float">
            <text:p>0.6419537626</text:p>
          </table:table-cell>
          <table:table-cell office:value-type="float" office:value="0.268596848737" calcext:value-type="float">
            <text:p>0.2685968487</text:p>
          </table:table-cell>
          <table:table-cell office:value-type="float" office:value="1.39430429834" calcext:value-type="float">
            <text:p>1.3943042983</text:p>
          </table:table-cell>
          <table:table-cell office:value-type="float" office:value="0.360317079565" calcext:value-type="float">
            <text:p>0.3603170796</text:p>
          </table:table-cell>
          <table:table-cell office:value-type="float" office:value="0.669015389115" calcext:value-type="float">
            <text:p>0.6690153891</text:p>
          </table:table-cell>
          <table:table-cell office:value-type="float" office:value="21.7171108883" calcext:value-type="float">
            <text:p>21.7171108883</text:p>
          </table:table-cell>
          <table:table-cell office:value-type="float" office:value="0.399631015415" calcext:value-type="float">
            <text:p>0.3996310154</text:p>
          </table:table-cell>
          <table:table-cell office:value-type="float" office:value="8.51079148118" calcext:value-type="float">
            <text:p>8.5107914812</text:p>
          </table:table-cell>
          <table:table-cell office:value-type="float" office:value="3.16574956567" calcext:value-type="float">
            <text:p>3.1657495657</text:p>
          </table:table-cell>
          <table:table-cell office:value-type="float" office:value="1.68280903917" calcext:value-type="float">
            <text:p>1.6828090392</text:p>
          </table:table-cell>
          <table:table-cell office:value-type="float" office:value="1.40939398263" calcext:value-type="float">
            <text:p>1.4093939826</text:p>
          </table:table-cell>
          <table:table-cell office:value-type="float" office:value="1.24745400677" calcext:value-type="float">
            <text:p>1.2474540068</text:p>
          </table:table-cell>
          <table:table-cell office:value-type="float" office:value="11.4903463495" calcext:value-type="float">
            <text:p>11.4903463495</text:p>
          </table:table-cell>
          <table:table-cell office:value-type="float" office:value="12.3705148751" calcext:value-type="float">
            <text:p>12.3705148751</text:p>
          </table:table-cell>
          <table:table-cell office:value-type="float" office:value="43" calcext:value-type="float">
            <text:p>43</text:p>
          </table:table-cell>
          <table:table-cell office:value-type="float" office:value="7.18656407702" calcext:value-type="float">
            <text:p>7.186564077</text:p>
          </table:table-cell>
          <table:table-cell office:value-type="float" office:value="7.65593615373" calcext:value-type="float">
            <text:p>7.6559361537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2.1433513778" calcext:value-type="float">
            <text:p>2.1433513778</text:p>
          </table:table-cell>
          <table:table-cell office:value-type="float" office:value="10.6039036159" calcext:value-type="float">
            <text:p>10.6039036159</text:p>
          </table:table-cell>
          <table:table-cell office:value-type="float" office:value="0.45984795974" calcext:value-type="float">
            <text:p>0.4598479597</text:p>
          </table:table-cell>
          <table:table-cell office:value-type="float" office:value="0.0651529472279" calcext:value-type="float">
            <text:p>0.0651529472</text:p>
          </table:table-cell>
          <table:table-cell office:value-type="float" office:value="3.43748561806" calcext:value-type="float">
            <text:p>3.4374856181</text:p>
          </table:table-cell>
          <table:table-cell office:value-type="float" office:value="1.83169356904" calcext:value-type="float">
            <text:p>1.831693569</text:p>
          </table:table-cell>
          <table:table-cell office:value-type="float" office:value="6.19296607675" calcext:value-type="float">
            <text:p>6.1929660768</text:p>
          </table:table-cell>
          <table:table-cell office:value-type="float" office:value="0.28692209893" calcext:value-type="float">
            <text:p>0.2869220989</text:p>
          </table:table-cell>
          <table:table-cell office:value-type="float" office:value="2.51445291399" calcext:value-type="float">
            <text:p>2.514452914</text:p>
          </table:table-cell>
          <table:table-cell office:value-type="float" office:value="1.40853657329" calcext:value-type="float">
            <text:p>1.4085365733</text:p>
          </table:table-cell>
          <table:table-cell office:value-type="float" office:value="5.15035417967" calcext:value-type="float">
            <text:p>5.1503541797</text:p>
          </table:table-cell>
          <table:table-cell office:value-type="float" office:value="1.93784980939" calcext:value-type="float">
            <text:p>1.9378498094</text:p>
          </table:table-cell>
          <table:table-cell office:value-type="float" office:value="0.71616285353" calcext:value-type="float">
            <text:p>0.7161628535</text:p>
          </table:table-cell>
          <table:table-cell office:value-type="float" office:value="10.8059211529" calcext:value-type="float">
            <text:p>10.8059211529</text:p>
          </table:table-cell>
          <table:table-cell office:value-type="float" office:value="6.47949962486" calcext:value-type="float">
            <text:p>6.4794996249</text:p>
          </table:table-cell>
          <table:table-cell office:value-type="float" office:value="1.16607290347" calcext:value-type="float">
            <text:p>1.1660729035</text:p>
          </table:table-cell>
          <table:table-cell office:value-type="float" office:value="11.2647886402" calcext:value-type="float">
            <text:p>11.264788640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0" calcext:value-type="float">
            <text:p>30</text:p>
          </table:table-cell>
          <table:table-cell office:value-type="float" office:value="1.6194748893" calcext:value-type="float">
            <text:p>1.6194748893</text:p>
          </table:table-cell>
          <table:table-cell office:value-type="float" office:value="6.7006875315" calcext:value-type="float">
            <text:p>6.7006875315</text:p>
          </table:table-cell>
          <table:table-cell office:value-type="float" office:value="0.51795219713" calcext:value-type="float">
            <text:p>0.5179521971</text:p>
          </table:table-cell>
          <table:table-cell office:value-type="float" office:value="1.52247044698" calcext:value-type="float">
            <text:p>1.522470447</text:p>
          </table:table-cell>
          <table:table-cell office:value-type="float" office:value="0.112533502423" calcext:value-type="float">
            <text:p>0.1125335024</text:p>
          </table:table-cell>
          <table:table-cell office:value-type="float" office:value="8.91398904358" calcext:value-type="float">
            <text:p>8.9139890436</text:p>
          </table:table-cell>
          <table:table-cell office:value-type="float" office:value="2.29855083306" calcext:value-type="float">
            <text:p>2.2985508331</text:p>
          </table:table-cell>
          <table:table-cell office:value-type="float" office:value="2.76074089042" calcext:value-type="float">
            <text:p>2.7607408904</text:p>
          </table:table-cell>
          <table:table-cell office:value-type="float" office:value="13.4635411284" calcext:value-type="float">
            <text:p>13.4635411284</text:p>
          </table:table-cell>
          <table:table-cell office:value-type="float" office:value="7.80709970425" calcext:value-type="float">
            <text:p>7.8070997043</text:p>
          </table:table-cell>
          <table:table-cell office:value-type="float" office:value="20.6438622839" calcext:value-type="float">
            <text:p>20.6438622839</text:p>
          </table:table-cell>
          <table:table-cell office:value-type="float" office:value="1.34553695876" calcext:value-type="float">
            <text:p>1.3455369588</text:p>
          </table:table-cell>
          <table:table-cell office:value-type="float" office:value="0.91376854838" calcext:value-type="float">
            <text:p>0.9137685484</text:p>
          </table:table-cell>
          <table:table-cell office:value-type="float" office:value="6.23669717995" calcext:value-type="float">
            <text:p>6.23669718</text:p>
          </table:table-cell>
          <table:table-cell office:value-type="float" office:value="3.58262944254" calcext:value-type="float">
            <text:p>3.5826294425</text:p>
          </table:table-cell>
          <table:table-cell office:value-type="float" office:value="3.34139227962" calcext:value-type="float">
            <text:p>3.3413922796</text:p>
          </table:table-cell>
          <table:table-cell office:value-type="float" office:value="2.19170311931" calcext:value-type="float">
            <text:p>2.1917031193</text:p>
          </table:table-cell>
          <table:table-cell office:value-type="float" office:value="4.40741651047" calcext:value-type="float">
            <text:p>4.4074165105</text:p>
          </table:table-cell>
          <table:table-cell office:value-type="float" office:value="6.68412800087" calcext:value-type="float">
            <text:p>6.6841280009</text:p>
          </table:table-cell>
          <table:table-cell office:value-type="float" office:value="6.61104066044" calcext:value-type="float">
            <text:p>6.6110406604</text:p>
          </table:table-cell>
          <table:table-cell office:value-type="float" office:value="51" calcext:value-type="float">
            <text:p>51</text:p>
          </table:table-cell>
          <table:table-cell office:value-type="float" office:value="7.56717773588" calcext:value-type="float">
            <text:p>7.5671777359</text:p>
          </table:table-cell>
          <table:table-cell office:value-type="float" office:value="3.4626140592" calcext:value-type="float">
            <text:p>3.4626140592</text:p>
          </table:table-cell>
          <table:table-cell office:value-type="float" office:value="8.01230648661" calcext:value-type="float">
            <text:p>8.0123064866</text:p>
          </table:table-cell>
          <table:table-cell office:value-type="float" office:value="1.63173257434" calcext:value-type="float">
            <text:p>1.6317325743</text:p>
          </table:table-cell>
          <table:table-cell office:value-type="float" office:value="2.94036489076" calcext:value-type="float">
            <text:p>2.9403648908</text:p>
          </table:table-cell>
          <table:table-cell office:value-type="float" office:value="2.16705763711" calcext:value-type="float">
            <text:p>2.1670576371</text:p>
          </table:table-cell>
          <table:table-cell office:value-type="float" office:value="1.54227731351" calcext:value-type="float">
            <text:p>1.5422773135</text:p>
          </table:table-cell>
          <table:table-cell office:value-type="float" office:value="4.89374728328" calcext:value-type="float">
            <text:p>4.8937472833</text:p>
          </table:table-cell>
          <table:table-cell office:value-type="float" office:value="5.32851995913" calcext:value-type="float">
            <text:p>5.3285199591</text:p>
          </table:table-cell>
          <table:table-cell office:value-type="float" office:value="1.05773251477" calcext:value-type="float">
            <text:p>1.0577325148</text:p>
          </table:table-cell>
          <table:table-cell office:value-type="float" office:value="0.211784485929" calcext:value-type="float">
            <text:p>0.2117844859</text:p>
          </table:table-cell>
          <table:table-cell office:value-type="float" office:value="10.5003118612" calcext:value-type="float">
            <text:p>10.5003118612</text:p>
          </table:table-cell>
          <table:table-cell office:value-type="float" office:value="2.36212166561" calcext:value-type="float">
            <text:p>2.3621216656</text:p>
          </table:table-cell>
          <table:table-cell office:value-type="float" office:value="2.0819540028" calcext:value-type="float">
            <text:p>2.0819540028</text:p>
          </table:table-cell>
          <table:table-cell office:value-type="float" office:value="1.52775946724" calcext:value-type="float">
            <text:p>1.5277594672</text:p>
          </table:table-cell>
          <table:table-cell office:value-type="float" office:value="3.77149145586" calcext:value-type="float">
            <text:p>3.7714914559</text:p>
          </table:table-cell>
          <table:table-cell office:value-type="float" office:value="6.24897238246" calcext:value-type="float">
            <text:p>6.2489723825</text:p>
          </table:table-cell>
          <table:table-cell office:value-type="float" office:value="1.91366695336" calcext:value-type="float">
            <text:p>1.9136669534</text:p>
          </table:table-cell>
          <table:table-cell office:value-type="float" office:value="8.00645379209" calcext:value-type="float">
            <text:p>8.0064537921</text:p>
          </table:table-cell>
          <table:table-cell office:value-type="float" office:value="4.47265882617" calcext:value-type="float">
            <text:p>4.4726588262</text:p>
          </table:table-cell>
          <table:table-cell office:value-type="float" office:value="58" calcext:value-type="float">
            <text:p>58</text:p>
          </table:table-cell>
          <table:table-cell office:value-type="float" office:value="9.46622267351" calcext:value-type="float">
            <text:p>9.4662226735</text:p>
          </table:table-cell>
          <table:table-cell office:value-type="float" office:value="14.1782226235" calcext:value-type="float">
            <text:p>14.1782226235</text:p>
          </table:table-cell>
          <table:table-cell office:value-type="float" office:value="2.38846514028" calcext:value-type="float">
            <text:p>2.3884651403</text:p>
          </table:table-cell>
          <table:table-cell office:value-type="float" office:value="0.97998628936" calcext:value-type="float">
            <text:p>0.9799862894</text:p>
          </table:table-cell>
          <table:table-cell office:value-type="float" office:value="4.18397419727" calcext:value-type="float">
            <text:p>4.1839741973</text:p>
          </table:table-cell>
          <table:table-cell office:value-type="float" office:value="1.52824837897" calcext:value-type="float">
            <text:p>1.528248379</text:p>
          </table:table-cell>
          <table:table-cell office:value-type="float" office:value="0.224134448921" calcext:value-type="float">
            <text:p>0.2241344489</text:p>
          </table:table-cell>
          <table:table-cell office:value-type="float" office:value="3.93500058448" calcext:value-type="float">
            <text:p>3.9350005845</text:p>
          </table:table-cell>
          <table:table-cell office:value-type="float" office:value="10.2978405137" calcext:value-type="float">
            <text:p>10.2978405137</text:p>
          </table:table-cell>
          <table:table-cell office:value-type="float" office:value="2.13753016977" calcext:value-type="float">
            <text:p>2.1375301698</text:p>
          </table:table-cell>
          <table:table-cell office:value-type="float" office:value="3.17975529333" calcext:value-type="float">
            <text:p>3.1797552933</text:p>
          </table:table-cell>
          <table:table-cell office:value-type="float" office:value="2.36217966265" calcext:value-type="float">
            <text:p>2.3621796627</text:p>
          </table:table-cell>
          <table:table-cell office:value-type="float" office:value="1.2169221312" calcext:value-type="float">
            <text:p>1.2169221312</text:p>
          </table:table-cell>
          <table:table-cell office:value-type="float" office:value="12.3658394673" calcext:value-type="float">
            <text:p>12.3658394673</text:p>
          </table:table-cell>
          <table:table-cell office:value-type="float" office:value="3.30723141122" calcext:value-type="float">
            <text:p>3.3072314112</text:p>
          </table:table-cell>
          <table:table-cell office:value-type="float" office:value="5.52897952842" calcext:value-type="float">
            <text:p>5.5289795284</text:p>
          </table:table-cell>
          <table:table-cell office:value-type="float" office:value="4.92417547379" calcext:value-type="float">
            <text:p>4.9241754738</text:p>
          </table:table-cell>
          <table:table-cell office:value-type="float" office:value="16.7065789954" calcext:value-type="float">
            <text:p>16.7065789954</text:p>
          </table:table-cell>
          <table:table-cell office:value-type="float" office:value="3.50136778477" calcext:value-type="float">
            <text:p>3.5013677848</text:p>
          </table:table-cell>
          <table:table-cell office:value-type="float" office:value="3.00508911886" calcext:value-type="float">
            <text:p>3.0050891189</text:p>
          </table:table-cell>
          <table:table-cell office:value-type="float" office:value="52" calcext:value-type="float">
            <text:p>52</text:p>
          </table:table-cell>
          <table:table-cell office:value-type="float" office:value="7.5198919958" calcext:value-type="float">
            <text:p>7.5198919958</text:p>
          </table:table-cell>
          <table:table-cell office:value-type="float" office:value="5.12512268608" calcext:value-type="float">
            <text:p>5.1251226861</text:p>
          </table:table-cell>
          <table:table-cell office:value-type="float" office:value="0.487008550502" calcext:value-type="float">
            <text:p>0.4870085505</text:p>
          </table:table-cell>
          <table:table-cell office:value-type="float" office:value="1.66085199627" calcext:value-type="float">
            <text:p>1.6608519963</text:p>
          </table:table-cell>
          <table:table-cell office:value-type="float" office:value="7.34749929998" calcext:value-type="float">
            <text:p>7.3474993</text:p>
          </table:table-cell>
          <table:table-cell office:value-type="float" office:value="1.46577347122" calcext:value-type="float">
            <text:p>1.4657734712</text:p>
          </table:table-cell>
          <table:table-cell office:value-type="float" office:value="0.247995687631" calcext:value-type="float">
            <text:p>0.2479956876</text:p>
          </table:table-cell>
          <table:table-cell office:value-type="float" office:value="2.60537182712" calcext:value-type="float">
            <text:p>2.6053718271</text:p>
          </table:table-cell>
          <table:table-cell office:value-type="float" office:value="0.595407894977" calcext:value-type="float">
            <text:p>0.595407895</text:p>
          </table:table-cell>
          <table:table-cell office:value-type="float" office:value="3.82088221068" calcext:value-type="float">
            <text:p>3.8208822107</text:p>
          </table:table-cell>
          <table:table-cell office:value-type="float" office:value="1.21764678158" calcext:value-type="float">
            <text:p>1.2176467816</text:p>
          </table:table-cell>
          <table:table-cell office:value-type="float" office:value="11.5421747432" calcext:value-type="float">
            <text:p>11.5421747432</text:p>
          </table:table-cell>
          <table:table-cell office:value-type="float" office:value="0.570301535048" calcext:value-type="float">
            <text:p>0.570301535</text:p>
          </table:table-cell>
          <table:table-cell office:value-type="float" office:value="5.45521734871" calcext:value-type="float">
            <text:p>5.4552173487</text:p>
          </table:table-cell>
          <table:table-cell office:value-type="float" office:value="0.700416700615" calcext:value-type="float">
            <text:p>0.7004167006</text:p>
          </table:table-cell>
          <table:table-cell office:value-type="float" office:value="3.5480159489" calcext:value-type="float">
            <text:p>3.5480159489</text:p>
          </table:table-cell>
          <table:table-cell office:value-type="float" office:value="5.02401374322" calcext:value-type="float">
            <text:p>5.0240137432</text:p>
          </table:table-cell>
          <table:table-cell office:value-type="float" office:value="1.38481829754" calcext:value-type="float">
            <text:p>1.3848182975</text:p>
          </table:table-cell>
          <table:table-cell office:value-type="float" office:value="4.93515765712" calcext:value-type="float">
            <text:p>4.9351576571</text:p>
          </table:table-cell>
          <table:table-cell office:value-type="float" office:value="20.6960057493" calcext:value-type="float">
            <text:p>20.696005749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54" calcext:value-type="float">
            <text:p>54</text:p>
          </table:table-cell>
          <table:table-cell office:value-type="float" office:value="16.0681297868" calcext:value-type="float">
            <text:p>16.0681297868</text:p>
          </table:table-cell>
          <table:table-cell office:value-type="float" office:value="12.4135447072" calcext:value-type="float">
            <text:p>12.4135447072</text:p>
          </table:table-cell>
          <table:table-cell office:value-type="float" office:value="1.62684071086" calcext:value-type="float">
            <text:p>1.6268407109</text:p>
          </table:table-cell>
          <table:table-cell office:value-type="float" office:value="3.61033233876" calcext:value-type="float">
            <text:p>3.6103323388</text:p>
          </table:table-cell>
          <table:table-cell office:value-type="float" office:value="13.7793899335" calcext:value-type="float">
            <text:p>13.7793899335</text:p>
          </table:table-cell>
          <table:table-cell office:value-type="float" office:value="2.04997599256" calcext:value-type="float">
            <text:p>2.0499759926</text:p>
          </table:table-cell>
          <table:table-cell office:value-type="float" office:value="0.802554639235" calcext:value-type="float">
            <text:p>0.8025546392</text:p>
          </table:table-cell>
          <table:table-cell office:value-type="float" office:value="1.20254855281" calcext:value-type="float">
            <text:p>1.2025485528</text:p>
          </table:table-cell>
          <table:table-cell office:value-type="float" office:value="4.58537350008" calcext:value-type="float">
            <text:p>4.5853735001</text:p>
          </table:table-cell>
          <table:table-cell office:value-type="float" office:value="2.15823792843" calcext:value-type="float">
            <text:p>2.1582379284</text:p>
          </table:table-cell>
          <table:table-cell office:value-type="float" office:value="1.75705175742" calcext:value-type="float">
            <text:p>1.7570517574</text:p>
          </table:table-cell>
          <table:table-cell office:value-type="float" office:value="8.69440395922" calcext:value-type="float">
            <text:p>8.6944039592</text:p>
          </table:table-cell>
          <table:table-cell office:value-type="float" office:value="1.08857021115" calcext:value-type="float">
            <text:p>1.0885702112</text:p>
          </table:table-cell>
          <table:table-cell office:value-type="float" office:value="5.42667152873" calcext:value-type="float">
            <text:p>5.4266715287</text:p>
          </table:table-cell>
          <table:table-cell office:value-type="float" office:value="0.0320940909" calcext:value-type="float">
            <text:p>0.0320940909</text:p>
          </table:table-cell>
          <table:table-cell office:value-type="float" office:value="2.99650388955" calcext:value-type="float">
            <text:p>2.9965038896</text:p>
          </table:table-cell>
          <table:table-cell office:value-type="float" office:value="4.09027239264" calcext:value-type="float">
            <text:p>4.0902723926</text:p>
          </table:table-cell>
          <table:table-cell office:value-type="float" office:value="9.21257220142" calcext:value-type="float">
            <text:p>9.2125722014</text:p>
          </table:table-cell>
          <table:table-cell office:value-type="float" office:value="3.94669472419" calcext:value-type="float">
            <text:p>3.9466947242</text:p>
          </table:table-cell>
          <table:table-cell office:value-type="float" office:value="6.89641526873" calcext:value-type="float">
            <text:p>6.8964152687</text:p>
          </table:table-cell>
        </table:table-row>
      </table:table>
      <table:named-expressions/>
      <table:database-ranges>
        <table:database-range table:name="__Anonymous_Sheet_DB__0" table:target-range-address="Sheet1.A2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05T11:34:09.878581000</dc:date>
    <meta:editing-duration>PT30M48S</meta:editing-duration>
    <meta:editing-cycles>3</meta:editing-cycles>
    <meta:generator>LibreOffice/4.3.4.1$MacOSX_X86_64 LibreOffice_project/bc356b2f991740509f321d70e4512a6a54c5f243</meta:generator>
    <meta:document-statistic meta:table-count="1" meta:cell-count="237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0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00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00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00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00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00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00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1001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1001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3.16cm" svg:height="9.008cm" xlink:href=".." xlink:type="simple" chart:class="chart:bar" chart:style-name="ch1">
        <chart:title svg:x="9.927cm" svg:y="0.316cm" chart:style-name="ch2">
          <text:p>Topics in POPL</text:p>
        </chart:title>
        <chart:legend chart:legend-position="end" svg:x="11.631cm" svg:y="2.104cm" style:legend-expansion="high" chart:style-name="ch3"/>
        <chart:plot-area chart:style-name="ch4" table:cell-range-address="Sheet1.A1:Sheet1.A43 Sheet1.BN1:Sheet1.CG43" chart:data-source-has-labels="both" svg:x="0.463cm" svg:y="1.257cm" svg:width="10.705cm" svg:height="7.571cm">
          <chartooo:coordinate-region svg:x="1.615cm" svg:y="1.442cm" svg:width="9.553cm" svg:height="6.319cm"/>
          <chart:axis chart:dimension="x" chart:name="primary-x" chart:style-name="ch5" chartooo:axis-type="auto">
            <chartooo:date-scale/>
            <chart:categories table:cell-range-address="Sheet1.A2:Sheet1.A4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N2:Sheet1.BN43" chart:label-cell-address="Sheet1.BN1:Sheet1.BN1" chart:class="chart:bar">
            <chart:data-point chart:repeated="42"/>
          </chart:series>
          <chart:series chart:style-name="ch9" chart:values-cell-range-address="Sheet1.BO2:Sheet1.BO43" chart:label-cell-address="Sheet1.BO1:Sheet1.BO1" chart:class="chart:bar">
            <chart:data-point chart:repeated="42"/>
          </chart:series>
          <chart:series chart:style-name="ch10" chart:values-cell-range-address="Sheet1.BP2:Sheet1.BP43" chart:label-cell-address="Sheet1.BP1:Sheet1.BP1" chart:class="chart:bar">
            <chart:data-point chart:repeated="42"/>
          </chart:series>
          <chart:series chart:style-name="ch11" chart:values-cell-range-address="Sheet1.BQ2:Sheet1.BQ43" chart:label-cell-address="Sheet1.BQ1:Sheet1.BQ1" chart:class="chart:bar">
            <chart:data-point chart:repeated="42"/>
          </chart:series>
          <chart:series chart:style-name="ch12" chart:values-cell-range-address="Sheet1.BR2:Sheet1.BR43" chart:label-cell-address="Sheet1.BR1:Sheet1.BR1" chart:class="chart:bar">
            <chart:data-point chart:repeated="42"/>
          </chart:series>
          <chart:series chart:style-name="ch13" chart:values-cell-range-address="Sheet1.BS2:Sheet1.BS43" chart:label-cell-address="Sheet1.BS1:Sheet1.BS1" chart:class="chart:bar">
            <chart:data-point chart:repeated="42"/>
          </chart:series>
          <chart:series chart:style-name="ch14" chart:values-cell-range-address="Sheet1.BT2:Sheet1.BT43" chart:label-cell-address="Sheet1.BT1:Sheet1.BT1" chart:class="chart:bar">
            <chart:data-point chart:repeated="42"/>
          </chart:series>
          <chart:series chart:style-name="ch15" chart:values-cell-range-address="Sheet1.BU2:Sheet1.BU43" chart:label-cell-address="Sheet1.BU1:Sheet1.BU1" chart:class="chart:bar">
            <chart:data-point chart:repeated="42"/>
          </chart:series>
          <chart:series chart:style-name="ch16" chart:values-cell-range-address="Sheet1.BV2:Sheet1.BV43" chart:label-cell-address="Sheet1.BV1:Sheet1.BV1" chart:class="chart:bar">
            <chart:data-point chart:repeated="42"/>
          </chart:series>
          <chart:series chart:style-name="ch17" chart:values-cell-range-address="Sheet1.BW2:Sheet1.BW43" chart:label-cell-address="Sheet1.BW1:Sheet1.BW1" chart:class="chart:bar">
            <chart:data-point chart:repeated="42"/>
          </chart:series>
          <chart:series chart:style-name="ch18" chart:values-cell-range-address="Sheet1.BX2:Sheet1.BX43" chart:label-cell-address="Sheet1.BX1:Sheet1.BX1" chart:class="chart:bar">
            <chart:data-point chart:repeated="42"/>
          </chart:series>
          <chart:series chart:style-name="ch19" chart:values-cell-range-address="Sheet1.BY2:Sheet1.BY43" chart:label-cell-address="Sheet1.BY1:Sheet1.BY1" chart:class="chart:bar">
            <chart:data-point chart:repeated="42"/>
          </chart:series>
          <chart:series chart:style-name="ch8" chart:values-cell-range-address="Sheet1.BZ2:Sheet1.BZ43" chart:label-cell-address="Sheet1.BZ1:Sheet1.BZ1" chart:class="chart:bar">
            <chart:data-point chart:repeated="42"/>
          </chart:series>
          <chart:series chart:style-name="ch9" chart:values-cell-range-address="Sheet1.CA2:Sheet1.CA43" chart:label-cell-address="Sheet1.CA1:Sheet1.CA1" chart:class="chart:bar">
            <chart:data-point chart:repeated="42"/>
          </chart:series>
          <chart:series chart:style-name="ch10" chart:values-cell-range-address="Sheet1.CB2:Sheet1.CB43" chart:label-cell-address="Sheet1.CB1:Sheet1.CB1" chart:class="chart:bar">
            <chart:data-point chart:repeated="42"/>
          </chart:series>
          <chart:series chart:style-name="ch11" chart:values-cell-range-address="Sheet1.CC2:Sheet1.CC43" chart:label-cell-address="Sheet1.CC1:Sheet1.CC1" chart:class="chart:bar">
            <chart:data-point chart:repeated="42"/>
          </chart:series>
          <chart:series chart:style-name="ch12" chart:values-cell-range-address="Sheet1.CD2:Sheet1.CD43" chart:label-cell-address="Sheet1.CD1:Sheet1.CD1" chart:class="chart:bar">
            <chart:data-point chart:repeated="42"/>
          </chart:series>
          <chart:series chart:style-name="ch13" chart:values-cell-range-address="Sheet1.CE2:Sheet1.CE43" chart:label-cell-address="Sheet1.CE1:Sheet1.CE1" chart:class="chart:bar">
            <chart:data-point chart:repeated="42"/>
          </chart:series>
          <chart:series chart:style-name="ch14" chart:values-cell-range-address="Sheet1.CF2:Sheet1.CF43" chart:label-cell-address="Sheet1.CF1:Sheet1.CF1" chart:class="chart:bar">
            <chart:data-point chart:repeated="42"/>
          </chart:series>
          <chart:series chart:style-name="ch15" chart:values-cell-range-address="Sheet1.CG2:Sheet1.CG43" chart:label-cell-address="Sheet1.CG1:Sheet1.CG1" chart:class="chart:bar">
            <chart:data-point chart:repeated="4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ification</text:p>
                <draw:g>
                  <svg:desc>Sheet1.BN1:Sheet1.BN1</svg:desc>
                </draw:g>
              </table:table-cell>
              <table:table-cell office:value-type="string">
                <text:p>Algorithms, invariants, and program logics</text:p>
                <draw:g>
                  <svg:desc>Sheet1.BO1:Sheet1.BO1</svg:desc>
                </draw:g>
              </table:table-cell>
              <table:table-cell office:value-type="string">
                <text:p>Code generation</text:p>
                <draw:g>
                  <svg:desc>Sheet1.BP1:Sheet1.BP1</svg:desc>
                </draw:g>
              </table:table-cell>
              <table:table-cell office:value-type="string">
                <text:p>OOP</text:p>
                <draw:g>
                  <svg:desc>Sheet1.BQ1:Sheet1.BQ1</svg:desc>
                </draw:g>
              </table:table-cell>
              <table:table-cell office:value-type="string">
                <text:p>Logic/semantics</text:p>
                <draw:g>
                  <svg:desc>Sheet1.BR1:Sheet1.BR1</svg:desc>
                </draw:g>
              </table:table-cell>
              <table:table-cell office:value-type="string">
                <text:p>Software engineering</text:p>
                <draw:g>
                  <svg:desc>Sheet1.BS1:Sheet1.BS1</svg:desc>
                </draw:g>
              </table:table-cell>
              <table:table-cell office:value-type="string">
                <text:p>OOP/design</text:p>
                <draw:g>
                  <svg:desc>Sheet1.BT1:Sheet1.BT1</svg:desc>
                </draw:g>
              </table:table-cell>
              <table:table-cell office:value-type="string">
                <text:p>Garbage collection</text:p>
                <draw:g>
                  <svg:desc>Sheet1.BU1:Sheet1.BU1</svg:desc>
                </draw:g>
              </table:table-cell>
              <table:table-cell office:value-type="string">
                <text:p>Parallelism</text:p>
                <draw:g>
                  <svg:desc>Sheet1.BV1:Sheet1.BV1</svg:desc>
                </draw:g>
              </table:table-cell>
              <table:table-cell office:value-type="string">
                <text:p>Java</text:p>
                <draw:g>
                  <svg:desc>Sheet1.BW1:Sheet1.BW1</svg:desc>
                </draw:g>
              </table:table-cell>
              <table:table-cell office:value-type="string">
                <text:p>Bug finding</text:p>
                <draw:g>
                  <svg:desc>Sheet1.BX1:Sheet1.BX1</svg:desc>
                </draw:g>
              </table:table-cell>
              <table:table-cell office:value-type="string">
                <text:p>FP</text:p>
                <draw:g>
                  <svg:desc>Sheet1.BY1:Sheet1.BY1</svg:desc>
                </draw:g>
              </table:table-cell>
              <table:table-cell office:value-type="string">
                <text:p>Web + JS</text:p>
                <draw:g>
                  <svg:desc>Sheet1.BZ1:Sheet1.BZ1</svg:desc>
                </draw:g>
              </table:table-cell>
              <table:table-cell office:value-type="string">
                <text:p>Information flow</text:p>
                <draw:g>
                  <svg:desc>Sheet1.CA1:Sheet1.CA1</svg:desc>
                </draw:g>
              </table:table-cell>
              <table:table-cell office:value-type="string">
                <text:p>Systems</text:p>
                <draw:g>
                  <svg:desc>Sheet1.CB1:Sheet1.CB1</svg:desc>
                </draw:g>
              </table:table-cell>
              <table:table-cell office:value-type="string">
                <text:p>Compilers</text:p>
                <draw:g>
                  <svg:desc>Sheet1.CC1:Sheet1.CC1</svg:desc>
                </draw:g>
              </table:table-cell>
              <table:table-cell office:value-type="string">
                <text:p>Static analysis</text:p>
                <draw:g>
                  <svg:desc>Sheet1.CD1:Sheet1.CD1</svg:desc>
                </draw:g>
              </table:table-cell>
              <table:table-cell office:value-type="string">
                <text:p>Concurrency</text:p>
                <draw:g>
                  <svg:desc>Sheet1.CE1:Sheet1.CE1</svg:desc>
                </draw:g>
              </table:table-cell>
              <table:table-cell office:value-type="string">
                <text:p>Modules and interfaces</text:p>
                <draw:g>
                  <svg:desc>Sheet1.CF1:Sheet1.CF1</svg:desc>
                </draw:g>
              </table:table-cell>
              <table:table-cell office:value-type="string">
                <text:p>Types</text:p>
                <draw:g>
                  <svg:desc>Sheet1.CG1:Sheet1.CG1</svg:desc>
                </draw:g>
              </table:table-cell>
            </table:table-row>
          </table:table-header-rows>
          <table:table-rows>
            <table:table-row>
              <table:table-cell office:value-type="float" office:value="1973">
                <text:p>1970</text:p>
                <draw:g>
                  <svg:desc>Sheet1.A2:Sheet1.A43</svg:desc>
                </draw:g>
              </table:table-cell>
              <table:table-cell office:value-type="float" office:value="0.419352621931">
                <text:p>0.419352621931</text:p>
                <draw:g>
                  <svg:desc>Sheet1.BN2:Sheet1.BN43</svg:desc>
                </draw:g>
              </table:table-cell>
              <table:table-cell office:value-type="float" office:value="10.2669822972">
                <text:p>10.2669822972</text:p>
                <draw:g>
                  <svg:desc>Sheet1.BO2:Sheet1.BO43</svg:desc>
                </draw:g>
              </table:table-cell>
              <table:table-cell office:value-type="float" office:value="2.02787639247">
                <text:p>2.02787639247</text:p>
                <draw:g>
                  <svg:desc>Sheet1.BP2:Sheet1.BP43</svg:desc>
                </draw:g>
              </table:table-cell>
              <table:table-cell office:value-type="float" office:value="0.0320940909">
                <text:p>0.0320940909</text:p>
                <draw:g>
                  <svg:desc>Sheet1.BQ2:Sheet1.BQ43</svg:desc>
                </draw:g>
              </table:table-cell>
              <table:table-cell office:value-type="float" office:value="0.121282233213">
                <text:p>0.121282233213</text:p>
                <draw:g>
                  <svg:desc>Sheet1.BR2:Sheet1.BR43</svg:desc>
                </draw:g>
              </table:table-cell>
              <table:table-cell office:value-type="float" office:value="2.99669011307">
                <text:p>2.99669011307</text:p>
                <draw:g>
                  <svg:desc>Sheet1.BS2:Sheet1.BS43</svg:desc>
                </draw:g>
              </table:table-cell>
              <table:table-cell office:value-type="float" office:value="0.0320940909">
                <text:p>0.0320940909</text:p>
                <draw:g>
                  <svg:desc>Sheet1.BT2:Sheet1.BT43</svg:desc>
                </draw:g>
              </table:table-cell>
              <table:table-cell office:value-type="float" office:value="1.17747749896">
                <text:p>1.17747749896</text:p>
                <draw:g>
                  <svg:desc>Sheet1.BU2:Sheet1.BU43</svg:desc>
                </draw:g>
              </table:table-cell>
              <table:table-cell office:value-type="float" office:value="7.2473279702">
                <text:p>7.2473279702</text:p>
                <draw:g>
                  <svg:desc>Sheet1.BV2:Sheet1.BV43</svg:desc>
                </draw:g>
              </table:table-cell>
              <table:table-cell office:value-type="float" office:value="6.53040253683">
                <text:p>6.53040253683</text:p>
                <draw:g>
                  <svg:desc>Sheet1.BW2:Sheet1.BW43</svg:desc>
                </draw:g>
              </table:table-cell>
              <table:table-cell office:value-type="float" office:value="9.63388683461">
                <text:p>9.63388683461</text:p>
                <draw:g>
                  <svg:desc>Sheet1.BX2:Sheet1.BX43</svg:desc>
                </draw:g>
              </table:table-cell>
              <table:table-cell office:value-type="float" office:value="1.22785449753">
                <text:p>1.22785449753</text:p>
                <draw:g>
                  <svg:desc>Sheet1.BY2:Sheet1.BY43</svg:desc>
                </draw:g>
              </table:table-cell>
              <table:table-cell office:value-type="float" office:value="4.51617604748">
                <text:p>4.51617604748</text:p>
                <draw:g>
                  <svg:desc>Sheet1.BZ2:Sheet1.BZ43</svg:desc>
                </draw:g>
              </table:table-cell>
              <table:table-cell office:value-type="float" office:value="1.29547163185">
                <text:p>1.29547163185</text:p>
                <draw:g>
                  <svg:desc>Sheet1.CA2:Sheet1.CA43</svg:desc>
                </draw:g>
              </table:table-cell>
              <table:table-cell office:value-type="float" office:value="4.98282464763">
                <text:p>4.98282464763</text:p>
                <draw:g>
                  <svg:desc>Sheet1.CB2:Sheet1.CB43</svg:desc>
                </draw:g>
              </table:table-cell>
              <table:table-cell office:value-type="float" office:value="22.7359061146">
                <text:p>22.7359061146</text:p>
                <draw:g>
                  <svg:desc>Sheet1.CC2:Sheet1.CC43</svg:desc>
                </draw:g>
              </table:table-cell>
              <table:table-cell office:value-type="float" office:value="3.84833335623">
                <text:p>3.84833335623</text:p>
                <draw:g>
                  <svg:desc>Sheet1.CD2:Sheet1.CD43</svg:desc>
                </draw:g>
              </table:table-cell>
              <table:table-cell office:value-type="float" office:value="16.8363130616">
                <text:p>16.8363130616</text:p>
                <draw:g>
                  <svg:desc>Sheet1.CE2:Sheet1.CE43</svg:desc>
                </draw:g>
              </table:table-cell>
              <table:table-cell office:value-type="float" office:value="10.8254753712">
                <text:p>10.8254753712</text:p>
                <draw:g>
                  <svg:desc>Sheet1.CF2:Sheet1.CF43</svg:desc>
                </draw:g>
              </table:table-cell>
              <table:table-cell office:value-type="float" office:value="0.138060409394">
                <text:p>0.138060409394</text:p>
                <draw:g>
                  <svg:desc>Sheet1.CG2:Sheet1.CG43</svg:desc>
                </draw:g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15.2583987249">
                <text:p>15.2583987249</text:p>
              </table:table-cell>
              <table:table-cell office:value-type="float" office:value="17.2254425108">
                <text:p>17.2254425108</text:p>
              </table:table-cell>
              <table:table-cell office:value-type="float" office:value="2.03434462818">
                <text:p>2.03434462818</text:p>
              </table:table-cell>
              <table:table-cell office:value-type="float" office:value="2.29438587972">
                <text:p>2.29438587972</text:p>
              </table:table-cell>
              <table:table-cell office:value-type="float" office:value="3.1118078489">
                <text:p>3.1118078489</text:p>
              </table:table-cell>
              <table:table-cell office:value-type="float" office:value="0.754337087284">
                <text:p>0.754337087284</text:p>
              </table:table-cell>
              <table:table-cell office:value-type="float" office:value="1.18326721111">
                <text:p>1.18326721111</text:p>
              </table:table-cell>
              <table:table-cell office:value-type="float" office:value="9.34078617985">
                <text:p>9.34078617985</text:p>
              </table:table-cell>
              <table:table-cell office:value-type="float" office:value="6.40397115602">
                <text:p>6.40397115602</text:p>
              </table:table-cell>
              <table:table-cell office:value-type="float" office:value="7.06724038364">
                <text:p>7.06724038364</text:p>
              </table:table-cell>
              <table:table-cell office:value-type="float" office:value="12.2349208464">
                <text:p>12.2349208464</text:p>
              </table:table-cell>
              <table:table-cell office:value-type="float" office:value="0.430131337847">
                <text:p>0.430131337847</text:p>
              </table:table-cell>
              <table:table-cell office:value-type="float" office:value="1.69664381675">
                <text:p>1.69664381675</text:p>
              </table:table-cell>
              <table:table-cell office:value-type="float" office:value="5.34031226493">
                <text:p>5.34031226493</text:p>
              </table:table-cell>
              <table:table-cell office:value-type="float" office:value="0.855677661432">
                <text:p>0.855677661432</text:p>
              </table:table-cell>
              <table:table-cell office:value-type="float" office:value="7.80057596158">
                <text:p>7.80057596158</text:p>
              </table:table-cell>
              <table:table-cell office:value-type="float" office:value="2.85309885315">
                <text:p>2.85309885315</text:p>
              </table:table-cell>
              <table:table-cell office:value-type="float" office:value="8.82718779996">
                <text:p>8.82718779996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0.528836521821">
                <text:p>0.528836521821</text:p>
              </table:table-cell>
            </table:table-row>
            <table:table-row>
              <table:table-cell office:value-type="float" office:value="1976">
                <text:p>1980</text:p>
              </table:table-cell>
              <table:table-cell office:value-type="float" office:value="10.6338836919">
                <text:p>10.6338836919</text:p>
              </table:table-cell>
              <table:table-cell office:value-type="float" office:value="8.66912236342">
                <text:p>8.66912236342</text:p>
              </table:table-cell>
              <table:table-cell office:value-type="float" office:value="3.17836206758">
                <text:p>3.17836206758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4.74837953863">
                <text:p>4.74837953863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3.75198033769">
                <text:p>3.75198033769</text:p>
              </table:table-cell>
              <table:table-cell office:value-type="float" office:value="0.258305685021">
                <text:p>0.258305685021</text:p>
              </table:table-cell>
              <table:table-cell office:value-type="float" office:value="4.42032297442">
                <text:p>4.42032297442</text:p>
              </table:table-cell>
              <table:table-cell office:value-type="float" office:value="5.77614372298">
                <text:p>5.77614372298</text:p>
              </table:table-cell>
              <table:table-cell office:value-type="float" office:value="5.5273361521">
                <text:p>5.5273361521</text:p>
              </table:table-cell>
              <table:table-cell office:value-type="float" office:value="8.47280771857">
                <text:p>8.47280771857</text:p>
              </table:table-cell>
              <table:table-cell office:value-type="float" office:value="0.271640090405">
                <text:p>0.271640090405</text:p>
              </table:table-cell>
              <table:table-cell office:value-type="float" office:value="12.8920930766">
                <text:p>12.8920930766</text:p>
              </table:table-cell>
              <table:table-cell office:value-type="float" office:value="3.82499448295">
                <text:p>3.82499448295</text:p>
              </table:table-cell>
              <table:table-cell office:value-type="float" office:value="1.95839322184">
                <text:p>1.95839322184</text:p>
              </table:table-cell>
              <table:table-cell office:value-type="float" office:value="14.6084007699">
                <text:p>14.6084007699</text:p>
              </table:table-cell>
              <table:table-cell office:value-type="float" office:value="7.16775547551">
                <text:p>7.16775547551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3.06988870198">
                <text:p>3.06988870198</text:p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7.4233558611">
                <text:p>7.4233558611</text:p>
              </table:table-cell>
              <table:table-cell office:value-type="float" office:value="15.7669782027">
                <text:p>15.7669782027</text:p>
              </table:table-cell>
              <table:table-cell office:value-type="float" office:value="0.695123076455">
                <text:p>0.695123076455</text:p>
              </table:table-cell>
              <table:table-cell office:value-type="float" office:value="1.14871822438">
                <text:p>1.14871822438</text:p>
              </table:table-cell>
              <table:table-cell office:value-type="float" office:value="0.17924468965">
                <text:p>0.17924468965</text:p>
              </table:table-cell>
              <table:table-cell office:value-type="float" office:value="4.01555671293">
                <text:p>4.01555671293</text:p>
              </table:table-cell>
              <table:table-cell office:value-type="float" office:value="0.432419468955">
                <text:p>0.432419468955</text:p>
              </table:table-cell>
              <table:table-cell office:value-type="float" office:value="2.13316397143">
                <text:p>2.13316397143</text:p>
              </table:table-cell>
              <table:table-cell office:value-type="float" office:value="15.0911050276">
                <text:p>15.0911050276</text:p>
              </table:table-cell>
              <table:table-cell office:value-type="float" office:value="2.79136094445">
                <text:p>2.79136094445</text:p>
              </table:table-cell>
              <table:table-cell office:value-type="float" office:value="5.52195371915">
                <text:p>5.52195371915</text:p>
              </table:table-cell>
              <table:table-cell office:value-type="float" office:value="3.55310343181">
                <text:p>3.55310343181</text:p>
              </table:table-cell>
              <table:table-cell office:value-type="float" office:value="3.77821676391">
                <text:p>3.77821676391</text:p>
              </table:table-cell>
              <table:table-cell office:value-type="float" office:value="6.82628135148">
                <text:p>6.82628135148</text:p>
              </table:table-cell>
              <table:table-cell office:value-type="float" office:value="4.37845894895">
                <text:p>4.37845894895</text:p>
              </table:table-cell>
              <table:table-cell office:value-type="float" office:value="5.7245433797">
                <text:p>5.7245433797</text:p>
              </table:table-cell>
              <table:table-cell office:value-type="float" office:value="8.53456921789">
                <text:p>8.53456921789</text:p>
              </table:table-cell>
              <table:table-cell office:value-type="float" office:value="13.1265588036">
                <text:p>13.1265588036</text:p>
              </table:table-cell>
              <table:table-cell office:value-type="float" office:value="1.62439712298">
                <text:p>1.62439712298</text:p>
              </table:table-cell>
              <table:table-cell office:value-type="float" office:value="3.03313653504">
                <text:p>3.03313653504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7.31198689007">
                <text:p>7.31198689007</text:p>
              </table:table-cell>
              <table:table-cell office:value-type="float" office:value="5.43271249407">
                <text:p>5.43271249407</text:p>
              </table:table-cell>
              <table:table-cell office:value-type="float" office:value="1.92050351956">
                <text:p>1.92050351956</text:p>
              </table:table-cell>
              <table:table-cell office:value-type="float" office:value="1.55801794907">
                <text:p>1.55801794907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0.635616370052">
                <text:p>0.635616370052</text:p>
              </table:table-cell>
              <table:table-cell office:value-type="float" office:value="5.30900647792">
                <text:p>5.30900647792</text:p>
              </table:table-cell>
              <table:table-cell office:value-type="float" office:value="20.7045531116">
                <text:p>20.7045531116</text:p>
              </table:table-cell>
              <table:table-cell office:value-type="float" office:value="0.82493904593">
                <text:p>0.82493904593</text:p>
              </table:table-cell>
              <table:table-cell office:value-type="float" office:value="11.3789567433">
                <text:p>11.3789567433</text:p>
              </table:table-cell>
              <table:table-cell office:value-type="float" office:value="1.1437372111">
                <text:p>1.1437372111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4.90888268236">
                <text:p>4.90888268236</text:p>
              </table:table-cell>
              <table:table-cell office:value-type="float" office:value="0.640705250261">
                <text:p>0.640705250261</text:p>
              </table:table-cell>
              <table:table-cell office:value-type="float" office:value="17.7592884159">
                <text:p>17.7592884159</text:p>
              </table:table-cell>
              <table:table-cell office:value-type="float" office:value="2.47984707681">
                <text:p>2.47984707681</text:p>
              </table:table-cell>
              <table:table-cell office:value-type="float" office:value="20.5853135437">
                <text:p>20.5853135437</text:p>
              </table:table-cell>
              <table:table-cell office:value-type="float" office:value="2.70753130167">
                <text:p>2.70753130167</text:p>
              </table:table-cell>
              <table:table-cell office:value-type="float" office:value="3.02661015753">
                <text:p>3.02661015753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13.8952805528">
                <text:p>13.8952805528</text:p>
              </table:table-cell>
              <table:table-cell office:value-type="float" office:value="9.92159682751">
                <text:p>9.92159682751</text:p>
              </table:table-cell>
              <table:table-cell office:value-type="float" office:value="2.66234990426">
                <text:p>2.66234990426</text:p>
              </table:table-cell>
              <table:table-cell office:value-type="float" office:value="0.193513041329">
                <text:p>0.193513041329</text:p>
              </table:table-cell>
              <table:table-cell office:value-type="float" office:value="1.71540418235">
                <text:p>1.71540418235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0.0941609129667">
                <text:p>0.0941609129667</text:p>
              </table:table-cell>
              <table:table-cell office:value-type="float" office:value="5.17550470171">
                <text:p>5.17550470171</text:p>
              </table:table-cell>
              <table:table-cell office:value-type="float" office:value="18.4605156601">
                <text:p>18.4605156601</text:p>
              </table:table-cell>
              <table:table-cell office:value-type="float" office:value="1.83620343675">
                <text:p>1.83620343675</text:p>
              </table:table-cell>
              <table:table-cell office:value-type="float" office:value="18.091525919">
                <text:p>18.091525919</text:p>
              </table:table-cell>
              <table:table-cell office:value-type="float" office:value="0.882631385533">
                <text:p>0.882631385533</text:p>
              </table:table-cell>
              <table:table-cell office:value-type="float" office:value="2.72548227503">
                <text:p>2.72548227503</text:p>
              </table:table-cell>
              <table:table-cell office:value-type="float" office:value="5.5825463709">
                <text:p>5.5825463709</text:p>
              </table:table-cell>
              <table:table-cell office:value-type="float" office:value="0.705459329737">
                <text:p>0.705459329737</text:p>
              </table:table-cell>
              <table:table-cell office:value-type="float" office:value="12.3256706983">
                <text:p>12.3256706983</text:p>
              </table:table-cell>
              <table:table-cell office:value-type="float" office:value="3.28649433614">
                <text:p>3.28649433614</text:p>
              </table:table-cell>
              <table:table-cell office:value-type="float" office:value="8.00963037451">
                <text:p>8.00963037451</text:p>
              </table:table-cell>
              <table:table-cell office:value-type="float" office:value="6.14152293326">
                <text:p>6.14152293326</text:p>
              </table:table-cell>
              <table:table-cell office:value-type="float" office:value="0.862628218117">
                <text:p>0.862628218117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3.05511972529">
                <text:p>3.05511972529</text:p>
              </table:table-cell>
              <table:table-cell office:value-type="float" office:value="15.8586651992">
                <text:p>15.8586651992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1.65249877678">
                <text:p>1.65249877678</text:p>
              </table:table-cell>
              <table:table-cell office:value-type="float" office:value="2.79164713664">
                <text:p>2.79164713664</text:p>
              </table:table-cell>
              <table:table-cell office:value-type="float" office:value="1.37055046563">
                <text:p>1.37055046563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5.89099476635">
                <text:p>5.89099476635</text:p>
              </table:table-cell>
              <table:table-cell office:value-type="float" office:value="12.0731183253">
                <text:p>12.0731183253</text:p>
              </table:table-cell>
              <table:table-cell office:value-type="float" office:value="3.08574337379">
                <text:p>3.08574337379</text:p>
              </table:table-cell>
              <table:table-cell office:value-type="float" office:value="21.0003497638">
                <text:p>21.0003497638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13.0028800354">
                <text:p>13.0028800354</text:p>
              </table:table-cell>
              <table:table-cell office:value-type="float" office:value="0.853563740192">
                <text:p>0.853563740192</text:p>
              </table:table-cell>
              <table:table-cell office:value-type="float" office:value="9.79529102773">
                <text:p>9.79529102773</text:p>
              </table:table-cell>
              <table:table-cell office:value-type="float" office:value="3.42070249584">
                <text:p>3.42070249584</text:p>
              </table:table-cell>
              <table:table-cell office:value-type="float" office:value="15.7075456948">
                <text:p>15.7075456948</text:p>
              </table:table-cell>
              <table:table-cell office:value-type="float" office:value="3.18070416883">
                <text:p>3.18070416883</text:p>
              </table:table-cell>
              <table:table-cell office:value-type="float" office:value="1.27413075867">
                <text:p>1.27413075867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5.28391695481">
                <text:p>5.28391695481</text:p>
              </table:table-cell>
              <table:table-cell office:value-type="float" office:value="8.86184212752">
                <text:p>8.86184212752</text:p>
              </table:table-cell>
              <table:table-cell office:value-type="float" office:value="12.4061013496">
                <text:p>12.4061013496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1.51058524209">
                <text:p>1.51058524209</text:p>
              </table:table-cell>
              <table:table-cell office:value-type="float" office:value="0.406898624337">
                <text:p>0.406898624337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10.4692413821">
                <text:p>10.4692413821</text:p>
              </table:table-cell>
              <table:table-cell office:value-type="float" office:value="9.01434777137">
                <text:p>9.01434777137</text:p>
              </table:table-cell>
              <table:table-cell office:value-type="float" office:value="11.5196953654">
                <text:p>11.5196953654</text:p>
              </table:table-cell>
              <table:table-cell office:value-type="float" office:value="13.8089585829">
                <text:p>13.8089585829</text:p>
              </table:table-cell>
              <table:table-cell office:value-type="float" office:value="1.05074758343">
                <text:p>1.05074758343</text:p>
              </table:table-cell>
              <table:table-cell office:value-type="float" office:value="2.86609591219">
                <text:p>2.86609591219</text:p>
              </table:table-cell>
              <table:table-cell office:value-type="float" office:value="10.2536737216">
                <text:p>10.2536737216</text:p>
              </table:table-cell>
              <table:table-cell office:value-type="float" office:value="3.37797282478">
                <text:p>3.37797282478</text:p>
              </table:table-cell>
              <table:table-cell office:value-type="float" office:value="3.49013129474">
                <text:p>3.49013129474</text:p>
              </table:table-cell>
              <table:table-cell office:value-type="float" office:value="9.14557810737">
                <text:p>9.14557810737</text:p>
              </table:table-cell>
              <table:table-cell office:value-type="float" office:value="4.59322156547">
                <text:p>4.59322156547</text:p>
              </table:table-cell>
              <table:table-cell office:value-type="float" office:value="2.89644306018">
                <text:p>2.89644306018</text:p>
              </table:table-cell>
              <table:table-cell office:value-type="float" office:value="4.78013690291">
                <text:p>4.78013690291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4.26502986725">
                <text:p>4.26502986725</text:p>
              </table:table-cell>
              <table:table-cell office:value-type="float" office:value="11.6456208195">
                <text:p>11.6456208195</text:p>
              </table:table-cell>
              <table:table-cell office:value-type="float" office:value="1.81508064069">
                <text:p>1.81508064069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0.410822481548">
                <text:p>0.410822481548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1.64057971973">
                <text:p>1.64057971973</text:p>
              </table:table-cell>
              <table:table-cell office:value-type="float" office:value="4.69593007776">
                <text:p>4.69593007776</text:p>
              </table:table-cell>
              <table:table-cell office:value-type="float" office:value="33.8567322907">
                <text:p>33.8567322907</text:p>
              </table:table-cell>
              <table:table-cell office:value-type="float" office:value="6.1994686464">
                <text:p>6.1994686464</text:p>
              </table:table-cell>
              <table:table-cell office:value-type="float" office:value="8.51705915806">
                <text:p>8.51705915806</text:p>
              </table:table-cell>
              <table:table-cell office:value-type="float" office:value="2.11494547591">
                <text:p>2.11494547591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9.00004099344">
                <text:p>9.00004099344</text:p>
              </table:table-cell>
              <table:table-cell office:value-type="float" office:value="0.585218873217">
                <text:p>0.585218873217</text:p>
              </table:table-cell>
              <table:table-cell office:value-type="float" office:value="9.29708185998">
                <text:p>9.29708185998</text:p>
              </table:table-cell>
              <table:table-cell office:value-type="float" office:value="5.28522255681">
                <text:p>5.28522255681</text:p>
              </table:table-cell>
              <table:table-cell office:value-type="float" office:value="19.7666827488">
                <text:p>19.7666827488</text:p>
              </table:table-cell>
              <table:table-cell office:value-type="float" office:value="4.58685678859">
                <text:p>4.58685678859</text:p>
              </table:table-cell>
              <table:table-cell office:value-type="float" office:value="3.24253689159">
                <text:p>3.24253689159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17.2417274305">
                <text:p>17.2417274305</text:p>
              </table:table-cell>
              <table:table-cell office:value-type="float" office:value="5.29024874134">
                <text:p>5.29024874134</text:p>
              </table:table-cell>
              <table:table-cell office:value-type="float" office:value="0.422988518333">
                <text:p>0.422988518333</text:p>
              </table:table-cell>
              <table:table-cell office:value-type="float" office:value="2.0178019063">
                <text:p>2.0178019063</text:p>
              </table:table-cell>
              <table:table-cell office:value-type="float" office:value="5.67183931436">
                <text:p>5.67183931436</text:p>
              </table:table-cell>
              <table:table-cell office:value-type="float" office:value="3.53236893727">
                <text:p>3.53236893727</text:p>
              </table:table-cell>
              <table:table-cell office:value-type="float" office:value="4.0899146611">
                <text:p>4.0899146611</text:p>
              </table:table-cell>
              <table:table-cell office:value-type="float" office:value="1.2361308655">
                <text:p>1.2361308655</text:p>
              </table:table-cell>
              <table:table-cell office:value-type="float" office:value="7.33021471136">
                <text:p>7.33021471136</text:p>
              </table:table-cell>
              <table:table-cell office:value-type="float" office:value="1.50869393542">
                <text:p>1.50869393542</text:p>
              </table:table-cell>
              <table:table-cell office:value-type="float" office:value="1.75685917284">
                <text:p>1.75685917284</text:p>
              </table:table-cell>
              <table:table-cell office:value-type="float" office:value="2.24192162911">
                <text:p>2.24192162911</text:p>
              </table:table-cell>
              <table:table-cell office:value-type="float" office:value="1.44858010462">
                <text:p>1.44858010462</text:p>
              </table:table-cell>
              <table:table-cell office:value-type="float" office:value="5.85087972521">
                <text:p>5.85087972521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3.46483610642">
                <text:p>3.46483610642</text:p>
              </table:table-cell>
              <table:table-cell office:value-type="float" office:value="16.2788518902">
                <text:p>16.2788518902</text:p>
              </table:table-cell>
              <table:table-cell office:value-type="float" office:value="3.55666988029">
                <text:p>3.55666988029</text:p>
              </table:table-cell>
              <table:table-cell office:value-type="float" office:value="3.34251757656">
                <text:p>3.34251757656</text:p>
              </table:table-cell>
              <table:table-cell office:value-type="float" office:value="6.91933521282">
                <text:p>6.91933521282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18.0549544176">
                <text:p>18.0549544176</text:p>
              </table:table-cell>
              <table:table-cell office:value-type="float" office:value="14.5377948725">
                <text:p>14.5377948725</text:p>
              </table:table-cell>
              <table:table-cell office:value-type="float" office:value="4.01705078744">
                <text:p>4.01705078744</text:p>
              </table:table-cell>
              <table:table-cell office:value-type="float" office:value="1.24284511543">
                <text:p>1.24284511543</text:p>
              </table:table-cell>
              <table:table-cell office:value-type="float" office:value="7.75434616235">
                <text:p>7.75434616235</text:p>
              </table:table-cell>
              <table:table-cell office:value-type="float" office:value="1.43882455881">
                <text:p>1.43882455881</text:p>
              </table:table-cell>
              <table:table-cell office:value-type="float" office:value="0.281054471173">
                <text:p>0.281054471173</text:p>
              </table:table-cell>
              <table:table-cell office:value-type="float" office:value="3.35027590908">
                <text:p>3.35027590908</text:p>
              </table:table-cell>
              <table:table-cell office:value-type="float" office:value="6.12114815685">
                <text:p>6.12114815685</text:p>
              </table:table-cell>
              <table:table-cell office:value-type="float" office:value="4.59848665502">
                <text:p>4.59848665502</text:p>
              </table:table-cell>
              <table:table-cell office:value-type="float" office:value="1.12258439665">
                <text:p>1.12258439665</text:p>
              </table:table-cell>
              <table:table-cell office:value-type="float" office:value="2.1288785408">
                <text:p>2.1288785408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1.89765506225">
                <text:p>1.89765506225</text:p>
              </table:table-cell>
              <table:table-cell office:value-type="float" office:value="0.2849852575">
                <text:p>0.2849852575</text:p>
              </table:table-cell>
              <table:table-cell office:value-type="float" office:value="5.88471180541">
                <text:p>5.88471180541</text:p>
              </table:table-cell>
              <table:table-cell office:value-type="float" office:value="9.13302532161">
                <text:p>9.13302532161</text:p>
              </table:table-cell>
              <table:table-cell office:value-type="float" office:value="16.0881475303">
                <text:p>16.0881475303</text:p>
              </table:table-cell>
              <table:table-cell office:value-type="float" office:value="1.72127676253">
                <text:p>1.72127676253</text:p>
              </table:table-cell>
              <table:table-cell office:value-type="float" office:value="10.1790146709">
                <text:p>10.1790146709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15.6980017382">
                <text:p>15.6980017382</text:p>
              </table:table-cell>
              <table:table-cell office:value-type="float" office:value="15.1950459758">
                <text:p>15.1950459758</text:p>
              </table:table-cell>
              <table:table-cell office:value-type="float" office:value="0.5935020423">
                <text:p>0.5935020423</text:p>
              </table:table-cell>
              <table:table-cell office:value-type="float" office:value="0.7320575581">
                <text:p>0.7320575581</text:p>
              </table:table-cell>
              <table:table-cell office:value-type="float" office:value="4.01654075447">
                <text:p>4.01654075447</text:p>
              </table:table-cell>
              <table:table-cell office:value-type="float" office:value="0.810943047732">
                <text:p>0.810943047732</text:p>
              </table:table-cell>
              <table:table-cell office:value-type="float" office:value="3.52040392561">
                <text:p>3.52040392561</text:p>
              </table:table-cell>
              <table:table-cell office:value-type="float" office:value="1.87977138822">
                <text:p>1.87977138822</text:p>
              </table:table-cell>
              <table:table-cell office:value-type="float" office:value="2.97886451438">
                <text:p>2.97886451438</text:p>
              </table:table-cell>
              <table:table-cell office:value-type="float" office:value="0.505714722527">
                <text:p>0.505714722527</text:p>
              </table:table-cell>
              <table:table-cell office:value-type="float" office:value="0.310065591014">
                <text:p>0.310065591014</text:p>
              </table:table-cell>
              <table:table-cell office:value-type="float" office:value="9.08403857699">
                <text:p>9.08403857699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19.2326632408">
                <text:p>19.2326632408</text:p>
              </table:table-cell>
              <table:table-cell office:value-type="float" office:value="1.23614903576">
                <text:p>1.23614903576</text:p>
              </table:table-cell>
              <table:table-cell office:value-type="float" office:value="1.9516479478">
                <text:p>1.9516479478</text:p>
              </table:table-cell>
              <table:table-cell office:value-type="float" office:value="5.99795149319">
                <text:p>5.99795149319</text:p>
              </table:table-cell>
              <table:table-cell office:value-type="float" office:value="1.03982059111">
                <text:p>1.03982059111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21.6581478557">
                <text:p>21.6581478557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10.0810555052">
                <text:p>10.0810555052</text:p>
              </table:table-cell>
              <table:table-cell office:value-type="float" office:value="17.4280500602">
                <text:p>17.4280500602</text:p>
              </table:table-cell>
              <table:table-cell office:value-type="float" office:value="1.61961996481">
                <text:p>1.61961996481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6.39593376789">
                <text:p>6.39593376789</text:p>
              </table:table-cell>
              <table:table-cell office:value-type="float" office:value="0.710067398928">
                <text:p>0.710067398928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0.454765008028">
                <text:p>0.454765008028</text:p>
              </table:table-cell>
              <table:table-cell office:value-type="float" office:value="1.8618807922">
                <text:p>1.8618807922</text:p>
              </table:table-cell>
              <table:table-cell office:value-type="float" office:value="1.05982860612">
                <text:p>1.05982860612</text:p>
              </table:table-cell>
              <table:table-cell office:value-type="float" office:value="2.20531439899">
                <text:p>2.20531439899</text:p>
              </table:table-cell>
              <table:table-cell office:value-type="float" office:value="8.86444744786">
                <text:p>8.86444744786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8.90830094951">
                <text:p>8.90830094951</text:p>
              </table:table-cell>
              <table:table-cell office:value-type="float" office:value="0.227265829355">
                <text:p>0.227265829355</text:p>
              </table:table-cell>
              <table:table-cell office:value-type="float" office:value="6.39643487404">
                <text:p>6.39643487404</text:p>
              </table:table-cell>
              <table:table-cell office:value-type="float" office:value="7.20949005957">
                <text:p>7.20949005957</text:p>
              </table:table-cell>
              <table:table-cell office:value-type="float" office:value="8.16459879446">
                <text:p>8.16459879446</text:p>
              </table:table-cell>
              <table:table-cell office:value-type="float" office:value="5.81976160203">
                <text:p>5.81976160203</text:p>
              </table:table-cell>
              <table:table-cell office:value-type="float" office:value="12.4146465549">
                <text:p>12.4146465549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32.1807029555">
                <text:p>32.1807029555</text:p>
              </table:table-cell>
              <table:table-cell office:value-type="float" office:value="10.7006378139">
                <text:p>10.7006378139</text:p>
              </table:table-cell>
              <table:table-cell office:value-type="float" office:value="0.748208937087">
                <text:p>0.748208937087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14.0221120322">
                <text:p>14.0221120322</text:p>
              </table:table-cell>
              <table:table-cell office:value-type="float" office:value="0.274387467717">
                <text:p>0.274387467717</text:p>
              </table:table-cell>
              <table:table-cell office:value-type="float" office:value="0.442931836779">
                <text:p>0.442931836779</text:p>
              </table:table-cell>
              <table:table-cell office:value-type="float" office:value="1.11702563679">
                <text:p>1.11702563679</text:p>
              </table:table-cell>
              <table:table-cell office:value-type="float" office:value="9.50731849235">
                <text:p>9.50731849235</text:p>
              </table:table-cell>
              <table:table-cell office:value-type="float" office:value="2.1611332734">
                <text:p>2.1611332734</text:p>
              </table:table-cell>
              <table:table-cell office:value-type="float" office:value="5.06991593957">
                <text:p>5.06991593957</text:p>
              </table:table-cell>
              <table:table-cell office:value-type="float" office:value="8.74320967665">
                <text:p>8.74320967665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7.15628702382">
                <text:p>7.15628702382</text:p>
              </table:table-cell>
              <table:table-cell office:value-type="float" office:value="2.01293629813">
                <text:p>2.01293629813</text:p>
              </table:table-cell>
              <table:table-cell office:value-type="float" office:value="4.87392648446">
                <text:p>4.87392648446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0.818627697004">
                <text:p>0.818627697004</text:p>
              </table:table-cell>
              <table:table-cell office:value-type="float" office:value="1.80694813995">
                <text:p>1.80694813995</text:p>
              </table:table-cell>
              <table:table-cell office:value-type="float" office:value="2.99262317321">
                <text:p>2.99262317321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12.0201860785">
                <text:p>12.0201860785</text:p>
              </table:table-cell>
              <table:table-cell office:value-type="float" office:value="13.7018516674">
                <text:p>13.7018516674</text:p>
              </table:table-cell>
              <table:table-cell office:value-type="float" office:value="1.96102787703">
                <text:p>1.96102787703</text:p>
              </table:table-cell>
              <table:table-cell office:value-type="float" office:value="2.81196155841">
                <text:p>2.81196155841</text:p>
              </table:table-cell>
              <table:table-cell office:value-type="float" office:value="7.93230129483">
                <text:p>7.93230129483</text:p>
              </table:table-cell>
              <table:table-cell office:value-type="float" office:value="0.647062538083">
                <text:p>0.647062538083</text:p>
              </table:table-cell>
              <table:table-cell office:value-type="float" office:value="0.203196364913">
                <text:p>0.203196364913</text:p>
              </table:table-cell>
              <table:table-cell office:value-type="float" office:value="0.617450476413">
                <text:p>0.617450476413</text:p>
              </table:table-cell>
              <table:table-cell office:value-type="float" office:value="7.41927701879">
                <text:p>7.41927701879</text:p>
              </table:table-cell>
              <table:table-cell office:value-type="float" office:value="1.16203627022">
                <text:p>1.16203627022</text:p>
              </table:table-cell>
              <table:table-cell office:value-type="float" office:value="1.89395819961">
                <text:p>1.89395819961</text:p>
              </table:table-cell>
              <table:table-cell office:value-type="float" office:value="6.33925213404">
                <text:p>6.33925213404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7.40874391245">
                <text:p>7.40874391245</text:p>
              </table:table-cell>
              <table:table-cell office:value-type="float" office:value="10.4755481943">
                <text:p>10.4755481943</text:p>
              </table:table-cell>
              <table:table-cell office:value-type="float" office:value="8.72333564031">
                <text:p>8.72333564031</text:p>
              </table:table-cell>
              <table:table-cell office:value-type="float" office:value="7.47627260045">
                <text:p>7.47627260045</text:p>
              </table:table-cell>
              <table:table-cell office:value-type="float" office:value="7.12241600259">
                <text:p>7.12241600259</text:p>
              </table:table-cell>
              <table:table-cell office:value-type="float" office:value="3.69382220511">
                <text:p>3.69382220511</text:p>
              </table:table-cell>
              <table:table-cell office:value-type="float" office:value="7.56530508479">
                <text:p>7.56530508479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23.4436710615">
                <text:p>23.4436710615</text:p>
              </table:table-cell>
              <table:table-cell office:value-type="float" office:value="4.11782506955">
                <text:p>4.11782506955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0.409608870459">
                <text:p>0.409608870459</text:p>
              </table:table-cell>
              <table:table-cell office:value-type="float" office:value="9.66165342339">
                <text:p>9.66165342339</text:p>
              </table:table-cell>
              <table:table-cell office:value-type="float" office:value="0.713859343211">
                <text:p>0.713859343211</text:p>
              </table:table-cell>
              <table:table-cell office:value-type="float" office:value="0.641551549148">
                <text:p>0.641551549148</text:p>
              </table:table-cell>
              <table:table-cell office:value-type="float" office:value="0.950862126856">
                <text:p>0.950862126856</text:p>
              </table:table-cell>
              <table:table-cell office:value-type="float" office:value="1.7051680863">
                <text:p>1.7051680863</text:p>
              </table:table-cell>
              <table:table-cell office:value-type="float" office:value="3.6877229787">
                <text:p>3.6877229787</text:p>
              </table:table-cell>
              <table:table-cell office:value-type="float" office:value="2.22554289627">
                <text:p>2.22554289627</text:p>
              </table:table-cell>
              <table:table-cell office:value-type="float" office:value="8.65991078946">
                <text:p>8.65991078946</text:p>
              </table:table-cell>
              <table:table-cell office:value-type="float" office:value="1.05836130751">
                <text:p>1.05836130751</text:p>
              </table:table-cell>
              <table:table-cell office:value-type="float" office:value="6.06960888038">
                <text:p>6.06960888038</text:p>
              </table:table-cell>
              <table:table-cell office:value-type="float" office:value="1.12605645557">
                <text:p>1.12605645557</text:p>
              </table:table-cell>
              <table:table-cell office:value-type="float" office:value="4.14116441212">
                <text:p>4.14116441212</text:p>
              </table:table-cell>
              <table:table-cell office:value-type="float" office:value="5.03722424443">
                <text:p>5.03722424443</text:p>
              </table:table-cell>
              <table:table-cell office:value-type="float" office:value="7.9204795299">
                <text:p>7.9204795299</text:p>
              </table:table-cell>
              <table:table-cell office:value-type="float" office:value="3.88806845197">
                <text:p>3.88806845197</text:p>
              </table:table-cell>
              <table:table-cell office:value-type="float" office:value="8.44774454648">
                <text:p>8.44774454648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17.1959195271">
                <text:p>17.1959195271</text:p>
              </table:table-cell>
              <table:table-cell office:value-type="float" office:value="11.3210083196">
                <text:p>11.3210083196</text:p>
              </table:table-cell>
              <table:table-cell office:value-type="float" office:value="0.793486870076">
                <text:p>0.793486870076</text:p>
              </table:table-cell>
              <table:table-cell office:value-type="float" office:value="0.157223055659">
                <text:p>0.157223055659</text:p>
              </table:table-cell>
              <table:table-cell office:value-type="float" office:value="6.6733601339">
                <text:p>6.6733601339</text:p>
              </table:table-cell>
              <table:table-cell office:value-type="float" office:value="1.93543972353">
                <text:p>1.93543972353</text:p>
              </table:table-cell>
              <table:table-cell office:value-type="float" office:value="0.519522526931">
                <text:p>0.519522526931</text:p>
              </table:table-cell>
              <table:table-cell office:value-type="float" office:value="1.20055242074">
                <text:p>1.20055242074</text:p>
              </table:table-cell>
              <table:table-cell office:value-type="float" office:value="3.94828233714">
                <text:p>3.94828233714</text:p>
              </table:table-cell>
              <table:table-cell office:value-type="float" office:value="7.12193944316">
                <text:p>7.12193944316</text:p>
              </table:table-cell>
              <table:table-cell office:value-type="float" office:value="3.57890520815">
                <text:p>3.57890520815</text:p>
              </table:table-cell>
              <table:table-cell office:value-type="float" office:value="1.99732645387">
                <text:p>1.99732645387</text:p>
              </table:table-cell>
              <table:table-cell office:value-type="float" office:value="5.79011717459">
                <text:p>5.79011717459</text:p>
              </table:table-cell>
              <table:table-cell office:value-type="float" office:value="10.346827486">
                <text:p>10.346827486</text:p>
              </table:table-cell>
              <table:table-cell office:value-type="float" office:value="0.890989431031">
                <text:p>0.890989431031</text:p>
              </table:table-cell>
              <table:table-cell office:value-type="float" office:value="2.40691737915">
                <text:p>2.40691737915</text:p>
              </table:table-cell>
              <table:table-cell office:value-type="float" office:value="2.21356033334">
                <text:p>2.21356033334</text:p>
              </table:table-cell>
              <table:table-cell office:value-type="float" office:value="1.00337716522">
                <text:p>1.00337716522</text:p>
              </table:table-cell>
              <table:table-cell office:value-type="float" office:value="3.80799801239">
                <text:p>3.80799801239</text:p>
              </table:table-cell>
              <table:table-cell office:value-type="float" office:value="21.9115426094">
                <text:p>21.9115426094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15.6946174376">
                <text:p>15.6946174376</text:p>
              </table:table-cell>
              <table:table-cell office:value-type="float" office:value="16.4919055476">
                <text:p>16.4919055476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1.77151331783">
                <text:p>1.77151331783</text:p>
              </table:table-cell>
              <table:table-cell office:value-type="float" office:value="7.03182276153">
                <text:p>7.03182276153</text:p>
              </table:table-cell>
              <table:table-cell office:value-type="float" office:value="2.89147091397">
                <text:p>2.89147091397</text:p>
              </table:table-cell>
              <table:table-cell office:value-type="float" office:value="1.33265687097">
                <text:p>1.33265687097</text:p>
              </table:table-cell>
              <table:table-cell office:value-type="float" office:value="0.558777509318">
                <text:p>0.558777509318</text:p>
              </table:table-cell>
              <table:table-cell office:value-type="float" office:value="4.10948144114">
                <text:p>4.10948144114</text:p>
              </table:table-cell>
              <table:table-cell office:value-type="float" office:value="1.53821001991">
                <text:p>1.53821001991</text:p>
              </table:table-cell>
              <table:table-cell office:value-type="float" office:value="4.92858802129">
                <text:p>4.92858802129</text:p>
              </table:table-cell>
              <table:table-cell office:value-type="float" office:value="5.00138650064">
                <text:p>5.00138650064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11.2205791621">
                <text:p>11.2205791621</text:p>
              </table:table-cell>
              <table:table-cell office:value-type="float" office:value="3.3178217873">
                <text:p>3.3178217873</text:p>
              </table:table-cell>
              <table:table-cell office:value-type="float" office:value="0.085802207975">
                <text:p>0.085802207975</text:p>
              </table:table-cell>
              <table:table-cell office:value-type="float" office:value="2.95996332846">
                <text:p>2.95996332846</text:p>
              </table:table-cell>
              <table:table-cell office:value-type="float" office:value="5.73626770179">
                <text:p>5.73626770179</text:p>
              </table:table-cell>
              <table:table-cell office:value-type="float" office:value="3.85472468422">
                <text:p>3.85472468422</text:p>
              </table:table-cell>
              <table:table-cell office:value-type="float" office:value="8.30210442236">
                <text:p>8.30210442236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10.4213599913">
                <text:p>10.4213599913</text:p>
              </table:table-cell>
              <table:table-cell office:value-type="float" office:value="19.4395649289">
                <text:p>19.4395649289</text:p>
              </table:table-cell>
              <table:table-cell office:value-type="float" office:value="0.992165804045">
                <text:p>0.992165804045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16.9915171258">
                <text:p>16.9915171258</text:p>
              </table:table-cell>
              <table:table-cell office:value-type="float" office:value="0.274513585645">
                <text:p>0.274513585645</text:p>
              </table:table-cell>
              <table:table-cell office:value-type="float" office:value="0.250671320858">
                <text:p>0.250671320858</text:p>
              </table:table-cell>
              <table:table-cell office:value-type="float" office:value="1.67982227819">
                <text:p>1.67982227819</text:p>
              </table:table-cell>
              <table:table-cell office:value-type="float" office:value="6.61082466951">
                <text:p>6.61082466951</text:p>
              </table:table-cell>
              <table:table-cell office:value-type="float" office:value="2.15146816764">
                <text:p>2.15146816764</text:p>
              </table:table-cell>
              <table:table-cell office:value-type="float" office:value="2.03581484845">
                <text:p>2.03581484845</text:p>
              </table:table-cell>
              <table:table-cell office:value-type="float" office:value="5.66077386318">
                <text:p>5.66077386318</text:p>
              </table:table-cell>
              <table:table-cell office:value-type="float" office:value="0.658450257495">
                <text:p>0.658450257495</text:p>
              </table:table-cell>
              <table:table-cell office:value-type="float" office:value="7.02943301886">
                <text:p>7.02943301886</text:p>
              </table:table-cell>
              <table:table-cell office:value-type="float" office:value="0.317431737984">
                <text:p>0.317431737984</text:p>
              </table:table-cell>
              <table:table-cell office:value-type="float" office:value="4.73717487131">
                <text:p>4.73717487131</text:p>
              </table:table-cell>
              <table:table-cell office:value-type="float" office:value="5.4346480116">
                <text:p>5.4346480116</text:p>
              </table:table-cell>
              <table:table-cell office:value-type="float" office:value="1.28367054242">
                <text:p>1.28367054242</text:p>
              </table:table-cell>
              <table:table-cell office:value-type="float" office:value="3.81421015474">
                <text:p>3.81421015474</text:p>
              </table:table-cell>
              <table:table-cell office:value-type="float" office:value="8.79995675957">
                <text:p>8.79995675957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8.65188540528">
                <text:p>8.65188540528</text:p>
              </table:table-cell>
              <table:table-cell office:value-type="float" office:value="19.0725181991">
                <text:p>19.0725181991</text:p>
              </table:table-cell>
              <table:table-cell office:value-type="float" office:value="6.98233038309">
                <text:p>6.98233038309</text:p>
              </table:table-cell>
              <table:table-cell office:value-type="float" office:value="0.111651552162">
                <text:p>0.111651552162</text:p>
              </table:table-cell>
              <table:table-cell office:value-type="float" office:value="8.94420486628">
                <text:p>8.94420486628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0.390562228457">
                <text:p>0.390562228457</text:p>
              </table:table-cell>
              <table:table-cell office:value-type="float" office:value="0.582117682281">
                <text:p>0.582117682281</text:p>
              </table:table-cell>
              <table:table-cell office:value-type="float" office:value="4.35967305379">
                <text:p>4.35967305379</text:p>
              </table:table-cell>
              <table:table-cell office:value-type="float" office:value="2.11752720203">
                <text:p>2.11752720203</text:p>
              </table:table-cell>
              <table:table-cell office:value-type="float" office:value="4.84814015275">
                <text:p>4.84814015275</text:p>
              </table:table-cell>
              <table:table-cell office:value-type="float" office:value="1.26934445495">
                <text:p>1.26934445495</text:p>
              </table:table-cell>
              <table:table-cell office:value-type="float" office:value="1.09610834322">
                <text:p>1.09610834322</text:p>
              </table:table-cell>
              <table:table-cell office:value-type="float" office:value="11.4718304546">
                <text:p>11.4718304546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6.73117818252">
                <text:p>6.73117818252</text:p>
              </table:table-cell>
              <table:table-cell office:value-type="float" office:value="6.78056201439">
                <text:p>6.78056201439</text:p>
              </table:table-cell>
              <table:table-cell office:value-type="float" office:value="14.3735309219">
                <text:p>14.3735309219</text:p>
              </table:table-cell>
              <table:table-cell office:value-type="float" office:value="0.291037615692">
                <text:p>0.291037615692</text:p>
              </table:table-cell>
              <table:table-cell office:value-type="float" office:value="5.93592335605">
                <text:p>5.93592335605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2.68163482171">
                <text:p>2.68163482171</text:p>
              </table:table-cell>
              <table:table-cell office:value-type="float" office:value="12.9778555902">
                <text:p>12.9778555902</text:p>
              </table:table-cell>
              <table:table-cell office:value-type="float" office:value="0.425510791512">
                <text:p>0.425510791512</text:p>
              </table:table-cell>
              <table:table-cell office:value-type="float" office:value="2.91026046012">
                <text:p>2.91026046012</text:p>
              </table:table-cell>
              <table:table-cell office:value-type="float" office:value="0.884703675764">
                <text:p>0.884703675764</text:p>
              </table:table-cell>
              <table:table-cell office:value-type="float" office:value="0.317025903506">
                <text:p>0.317025903506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17.6367709125">
                <text:p>17.6367709125</text:p>
              </table:table-cell>
              <table:table-cell office:value-type="float" office:value="10.8282573287">
                <text:p>10.8282573287</text:p>
              </table:table-cell>
              <table:table-cell office:value-type="float" office:value="9.02104758153">
                <text:p>9.02104758153</text:p>
              </table:table-cell>
              <table:table-cell office:value-type="float" office:value="3.95415929774">
                <text:p>3.95415929774</text:p>
              </table:table-cell>
              <table:table-cell office:value-type="float" office:value="0.272226870518">
                <text:p>0.272226870518</text:p>
              </table:table-cell>
              <table:table-cell office:value-type="float" office:value="0.193100563455">
                <text:p>0.193100563455</text:p>
              </table:table-cell>
              <table:table-cell office:value-type="float" office:value="9.35224790602">
                <text:p>9.35224790602</text:p>
              </table:table-cell>
              <table:table-cell office:value-type="float" office:value="2.07825498116">
                <text:p>2.07825498116</text:p>
              </table:table-cell>
              <table:table-cell office:value-type="float" office:value="4.8412584517">
                <text:p>4.8412584517</text:p>
              </table:table-cell>
              <table:table-cell office:value-type="float" office:value="3.29530776464">
                <text:p>3.29530776464</text:p>
              </table:table-cell>
              <table:table-cell office:value-type="float" office:value="22.7562909745">
                <text:p>22.7562909745</text:p>
              </table:table-cell>
              <table:table-cell office:value-type="float" office:value="5.82976795396">
                <text:p>5.82976795396</text:p>
              </table:table-cell>
              <table:table-cell office:value-type="float" office:value="2.17228771583">
                <text:p>2.17228771583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.36203748219">
                <text:p>3.36203748219</text:p>
              </table:table-cell>
              <table:table-cell office:value-type="float" office:value="6.03163077311">
                <text:p>6.03163077311</text:p>
              </table:table-cell>
              <table:table-cell office:value-type="float" office:value="8.4761679602">
                <text:p>8.4761679602</text:p>
              </table:table-cell>
              <table:table-cell office:value-type="float" office:value="2.76429168617">
                <text:p>2.76429168617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0.546468996797">
                <text:p>0.546468996797</text:p>
              </table:table-cell>
              <table:table-cell office:value-type="float" office:value="0.208748024283">
                <text:p>0.208748024283</text:p>
              </table:table-cell>
              <table:table-cell office:value-type="float" office:value="12.6488300825">
                <text:p>12.6488300825</text:p>
              </table:table-cell>
              <table:table-cell office:value-type="float" office:value="8.08809398786">
                <text:p>8.08809398786</text:p>
              </table:table-cell>
              <table:table-cell office:value-type="float" office:value="10.404613555">
                <text:p>10.404613555</text:p>
              </table:table-cell>
              <table:table-cell office:value-type="float" office:value="5.7359122127">
                <text:p>5.7359122127</text:p>
              </table:table-cell>
              <table:table-cell office:value-type="float" office:value="3.7886879242">
                <text:p>3.7886879242</text:p>
              </table:table-cell>
              <table:table-cell office:value-type="float" office:value="0.688134548872">
                <text:p>0.688134548872</text:p>
              </table:table-cell>
              <table:table-cell office:value-type="float" office:value="21.5364693849">
                <text:p>21.5364693849</text:p>
              </table:table-cell>
              <table:table-cell office:value-type="float" office:value="1.09054075446">
                <text:p>1.09054075446</text:p>
              </table:table-cell>
              <table:table-cell office:value-type="float" office:value="18.813168482">
                <text:p>18.813168482</text:p>
              </table:table-cell>
              <table:table-cell office:value-type="float" office:value="11.0597065682">
                <text:p>11.0597065682</text:p>
              </table:table-cell>
              <table:table-cell office:value-type="float" office:value="5.58669435475">
                <text:p>5.58669435475</text:p>
              </table:table-cell>
              <table:table-cell office:value-type="float" office:value="0.410248825821">
                <text:p>0.410248825821</text:p>
              </table:table-cell>
              <table:table-cell office:value-type="float" office:value="0.162445571297">
                <text:p>0.162445571297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1.18947550707">
                <text:p>1.18947550707</text:p>
              </table:table-cell>
              <table:table-cell office:value-type="float" office:value="6.22257136661">
                <text:p>6.22257136661</text:p>
              </table:table-cell>
              <table:table-cell office:value-type="float" office:value="18.1713395041">
                <text:p>18.1713395041</text:p>
              </table:table-cell>
              <table:table-cell office:value-type="float" office:value="2.29146540329">
                <text:p>2.29146540329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1.07991554351">
                <text:p>1.07991554351</text:p>
              </table:table-cell>
              <table:table-cell office:value-type="float" office:value="12.2753811656">
                <text:p>12.2753811656</text:p>
              </table:table-cell>
              <table:table-cell office:value-type="float" office:value="0.474355043222">
                <text:p>0.474355043222</text:p>
              </table:table-cell>
              <table:table-cell office:value-type="float" office:value="12.7048906501">
                <text:p>12.7048906501</text:p>
              </table:table-cell>
              <table:table-cell office:value-type="float" office:value="0.991509769239">
                <text:p>0.991509769239</text:p>
              </table:table-cell>
              <table:table-cell office:value-type="float" office:value="4.37696929913">
                <text:p>4.37696929913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4.0881428844">
                <text:p>4.0881428844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8.57924338855">
                <text:p>8.57924338855</text:p>
              </table:table-cell>
              <table:table-cell office:value-type="float" office:value="13.0839958127">
                <text:p>13.0839958127</text:p>
              </table:table-cell>
              <table:table-cell office:value-type="float" office:value="2.14852518349">
                <text:p>2.14852518349</text:p>
              </table:table-cell>
              <table:table-cell office:value-type="float" office:value="0.83791837473">
                <text:p>0.83791837473</text:p>
              </table:table-cell>
              <table:table-cell office:value-type="float" office:value="2.21519786285">
                <text:p>2.21519786285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1.26054295114">
                <text:p>1.26054295114</text:p>
              </table:table-cell>
              <table:table-cell office:value-type="float" office:value="7.67851562991">
                <text:p>7.67851562991</text:p>
              </table:table-cell>
              <table:table-cell office:value-type="float" office:value="8.44126627671">
                <text:p>8.44126627671</text:p>
              </table:table-cell>
              <table:table-cell office:value-type="float" office:value="0.729905176876">
                <text:p>0.729905176876</text:p>
              </table:table-cell>
              <table:table-cell office:value-type="float" office:value="0.0899284295586">
                <text:p>0.0899284295586</text:p>
              </table:table-cell>
              <table:table-cell office:value-type="float" office:value="0.561637216672">
                <text:p>0.561637216672</text:p>
              </table:table-cell>
              <table:table-cell office:value-type="float" office:value="1.14845995878">
                <text:p>1.14845995878</text:p>
              </table:table-cell>
              <table:table-cell office:value-type="float" office:value="23.5511940983">
                <text:p>23.5511940983</text:p>
              </table:table-cell>
              <table:table-cell office:value-type="float" office:value="4.967313403">
                <text:p>4.967313403</text:p>
              </table:table-cell>
              <table:table-cell office:value-type="float" office:value="8.49105588408">
                <text:p>8.49105588408</text:p>
              </table:table-cell>
              <table:table-cell office:value-type="float" office:value="3.81704645273">
                <text:p>3.81704645273</text:p>
              </table:table-cell>
              <table:table-cell office:value-type="float" office:value="3.35288464463">
                <text:p>3.35288464463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4.12673694429">
                <text:p>4.12673694429</text:p>
              </table:table-cell>
              <table:table-cell office:value-type="float" office:value="1.78814713052">
                <text:p>1.78814713052</text:p>
              </table:table-cell>
              <table:table-cell office:value-type="float" office:value="11.1791868564">
                <text:p>11.1791868564</text:p>
              </table:table-cell>
              <table:table-cell office:value-type="float" office:value="11.0227963201">
                <text:p>11.0227963201</text:p>
              </table:table-cell>
              <table:table-cell office:value-type="float" office:value="3.91381332261">
                <text:p>3.91381332261</text:p>
              </table:table-cell>
              <table:table-cell office:value-type="float" office:value="0.487617253652">
                <text:p>0.487617253652</text:p>
              </table:table-cell>
              <table:table-cell office:value-type="float" office:value="2.17415356998">
                <text:p>2.17415356998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1.19475153639">
                <text:p>1.19475153639</text:p>
              </table:table-cell>
              <table:table-cell office:value-type="float" office:value="4.38040610957">
                <text:p>4.38040610957</text:p>
              </table:table-cell>
              <table:table-cell office:value-type="float" office:value="29.7430077407">
                <text:p>29.7430077407</text:p>
              </table:table-cell>
              <table:table-cell office:value-type="float" office:value="0.590887633133">
                <text:p>0.590887633133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0.597616584512">
                <text:p>0.597616584512</text:p>
              </table:table-cell>
              <table:table-cell office:value-type="float" office:value="2.00839543791">
                <text:p>2.00839543791</text:p>
              </table:table-cell>
              <table:table-cell office:value-type="float" office:value="3.81451149301">
                <text:p>3.81451149301</text:p>
              </table:table-cell>
              <table:table-cell office:value-type="float" office:value="2.21210673659">
                <text:p>2.21210673659</text:p>
              </table:table-cell>
              <table:table-cell office:value-type="float" office:value="6.07251971531">
                <text:p>6.07251971531</text:p>
              </table:table-cell>
              <table:table-cell office:value-type="float" office:value="2.9466179519">
                <text:p>2.9466179519</text:p>
              </table:table-cell>
              <table:table-cell office:value-type="float" office:value="3.02702467031">
                <text:p>3.02702467031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11.0353492015">
                <text:p>11.0353492015</text:p>
              </table:table-cell>
              <table:table-cell office:value-type="float" office:value="2.21374656462">
                <text:p>2.21374656462</text:p>
              </table:table-cell>
              <table:table-cell office:value-type="float" office:value="5.70855478732">
                <text:p>5.70855478732</text:p>
              </table:table-cell>
              <table:table-cell office:value-type="float" office:value="3.8967401123">
                <text:p>3.8967401123</text:p>
              </table:table-cell>
              <table:table-cell office:value-type="float" office:value="9.97152530574">
                <text:p>9.97152530574</text:p>
              </table:table-cell>
              <table:table-cell office:value-type="float" office:value="1.48026378168">
                <text:p>1.48026378168</text:p>
              </table:table-cell>
              <table:table-cell office:value-type="float" office:value="1.68366827353">
                <text:p>1.68366827353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2.62769349326">
                <text:p>2.62769349326</text:p>
              </table:table-cell>
              <table:table-cell office:value-type="float" office:value="2.01501894171">
                <text:p>2.01501894171</text:p>
              </table:table-cell>
              <table:table-cell office:value-type="float" office:value="20.0419343881">
                <text:p>20.0419343881</text:p>
              </table:table-cell>
              <table:table-cell office:value-type="float" office:value="0.112698981654">
                <text:p>0.112698981654</text:p>
              </table:table-cell>
              <table:table-cell office:value-type="float" office:value="0.702218503214">
                <text:p>0.702218503214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0.259916161032">
                <text:p>0.259916161032</text:p>
              </table:table-cell>
              <table:table-cell office:value-type="float" office:value="12.8329624851">
                <text:p>12.8329624851</text:p>
              </table:table-cell>
              <table:table-cell office:value-type="float" office:value="4.38775669576">
                <text:p>4.38775669576</text:p>
              </table:table-cell>
              <table:table-cell office:value-type="float" office:value="6.82253091733">
                <text:p>6.82253091733</text:p>
              </table:table-cell>
              <table:table-cell office:value-type="float" office:value="3.8631756593">
                <text:p>3.8631756593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12.9108467521">
                <text:p>12.9108467521</text:p>
              </table:table-cell>
              <table:table-cell office:value-type="float" office:value="1.83763496185">
                <text:p>1.83763496185</text:p>
              </table:table-cell>
              <table:table-cell office:value-type="float" office:value="15.4911577763">
                <text:p>15.4911577763</text:p>
              </table:table-cell>
              <table:table-cell office:value-type="float" office:value="11.1317459651">
                <text:p>11.1317459651</text:p>
              </table:table-cell>
              <table:table-cell office:value-type="float" office:value="6.5157919592">
                <text:p>6.5157919592</text:p>
              </table:table-cell>
              <table:table-cell office:value-type="float" office:value="1.14154473011">
                <text:p>1.14154473011</text:p>
              </table:table-cell>
              <table:table-cell office:value-type="float" office:value="2.27954260256">
                <text:p>2.27954260256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1.59455409524">
                <text:p>1.59455409524</text:p>
              </table:table-cell>
              <table:table-cell office:value-type="float" office:value="3.22959599575">
                <text:p>3.22959599575</text:p>
              </table:table-cell>
              <table:table-cell office:value-type="float" office:value="22.7010245647">
                <text:p>22.7010245647</text:p>
              </table:table-cell>
              <table:table-cell office:value-type="float" office:value="1.5608346687">
                <text:p>1.5608346687</text:p>
              </table:table-cell>
              <table:table-cell office:value-type="float" office:value="0.327349302187">
                <text:p>0.327349302187</text:p>
              </table:table-cell>
              <table:table-cell office:value-type="float" office:value="0.491978461923">
                <text:p>0.491978461923</text:p>
              </table:table-cell>
              <table:table-cell office:value-type="float" office:value="0.682103379507">
                <text:p>0.682103379507</text:p>
              </table:table-cell>
              <table:table-cell office:value-type="float" office:value="11.6173025972">
                <text:p>11.6173025972</text:p>
              </table:table-cell>
              <table:table-cell office:value-type="float" office:value="13.7234435393">
                <text:p>13.7234435393</text:p>
              </table:table-cell>
              <table:table-cell office:value-type="float" office:value="2.77272954258">
                <text:p>2.77272954258</text:p>
              </table:table-cell>
              <table:table-cell office:value-type="float" office:value="11.0138639435">
                <text:p>11.0138639435</text:p>
              </table:table-cell>
              <table:table-cell office:value-type="float" office:value="0.488465079163">
                <text:p>0.488465079163</text:p>
              </table:table-cell>
              <table:table-cell office:value-type="float" office:value="0.906277772247">
                <text:p>0.906277772247</text:p>
              </table:table-cell>
              <table:table-cell office:value-type="float" office:value="4.90094623959">
                <text:p>4.90094623959</text:p>
              </table:table-cell>
              <table:table-cell office:value-type="float" office:value="2.41238185628">
                <text:p>2.41238185628</text:p>
              </table:table-cell>
              <table:table-cell office:value-type="float" office:value="8.88354473229">
                <text:p>8.88354473229</text:p>
              </table:table-cell>
              <table:table-cell office:value-type="float" office:value="6.77390941527">
                <text:p>6.77390941527</text:p>
              </table:table-cell>
              <table:table-cell office:value-type="float" office:value="9.45194791941">
                <text:p>9.45194791941</text:p>
              </table:table-cell>
              <table:table-cell office:value-type="float" office:value="3.67694284336">
                <text:p>3.67694284336</text:p>
              </table:table-cell>
              <table:table-cell office:value-type="float" office:value="1.49935253627">
                <text:p>1.49935253627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1.17321329664">
                <text:p>1.17321329664</text:p>
              </table:table-cell>
              <table:table-cell office:value-type="float" office:value="4.96028071915">
                <text:p>4.96028071915</text:p>
              </table:table-cell>
              <table:table-cell office:value-type="float" office:value="9.39769253609">
                <text:p>9.39769253609</text:p>
              </table:table-cell>
              <table:table-cell office:value-type="float" office:value="1.63137120599">
                <text:p>1.63137120599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1.67401534728">
                <text:p>1.67401534728</text:p>
              </table:table-cell>
              <table:table-cell office:value-type="float" office:value="0.984136092324">
                <text:p>0.984136092324</text:p>
              </table:table-cell>
              <table:table-cell office:value-type="float" office:value="7.40885607974">
                <text:p>7.40885607974</text:p>
              </table:table-cell>
              <table:table-cell office:value-type="float" office:value="21.0794404191">
                <text:p>21.0794404191</text:p>
              </table:table-cell>
              <table:table-cell office:value-type="float" office:value="5.90661451922">
                <text:p>5.90661451922</text:p>
              </table:table-cell>
              <table:table-cell office:value-type="float" office:value="7.95780662245">
                <text:p>7.95780662245</text:p>
              </table:table-cell>
              <table:table-cell office:value-type="float" office:value="1.30951957129">
                <text:p>1.30951957129</text:p>
              </table:table-cell>
              <table:table-cell office:value-type="float" office:value="2.5018026515">
                <text:p>2.5018026515</text:p>
              </table:table-cell>
              <table:table-cell office:value-type="float" office:value="3.5557383751">
                <text:p>3.5557383751</text:p>
              </table:table-cell>
              <table:table-cell office:value-type="float" office:value="1.30990898778">
                <text:p>1.30990898778</text:p>
              </table:table-cell>
              <table:table-cell office:value-type="float" office:value="8.96533732266">
                <text:p>8.96533732266</text:p>
              </table:table-cell>
              <table:table-cell office:value-type="float" office:value="1.73459027851">
                <text:p>1.73459027851</text:p>
              </table:table-cell>
              <table:table-cell office:value-type="float" office:value="16.8099086927">
                <text:p>16.8099086927</text:p>
              </table:table-cell>
              <table:table-cell office:value-type="float" office:value="7.32183160183">
                <text:p>7.32183160183</text:p>
              </table:table-cell>
              <table:table-cell office:value-type="float" office:value="3.22184105468">
                <text:p>3.22184105468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3.86739295378">
                <text:p>3.86739295378</text:p>
              </table:table-cell>
              <table:table-cell office:value-type="float" office:value="8.61411554341">
                <text:p>8.61411554341</text:p>
              </table:table-cell>
              <table:table-cell office:value-type="float" office:value="3.51833080314">
                <text:p>3.51833080314</text:p>
              </table:table-cell>
              <table:table-cell office:value-type="float" office:value="2.16544286104">
                <text:p>2.16544286104</text:p>
              </table:table-cell>
              <table:table-cell office:value-type="float" office:value="3.21300729857">
                <text:p>3.21300729857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0.486690173458">
                <text:p>0.486690173458</text:p>
              </table:table-cell>
              <table:table-cell office:value-type="float" office:value="13.7033143436">
                <text:p>13.7033143436</text:p>
              </table:table-cell>
              <table:table-cell office:value-type="float" office:value="18.0093404093">
                <text:p>18.0093404093</text:p>
              </table:table-cell>
              <table:table-cell office:value-type="float" office:value="2.35678847478">
                <text:p>2.35678847478</text:p>
              </table:table-cell>
              <table:table-cell office:value-type="float" office:value="5.17984209025">
                <text:p>5.17984209025</text:p>
              </table:table-cell>
              <table:table-cell office:value-type="float" office:value="1.4036400615">
                <text:p>1.4036400615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10.8481826634">
                <text:p>10.8481826634</text:p>
              </table:table-cell>
              <table:table-cell office:value-type="float" office:value="1.76686356823">
                <text:p>1.76686356823</text:p>
              </table:table-cell>
              <table:table-cell office:value-type="float" office:value="4.88229588188">
                <text:p>4.88229588188</text:p>
              </table:table-cell>
              <table:table-cell office:value-type="float" office:value="5.03821607452">
                <text:p>5.03821607452</text:p>
              </table:table-cell>
              <table:table-cell office:value-type="float" office:value="19.9818047424">
                <text:p>19.9818047424</text:p>
              </table:table-cell>
              <table:table-cell office:value-type="float" office:value="4.01305433683">
                <text:p>4.01305433683</text:p>
              </table:table-cell>
              <table:table-cell office:value-type="float" office:value="1.0820029349">
                <text:p>1.0820029349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4.48784159305">
                <text:p>4.48784159305</text:p>
              </table:table-cell>
              <table:table-cell office:value-type="float" office:value="9.79382989674">
                <text:p>9.79382989674</text:p>
              </table:table-cell>
              <table:table-cell office:value-type="float" office:value="8.97899017036">
                <text:p>8.97899017036</text:p>
              </table:table-cell>
              <table:table-cell office:value-type="float" office:value="0.433423184659">
                <text:p>0.433423184659</text:p>
              </table:table-cell>
              <table:table-cell office:value-type="float" office:value="2.25796013441">
                <text:p>2.25796013441</text:p>
              </table:table-cell>
              <table:table-cell office:value-type="float" office:value="0.470751806646">
                <text:p>0.470751806646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11.8458709698">
                <text:p>11.8458709698</text:p>
              </table:table-cell>
              <table:table-cell office:value-type="float" office:value="2.48799714277">
                <text:p>2.48799714277</text:p>
              </table:table-cell>
              <table:table-cell office:value-type="float" office:value="6.45431396771">
                <text:p>6.45431396771</text:p>
              </table:table-cell>
              <table:table-cell office:value-type="float" office:value="1.68889850346">
                <text:p>1.68889850346</text:p>
              </table:table-cell>
              <table:table-cell office:value-type="float" office:value="1.56682644372">
                <text:p>1.56682644372</text:p>
              </table:table-cell>
              <table:table-cell office:value-type="float" office:value="2.00152350549">
                <text:p>2.00152350549</text:p>
              </table:table-cell>
              <table:table-cell office:value-type="float" office:value="4.71524656221">
                <text:p>4.71524656221</text:p>
              </table:table-cell>
              <table:table-cell office:value-type="float" office:value="0.75048568527">
                <text:p>0.75048568527</text:p>
              </table:table-cell>
              <table:table-cell office:value-type="float" office:value="8.21383551982">
                <text:p>8.21383551982</text:p>
              </table:table-cell>
              <table:table-cell office:value-type="float" office:value="4.07964040151">
                <text:p>4.07964040151</text:p>
              </table:table-cell>
              <table:table-cell office:value-type="float" office:value="20.8681298173">
                <text:p>20.8681298173</text:p>
              </table:table-cell>
              <table:table-cell office:value-type="float" office:value="0.741534286062">
                <text:p>0.741534286062</text:p>
              </table:table-cell>
              <table:table-cell office:value-type="float" office:value="5.82674219002">
                <text:p>5.82674219002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7.38650362929">
                <text:p>7.38650362929</text:p>
              </table:table-cell>
              <table:table-cell office:value-type="float" office:value="2.84164986172">
                <text:p>2.84164986172</text:p>
              </table:table-cell>
              <table:table-cell office:value-type="float" office:value="1.29656769974">
                <text:p>1.29656769974</text:p>
              </table:table-cell>
              <table:table-cell office:value-type="float" office:value="3.09760067095">
                <text:p>3.09760067095</text:p>
              </table:table-cell>
              <table:table-cell office:value-type="float" office:value="4.83745521084">
                <text:p>4.83745521084</text:p>
              </table:table-cell>
              <table:table-cell office:value-type="float" office:value="0.416075095418">
                <text:p>0.416075095418</text:p>
              </table:table-cell>
              <table:table-cell office:value-type="float" office:value="2.35570441156">
                <text:p>2.35570441156</text:p>
              </table:table-cell>
              <table:table-cell office:value-type="float" office:value="10.0027278685">
                <text:p>10.0027278685</text:p>
              </table:table-cell>
              <table:table-cell office:value-type="float" office:value="0.647320422071">
                <text:p>0.647320422071</text:p>
              </table:table-cell>
              <table:table-cell office:value-type="float" office:value="0.852624124155">
                <text:p>0.852624124155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6.81956754313">
                <text:p>6.81956754313</text:p>
              </table:table-cell>
              <table:table-cell office:value-type="float" office:value="1.33777244661">
                <text:p>1.33777244661</text:p>
              </table:table-cell>
              <table:table-cell office:value-type="float" office:value="4.21853217559">
                <text:p>4.21853217559</text:p>
              </table:table-cell>
              <table:table-cell office:value-type="float" office:value="0.610080832145">
                <text:p>0.610080832145</text:p>
              </table:table-cell>
              <table:table-cell office:value-type="float" office:value="1.19508030191">
                <text:p>1.19508030191</text:p>
              </table:table-cell>
              <table:table-cell office:value-type="float" office:value="9.79830985786">
                <text:p>9.79830985786</text:p>
              </table:table-cell>
              <table:table-cell office:value-type="float" office:value="0.584136475213">
                <text:p>0.584136475213</text:p>
              </table:table-cell>
              <table:table-cell office:value-type="float" office:value="1.29700198258">
                <text:p>1.29700198258</text:p>
              </table:table-cell>
              <table:table-cell office:value-type="float" office:value="13.6729718545">
                <text:p>13.672971854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7.97431284894">
                <text:p>7.97431284894</text:p>
              </table:table-cell>
              <table:table-cell office:value-type="float" office:value="5.28063255271">
                <text:p>5.28063255271</text:p>
              </table:table-cell>
              <table:table-cell office:value-type="float" office:value="5.38625294503">
                <text:p>5.38625294503</text:p>
              </table:table-cell>
              <table:table-cell office:value-type="float" office:value="0.30110039312">
                <text:p>0.30110039312</text:p>
              </table:table-cell>
              <table:table-cell office:value-type="float" office:value="6.09310638602">
                <text:p>6.09310638602</text:p>
              </table:table-cell>
              <table:table-cell office:value-type="float" office:value="1.75649089841">
                <text:p>1.75649089841</text:p>
              </table:table-cell>
              <table:table-cell office:value-type="float" office:value="0.141199680183">
                <text:p>0.141199680183</text:p>
              </table:table-cell>
              <table:table-cell office:value-type="float" office:value="3.84298757921">
                <text:p>3.84298757921</text:p>
              </table:table-cell>
              <table:table-cell office:value-type="float" office:value="2.12725714911">
                <text:p>2.12725714911</text:p>
              </table:table-cell>
              <table:table-cell office:value-type="float" office:value="2.32876514243">
                <text:p>2.32876514243</text:p>
              </table:table-cell>
              <table:table-cell office:value-type="float" office:value="1.4446395125">
                <text:p>1.4446395125</text:p>
              </table:table-cell>
              <table:table-cell office:value-type="float" office:value="2.35191068056">
                <text:p>2.35191068056</text:p>
              </table:table-cell>
              <table:table-cell office:value-type="float" office:value="1.23374299326">
                <text:p>1.23374299326</text:p>
              </table:table-cell>
              <table:table-cell office:value-type="float" office:value="8.65671050666">
                <text:p>8.65671050666</text:p>
              </table:table-cell>
              <table:table-cell office:value-type="float" office:value="0.379493437702">
                <text:p>0.379493437702</text:p>
              </table:table-cell>
              <table:table-cell office:value-type="float" office:value="2.83456479463">
                <text:p>2.83456479463</text:p>
              </table:table-cell>
              <table:table-cell office:value-type="float" office:value="8.78829187481">
                <text:p>8.78829187481</text:p>
              </table:table-cell>
              <table:table-cell office:value-type="float" office:value="3.36181411016">
                <text:p>3.36181411016</text:p>
              </table:table-cell>
              <table:table-cell office:value-type="float" office:value="2.24894356579">
                <text:p>2.24894356579</text:p>
              </table:table-cell>
              <table:table-cell office:value-type="float" office:value="11.4596647666">
                <text:p>11.4596647666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9.21457676866">
                <text:p>9.21457676866</text:p>
              </table:table-cell>
              <table:table-cell office:value-type="float" office:value="5.10608302524">
                <text:p>5.10608302524</text:p>
              </table:table-cell>
              <table:table-cell office:value-type="float" office:value="0.396273096834">
                <text:p>0.396273096834</text:p>
              </table:table-cell>
              <table:table-cell office:value-type="float" office:value="3.90032432221">
                <text:p>3.90032432221</text:p>
              </table:table-cell>
              <table:table-cell office:value-type="float" office:value="11.161599781">
                <text:p>11.161599781</text:p>
              </table:table-cell>
              <table:table-cell office:value-type="float" office:value="1.2953503639">
                <text:p>1.2953503639</text:p>
              </table:table-cell>
              <table:table-cell office:value-type="float" office:value="1.58188415123">
                <text:p>1.58188415123</text:p>
              </table:table-cell>
              <table:table-cell office:value-type="float" office:value="1.7403564539">
                <text:p>1.7403564539</text:p>
              </table:table-cell>
              <table:table-cell office:value-type="float" office:value="6.02267535778">
                <text:p>6.02267535778</text:p>
              </table:table-cell>
              <table:table-cell office:value-type="float" office:value="3.38173821824">
                <text:p>3.38173821824</text:p>
              </table:table-cell>
              <table:table-cell office:value-type="float" office:value="1.81628210737">
                <text:p>1.81628210737</text:p>
              </table:table-cell>
              <table:table-cell office:value-type="float" office:value="6.3290990425">
                <text:p>6.3290990425</text:p>
              </table:table-cell>
              <table:table-cell office:value-type="float" office:value="1.5785230362">
                <text:p>1.5785230362</text:p>
              </table:table-cell>
              <table:table-cell office:value-type="float" office:value="6.72866039346">
                <text:p>6.72866039346</text:p>
              </table:table-cell>
              <table:table-cell office:value-type="float" office:value="1.59236573999">
                <text:p>1.59236573999</text:p>
              </table:table-cell>
              <table:table-cell office:value-type="float" office:value="3.53442536876">
                <text:p>3.53442536876</text:p>
              </table:table-cell>
              <table:table-cell office:value-type="float" office:value="7.12802674975">
                <text:p>7.12802674975</text:p>
              </table:table-cell>
              <table:table-cell office:value-type="float" office:value="3.94257059061">
                <text:p>3.94257059061</text:p>
              </table:table-cell>
              <table:table-cell office:value-type="float" office:value="4.61179020873">
                <text:p>4.61179020873</text:p>
              </table:table-cell>
              <table:table-cell office:value-type="float" office:value="14.9792770415">
                <text:p>14.9792770415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10.0448907727">
                <text:p>10.0448907727</text:p>
              </table:table-cell>
              <table:table-cell office:value-type="float" office:value="7.01900977414">
                <text:p>7.01900977414</text:p>
              </table:table-cell>
              <table:table-cell office:value-type="float" office:value="1.5868759982">
                <text:p>1.5868759982</text:p>
              </table:table-cell>
              <table:table-cell office:value-type="float" office:value="1.75007321406">
                <text:p>1.75007321406</text:p>
              </table:table-cell>
              <table:table-cell office:value-type="float" office:value="9.99542362955">
                <text:p>9.99542362955</text:p>
              </table:table-cell>
              <table:table-cell office:value-type="float" office:value="0.903000900471">
                <text:p>0.903000900471</text:p>
              </table:table-cell>
              <table:table-cell office:value-type="float" office:value="0.770562579949">
                <text:p>0.770562579949</text:p>
              </table:table-cell>
              <table:table-cell office:value-type="float" office:value="3.59105774122">
                <text:p>3.59105774122</text:p>
              </table:table-cell>
              <table:table-cell office:value-type="float" office:value="1.24470723027">
                <text:p>1.24470723027</text:p>
              </table:table-cell>
              <table:table-cell office:value-type="float" office:value="1.76377999724">
                <text:p>1.76377999724</text:p>
              </table:table-cell>
              <table:table-cell office:value-type="float" office:value="2.60029122113">
                <text:p>2.60029122113</text:p>
              </table:table-cell>
              <table:table-cell office:value-type="float" office:value="5.6891515679">
                <text:p>5.6891515679</text:p>
              </table:table-cell>
              <table:table-cell office:value-type="float" office:value="0.228468577453">
                <text:p>0.228468577453</text:p>
              </table:table-cell>
              <table:table-cell office:value-type="float" office:value="8.15472053942">
                <text:p>8.15472053942</text:p>
              </table:table-cell>
              <table:table-cell office:value-type="float" office:value="3.65350925134">
                <text:p>3.65350925134</text:p>
              </table:table-cell>
              <table:table-cell office:value-type="float" office:value="2.4671585811">
                <text:p>2.4671585811</text:p>
              </table:table-cell>
              <table:table-cell office:value-type="float" office:value="5.47389982509">
                <text:p>5.47389982509</text:p>
              </table:table-cell>
              <table:table-cell office:value-type="float" office:value="4.8801541803">
                <text:p>4.8801541803</text:p>
              </table:table-cell>
              <table:table-cell office:value-type="float" office:value="7.073860503">
                <text:p>7.073860503</text:p>
              </table:table-cell>
              <table:table-cell office:value-type="float" office:value="6.06239684443">
                <text:p>6.06239684443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7.18656407702">
                <text:p>7.18656407702</text:p>
              </table:table-cell>
              <table:table-cell office:value-type="float" office:value="7.65593615373">
                <text:p>7.65593615373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2.1433513778">
                <text:p>2.1433513778</text:p>
              </table:table-cell>
              <table:table-cell office:value-type="float" office:value="10.6039036159">
                <text:p>10.6039036159</text:p>
              </table:table-cell>
              <table:table-cell office:value-type="float" office:value="0.45984795974">
                <text:p>0.45984795974</text:p>
              </table:table-cell>
              <table:table-cell office:value-type="float" office:value="0.0651529472279">
                <text:p>0.0651529472279</text:p>
              </table:table-cell>
              <table:table-cell office:value-type="float" office:value="3.43748561806">
                <text:p>3.43748561806</text:p>
              </table:table-cell>
              <table:table-cell office:value-type="float" office:value="1.83169356904">
                <text:p>1.83169356904</text:p>
              </table:table-cell>
              <table:table-cell office:value-type="float" office:value="6.19296607675">
                <text:p>6.19296607675</text:p>
              </table:table-cell>
              <table:table-cell office:value-type="float" office:value="0.28692209893">
                <text:p>0.28692209893</text:p>
              </table:table-cell>
              <table:table-cell office:value-type="float" office:value="2.51445291399">
                <text:p>2.51445291399</text:p>
              </table:table-cell>
              <table:table-cell office:value-type="float" office:value="1.40853657329">
                <text:p>1.40853657329</text:p>
              </table:table-cell>
              <table:table-cell office:value-type="float" office:value="5.15035417967">
                <text:p>5.15035417967</text:p>
              </table:table-cell>
              <table:table-cell office:value-type="float" office:value="1.93784980939">
                <text:p>1.93784980939</text:p>
              </table:table-cell>
              <table:table-cell office:value-type="float" office:value="0.71616285353">
                <text:p>0.71616285353</text:p>
              </table:table-cell>
              <table:table-cell office:value-type="float" office:value="10.8059211529">
                <text:p>10.8059211529</text:p>
              </table:table-cell>
              <table:table-cell office:value-type="float" office:value="6.47949962486">
                <text:p>6.47949962486</text:p>
              </table:table-cell>
              <table:table-cell office:value-type="float" office:value="1.16607290347">
                <text:p>1.16607290347</text:p>
              </table:table-cell>
              <table:table-cell office:value-type="float" office:value="11.2647886402">
                <text:p>11.2647886402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7.5198919958">
                <text:p>7.5198919958</text:p>
              </table:table-cell>
              <table:table-cell office:value-type="float" office:value="5.12512268608">
                <text:p>5.12512268608</text:p>
              </table:table-cell>
              <table:table-cell office:value-type="float" office:value="0.487008550502">
                <text:p>0.487008550502</text:p>
              </table:table-cell>
              <table:table-cell office:value-type="float" office:value="1.66085199627">
                <text:p>1.66085199627</text:p>
              </table:table-cell>
              <table:table-cell office:value-type="float" office:value="7.34749929998">
                <text:p>7.34749929998</text:p>
              </table:table-cell>
              <table:table-cell office:value-type="float" office:value="1.46577347122">
                <text:p>1.46577347122</text:p>
              </table:table-cell>
              <table:table-cell office:value-type="float" office:value="0.247995687631">
                <text:p>0.247995687631</text:p>
              </table:table-cell>
              <table:table-cell office:value-type="float" office:value="2.60537182712">
                <text:p>2.60537182712</text:p>
              </table:table-cell>
              <table:table-cell office:value-type="float" office:value="0.595407894977">
                <text:p>0.595407894977</text:p>
              </table:table-cell>
              <table:table-cell office:value-type="float" office:value="3.82088221068">
                <text:p>3.82088221068</text:p>
              </table:table-cell>
              <table:table-cell office:value-type="float" office:value="1.21764678158">
                <text:p>1.21764678158</text:p>
              </table:table-cell>
              <table:table-cell office:value-type="float" office:value="11.5421747432">
                <text:p>11.5421747432</text:p>
              </table:table-cell>
              <table:table-cell office:value-type="float" office:value="0.570301535048">
                <text:p>0.570301535048</text:p>
              </table:table-cell>
              <table:table-cell office:value-type="float" office:value="5.45521734871">
                <text:p>5.45521734871</text:p>
              </table:table-cell>
              <table:table-cell office:value-type="float" office:value="0.700416700615">
                <text:p>0.700416700615</text:p>
              </table:table-cell>
              <table:table-cell office:value-type="float" office:value="3.5480159489">
                <text:p>3.5480159489</text:p>
              </table:table-cell>
              <table:table-cell office:value-type="float" office:value="5.02401374322">
                <text:p>5.02401374322</text:p>
              </table:table-cell>
              <table:table-cell office:value-type="float" office:value="1.38481829754">
                <text:p>1.38481829754</text:p>
              </table:table-cell>
              <table:table-cell office:value-type="float" office:value="4.93515765712">
                <text:p>4.93515765712</text:p>
              </table:table-cell>
              <table:table-cell office:value-type="float" office:value="20.6960057493">
                <text:p>20.6960057493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16.0681297868">
                <text:p>16.0681297868</text:p>
              </table:table-cell>
              <table:table-cell office:value-type="float" office:value="12.4135447072">
                <text:p>12.4135447072</text:p>
              </table:table-cell>
              <table:table-cell office:value-type="float" office:value="1.62684071086">
                <text:p>1.62684071086</text:p>
              </table:table-cell>
              <table:table-cell office:value-type="float" office:value="3.61033233876">
                <text:p>3.61033233876</text:p>
              </table:table-cell>
              <table:table-cell office:value-type="float" office:value="13.7793899335">
                <text:p>13.7793899335</text:p>
              </table:table-cell>
              <table:table-cell office:value-type="float" office:value="2.04997599256">
                <text:p>2.04997599256</text:p>
              </table:table-cell>
              <table:table-cell office:value-type="float" office:value="0.802554639235">
                <text:p>0.802554639235</text:p>
              </table:table-cell>
              <table:table-cell office:value-type="float" office:value="1.20254855281">
                <text:p>1.20254855281</text:p>
              </table:table-cell>
              <table:table-cell office:value-type="float" office:value="4.58537350008">
                <text:p>4.58537350008</text:p>
              </table:table-cell>
              <table:table-cell office:value-type="float" office:value="2.15823792843">
                <text:p>2.15823792843</text:p>
              </table:table-cell>
              <table:table-cell office:value-type="float" office:value="1.75705175742">
                <text:p>1.75705175742</text:p>
              </table:table-cell>
              <table:table-cell office:value-type="float" office:value="8.69440395922">
                <text:p>8.69440395922</text:p>
              </table:table-cell>
              <table:table-cell office:value-type="float" office:value="1.08857021115">
                <text:p>1.08857021115</text:p>
              </table:table-cell>
              <table:table-cell office:value-type="float" office:value="5.42667152873">
                <text:p>5.42667152873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2.99650388955">
                <text:p>2.99650388955</text:p>
              </table:table-cell>
              <table:table-cell office:value-type="float" office:value="4.09027239264">
                <text:p>4.09027239264</text:p>
              </table:table-cell>
              <table:table-cell office:value-type="float" office:value="9.21257220142">
                <text:p>9.21257220142</text:p>
              </table:table-cell>
              <table:table-cell office:value-type="float" office:value="3.94669472419">
                <text:p>3.94669472419</text:p>
              </table:table-cell>
              <table:table-cell office:value-type="float" office:value="6.89641526873">
                <text:p>6.896415268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MacOSX_X86_64 LibreOffice_project/bc356b2f991740509f321d70e4512a6a54c5f24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0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00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00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00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00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00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00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1001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1001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3.146cm" svg:height="10.724cm" xlink:href=".." xlink:type="simple" chart:class="chart:bar" chart:style-name="ch1">
        <chart:title svg:x="10.012cm" svg:y="0.35cm" chart:style-name="ch2">
          <text:p>Topics in ICFP</text:p>
        </chart:title>
        <chart:legend chart:legend-position="end" svg:x="9.169cm" svg:y="2.777cm" style:legend-expansion="high" chart:style-name="ch3"/>
        <chart:plot-area chart:style-name="ch4" table:cell-range-address="Sheet1.A1:Sheet1.A43 Sheet1.C1:Sheet1.V43" chart:data-source-has-labels="both" svg:x="0.462cm" svg:y="1.325cm" svg:width="8.245cm" svg:height="9.185cm">
          <chartooo:coordinate-region svg:x="1.614cm" svg:y="1.51cm" svg:width="7.093cm" svg:height="7.933cm"/>
          <chart:axis chart:dimension="x" chart:name="primary-x" chart:style-name="ch5" chartooo:axis-type="auto">
            <chartooo:date-scale/>
            <chart:categories table:cell-range-address="Sheet1.A24:Sheet1.A4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24:Sheet1.C43" chart:label-cell-address="Sheet1.C1:Sheet1.C23" chart:class="chart:bar">
            <chart:data-point chart:repeated="20"/>
          </chart:series>
          <chart:series chart:style-name="ch9" chart:values-cell-range-address="Sheet1.D24:Sheet1.D43" chart:label-cell-address="Sheet1.D1:Sheet1.D23" chart:class="chart:bar">
            <chart:data-point chart:repeated="20"/>
          </chart:series>
          <chart:series chart:style-name="ch10" chart:values-cell-range-address="Sheet1.E24:Sheet1.E43" chart:label-cell-address="Sheet1.E1:Sheet1.E23" chart:class="chart:bar">
            <chart:data-point chart:repeated="20"/>
          </chart:series>
          <chart:series chart:style-name="ch11" chart:values-cell-range-address="Sheet1.F24:Sheet1.F43" chart:label-cell-address="Sheet1.F1:Sheet1.F23" chart:class="chart:bar">
            <chart:data-point chart:repeated="20"/>
          </chart:series>
          <chart:series chart:style-name="ch12" chart:values-cell-range-address="Sheet1.G24:Sheet1.G43" chart:label-cell-address="Sheet1.G1:Sheet1.G23" chart:class="chart:bar">
            <chart:data-point chart:repeated="20"/>
          </chart:series>
          <chart:series chart:style-name="ch13" chart:values-cell-range-address="Sheet1.H24:Sheet1.H43" chart:label-cell-address="Sheet1.H1:Sheet1.H23" chart:class="chart:bar">
            <chart:data-point chart:repeated="20"/>
          </chart:series>
          <chart:series chart:style-name="ch14" chart:values-cell-range-address="Sheet1.I24:Sheet1.I43" chart:label-cell-address="Sheet1.I1:Sheet1.I23" chart:class="chart:bar">
            <chart:data-point chart:repeated="20"/>
          </chart:series>
          <chart:series chart:style-name="ch15" chart:values-cell-range-address="Sheet1.J24:Sheet1.J43" chart:label-cell-address="Sheet1.J1:Sheet1.J23" chart:class="chart:bar">
            <chart:data-point chart:repeated="20"/>
          </chart:series>
          <chart:series chart:style-name="ch16" chart:values-cell-range-address="Sheet1.K24:Sheet1.K43" chart:label-cell-address="Sheet1.K1:Sheet1.K23" chart:class="chart:bar">
            <chart:data-point chart:repeated="20"/>
          </chart:series>
          <chart:series chart:style-name="ch17" chart:values-cell-range-address="Sheet1.L24:Sheet1.L43" chart:label-cell-address="Sheet1.L1:Sheet1.L23" chart:class="chart:bar">
            <chart:data-point chart:repeated="20"/>
          </chart:series>
          <chart:series chart:style-name="ch18" chart:values-cell-range-address="Sheet1.M24:Sheet1.M43" chart:label-cell-address="Sheet1.M1:Sheet1.M23" chart:class="chart:bar">
            <chart:data-point chart:repeated="20"/>
          </chart:series>
          <chart:series chart:style-name="ch19" chart:values-cell-range-address="Sheet1.N24:Sheet1.N43" chart:label-cell-address="Sheet1.N1:Sheet1.N23" chart:class="chart:bar">
            <chart:data-point chart:repeated="20"/>
          </chart:series>
          <chart:series chart:style-name="ch8" chart:values-cell-range-address="Sheet1.O24:Sheet1.O43" chart:label-cell-address="Sheet1.O1:Sheet1.O23" chart:class="chart:bar">
            <chart:data-point chart:repeated="20"/>
          </chart:series>
          <chart:series chart:style-name="ch9" chart:values-cell-range-address="Sheet1.P24:Sheet1.P43" chart:label-cell-address="Sheet1.P1:Sheet1.P23" chart:class="chart:bar">
            <chart:data-point chart:repeated="20"/>
          </chart:series>
          <chart:series chart:style-name="ch10" chart:values-cell-range-address="Sheet1.Q24:Sheet1.Q43" chart:label-cell-address="Sheet1.Q1:Sheet1.Q23" chart:class="chart:bar">
            <chart:data-point chart:repeated="20"/>
          </chart:series>
          <chart:series chart:style-name="ch11" chart:values-cell-range-address="Sheet1.R24:Sheet1.R43" chart:label-cell-address="Sheet1.R1:Sheet1.R23" chart:class="chart:bar">
            <chart:data-point chart:repeated="20"/>
          </chart:series>
          <chart:series chart:style-name="ch12" chart:values-cell-range-address="Sheet1.S24:Sheet1.S43" chart:label-cell-address="Sheet1.S1:Sheet1.S23" chart:class="chart:bar">
            <chart:data-point chart:repeated="20"/>
          </chart:series>
          <chart:series chart:style-name="ch13" chart:values-cell-range-address="Sheet1.T24:Sheet1.T43" chart:label-cell-address="Sheet1.T1:Sheet1.T23" chart:class="chart:bar">
            <chart:data-point chart:repeated="20"/>
          </chart:series>
          <chart:series chart:style-name="ch14" chart:values-cell-range-address="Sheet1.U24:Sheet1.U43" chart:label-cell-address="Sheet1.U1:Sheet1.U23" chart:class="chart:bar">
            <chart:data-point chart:repeated="20"/>
          </chart:series>
          <chart:series chart:style-name="ch15" chart:values-cell-range-address="Sheet1.V24:Sheet1.V43" chart:label-cell-address="Sheet1.V1:Sheet1.V23" chart:class="chart:bar">
            <chart:data-point chart:repeated="2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ification</text:p>
                <text:list>
                  <text:list-item>
                    <text:p>Verification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C1:Sheet1.C23</svg:desc>
                </draw:g>
              </table:table-cell>
              <table:table-cell office:value-type="string">
                <text:p>Algorithms, invariants, and program logics</text:p>
                <text:list>
                  <text:list-item>
                    <text:p>Algorithms, invariants, and program logics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D1:Sheet1.D23</svg:desc>
                </draw:g>
              </table:table-cell>
              <table:table-cell office:value-type="string">
                <text:p>Code generation</text:p>
                <text:list>
                  <text:list-item>
                    <text:p>Code generation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E1:Sheet1.E23</svg:desc>
                </draw:g>
              </table:table-cell>
              <table:table-cell office:value-type="string">
                <text:p>OOP</text:p>
                <text:list>
                  <text:list-item>
                    <text:p>OOP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F1:Sheet1.F23</svg:desc>
                </draw:g>
              </table:table-cell>
              <table:table-cell office:value-type="string">
                <text:p>Logic/semantics</text:p>
                <text:list>
                  <text:list-item>
                    <text:p>Logic/semantics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G1:Sheet1.G23</svg:desc>
                </draw:g>
              </table:table-cell>
              <table:table-cell office:value-type="string">
                <text:p>Software engineering</text:p>
                <text:list>
                  <text:list-item>
                    <text:p>Software engineering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H1:Sheet1.H23</svg:desc>
                </draw:g>
              </table:table-cell>
              <table:table-cell office:value-type="string">
                <text:p>OOP/design</text:p>
                <text:list>
                  <text:list-item>
                    <text:p>OOP/design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I1:Sheet1.I23</svg:desc>
                </draw:g>
              </table:table-cell>
              <table:table-cell office:value-type="string">
                <text:p>Garbage collection</text:p>
                <text:list>
                  <text:list-item>
                    <text:p>Garbage collection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J1:Sheet1.J23</svg:desc>
                </draw:g>
              </table:table-cell>
              <table:table-cell office:value-type="string">
                <text:p>Parallelism</text:p>
                <text:list>
                  <text:list-item>
                    <text:p>Parallelism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K1:Sheet1.K23</svg:desc>
                </draw:g>
              </table:table-cell>
              <table:table-cell office:value-type="string">
                <text:p>Java</text:p>
                <text:list>
                  <text:list-item>
                    <text:p>Java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L1:Sheet1.L23</svg:desc>
                </draw:g>
              </table:table-cell>
              <table:table-cell office:value-type="string">
                <text:p>Bug finding</text:p>
                <text:list>
                  <text:list-item>
                    <text:p>Bug finding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M1:Sheet1.M23</svg:desc>
                </draw:g>
              </table:table-cell>
              <table:table-cell office:value-type="string">
                <text:p>FP</text:p>
                <text:list>
                  <text:list-item>
                    <text:p>FP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N1:Sheet1.N23</svg:desc>
                </draw:g>
              </table:table-cell>
              <table:table-cell office:value-type="string">
                <text:p>Web + JS</text:p>
                <text:list>
                  <text:list-item>
                    <text:p>Web + JS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O1:Sheet1.O23</svg:desc>
                </draw:g>
              </table:table-cell>
              <table:table-cell office:value-type="string">
                <text:p>Information flow</text:p>
                <text:list>
                  <text:list-item>
                    <text:p>Information flow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P1:Sheet1.P23</svg:desc>
                </draw:g>
              </table:table-cell>
              <table:table-cell office:value-type="string">
                <text:p>Systems</text:p>
                <text:list>
                  <text:list-item>
                    <text:p>Systems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Q1:Sheet1.Q23</svg:desc>
                </draw:g>
              </table:table-cell>
              <table:table-cell office:value-type="string">
                <text:p>Compilers</text:p>
                <text:list>
                  <text:list-item>
                    <text:p>Compilers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R1:Sheet1.R23</svg:desc>
                </draw:g>
              </table:table-cell>
              <table:table-cell office:value-type="string">
                <text:p>Static analysis</text:p>
                <text:list>
                  <text:list-item>
                    <text:p>Static analysis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S1:Sheet1.S23</svg:desc>
                </draw:g>
              </table:table-cell>
              <table:table-cell office:value-type="string">
                <text:p>Concurrency</text:p>
                <text:list>
                  <text:list-item>
                    <text:p>Concurrency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T1:Sheet1.T23</svg:desc>
                </draw:g>
              </table:table-cell>
              <table:table-cell office:value-type="string">
                <text:p>Modules and interfaces</text:p>
                <text:list>
                  <text:list-item>
                    <text:p>Modules and interfaces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U1:Sheet1.U23</svg:desc>
                </draw:g>
              </table:table-cell>
              <table:table-cell office:value-type="string">
                <text:p>Types</text:p>
                <text:list>
                  <text:list-item>
                    <text:p>Types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V1:Sheet1.V23</svg:desc>
                </draw:g>
              </table:table-cell>
            </table:table-row>
          </table:table-header-rows>
          <table:table-rows>
            <table:table-row>
              <table:table-cell office:value-type="float" office:value="1996">
                <text:p>2000</text:p>
                <draw:g>
                  <svg:desc>Sheet1.A24:Sheet1.A43</svg:desc>
                </draw:g>
              </table:table-cell>
              <table:table-cell office:value-type="float" office:value="1.30079478771">
                <text:p>1.30079478771</text:p>
                <draw:g>
                  <svg:desc>Sheet1.C24:Sheet1.C43</svg:desc>
                </draw:g>
              </table:table-cell>
              <table:table-cell office:value-type="float" office:value="16.5587903091">
                <text:p>16.5587903091</text:p>
                <draw:g>
                  <svg:desc>Sheet1.D24:Sheet1.D43</svg:desc>
                </draw:g>
              </table:table-cell>
              <table:table-cell office:value-type="float" office:value="4.52588467773">
                <text:p>4.52588467773</text:p>
                <draw:g>
                  <svg:desc>Sheet1.E24:Sheet1.E43</svg:desc>
                </draw:g>
              </table:table-cell>
              <table:table-cell office:value-type="float" office:value="0.324517040638">
                <text:p>0.324517040638</text:p>
                <draw:g>
                  <svg:desc>Sheet1.F24:Sheet1.F43</svg:desc>
                </draw:g>
              </table:table-cell>
              <table:table-cell office:value-type="float" office:value="19.7601211352">
                <text:p>19.7601211352</text:p>
                <draw:g>
                  <svg:desc>Sheet1.G24:Sheet1.G43</svg:desc>
                </draw:g>
              </table:table-cell>
              <table:table-cell office:value-type="float" office:value="0.0320940909">
                <text:p>0.0320940909</text:p>
                <draw:g>
                  <svg:desc>Sheet1.H24:Sheet1.H43</svg:desc>
                </draw:g>
              </table:table-cell>
              <table:table-cell office:value-type="float" office:value="0.294859111913">
                <text:p>0.294859111913</text:p>
                <draw:g>
                  <svg:desc>Sheet1.I24:Sheet1.I43</svg:desc>
                </draw:g>
              </table:table-cell>
              <table:table-cell office:value-type="float" office:value="0.0320940909">
                <text:p>0.0320940909</text:p>
                <draw:g>
                  <svg:desc>Sheet1.J24:Sheet1.J43</svg:desc>
                </draw:g>
              </table:table-cell>
              <table:table-cell office:value-type="float" office:value="0.241204855346">
                <text:p>0.241204855346</text:p>
                <draw:g>
                  <svg:desc>Sheet1.K24:Sheet1.K43</svg:desc>
                </draw:g>
              </table:table-cell>
              <table:table-cell office:value-type="float" office:value="0.0320940909">
                <text:p>0.0320940909</text:p>
                <draw:g>
                  <svg:desc>Sheet1.L24:Sheet1.L43</svg:desc>
                </draw:g>
              </table:table-cell>
              <table:table-cell office:value-type="float" office:value="0.0320940909">
                <text:p>0.0320940909</text:p>
                <draw:g>
                  <svg:desc>Sheet1.M24:Sheet1.M43</svg:desc>
                </draw:g>
              </table:table-cell>
              <table:table-cell office:value-type="float" office:value="2.15148148667">
                <text:p>2.15148148667</text:p>
                <draw:g>
                  <svg:desc>Sheet1.N24:Sheet1.N43</svg:desc>
                </draw:g>
              </table:table-cell>
              <table:table-cell office:value-type="float" office:value="0.0776622016917">
                <text:p>0.0776622016917</text:p>
                <draw:g>
                  <svg:desc>Sheet1.O24:Sheet1.O43</svg:desc>
                </draw:g>
              </table:table-cell>
              <table:table-cell office:value-type="float" office:value="0.141889666267">
                <text:p>0.141889666267</text:p>
                <draw:g>
                  <svg:desc>Sheet1.P24:Sheet1.P43</svg:desc>
                </draw:g>
              </table:table-cell>
              <table:table-cell office:value-type="float" office:value="0.739648016458">
                <text:p>0.739648016458</text:p>
                <draw:g>
                  <svg:desc>Sheet1.Q24:Sheet1.Q43</svg:desc>
                </draw:g>
              </table:table-cell>
              <table:table-cell office:value-type="float" office:value="25.9379036558">
                <text:p>25.9379036558</text:p>
                <draw:g>
                  <svg:desc>Sheet1.R24:Sheet1.R43</svg:desc>
                </draw:g>
              </table:table-cell>
              <table:table-cell office:value-type="float" office:value="24.5664799725">
                <text:p>24.5664799725</text:p>
                <draw:g>
                  <svg:desc>Sheet1.S24:Sheet1.S43</svg:desc>
                </draw:g>
              </table:table-cell>
              <table:table-cell office:value-type="float" office:value="0.646768252217">
                <text:p>0.646768252217</text:p>
                <draw:g>
                  <svg:desc>Sheet1.T24:Sheet1.T43</svg:desc>
                </draw:g>
              </table:table-cell>
              <table:table-cell office:value-type="float" office:value="6.47796807831">
                <text:p>6.47796807831</text:p>
                <draw:g>
                  <svg:desc>Sheet1.U24:Sheet1.U43</svg:desc>
                </draw:g>
              </table:table-cell>
              <table:table-cell office:value-type="float" office:value="0.517532206771">
                <text:p>0.517532206771</text:p>
                <draw:g>
                  <svg:desc>Sheet1.V24:Sheet1.V43</svg:desc>
                </draw:g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3.78713774085">
                <text:p>3.78713774085</text:p>
              </table:table-cell>
              <table:table-cell office:value-type="float" office:value="9.05404063491">
                <text:p>9.05404063491</text:p>
              </table:table-cell>
              <table:table-cell office:value-type="float" office:value="1.97278968506">
                <text:p>1.97278968506</text:p>
              </table:table-cell>
              <table:table-cell office:value-type="float" office:value="3.29212712615">
                <text:p>3.29212712615</text:p>
              </table:table-cell>
              <table:table-cell office:value-type="float" office:value="5.72060361265">
                <text:p>5.72060361265</text:p>
              </table:table-cell>
              <table:table-cell office:value-type="float" office:value="1.34717430493">
                <text:p>1.34717430493</text:p>
              </table:table-cell>
              <table:table-cell office:value-type="float" office:value="0.251364161015">
                <text:p>0.251364161015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6.60636834319">
                <text:p>6.60636834319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0.107181841719">
                <text:p>0.107181841719</text:p>
              </table:table-cell>
              <table:table-cell office:value-type="float" office:value="1.05315951663">
                <text:p>1.05315951663</text:p>
              </table:table-cell>
              <table:table-cell office:value-type="float" office:value="2.32496974008">
                <text:p>2.32496974008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1.98370892375">
                <text:p>1.98370892375</text:p>
              </table:table-cell>
              <table:table-cell office:value-type="float" office:value="7.90788742127">
                <text:p>7.90788742127</text:p>
              </table:table-cell>
              <table:table-cell office:value-type="float" office:value="13.0906163719">
                <text:p>13.0906163719</text:p>
              </table:table-cell>
              <table:table-cell office:value-type="float" office:value="0.319509964373">
                <text:p>0.319509964373</text:p>
              </table:table-cell>
              <table:table-cell office:value-type="float" office:value="8.32249546545">
                <text:p>8.32249546545</text:p>
              </table:table-cell>
              <table:table-cell office:value-type="float" office:value="2.8275416143">
                <text:p>2.8275416143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7.98413149488">
                <text:p>7.98413149488</text:p>
              </table:table-cell>
              <table:table-cell office:value-type="float" office:value="1.50371758955">
                <text:p>1.50371758955</text:p>
              </table:table-cell>
              <table:table-cell office:value-type="float" office:value="1.56542134793">
                <text:p>1.56542134793</text:p>
              </table:table-cell>
              <table:table-cell office:value-type="float" office:value="6.84003391876">
                <text:p>6.84003391876</text:p>
              </table:table-cell>
              <table:table-cell office:value-type="float" office:value="10.6495856542">
                <text:p>10.6495856542</text:p>
              </table:table-cell>
              <table:table-cell office:value-type="float" office:value="2.11269933583">
                <text:p>2.11269933583</text:p>
              </table:table-cell>
              <table:table-cell office:value-type="float" office:value="0.943597953341">
                <text:p>0.943597953341</text:p>
              </table:table-cell>
              <table:table-cell office:value-type="float" office:value="0.217135558972">
                <text:p>0.217135558972</text:p>
              </table:table-cell>
              <table:table-cell office:value-type="float" office:value="1.63181228154">
                <text:p>1.63181228154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1.10177963769">
                <text:p>1.10177963769</text:p>
              </table:table-cell>
              <table:table-cell office:value-type="float" office:value="1.49251935452">
                <text:p>1.49251935452</text:p>
              </table:table-cell>
              <table:table-cell office:value-type="float" office:value="0.718616704745">
                <text:p>0.718616704745</text:p>
              </table:table-cell>
              <table:table-cell office:value-type="float" office:value="0.0959591627172">
                <text:p>0.0959591627172</text:p>
              </table:table-cell>
              <table:table-cell office:value-type="float" office:value="5.86732408081">
                <text:p>5.86732408081</text:p>
              </table:table-cell>
              <table:table-cell office:value-type="float" office:value="13.6582985603">
                <text:p>13.6582985603</text:p>
              </table:table-cell>
              <table:table-cell office:value-type="float" office:value="2.33538142647">
                <text:p>2.33538142647</text:p>
              </table:table-cell>
              <table:table-cell office:value-type="float" office:value="13.2473774366">
                <text:p>13.2473774366</text:p>
              </table:table-cell>
              <table:table-cell office:value-type="float" office:value="3.12954351652">
                <text:p>3.12954351652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7.58811033588">
                <text:p>7.58811033588</text:p>
              </table:table-cell>
              <table:table-cell office:value-type="float" office:value="5.38568645627">
                <text:p>5.38568645627</text:p>
              </table:table-cell>
              <table:table-cell office:value-type="float" office:value="5.14285552105">
                <text:p>5.14285552105</text:p>
              </table:table-cell>
              <table:table-cell office:value-type="float" office:value="4.26407359331">
                <text:p>4.26407359331</text:p>
              </table:table-cell>
              <table:table-cell office:value-type="float" office:value="27.8114924884">
                <text:p>27.8114924884</text:p>
              </table:table-cell>
              <table:table-cell office:value-type="float" office:value="2.3333296671">
                <text:p>2.3333296671</text:p>
              </table:table-cell>
              <table:table-cell office:value-type="float" office:value="0.812537730012">
                <text:p>0.812537730012</text:p>
              </table:table-cell>
              <table:table-cell office:value-type="float" office:value="0.673859831158">
                <text:p>0.673859831158</text:p>
              </table:table-cell>
              <table:table-cell office:value-type="float" office:value="0.416076758133">
                <text:p>0.416076758133</text:p>
              </table:table-cell>
              <table:table-cell office:value-type="float" office:value="0.514346325821">
                <text:p>0.514346325821</text:p>
              </table:table-cell>
              <table:table-cell office:value-type="float" office:value="0.72477559675">
                <text:p>0.72477559675</text:p>
              </table:table-cell>
              <table:table-cell office:value-type="float" office:value="1.62292517996">
                <text:p>1.62292517996</text:p>
              </table:table-cell>
              <table:table-cell office:value-type="float" office:value="0.929973452062">
                <text:p>0.929973452062</text:p>
              </table:table-cell>
              <table:table-cell office:value-type="float" office:value="2.32599679707">
                <text:p>2.32599679707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1.97547880054">
                <text:p>1.97547880054</text:p>
              </table:table-cell>
              <table:table-cell office:value-type="float" office:value="40.4429229171">
                <text:p>40.4429229171</text:p>
              </table:table-cell>
              <table:table-cell office:value-type="float" office:value="0.915149753171">
                <text:p>0.915149753171</text:p>
              </table:table-cell>
              <table:table-cell office:value-type="float" office:value="1.57608085923">
                <text:p>1.57608085923</text:p>
              </table:table-cell>
              <table:table-cell office:value-type="float" office:value="3.73744899723">
                <text:p>3.7374489972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6.14840239746">
                <text:p>6.14840239746</text:p>
              </table:table-cell>
              <table:table-cell office:value-type="float" office:value="4.448441385">
                <text:p>4.448441385</text:p>
              </table:table-cell>
              <table:table-cell office:value-type="float" office:value="2.33481505378">
                <text:p>2.33481505378</text:p>
              </table:table-cell>
              <table:table-cell office:value-type="float" office:value="1.43110215427">
                <text:p>1.43110215427</text:p>
              </table:table-cell>
              <table:table-cell office:value-type="float" office:value="8.63932822087">
                <text:p>8.63932822087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7.3166251237">
                <text:p>7.3166251237</text:p>
              </table:table-cell>
              <table:table-cell office:value-type="float" office:value="0.17197452494">
                <text:p>0.17197452494</text:p>
              </table:table-cell>
              <table:table-cell office:value-type="float" office:value="6.22916736435">
                <text:p>6.22916736435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1.82353628701">
                <text:p>1.82353628701</text:p>
              </table:table-cell>
              <table:table-cell office:value-type="float" office:value="1.57619144508">
                <text:p>1.57619144508</text:p>
              </table:table-cell>
              <table:table-cell office:value-type="float" office:value="3.05489034248">
                <text:p>3.05489034248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1.09289997329">
                <text:p>1.09289997329</text:p>
              </table:table-cell>
              <table:table-cell office:value-type="float" office:value="2.40856183639">
                <text:p>2.40856183639</text:p>
              </table:table-cell>
              <table:table-cell office:value-type="float" office:value="33.9981787903">
                <text:p>33.9981787903</text:p>
              </table:table-cell>
              <table:table-cell office:value-type="float" office:value="1.46021297138">
                <text:p>1.46021297138</text:p>
              </table:table-cell>
              <table:table-cell office:value-type="float" office:value="0.772251077328">
                <text:p>0.772251077328</text:p>
              </table:table-cell>
              <table:table-cell office:value-type="float" office:value="4.8390205976">
                <text:p>4.8390205976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2.4167193325">
                <text:p>2.4167193325</text:p>
              </table:table-cell>
              <table:table-cell office:value-type="float" office:value="1.64253026703">
                <text:p>1.64253026703</text:p>
              </table:table-cell>
              <table:table-cell office:value-type="float" office:value="14.0498755564">
                <text:p>14.0498755564</text:p>
              </table:table-cell>
              <table:table-cell office:value-type="float" office:value="0.304912367713">
                <text:p>0.304912367713</text:p>
              </table:table-cell>
              <table:table-cell office:value-type="float" office:value="0.956704357717">
                <text:p>0.956704357717</text:p>
              </table:table-cell>
              <table:table-cell office:value-type="float" office:value="26.0460520777">
                <text:p>26.0460520777</text:p>
              </table:table-cell>
              <table:table-cell office:value-type="float" office:value="1.46756050555">
                <text:p>1.46756050555</text:p>
              </table:table-cell>
              <table:table-cell office:value-type="float" office:value="0.862274152517">
                <text:p>0.862274152517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0.157795204148">
                <text:p>0.157795204148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5.1387150113">
                <text:p>5.1387150113</text:p>
              </table:table-cell>
              <table:table-cell office:value-type="float" office:value="0.886578467809">
                <text:p>0.886578467809</text:p>
              </table:table-cell>
              <table:table-cell office:value-type="float" office:value="2.2874238334">
                <text:p>2.2874238334</text:p>
              </table:table-cell>
              <table:table-cell office:value-type="float" office:value="0.901167300187">
                <text:p>0.901167300187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0.765791447217">
                <text:p>0.765791447217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0.160596396396">
                <text:p>0.160596396396</text:p>
              </table:table-cell>
              <table:table-cell office:value-type="float" office:value="2.43824910512">
                <text:p>2.43824910512</text:p>
              </table:table-cell>
              <table:table-cell office:value-type="float" office:value="19.1091472128">
                <text:p>19.1091472128</text:p>
              </table:table-cell>
              <table:table-cell office:value-type="float" office:value="0.639490277746">
                <text:p>0.639490277746</text:p>
              </table:table-cell>
              <table:table-cell office:value-type="float" office:value="0.323027728046">
                <text:p>0.323027728046</text:p>
              </table:table-cell>
              <table:table-cell office:value-type="float" office:value="24.4595692825">
                <text:p>24.4595692825</text:p>
              </table:table-cell>
              <table:table-cell office:value-type="float" office:value="7.73883428272">
                <text:p>7.73883428272</text:p>
              </table:table-cell>
              <table:table-cell office:value-type="float" office:value="0.711702544265">
                <text:p>0.711702544265</text:p>
              </table:table-cell>
              <table:table-cell office:value-type="float" office:value="0.7928729282">
                <text:p>0.7928729282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2.91496172797">
                <text:p>2.91496172797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1.89132090204">
                <text:p>1.89132090204</text:p>
              </table:table-cell>
              <table:table-cell office:value-type="float" office:value="0.195424006835">
                <text:p>0.195424006835</text:p>
              </table:table-cell>
              <table:table-cell office:value-type="float" office:value="0.843349914796">
                <text:p>0.843349914796</text:p>
              </table:table-cell>
              <table:table-cell office:value-type="float" office:value="0.210603330338">
                <text:p>0.210603330338</text:p>
              </table:table-cell>
              <table:table-cell office:value-type="float" office:value="1.21877466934">
                <text:p>1.21877466934</text:p>
              </table:table-cell>
              <table:table-cell office:value-type="float" office:value="3.48096576055">
                <text:p>3.48096576055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1.38950043761">
                <text:p>1.38950043761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5.13764341095">
                <text:p>5.13764341095</text:p>
              </table:table-cell>
              <table:table-cell office:value-type="float" office:value="14.8364059347">
                <text:p>14.8364059347</text:p>
              </table:table-cell>
              <table:table-cell office:value-type="float" office:value="0.626695343577">
                <text:p>0.626695343577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28.6923396803">
                <text:p>28.6923396803</text:p>
              </table:table-cell>
              <table:table-cell office:value-type="float" office:value="3.33124011725">
                <text:p>3.33124011725</text:p>
              </table:table-cell>
              <table:table-cell office:value-type="float" office:value="2.48333403523">
                <text:p>2.48333403523</text:p>
              </table:table-cell>
              <table:table-cell office:value-type="float" office:value="0.657243221765">
                <text:p>0.657243221765</text:p>
              </table:table-cell>
              <table:table-cell office:value-type="float" office:value="0.211398503592">
                <text:p>0.211398503592</text:p>
              </table:table-cell>
              <table:table-cell office:value-type="float" office:value="0.631590928758">
                <text:p>0.631590928758</text:p>
              </table:table-cell>
              <table:table-cell office:value-type="float" office:value="4.68590599132">
                <text:p>4.68590599132</text:p>
              </table:table-cell>
              <table:table-cell office:value-type="float" office:value="0.152403867869">
                <text:p>0.152403867869</text:p>
              </table:table-cell>
              <table:table-cell office:value-type="float" office:value="1.89529164">
                <text:p>1.89529164</text:p>
              </table:table-cell>
              <table:table-cell office:value-type="float" office:value="0.896448002065">
                <text:p>0.896448002065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0.295162850723">
                <text:p>0.295162850723</text:p>
              </table:table-cell>
              <table:table-cell office:value-type="float" office:value="0.964891622281">
                <text:p>0.964891622281</text:p>
              </table:table-cell>
              <table:table-cell office:value-type="float" office:value="0.273488572592">
                <text:p>0.273488572592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0.604825047457">
                <text:p>0.604825047457</text:p>
              </table:table-cell>
              <table:table-cell office:value-type="float" office:value="0.193592840261">
                <text:p>0.193592840261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17.5879488915">
                <text:p>17.5879488915</text:p>
              </table:table-cell>
              <table:table-cell office:value-type="float" office:value="0.872517450757">
                <text:p>0.872517450757</text:p>
              </table:table-cell>
              <table:table-cell office:value-type="float" office:value="0.498361064743">
                <text:p>0.498361064743</text:p>
              </table:table-cell>
              <table:table-cell office:value-type="float" office:value="30.3186543243">
                <text:p>30.3186543243</text:p>
              </table:table-cell>
              <table:table-cell office:value-type="float" office:value="0.235717157652">
                <text:p>0.235717157652</text:p>
              </table:table-cell>
              <table:table-cell office:value-type="float" office:value="0.404817661361">
                <text:p>0.404817661361</text:p>
              </table:table-cell>
              <table:table-cell office:value-type="float" office:value="0.234661841309">
                <text:p>0.234661841309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1.5827548925">
                <text:p>1.5827548925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1.14275289919">
                <text:p>1.14275289919</text:p>
              </table:table-cell>
              <table:table-cell office:value-type="float" office:value="1.03854303428">
                <text:p>1.03854303428</text:p>
              </table:table-cell>
              <table:table-cell office:value-type="float" office:value="0.0962717175261">
                <text:p>0.0962717175261</text:p>
              </table:table-cell>
              <table:table-cell office:value-type="float" office:value="0.10246882807">
                <text:p>0.10246882807</text:p>
              </table:table-cell>
              <table:table-cell office:value-type="float" office:value="2.17616134543">
                <text:p>2.17616134543</text:p>
              </table:table-cell>
              <table:table-cell office:value-type="float" office:value="2.51041297975">
                <text:p>2.51041297975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1.05504176741">
                <text:p>1.05504176741</text:p>
              </table:table-cell>
              <table:table-cell office:value-type="float" office:value="0.09112043705">
                <text:p>0.09112043705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7.05740440774">
                <text:p>7.05740440774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0.709451278439">
                <text:p>0.709451278439</text:p>
              </table:table-cell>
              <table:table-cell office:value-type="float" office:value="36.1929950491">
                <text:p>36.1929950491</text:p>
              </table:table-cell>
              <table:table-cell office:value-type="float" office:value="3.6389432465">
                <text:p>3.6389432465</text:p>
              </table:table-cell>
              <table:table-cell office:value-type="float" office:value="1.3656521922">
                <text:p>1.3656521922</text:p>
              </table:table-cell>
              <table:table-cell office:value-type="float" office:value="0.109360429907">
                <text:p>0.109360429907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5.26191190404">
                <text:p>5.26191190404</text:p>
              </table:table-cell>
              <table:table-cell office:value-type="float" office:value="0.147168400336">
                <text:p>0.147168400336</text:p>
              </table:table-cell>
              <table:table-cell office:value-type="float" office:value="1.70949503205">
                <text:p>1.70949503205</text:p>
              </table:table-cell>
              <table:table-cell office:value-type="float" office:value="0.142227995886">
                <text:p>0.142227995886</text:p>
              </table:table-cell>
              <table:table-cell office:value-type="float" office:value="0.398606479854">
                <text:p>0.398606479854</text:p>
              </table:table-cell>
              <table:table-cell office:value-type="float" office:value="0.101828698257">
                <text:p>0.101828698257</text:p>
              </table:table-cell>
              <table:table-cell office:value-type="float" office:value="0.334674099743">
                <text:p>0.334674099743</text:p>
              </table:table-cell>
              <table:table-cell office:value-type="float" office:value="2.98333832156">
                <text:p>2.98333832156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6.13360689287">
                <text:p>6.13360689287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0.085921830176">
                <text:p>0.085921830176</text:p>
              </table:table-cell>
              <table:table-cell office:value-type="float" office:value="6.45953345258">
                <text:p>6.45953345258</text:p>
              </table:table-cell>
              <table:table-cell office:value-type="float" office:value="0.154443633536">
                <text:p>0.154443633536</text:p>
              </table:table-cell>
              <table:table-cell office:value-type="float" office:value="10.3227628451">
                <text:p>10.3227628451</text:p>
              </table:table-cell>
              <table:table-cell office:value-type="float" office:value="57.3194926517">
                <text:p>57.3194926517</text:p>
              </table:table-cell>
              <table:table-cell office:value-type="float" office:value="2.99479257124">
                <text:p>2.99479257124</text:p>
              </table:table-cell>
              <table:table-cell office:value-type="float" office:value="0.109220420084">
                <text:p>0.109220420084</text:p>
              </table:table-cell>
              <table:table-cell office:value-type="float" office:value="0.280798379264">
                <text:p>0.280798379264</text:p>
              </table:table-cell>
              <table:table-cell office:value-type="float" office:value="0.170244625432">
                <text:p>0.170244625432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2.24136907104">
                <text:p>2.24136907104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0.47792145634">
                <text:p>0.47792145634</text:p>
              </table:table-cell>
              <table:table-cell office:value-type="float" office:value="0.099391168068">
                <text:p>0.099391168068</text:p>
              </table:table-cell>
              <table:table-cell office:value-type="float" office:value="0.172608779564">
                <text:p>0.172608779564</text:p>
              </table:table-cell>
              <table:table-cell office:value-type="float" office:value="0.20792423948">
                <text:p>0.20792423948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0.123473437752">
                <text:p>0.123473437752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0.40860628603">
                <text:p>0.40860628603</text:p>
              </table:table-cell>
              <table:table-cell office:value-type="float" office:value="0.707702041961">
                <text:p>0.707702041961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20.6128159406">
                <text:p>20.6128159406</text:p>
              </table:table-cell>
              <table:table-cell office:value-type="float" office:value="0.463519654942">
                <text:p>0.463519654942</text:p>
              </table:table-cell>
              <table:table-cell office:value-type="float" office:value="6.11288908158">
                <text:p>6.11288908158</text:p>
              </table:table-cell>
              <table:table-cell office:value-type="float" office:value="36.6967854977">
                <text:p>36.6967854977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1.14170751499">
                <text:p>1.14170751499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0.442681608024">
                <text:p>0.442681608024</text:p>
              </table:table-cell>
              <table:table-cell office:value-type="float" office:value="0.101579244767">
                <text:p>0.101579244767</text:p>
              </table:table-cell>
              <table:table-cell office:value-type="float" office:value="5.89704090139">
                <text:p>5.89704090139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8.48565106877">
                <text:p>8.48565106877</text:p>
              </table:table-cell>
              <table:table-cell office:value-type="float" office:value="0.411342517012">
                <text:p>0.411342517012</text:p>
              </table:table-cell>
              <table:table-cell office:value-type="float" office:value="1.91567714804">
                <text:p>1.91567714804</text:p>
              </table:table-cell>
              <table:table-cell office:value-type="float" office:value="0.157352144103">
                <text:p>0.157352144103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0.320000107388">
                <text:p>0.320000107388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0.562009386253">
                <text:p>0.562009386253</text:p>
              </table:table-cell>
              <table:table-cell office:value-type="float" office:value="1.58279269377">
                <text:p>1.58279269377</text:p>
              </table:table-cell>
              <table:table-cell office:value-type="float" office:value="4.22301431013">
                <text:p>4.22301431013</text:p>
              </table:table-cell>
              <table:table-cell office:value-type="float" office:value="13.7708192294">
                <text:p>13.7708192294</text:p>
              </table:table-cell>
              <table:table-cell office:value-type="float" office:value="0.397896794518">
                <text:p>0.397896794518</text:p>
              </table:table-cell>
              <table:table-cell office:value-type="float" office:value="1.2992672172">
                <text:p>1.2992672172</text:p>
              </table:table-cell>
              <table:table-cell office:value-type="float" office:value="13.8296136166">
                <text:p>13.8296136166</text:p>
              </table:table-cell>
              <table:table-cell office:value-type="float" office:value="1.47406623594">
                <text:p>1.47406623594</text:p>
              </table:table-cell>
              <table:table-cell office:value-type="float" office:value="3.89954489636">
                <text:p>3.89954489636</text:p>
              </table:table-cell>
              <table:table-cell office:value-type="float" office:value="9.03287369439">
                <text:p>9.03287369439</text:p>
              </table:table-cell>
              <table:table-cell office:value-type="float" office:value="0.618041178374">
                <text:p>0.618041178374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1.52119598741">
                <text:p>1.52119598741</text:p>
              </table:table-cell>
              <table:table-cell office:value-type="float" office:value="0.8260334088">
                <text:p>0.8260334088</text:p>
              </table:table-cell>
              <table:table-cell office:value-type="float" office:value="14.8852377365">
                <text:p>14.8852377365</text:p>
              </table:table-cell>
              <table:table-cell office:value-type="float" office:value="1.66283635574">
                <text:p>1.66283635574</text:p>
              </table:table-cell>
              <table:table-cell office:value-type="float" office:value="2.62474934893">
                <text:p>2.62474934893</text:p>
              </table:table-cell>
              <table:table-cell office:value-type="float" office:value="0.256193738926">
                <text:p>0.256193738926</text:p>
              </table:table-cell>
              <table:table-cell office:value-type="float" office:value="1.51258530396">
                <text:p>1.51258530396</text:p>
              </table:table-cell>
              <table:table-cell office:value-type="float" office:value="2.39417448848">
                <text:p>2.39417448848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1.46263117704">
                <text:p>1.46263117704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3.05820174135">
                <text:p>3.05820174135</text:p>
              </table:table-cell>
              <table:table-cell office:value-type="float" office:value="9.33832766658">
                <text:p>9.33832766658</text:p>
              </table:table-cell>
              <table:table-cell office:value-type="float" office:value="0.925464372441">
                <text:p>0.925464372441</text:p>
              </table:table-cell>
              <table:table-cell office:value-type="float" office:value="1.51723430389">
                <text:p>1.51723430389</text:p>
              </table:table-cell>
              <table:table-cell office:value-type="float" office:value="8.3696997147">
                <text:p>8.3696997147</text:p>
              </table:table-cell>
              <table:table-cell office:value-type="float" office:value="10.0919721757">
                <text:p>10.0919721757</text:p>
              </table:table-cell>
              <table:table-cell office:value-type="float" office:value="3.66984373532">
                <text:p>3.66984373532</text:p>
              </table:table-cell>
              <table:table-cell office:value-type="float" office:value="20.9691231716">
                <text:p>20.9691231716</text:p>
              </table:table-cell>
              <table:table-cell office:value-type="float" office:value="0.579859510971">
                <text:p>0.579859510971</text:p>
              </table:table-cell>
              <table:table-cell office:value-type="float" office:value="0.669644942406">
                <text:p>0.669644942406</text:p>
              </table:table-cell>
              <table:table-cell office:value-type="float" office:value="2.06021105807">
                <text:p>2.06021105807</text:p>
              </table:table-cell>
              <table:table-cell office:value-type="float" office:value="0.758179872253">
                <text:p>0.758179872253</text:p>
              </table:table-cell>
              <table:table-cell office:value-type="float" office:value="7.65766279697">
                <text:p>7.65766279697</text:p>
              </table:table-cell>
              <table:table-cell office:value-type="float" office:value="0.649848895191">
                <text:p>0.649848895191</text:p>
              </table:table-cell>
              <table:table-cell office:value-type="float" office:value="5.96604175713">
                <text:p>5.96604175713</text:p>
              </table:table-cell>
              <table:table-cell office:value-type="float" office:value="2.46150296604">
                <text:p>2.46150296604</text:p>
              </table:table-cell>
              <table:table-cell office:value-type="float" office:value="0.237397982235">
                <text:p>0.237397982235</text:p>
              </table:table-cell>
              <table:table-cell office:value-type="float" office:value="3.78458694585">
                <text:p>3.7845869458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558339279897">
                <text:p>0.558339279897</text:p>
              </table:table-cell>
              <table:table-cell office:value-type="float" office:value="6.10548260684">
                <text:p>6.10548260684</text:p>
              </table:table-cell>
              <table:table-cell office:value-type="float" office:value="0.106374254043">
                <text:p>0.106374254043</text:p>
              </table:table-cell>
              <table:table-cell office:value-type="float" office:value="4.40191419872">
                <text:p>4.40191419872</text:p>
              </table:table-cell>
              <table:table-cell office:value-type="float" office:value="0.24707388008">
                <text:p>0.24707388008</text:p>
              </table:table-cell>
              <table:table-cell office:value-type="float" office:value="3.17411385743">
                <text:p>3.17411385743</text:p>
              </table:table-cell>
              <table:table-cell office:value-type="float" office:value="2.30885944118">
                <text:p>2.30885944118</text:p>
              </table:table-cell>
              <table:table-cell office:value-type="float" office:value="3.96893077585">
                <text:p>3.96893077585</text:p>
              </table:table-cell>
              <table:table-cell office:value-type="float" office:value="8.70286452093">
                <text:p>8.70286452093</text:p>
              </table:table-cell>
              <table:table-cell office:value-type="float" office:value="11.8374111746">
                <text:p>11.8374111746</text:p>
              </table:table-cell>
              <table:table-cell office:value-type="float" office:value="12.7527266546">
                <text:p>12.7527266546</text:p>
              </table:table-cell>
              <table:table-cell office:value-type="float" office:value="1.64731604417">
                <text:p>1.64731604417</text:p>
              </table:table-cell>
              <table:table-cell office:value-type="float" office:value="0.885898518337">
                <text:p>0.885898518337</text:p>
              </table:table-cell>
              <table:table-cell office:value-type="float" office:value="0.742722318383">
                <text:p>0.742722318383</text:p>
              </table:table-cell>
              <table:table-cell office:value-type="float" office:value="2.1695864892">
                <text:p>2.1695864892</text:p>
              </table:table-cell>
              <table:table-cell office:value-type="float" office:value="6.66024823228">
                <text:p>6.66024823228</text:p>
              </table:table-cell>
              <table:table-cell office:value-type="float" office:value="2.85134300027">
                <text:p>2.85134300027</text:p>
              </table:table-cell>
              <table:table-cell office:value-type="float" office:value="17.0820877029">
                <text:p>17.0820877029</text:p>
              </table:table-cell>
              <table:table-cell office:value-type="float" office:value="3.65217750676">
                <text:p>3.65217750676</text:p>
              </table:table-cell>
              <table:table-cell office:value-type="float" office:value="5.27212564712">
                <text:p>5.27212564712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4.59127446406">
                <text:p>4.59127446406</text:p>
              </table:table-cell>
              <table:table-cell office:value-type="float" office:value="7.58515812913">
                <text:p>7.58515812913</text:p>
              </table:table-cell>
              <table:table-cell office:value-type="float" office:value="2.45048221885">
                <text:p>2.45048221885</text:p>
              </table:table-cell>
              <table:table-cell office:value-type="float" office:value="2.48628484996">
                <text:p>2.48628484996</text:p>
              </table:table-cell>
              <table:table-cell office:value-type="float" office:value="0.540888579228">
                <text:p>0.540888579228</text:p>
              </table:table-cell>
              <table:table-cell office:value-type="float" office:value="2.59822674502">
                <text:p>2.59822674502</text:p>
              </table:table-cell>
              <table:table-cell office:value-type="float" office:value="0.262783581641">
                <text:p>0.262783581641</text:p>
              </table:table-cell>
              <table:table-cell office:value-type="float" office:value="16.1124246768">
                <text:p>16.1124246768</text:p>
              </table:table-cell>
              <table:table-cell office:value-type="float" office:value="10.9816933134">
                <text:p>10.9816933134</text:p>
              </table:table-cell>
              <table:table-cell office:value-type="float" office:value="7.24677264734">
                <text:p>7.24677264734</text:p>
              </table:table-cell>
              <table:table-cell office:value-type="float" office:value="14.1670873574">
                <text:p>14.1670873574</text:p>
              </table:table-cell>
              <table:table-cell office:value-type="float" office:value="1.420302595">
                <text:p>1.420302595</text:p>
              </table:table-cell>
              <table:table-cell office:value-type="float" office:value="3.95885931383">
                <text:p>3.95885931383</text:p>
              </table:table-cell>
              <table:table-cell office:value-type="float" office:value="3.8619043354">
                <text:p>3.8619043354</text:p>
              </table:table-cell>
              <table:table-cell office:value-type="float" office:value="2.18316635855">
                <text:p>2.18316635855</text:p>
              </table:table-cell>
              <table:table-cell office:value-type="float" office:value="8.62160094659">
                <text:p>8.62160094659</text:p>
              </table:table-cell>
              <table:table-cell office:value-type="float" office:value="2.4655018903">
                <text:p>2.4655018903</text:p>
              </table:table-cell>
              <table:table-cell office:value-type="float" office:value="9.6828433244">
                <text:p>9.6828433244</text:p>
              </table:table-cell>
              <table:table-cell office:value-type="float" office:value="1.81714766735">
                <text:p>1.81714766735</text:p>
              </table:table-cell>
              <table:table-cell office:value-type="float" office:value="0.966453182618">
                <text:p>0.966453182618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0.935254346909">
                <text:p>0.935254346909</text:p>
              </table:table-cell>
              <table:table-cell office:value-type="float" office:value="2.41352085297">
                <text:p>2.41352085297</text:p>
              </table:table-cell>
              <table:table-cell office:value-type="float" office:value="0.244149111179">
                <text:p>0.244149111179</text:p>
              </table:table-cell>
              <table:table-cell office:value-type="float" office:value="9.12193502896">
                <text:p>9.12193502896</text:p>
              </table:table-cell>
              <table:table-cell office:value-type="float" office:value="1.02192467202">
                <text:p>1.02192467202</text:p>
              </table:table-cell>
              <table:table-cell office:value-type="float" office:value="5.08532750543">
                <text:p>5.08532750543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2.77530961524">
                <text:p>2.77530961524</text:p>
              </table:table-cell>
              <table:table-cell office:value-type="float" office:value="8.65888148004">
                <text:p>8.65888148004</text:p>
              </table:table-cell>
              <table:table-cell office:value-type="float" office:value="12.6500651644">
                <text:p>12.6500651644</text:p>
              </table:table-cell>
              <table:table-cell office:value-type="float" office:value="3.06952443856">
                <text:p>3.06952443856</text:p>
              </table:table-cell>
              <table:table-cell office:value-type="float" office:value="1.03946012474">
                <text:p>1.03946012474</text:p>
              </table:table-cell>
              <table:table-cell office:value-type="float" office:value="7.14220040306">
                <text:p>7.14220040306</text:p>
              </table:table-cell>
              <table:table-cell office:value-type="float" office:value="4.4031748476">
                <text:p>4.4031748476</text:p>
              </table:table-cell>
              <table:table-cell office:value-type="float" office:value="4.1898998699">
                <text:p>4.1898998699</text:p>
              </table:table-cell>
              <table:table-cell office:value-type="float" office:value="3.5433946142">
                <text:p>3.5433946142</text:p>
              </table:table-cell>
              <table:table-cell office:value-type="float" office:value="1.63397014138">
                <text:p>1.63397014138</text:p>
              </table:table-cell>
              <table:table-cell office:value-type="float" office:value="6.50730162845">
                <text:p>6.50730162845</text:p>
              </table:table-cell>
              <table:table-cell office:value-type="float" office:value="7.50784690474">
                <text:p>7.50784690474</text:p>
              </table:table-cell>
              <table:table-cell office:value-type="float" office:value="2.10782344775">
                <text:p>2.10782344775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2.73375245042">
                <text:p>2.73375245042</text:p>
              </table:table-cell>
              <table:table-cell office:value-type="float" office:value="8.81227919665">
                <text:p>8.81227919665</text:p>
              </table:table-cell>
              <table:table-cell office:value-type="float" office:value="0.277315652002">
                <text:p>0.277315652002</text:p>
              </table:table-cell>
              <table:table-cell office:value-type="float" office:value="0.802313551624">
                <text:p>0.802313551624</text:p>
              </table:table-cell>
              <table:table-cell office:value-type="float" office:value="1.1602344504">
                <text:p>1.1602344504</text:p>
              </table:table-cell>
              <table:table-cell office:value-type="float" office:value="7.61522660721">
                <text:p>7.61522660721</text:p>
              </table:table-cell>
              <table:table-cell office:value-type="float" office:value="0.540165708866">
                <text:p>0.540165708866</text:p>
              </table:table-cell>
              <table:table-cell office:value-type="float" office:value="6.87362218671">
                <text:p>6.87362218671</text:p>
              </table:table-cell>
              <table:table-cell office:value-type="float" office:value="7.28460799196">
                <text:p>7.28460799196</text:p>
              </table:table-cell>
              <table:table-cell office:value-type="float" office:value="8.13697211695">
                <text:p>8.13697211695</text:p>
              </table:table-cell>
              <table:table-cell office:value-type="float" office:value="5.01765378167">
                <text:p>5.01765378167</text:p>
              </table:table-cell>
              <table:table-cell office:value-type="float" office:value="0.90186862172">
                <text:p>0.90186862172</text:p>
              </table:table-cell>
              <table:table-cell office:value-type="float" office:value="4.49285130959">
                <text:p>4.49285130959</text:p>
              </table:table-cell>
              <table:table-cell office:value-type="float" office:value="0.643974058622">
                <text:p>0.643974058622</text:p>
              </table:table-cell>
              <table:table-cell office:value-type="float" office:value="6.21156456608">
                <text:p>6.21156456608</text:p>
              </table:table-cell>
              <table:table-cell office:value-type="float" office:value="10.0604521105">
                <text:p>10.0604521105</text:p>
              </table:table-cell>
              <table:table-cell office:value-type="float" office:value="1.1000712911">
                <text:p>1.1000712911</text:p>
              </table:table-cell>
              <table:table-cell office:value-type="float" office:value="15.4407932981">
                <text:p>15.4407932981</text:p>
              </table:table-cell>
              <table:table-cell office:value-type="float" office:value="5.34328039577">
                <text:p>5.34328039577</text:p>
              </table:table-cell>
              <table:table-cell office:value-type="float" office:value="0.924589789022">
                <text:p>0.924589789022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1.6194748893">
                <text:p>1.6194748893</text:p>
              </table:table-cell>
              <table:table-cell office:value-type="float" office:value="6.7006875315">
                <text:p>6.7006875315</text:p>
              </table:table-cell>
              <table:table-cell office:value-type="float" office:value="0.51795219713">
                <text:p>0.51795219713</text:p>
              </table:table-cell>
              <table:table-cell office:value-type="float" office:value="1.52247044698">
                <text:p>1.52247044698</text:p>
              </table:table-cell>
              <table:table-cell office:value-type="float" office:value="0.112533502423">
                <text:p>0.112533502423</text:p>
              </table:table-cell>
              <table:table-cell office:value-type="float" office:value="8.91398904358">
                <text:p>8.91398904358</text:p>
              </table:table-cell>
              <table:table-cell office:value-type="float" office:value="2.29855083306">
                <text:p>2.29855083306</text:p>
              </table:table-cell>
              <table:table-cell office:value-type="float" office:value="2.76074089042">
                <text:p>2.76074089042</text:p>
              </table:table-cell>
              <table:table-cell office:value-type="float" office:value="13.4635411284">
                <text:p>13.4635411284</text:p>
              </table:table-cell>
              <table:table-cell office:value-type="float" office:value="7.80709970425">
                <text:p>7.80709970425</text:p>
              </table:table-cell>
              <table:table-cell office:value-type="float" office:value="20.6438622839">
                <text:p>20.6438622839</text:p>
              </table:table-cell>
              <table:table-cell office:value-type="float" office:value="1.34553695876">
                <text:p>1.34553695876</text:p>
              </table:table-cell>
              <table:table-cell office:value-type="float" office:value="0.91376854838">
                <text:p>0.91376854838</text:p>
              </table:table-cell>
              <table:table-cell office:value-type="float" office:value="6.23669717995">
                <text:p>6.23669717995</text:p>
              </table:table-cell>
              <table:table-cell office:value-type="float" office:value="3.58262944254">
                <text:p>3.58262944254</text:p>
              </table:table-cell>
              <table:table-cell office:value-type="float" office:value="3.34139227962">
                <text:p>3.34139227962</text:p>
              </table:table-cell>
              <table:table-cell office:value-type="float" office:value="2.19170311931">
                <text:p>2.19170311931</text:p>
              </table:table-cell>
              <table:table-cell office:value-type="float" office:value="4.40741651047">
                <text:p>4.40741651047</text:p>
              </table:table-cell>
              <table:table-cell office:value-type="float" office:value="6.68412800087">
                <text:p>6.68412800087</text:p>
              </table:table-cell>
              <table:table-cell office:value-type="float" office:value="6.61104066044">
                <text:p>6.61104066044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MacOSX_X86_64 LibreOffice_project/bc356b2f991740509f321d70e4512a6a54c5f24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0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00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00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00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00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00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00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1001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1001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3.267cm" svg:height="11.148cm" xlink:href=".." xlink:type="simple" chart:class="chart:bar" chart:style-name="ch1">
        <chart:title svg:x="10.083cm" svg:y="0.358cm" chart:style-name="ch2">
          <text:p>Topics in PLDI</text:p>
        </chart:title>
        <chart:legend chart:legend-position="end" svg:x="9.96cm" svg:y="2.989cm" style:legend-expansion="high" chart:style-name="ch3"/>
        <chart:plot-area chart:style-name="ch4" table:cell-range-address="Sheet1.A1:Sheet1.A42 Sheet1.AS1:Sheet1.BL42" chart:data-source-has-labels="both" svg:x="0.465cm" svg:y="1.341cm" svg:width="9.03cm" svg:height="9.585cm">
          <chartooo:coordinate-region svg:x="1.617cm" svg:y="1.526cm" svg:width="7.878cm" svg:height="8.333cm"/>
          <chart:axis chart:dimension="x" chart:name="primary-x" chart:style-name="ch5" chartooo:axis-type="auto">
            <chartooo:date-scale/>
            <chart:categories table:cell-range-address="Sheet1.A16:Sheet1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AS16:Sheet1.AS42" chart:label-cell-address="Sheet1.AS1:Sheet1.AS15" chart:class="chart:bar">
            <chart:data-point chart:repeated="27"/>
          </chart:series>
          <chart:series chart:style-name="ch9" chart:values-cell-range-address="Sheet1.AT16:Sheet1.AT42" chart:label-cell-address="Sheet1.AT1:Sheet1.AT15" chart:class="chart:bar">
            <chart:data-point chart:repeated="27"/>
          </chart:series>
          <chart:series chart:style-name="ch10" chart:values-cell-range-address="Sheet1.AU16:Sheet1.AU42" chart:label-cell-address="Sheet1.AU1:Sheet1.AU15" chart:class="chart:bar">
            <chart:data-point chart:repeated="27"/>
          </chart:series>
          <chart:series chart:style-name="ch11" chart:values-cell-range-address="Sheet1.AV16:Sheet1.AV42" chart:label-cell-address="Sheet1.AV1:Sheet1.AV15" chart:class="chart:bar">
            <chart:data-point chart:repeated="27"/>
          </chart:series>
          <chart:series chart:style-name="ch12" chart:values-cell-range-address="Sheet1.AW16:Sheet1.AW42" chart:label-cell-address="Sheet1.AW1:Sheet1.AW15" chart:class="chart:bar">
            <chart:data-point chart:repeated="27"/>
          </chart:series>
          <chart:series chart:style-name="ch13" chart:values-cell-range-address="Sheet1.AX16:Sheet1.AX42" chart:label-cell-address="Sheet1.AX1:Sheet1.AX15" chart:class="chart:bar">
            <chart:data-point chart:repeated="27"/>
          </chart:series>
          <chart:series chart:style-name="ch14" chart:values-cell-range-address="Sheet1.AY16:Sheet1.AY42" chart:label-cell-address="Sheet1.AY1:Sheet1.AY15" chart:class="chart:bar">
            <chart:data-point chart:repeated="27"/>
          </chart:series>
          <chart:series chart:style-name="ch15" chart:values-cell-range-address="Sheet1.AZ16:Sheet1.AZ42" chart:label-cell-address="Sheet1.AZ1:Sheet1.AZ15" chart:class="chart:bar">
            <chart:data-point chart:repeated="27"/>
          </chart:series>
          <chart:series chart:style-name="ch16" chart:values-cell-range-address="Sheet1.BA16:Sheet1.BA42" chart:label-cell-address="Sheet1.BA1:Sheet1.BA15" chart:class="chart:bar">
            <chart:data-point chart:repeated="27"/>
          </chart:series>
          <chart:series chart:style-name="ch17" chart:values-cell-range-address="Sheet1.BB16:Sheet1.BB42" chart:label-cell-address="Sheet1.BB1:Sheet1.BB15" chart:class="chart:bar">
            <chart:data-point chart:repeated="27"/>
          </chart:series>
          <chart:series chart:style-name="ch18" chart:values-cell-range-address="Sheet1.BC16:Sheet1.BC42" chart:label-cell-address="Sheet1.BC1:Sheet1.BC15" chart:class="chart:bar">
            <chart:data-point chart:repeated="27"/>
          </chart:series>
          <chart:series chart:style-name="ch19" chart:values-cell-range-address="Sheet1.BD16:Sheet1.BD42" chart:label-cell-address="Sheet1.BD1:Sheet1.BD15" chart:class="chart:bar">
            <chart:data-point chart:repeated="27"/>
          </chart:series>
          <chart:series chart:style-name="ch8" chart:values-cell-range-address="Sheet1.BE16:Sheet1.BE42" chart:label-cell-address="Sheet1.BE1:Sheet1.BE15" chart:class="chart:bar">
            <chart:data-point chart:repeated="27"/>
          </chart:series>
          <chart:series chart:style-name="ch9" chart:values-cell-range-address="Sheet1.BF16:Sheet1.BF42" chart:label-cell-address="Sheet1.BF1:Sheet1.BF15" chart:class="chart:bar">
            <chart:data-point chart:repeated="27"/>
          </chart:series>
          <chart:series chart:style-name="ch10" chart:values-cell-range-address="Sheet1.BG16:Sheet1.BG42" chart:label-cell-address="Sheet1.BG1:Sheet1.BG15" chart:class="chart:bar">
            <chart:data-point chart:repeated="27"/>
          </chart:series>
          <chart:series chart:style-name="ch11" chart:values-cell-range-address="Sheet1.BH16:Sheet1.BH42" chart:label-cell-address="Sheet1.BH1:Sheet1.BH15" chart:class="chart:bar">
            <chart:data-point chart:repeated="27"/>
          </chart:series>
          <chart:series chart:style-name="ch12" chart:values-cell-range-address="Sheet1.BI16:Sheet1.BI42" chart:label-cell-address="Sheet1.BI1:Sheet1.BI15" chart:class="chart:bar">
            <chart:data-point chart:repeated="27"/>
          </chart:series>
          <chart:series chart:style-name="ch13" chart:values-cell-range-address="Sheet1.BJ16:Sheet1.BJ42" chart:label-cell-address="Sheet1.BJ1:Sheet1.BJ15" chart:class="chart:bar">
            <chart:data-point chart:repeated="27"/>
          </chart:series>
          <chart:series chart:style-name="ch14" chart:values-cell-range-address="Sheet1.BK16:Sheet1.BK42" chart:label-cell-address="Sheet1.BK1:Sheet1.BK15" chart:class="chart:bar">
            <chart:data-point chart:repeated="27"/>
          </chart:series>
          <chart:series chart:style-name="ch15" chart:values-cell-range-address="Sheet1.BL16:Sheet1.BL42" chart:label-cell-address="Sheet1.BL1:Sheet1.BL15" chart:class="chart:bar">
            <chart:data-point chart:repeated="27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ification</text:p>
                <text:list>
                  <text:list-item>
                    <text:p>Verification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AS1:Sheet1.AS15</svg:desc>
                </draw:g>
              </table:table-cell>
              <table:table-cell office:value-type="string">
                <text:p>Algorithms, invariants, and program logics</text:p>
                <text:list>
                  <text:list-item>
                    <text:p>Algorithms, invariants, and program logics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AT1:Sheet1.AT15</svg:desc>
                </draw:g>
              </table:table-cell>
              <table:table-cell office:value-type="string">
                <text:p>Code generation</text:p>
                <text:list>
                  <text:list-item>
                    <text:p>Code generation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AU1:Sheet1.AU15</svg:desc>
                </draw:g>
              </table:table-cell>
              <table:table-cell office:value-type="string">
                <text:p>OOP</text:p>
                <text:list>
                  <text:list-item>
                    <text:p>OOP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AV1:Sheet1.AV15</svg:desc>
                </draw:g>
              </table:table-cell>
              <table:table-cell office:value-type="string">
                <text:p>Logic/semantics</text:p>
                <text:list>
                  <text:list-item>
                    <text:p>Logic/semantics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AW1:Sheet1.AW15</svg:desc>
                </draw:g>
              </table:table-cell>
              <table:table-cell office:value-type="string">
                <text:p>Software engineering</text:p>
                <text:list>
                  <text:list-item>
                    <text:p>Software engineering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AX1:Sheet1.AX15</svg:desc>
                </draw:g>
              </table:table-cell>
              <table:table-cell office:value-type="string">
                <text:p>OOP/design</text:p>
                <text:list>
                  <text:list-item>
                    <text:p>OOP/design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AY1:Sheet1.AY15</svg:desc>
                </draw:g>
              </table:table-cell>
              <table:table-cell office:value-type="string">
                <text:p>Garbage collection</text:p>
                <text:list>
                  <text:list-item>
                    <text:p>Garbage collection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AZ1:Sheet1.AZ15</svg:desc>
                </draw:g>
              </table:table-cell>
              <table:table-cell office:value-type="string">
                <text:p>Parallelism</text:p>
                <text:list>
                  <text:list-item>
                    <text:p>Parallelism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BA1:Sheet1.BA15</svg:desc>
                </draw:g>
              </table:table-cell>
              <table:table-cell office:value-type="string">
                <text:p>Java</text:p>
                <text:list>
                  <text:list-item>
                    <text:p>Java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BB1:Sheet1.BB15</svg:desc>
                </draw:g>
              </table:table-cell>
              <table:table-cell office:value-type="string">
                <text:p>Bug finding</text:p>
                <text:list>
                  <text:list-item>
                    <text:p>Bug finding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BC1:Sheet1.BC15</svg:desc>
                </draw:g>
              </table:table-cell>
              <table:table-cell office:value-type="string">
                <text:p>FP</text:p>
                <text:list>
                  <text:list-item>
                    <text:p>FP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BD1:Sheet1.BD15</svg:desc>
                </draw:g>
              </table:table-cell>
              <table:table-cell office:value-type="string">
                <text:p>Web + JS</text:p>
                <text:list>
                  <text:list-item>
                    <text:p>Web + JS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BE1:Sheet1.BE15</svg:desc>
                </draw:g>
              </table:table-cell>
              <table:table-cell office:value-type="string">
                <text:p>Information flow</text:p>
                <text:list>
                  <text:list-item>
                    <text:p>Information flow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BF1:Sheet1.BF15</svg:desc>
                </draw:g>
              </table:table-cell>
              <table:table-cell office:value-type="string">
                <text:p>Systems</text:p>
                <text:list>
                  <text:list-item>
                    <text:p>Systems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BG1:Sheet1.BG15</svg:desc>
                </draw:g>
              </table:table-cell>
              <table:table-cell office:value-type="string">
                <text:p>Compilers</text:p>
                <text:list>
                  <text:list-item>
                    <text:p>Compilers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BH1:Sheet1.BH15</svg:desc>
                </draw:g>
              </table:table-cell>
              <table:table-cell office:value-type="string">
                <text:p>Static analysis</text:p>
                <text:list>
                  <text:list-item>
                    <text:p>Static analysis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BI1:Sheet1.BI15</svg:desc>
                </draw:g>
              </table:table-cell>
              <table:table-cell office:value-type="string">
                <text:p>Concurrency</text:p>
                <text:list>
                  <text:list-item>
                    <text:p>Concurrency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BJ1:Sheet1.BJ15</svg:desc>
                </draw:g>
              </table:table-cell>
              <table:table-cell office:value-type="string">
                <text:p>Modules and interfaces</text:p>
                <text:list>
                  <text:list-item>
                    <text:p>Modules and interfaces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BK1:Sheet1.BK15</svg:desc>
                </draw:g>
              </table:table-cell>
              <table:table-cell office:value-type="string">
                <text:p>Types</text:p>
                <text:list>
                  <text:list-item>
                    <text:p>Types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BL1:Sheet1.BL15</svg:desc>
                </draw:g>
              </table:table-cell>
            </table:table-row>
          </table:table-header-rows>
          <table:table-rows>
            <table:table-row>
              <table:table-cell office:value-type="float" office:value="1988">
                <text:p>1990</text:p>
                <draw:g>
                  <svg:desc>Sheet1.A16:Sheet1.A42</svg:desc>
                </draw:g>
              </table:table-cell>
              <table:table-cell office:value-type="float" office:value="8.27491230285">
                <text:p>8.27491230285</text:p>
                <draw:g>
                  <svg:desc>Sheet1.AS16:Sheet1.AS42</svg:desc>
                </draw:g>
              </table:table-cell>
              <table:table-cell office:value-type="float" office:value="0.0320940909">
                <text:p>0.0320940909</text:p>
                <draw:g>
                  <svg:desc>Sheet1.AT16:Sheet1.AT42</svg:desc>
                </draw:g>
              </table:table-cell>
              <table:table-cell office:value-type="float" office:value="0.996924667412">
                <text:p>0.996924667412</text:p>
                <draw:g>
                  <svg:desc>Sheet1.AU16:Sheet1.AU42</svg:desc>
                </draw:g>
              </table:table-cell>
              <table:table-cell office:value-type="float" office:value="1.6613494532">
                <text:p>1.6613494532</text:p>
                <draw:g>
                  <svg:desc>Sheet1.AV16:Sheet1.AV42</svg:desc>
                </draw:g>
              </table:table-cell>
              <table:table-cell office:value-type="float" office:value="14.2124216534">
                <text:p>14.2124216534</text:p>
                <draw:g>
                  <svg:desc>Sheet1.AW16:Sheet1.AW42</svg:desc>
                </draw:g>
              </table:table-cell>
              <table:table-cell office:value-type="float" office:value="0.138124065492">
                <text:p>0.138124065492</text:p>
                <draw:g>
                  <svg:desc>Sheet1.AX16:Sheet1.AX42</svg:desc>
                </draw:g>
              </table:table-cell>
              <table:table-cell office:value-type="float" office:value="0.214530988213">
                <text:p>0.214530988213</text:p>
                <draw:g>
                  <svg:desc>Sheet1.AY16:Sheet1.AY42</svg:desc>
                </draw:g>
              </table:table-cell>
              <table:table-cell office:value-type="float" office:value="4.31245868478">
                <text:p>4.31245868478</text:p>
                <draw:g>
                  <svg:desc>Sheet1.AZ16:Sheet1.AZ42</svg:desc>
                </draw:g>
              </table:table-cell>
              <table:table-cell office:value-type="float" office:value="8.61520363002">
                <text:p>8.61520363002</text:p>
                <draw:g>
                  <svg:desc>Sheet1.BA16:Sheet1.BA42</svg:desc>
                </draw:g>
              </table:table-cell>
              <table:table-cell office:value-type="float" office:value="0.835084328292">
                <text:p>0.835084328292</text:p>
                <draw:g>
                  <svg:desc>Sheet1.BB16:Sheet1.BB42</svg:desc>
                </draw:g>
              </table:table-cell>
              <table:table-cell office:value-type="float" office:value="0.790147888808">
                <text:p>0.790147888808</text:p>
                <draw:g>
                  <svg:desc>Sheet1.BC16:Sheet1.BC42</svg:desc>
                </draw:g>
              </table:table-cell>
              <table:table-cell office:value-type="float" office:value="6.62329579392">
                <text:p>6.62329579392</text:p>
                <draw:g>
                  <svg:desc>Sheet1.BD16:Sheet1.BD42</svg:desc>
                </draw:g>
              </table:table-cell>
              <table:table-cell office:value-type="float" office:value="0.787391540829">
                <text:p>0.787391540829</text:p>
                <draw:g>
                  <svg:desc>Sheet1.BE16:Sheet1.BE42</svg:desc>
                </draw:g>
              </table:table-cell>
              <table:table-cell office:value-type="float" office:value="0.0320940909">
                <text:p>0.0320940909</text:p>
                <draw:g>
                  <svg:desc>Sheet1.BF16:Sheet1.BF42</svg:desc>
                </draw:g>
              </table:table-cell>
              <table:table-cell office:value-type="float" office:value="0.29151258775">
                <text:p>0.29151258775</text:p>
                <draw:g>
                  <svg:desc>Sheet1.BG16:Sheet1.BG42</svg:desc>
                </draw:g>
              </table:table-cell>
              <table:table-cell office:value-type="float" office:value="2.84674088122">
                <text:p>2.84674088122</text:p>
                <draw:g>
                  <svg:desc>Sheet1.BH16:Sheet1.BH42</svg:desc>
                </draw:g>
              </table:table-cell>
              <table:table-cell office:value-type="float" office:value="7.37918096723">
                <text:p>7.37918096723</text:p>
                <draw:g>
                  <svg:desc>Sheet1.BI16:Sheet1.BI42</svg:desc>
                </draw:g>
              </table:table-cell>
              <table:table-cell office:value-type="float" office:value="0.911375321146">
                <text:p>0.911375321146</text:p>
                <draw:g>
                  <svg:desc>Sheet1.BJ16:Sheet1.BJ42</svg:desc>
                </draw:g>
              </table:table-cell>
              <table:table-cell office:value-type="float" office:value="1.33048252022">
                <text:p>1.33048252022</text:p>
                <draw:g>
                  <svg:desc>Sheet1.BK16:Sheet1.BK42</svg:desc>
                </draw:g>
              </table:table-cell>
              <table:table-cell office:value-type="float" office:value="8.43988969463">
                <text:p>8.43988969463</text:p>
                <draw:g>
                  <svg:desc>Sheet1.BL16:Sheet1.BL42</svg:desc>
                </draw:g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2.75859982709">
                <text:p>2.75859982709</text:p>
              </table:table-cell>
              <table:table-cell office:value-type="float" office:value="1.23822494464">
                <text:p>1.23822494464</text:p>
              </table:table-cell>
              <table:table-cell office:value-type="float" office:value="4.81092892416">
                <text:p>4.81092892416</text:p>
              </table:table-cell>
              <table:table-cell office:value-type="float" office:value="6.14202639921">
                <text:p>6.14202639921</text:p>
              </table:table-cell>
              <table:table-cell office:value-type="float" office:value="6.50520311292">
                <text:p>6.50520311292</text:p>
              </table:table-cell>
              <table:table-cell office:value-type="float" office:value="0.467413270081">
                <text:p>0.467413270081</text:p>
              </table:table-cell>
              <table:table-cell office:value-type="float" office:value="1.59941192362">
                <text:p>1.59941192362</text:p>
              </table:table-cell>
              <table:table-cell office:value-type="float" office:value="6.92562596364">
                <text:p>6.92562596364</text:p>
              </table:table-cell>
              <table:table-cell office:value-type="float" office:value="0.982407256981">
                <text:p>0.982407256981</text:p>
              </table:table-cell>
              <table:table-cell office:value-type="float" office:value="3.73005310656">
                <text:p>3.73005310656</text:p>
              </table:table-cell>
              <table:table-cell office:value-type="float" office:value="1.44183581395">
                <text:p>1.44183581395</text:p>
              </table:table-cell>
              <table:table-cell office:value-type="float" office:value="9.87445079203">
                <text:p>9.87445079203</text:p>
              </table:table-cell>
              <table:table-cell office:value-type="float" office:value="1.34337379871">
                <text:p>1.34337379871</text:p>
              </table:table-cell>
              <table:table-cell office:value-type="float" office:value="3.51390891547">
                <text:p>3.51390891547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1.66894259951">
                <text:p>1.66894259951</text:p>
              </table:table-cell>
              <table:table-cell office:value-type="float" office:value="15.8874964033">
                <text:p>15.8874964033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2.61784954219">
                <text:p>2.61784954219</text:p>
              </table:table-cell>
              <table:table-cell office:value-type="float" office:value="11.0329040049">
                <text:p>11.0329040049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2.9077901738">
                <text:p>2.9077901738</text:p>
              </table:table-cell>
              <table:table-cell office:value-type="float" office:value="6.8431202049">
                <text:p>6.8431202049</text:p>
              </table:table-cell>
              <table:table-cell office:value-type="float" office:value="10.0678795385">
                <text:p>10.0678795385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0.651914388662">
                <text:p>0.651914388662</text:p>
              </table:table-cell>
              <table:table-cell office:value-type="float" office:value="2.68142907027">
                <text:p>2.68142907027</text:p>
              </table:table-cell>
              <table:table-cell office:value-type="float" office:value="9.84728046975">
                <text:p>9.84728046975</text:p>
              </table:table-cell>
              <table:table-cell office:value-type="float" office:value="0.0867583365">
                <text:p>0.0867583365</text:p>
              </table:table-cell>
              <table:table-cell office:value-type="float" office:value="15.9891043987">
                <text:p>15.9891043987</text:p>
              </table:table-cell>
              <table:table-cell office:value-type="float" office:value="3.19729718354">
                <text:p>3.19729718354</text:p>
              </table:table-cell>
              <table:table-cell office:value-type="float" office:value="0.520268470142">
                <text:p>0.520268470142</text:p>
              </table:table-cell>
              <table:table-cell office:value-type="float" office:value="2.1226280152">
                <text:p>2.1226280152</text:p>
              </table:table-cell>
              <table:table-cell office:value-type="float" office:value="2.7786318202">
                <text:p>2.7786318202</text:p>
              </table:table-cell>
              <table:table-cell office:value-type="float" office:value="3.65956378158">
                <text:p>3.65956378158</text:p>
              </table:table-cell>
              <table:table-cell office:value-type="float" office:value="5.85820961167">
                <text:p>5.85820961167</text:p>
              </table:table-cell>
              <table:table-cell office:value-type="float" office:value="2.1130288164">
                <text:p>2.1130288164</text:p>
              </table:table-cell>
              <table:table-cell office:value-type="float" office:value="3.90194461947">
                <text:p>3.90194461947</text:p>
              </table:table-cell>
              <table:table-cell office:value-type="float" office:value="4.68353759466">
                <text:p>4.68353759466</text:p>
              </table:table-cell>
              <table:table-cell office:value-type="float" office:value="3.4173071421">
                <text:p>3.4173071421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1.37444938571">
                <text:p>1.37444938571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0.798276190518">
                <text:p>0.798276190518</text:p>
              </table:table-cell>
              <table:table-cell office:value-type="float" office:value="1.90722238829">
                <text:p>1.90722238829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7.65004229748">
                <text:p>7.65004229748</text:p>
              </table:table-cell>
              <table:table-cell office:value-type="float" office:value="7.16209738811">
                <text:p>7.16209738811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2.11396294098">
                <text:p>2.11396294098</text:p>
              </table:table-cell>
              <table:table-cell office:value-type="float" office:value="0.224777341296">
                <text:p>0.224777341296</text:p>
              </table:table-cell>
              <table:table-cell office:value-type="float" office:value="0.245676761457">
                <text:p>0.245676761457</text:p>
              </table:table-cell>
              <table:table-cell office:value-type="float" office:value="3.43862275422">
                <text:p>3.43862275422</text:p>
              </table:table-cell>
              <table:table-cell office:value-type="float" office:value="0.0862532325393">
                <text:p>0.0862532325393</text:p>
              </table:table-cell>
              <table:table-cell office:value-type="float" office:value="40.4175515568">
                <text:p>40.4175515568</text:p>
              </table:table-cell>
              <table:table-cell office:value-type="float" office:value="0.583058446589">
                <text:p>0.583058446589</text:p>
              </table:table-cell>
              <table:table-cell office:value-type="float" office:value="0.613903629575">
                <text:p>0.613903629575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13.7089233864">
                <text:p>13.7089233864</text:p>
              </table:table-cell>
              <table:table-cell office:value-type="float" office:value="0.0851650919464">
                <text:p>0.0851650919464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0.259592281558">
                <text:p>0.259592281558</text:p>
              </table:table-cell>
              <table:table-cell office:value-type="float" office:value="3.04792695178">
                <text:p>3.04792695178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1.53731324852">
                <text:p>1.53731324852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4.70359942059">
                <text:p>4.70359942059</text:p>
              </table:table-cell>
              <table:table-cell office:value-type="float" office:value="8.11151139783">
                <text:p>8.11151139783</text:p>
              </table:table-cell>
              <table:table-cell office:value-type="float" office:value="1.08974988193">
                <text:p>1.08974988193</text:p>
              </table:table-cell>
              <table:table-cell office:value-type="float" office:value="1.66474798103">
                <text:p>1.66474798103</text:p>
              </table:table-cell>
              <table:table-cell office:value-type="float" office:value="19.3423498228">
                <text:p>19.3423498228</text:p>
              </table:table-cell>
              <table:table-cell office:value-type="float" office:value="0.690073360092">
                <text:p>0.690073360092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7.24042213093">
                <text:p>7.24042213093</text:p>
              </table:table-cell>
              <table:table-cell office:value-type="float" office:value="0.727571349869">
                <text:p>0.727571349869</text:p>
              </table:table-cell>
              <table:table-cell office:value-type="float" office:value="13.8467774485">
                <text:p>13.8467774485</text:p>
              </table:table-cell>
              <table:table-cell office:value-type="float" office:value="0.298227085027">
                <text:p>0.298227085027</text:p>
              </table:table-cell>
              <table:table-cell office:value-type="float" office:value="0.493803746769">
                <text:p>0.493803746769</text:p>
              </table:table-cell>
              <table:table-cell office:value-type="float" office:value="0.582696958715">
                <text:p>0.582696958715</text:p>
              </table:table-cell>
              <table:table-cell office:value-type="float" office:value="0.9676309783">
                <text:p>0.9676309783</text:p>
              </table:table-cell>
              <table:table-cell office:value-type="float" office:value="0.6339131932">
                <text:p>0.6339131932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0.462164252963">
                <text:p>0.462164252963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1.16687001676">
                <text:p>1.16687001676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16.1719161647">
                <text:p>16.1719161647</text:p>
              </table:table-cell>
              <table:table-cell office:value-type="float" office:value="10.1170453057">
                <text:p>10.1170453057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1.14749419011">
                <text:p>1.14749419011</text:p>
              </table:table-cell>
              <table:table-cell office:value-type="float" office:value="3.07016767118">
                <text:p>3.07016767118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3.98919776016">
                <text:p>3.98919776016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20.1942123376">
                <text:p>20.1942123376</text:p>
              </table:table-cell>
              <table:table-cell office:value-type="float" office:value="0.727319667904">
                <text:p>0.727319667904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1.4106579216">
                <text:p>1.4106579216</text:p>
              </table:table-cell>
              <table:table-cell office:value-type="float" office:value="1.31205724649">
                <text:p>1.31205724649</text:p>
              </table:table-cell>
              <table:table-cell office:value-type="float" office:value="0.245656185148">
                <text:p>0.245656185148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0.536031317056">
                <text:p>0.536031317056</text:p>
              </table:table-cell>
              <table:table-cell office:value-type="float" office:value="2.36669641263">
                <text:p>2.36669641263</text:p>
              </table:table-cell>
              <table:table-cell office:value-type="float" office:value="2.8159714558">
                <text:p>2.8159714558</text:p>
              </table:table-cell>
              <table:table-cell office:value-type="float" office:value="0.550924301824">
                <text:p>0.550924301824</text:p>
              </table:table-cell>
              <table:table-cell office:value-type="float" office:value="22.6846017705">
                <text:p>22.6846017705</text:p>
              </table:table-cell>
              <table:table-cell office:value-type="float" office:value="2.64685395658">
                <text:p>2.64685395658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1.23743446575">
                <text:p>1.23743446575</text:p>
              </table:table-cell>
              <table:table-cell office:value-type="float" office:value="0.389444438648">
                <text:p>0.389444438648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7.1444270547">
                <text:p>7.1444270547</text:p>
              </table:table-cell>
              <table:table-cell office:value-type="float" office:value="2.91742235972">
                <text:p>2.91742235972</text:p>
              </table:table-cell>
              <table:table-cell office:value-type="float" office:value="18.1126027963">
                <text:p>18.1126027963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0.838758859352">
                <text:p>0.838758859352</text:p>
              </table:table-cell>
              <table:table-cell office:value-type="float" office:value="0.176053992752">
                <text:p>0.176053992752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0.80755251205">
                <text:p>0.80755251205</text:p>
              </table:table-cell>
              <table:table-cell office:value-type="float" office:value="0.558413613642">
                <text:p>0.558413613642</text:p>
              </table:table-cell>
              <table:table-cell office:value-type="float" office:value="1.06688067392">
                <text:p>1.06688067392</text:p>
              </table:table-cell>
              <table:table-cell office:value-type="float" office:value="1.33190242215">
                <text:p>1.33190242215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7.08917458949">
                <text:p>7.08917458949</text:p>
              </table:table-cell>
              <table:table-cell office:value-type="float" office:value="4.72935788785">
                <text:p>4.72935788785</text:p>
              </table:table-cell>
              <table:table-cell office:value-type="float" office:value="2.05984591765">
                <text:p>2.05984591765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5.49654127771">
                <text:p>5.49654127771</text:p>
              </table:table-cell>
              <table:table-cell office:value-type="float" office:value="0.413526492988">
                <text:p>0.413526492988</text:p>
              </table:table-cell>
              <table:table-cell office:value-type="float" office:value="0.0893151113308">
                <text:p>0.0893151113308</text:p>
              </table:table-cell>
              <table:table-cell office:value-type="float" office:value="2.13278964241">
                <text:p>2.13278964241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26.4230813472">
                <text:p>26.4230813472</text:p>
              </table:table-cell>
              <table:table-cell office:value-type="float" office:value="0.662160251438">
                <text:p>0.662160251438</text:p>
              </table:table-cell>
              <table:table-cell office:value-type="float" office:value="0.652986144235">
                <text:p>0.652986144235</text:p>
              </table:table-cell>
              <table:table-cell office:value-type="float" office:value="0.766169436419">
                <text:p>0.766169436419</text:p>
              </table:table-cell>
              <table:table-cell office:value-type="float" office:value="1.50303890307">
                <text:p>1.50303890307</text:p>
              </table:table-cell>
              <table:table-cell office:value-type="float" office:value="0.0320940909">
                <text:p>0.0320940909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2.0434140388">
                <text:p>2.0434140388</text:p>
              </table:table-cell>
              <table:table-cell office:value-type="float" office:value="1.70835316474">
                <text:p>1.70835316474</text:p>
              </table:table-cell>
              <table:table-cell office:value-type="float" office:value="8.57291941398">
                <text:p>8.57291941398</text:p>
              </table:table-cell>
              <table:table-cell office:value-type="float" office:value="1.27135056634">
                <text:p>1.27135056634</text:p>
              </table:table-cell>
              <table:table-cell office:value-type="float" office:value="1.67699858356">
                <text:p>1.67699858356</text:p>
              </table:table-cell>
              <table:table-cell office:value-type="float" office:value="0.994907169413">
                <text:p>0.994907169413</text:p>
              </table:table-cell>
              <table:table-cell office:value-type="float" office:value="3.36499111348">
                <text:p>3.36499111348</text:p>
              </table:table-cell>
              <table:table-cell office:value-type="float" office:value="3.80360949463">
                <text:p>3.80360949463</text:p>
              </table:table-cell>
              <table:table-cell office:value-type="float" office:value="5.00343821103">
                <text:p>5.00343821103</text:p>
              </table:table-cell>
              <table:table-cell office:value-type="float" office:value="0.680295460457">
                <text:p>0.680295460457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1.4531358025">
                <text:p>1.4531358025</text:p>
              </table:table-cell>
              <table:table-cell office:value-type="float" office:value="1.33224629085">
                <text:p>1.33224629085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6.6236253029">
                <text:p>6.6236253029</text:p>
              </table:table-cell>
              <table:table-cell office:value-type="float" office:value="8.25237530372">
                <text:p>8.25237530372</text:p>
              </table:table-cell>
              <table:table-cell office:value-type="float" office:value="11.54469765">
                <text:p>11.54469765</text:p>
              </table:table-cell>
              <table:table-cell office:value-type="float" office:value="3.93496601229">
                <text:p>3.93496601229</text:p>
              </table:table-cell>
              <table:table-cell office:value-type="float" office:value="4.63875709962">
                <text:p>4.63875709962</text:p>
              </table:table-cell>
              <table:table-cell office:value-type="float" office:value="0.44427962446">
                <text:p>0.44427962446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0.144205711827">
                <text:p>0.144205711827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0.70533673202">
                <text:p>0.70533673202</text:p>
              </table:table-cell>
              <table:table-cell office:value-type="float" office:value="0.231286119823">
                <text:p>0.231286119823</text:p>
              </table:table-cell>
              <table:table-cell office:value-type="float" office:value="4.3722887522">
                <text:p>4.3722887522</text:p>
              </table:table-cell>
              <table:table-cell office:value-type="float" office:value="7.5070417288">
                <text:p>7.5070417288</text:p>
              </table:table-cell>
              <table:table-cell office:value-type="float" office:value="0.09774744636">
                <text:p>0.09774744636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0.57202731643">
                <text:p>0.57202731643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0.282315900723">
                <text:p>0.282315900723</text:p>
              </table:table-cell>
              <table:table-cell office:value-type="float" office:value="9.28648481904">
                <text:p>9.28648481904</text:p>
              </table:table-cell>
              <table:table-cell office:value-type="float" office:value="0.396292526607">
                <text:p>0.396292526607</text:p>
              </table:table-cell>
              <table:table-cell office:value-type="float" office:value="20.6386175651">
                <text:p>20.6386175651</text:p>
              </table:table-cell>
              <table:table-cell office:value-type="float" office:value="0.390143140133">
                <text:p>0.390143140133</text:p>
              </table:table-cell>
              <table:table-cell office:value-type="float" office:value="0.07682600235">
                <text:p>0.07682600235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1.0777971456">
                <text:p>1.0777971456</text:p>
              </table:table-cell>
              <table:table-cell office:value-type="float" office:value="0.16966712302">
                <text:p>0.16966712302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3.97275795731">
                <text:p>3.97275795731</text:p>
              </table:table-cell>
              <table:table-cell office:value-type="float" office:value="4.02552726199">
                <text:p>4.02552726199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6.14984361189">
                <text:p>6.14984361189</text:p>
              </table:table-cell>
              <table:table-cell office:value-type="float" office:value="8.48508497581">
                <text:p>8.48508497581</text:p>
              </table:table-cell>
              <table:table-cell office:value-type="float" office:value="6.77576024602">
                <text:p>6.77576024602</text:p>
              </table:table-cell>
              <table:table-cell office:value-type="float" office:value="2.0546818554">
                <text:p>2.0546818554</text:p>
              </table:table-cell>
              <table:table-cell office:value-type="float" office:value="1.4485760659">
                <text:p>1.4485760659</text:p>
              </table:table-cell>
              <table:table-cell office:value-type="float" office:value="12.9761163161">
                <text:p>12.9761163161</text:p>
              </table:table-cell>
              <table:table-cell office:value-type="float" office:value="1.36154361975">
                <text:p>1.36154361975</text:p>
              </table:table-cell>
              <table:table-cell office:value-type="float" office:value="2.87774930215">
                <text:p>2.87774930215</text:p>
              </table:table-cell>
              <table:table-cell office:value-type="float" office:value="5.41776766308">
                <text:p>5.41776766308</text:p>
              </table:table-cell>
              <table:table-cell office:value-type="float" office:value="5.71341929773">
                <text:p>5.71341929773</text:p>
              </table:table-cell>
              <table:table-cell office:value-type="float" office:value="0.185100529028">
                <text:p>0.185100529028</text:p>
              </table:table-cell>
              <table:table-cell office:value-type="float" office:value="4.83247806659">
                <text:p>4.83247806659</text:p>
              </table:table-cell>
              <table:table-cell office:value-type="float" office:value="0.507197782096">
                <text:p>0.507197782096</text:p>
              </table:table-cell>
              <table:table-cell office:value-type="float" office:value="3.1042763077">
                <text:p>3.1042763077</text:p>
              </table:table-cell>
              <table:table-cell office:value-type="float" office:value="1.22132569843">
                <text:p>1.22132569843</text:p>
              </table:table-cell>
              <table:table-cell office:value-type="float" office:value="0.901900627836">
                <text:p>0.901900627836</text:p>
              </table:table-cell>
              <table:table-cell office:value-type="float" office:value="4.91868054213">
                <text:p>4.9186805421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.65812231813">
                <text:p>5.65812231813</text:p>
              </table:table-cell>
              <table:table-cell office:value-type="float" office:value="1.0767613813">
                <text:p>1.0767613813</text:p>
              </table:table-cell>
              <table:table-cell office:value-type="float" office:value="1.12986997463">
                <text:p>1.12986997463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3.49498923065">
                <text:p>3.49498923065</text:p>
              </table:table-cell>
              <table:table-cell office:value-type="float" office:value="2.29820828827">
                <text:p>2.29820828827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1.56564744804">
                <text:p>1.56564744804</text:p>
              </table:table-cell>
              <table:table-cell office:value-type="float" office:value="6.04036627289">
                <text:p>6.04036627289</text:p>
              </table:table-cell>
              <table:table-cell office:value-type="float" office:value="1.1417394987">
                <text:p>1.1417394987</text:p>
              </table:table-cell>
              <table:table-cell office:value-type="float" office:value="0.994901166604">
                <text:p>0.994901166604</text:p>
              </table:table-cell>
              <table:table-cell office:value-type="float" office:value="12.9419593015">
                <text:p>12.9419593015</text:p>
              </table:table-cell>
              <table:table-cell office:value-type="float" office:value="5.16061928599">
                <text:p>5.16061928599</text:p>
              </table:table-cell>
              <table:table-cell office:value-type="float" office:value="4.37994569926">
                <text:p>4.37994569926</text:p>
              </table:table-cell>
              <table:table-cell office:value-type="float" office:value="5.35423959102">
                <text:p>5.35423959102</text:p>
              </table:table-cell>
              <table:table-cell office:value-type="float" office:value="2.09521040619">
                <text:p>2.09521040619</text:p>
              </table:table-cell>
              <table:table-cell office:value-type="float" office:value="1.90433018422">
                <text:p>1.90433018422</text:p>
              </table:table-cell>
              <table:table-cell office:value-type="float" office:value="0.698508394189">
                <text:p>0.698508394189</text:p>
              </table:table-cell>
              <table:table-cell office:value-type="float" office:value="14.9715277006">
                <text:p>14.9715277006</text:p>
              </table:table-cell>
              <table:table-cell office:value-type="float" office:value="12.9921760653">
                <text:p>12.9921760653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0.208215013873">
                <text:p>0.208215013873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1.09222143391">
                <text:p>1.09222143391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35.1774457963">
                <text:p>35.1774457963</text:p>
              </table:table-cell>
              <table:table-cell office:value-type="float" office:value="4.84523137528">
                <text:p>4.84523137528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0.494455051535">
                <text:p>0.494455051535</text:p>
              </table:table-cell>
              <table:table-cell office:value-type="float" office:value="0.256600562731">
                <text:p>0.256600562731</text:p>
              </table:table-cell>
              <table:table-cell office:value-type="float" office:value="11.0513315001">
                <text:p>11.0513315001</text:p>
              </table:table-cell>
              <table:table-cell office:value-type="float" office:value="2.49345073538">
                <text:p>2.49345073538</text:p>
              </table:table-cell>
              <table:table-cell office:value-type="float" office:value="13.5420161442">
                <text:p>13.5420161442</text:p>
              </table:table-cell>
              <table:table-cell office:value-type="float" office:value="0.138368288058">
                <text:p>0.138368288058</text:p>
              </table:table-cell>
              <table:table-cell office:value-type="float" office:value="0.656007593842">
                <text:p>0.656007593842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0.391324057085">
                <text:p>0.391324057085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0.56070571517">
                <text:p>0.56070571517</text:p>
              </table:table-cell>
              <table:table-cell office:value-type="float" office:value="1.03922772774">
                <text:p>1.03922772774</text:p>
              </table:table-cell>
              <table:table-cell office:value-type="float" office:value="3.07274920565">
                <text:p>3.07274920565</text:p>
              </table:table-cell>
              <table:table-cell office:value-type="float" office:value="0.195528833311">
                <text:p>0.195528833311</text:p>
              </table:table-cell>
              <table:table-cell office:value-type="float" office:value="6.48733051791">
                <text:p>6.48733051791</text:p>
              </table:table-cell>
              <table:table-cell office:value-type="float" office:value="3.08636450623">
                <text:p>3.08636450623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0.189237262396">
                <text:p>0.189237262396</text:p>
              </table:table-cell>
              <table:table-cell office:value-type="float" office:value="0.893399419467">
                <text:p>0.893399419467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7.25132855648">
                <text:p>7.25132855648</text:p>
              </table:table-cell>
              <table:table-cell office:value-type="float" office:value="1.65293354222">
                <text:p>1.65293354222</text:p>
              </table:table-cell>
              <table:table-cell office:value-type="float" office:value="15.4962749281">
                <text:p>15.4962749281</text:p>
              </table:table-cell>
              <table:table-cell office:value-type="float" office:value="0.801144943711">
                <text:p>0.801144943711</text:p>
              </table:table-cell>
              <table:table-cell office:value-type="float" office:value="0.249701061007">
                <text:p>0.249701061007</text:p>
              </table:table-cell>
              <table:table-cell office:value-type="float" office:value="0.775937870737">
                <text:p>0.775937870737</text:p>
              </table:table-cell>
              <table:table-cell office:value-type="float" office:value="0.865053032589">
                <text:p>0.865053032589</text:p>
              </table:table-cell>
              <table:table-cell office:value-type="float" office:value="0.081773516737">
                <text:p>0.081773516737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3.19966353646">
                <text:p>3.19966353646</text:p>
              </table:table-cell>
              <table:table-cell office:value-type="float" office:value="2.60593365169">
                <text:p>2.60593365169</text:p>
              </table:table-cell>
              <table:table-cell office:value-type="float" office:value="2.01964835631">
                <text:p>2.01964835631</text:p>
              </table:table-cell>
              <table:table-cell office:value-type="float" office:value="0.921737126719">
                <text:p>0.921737126719</text:p>
              </table:table-cell>
              <table:table-cell office:value-type="float" office:value="8.4251137034">
                <text:p>8.4251137034</text:p>
              </table:table-cell>
              <table:table-cell office:value-type="float" office:value="5.99234782967">
                <text:p>5.99234782967</text:p>
              </table:table-cell>
              <table:table-cell office:value-type="float" office:value="0.259141775115">
                <text:p>0.259141775115</text:p>
              </table:table-cell>
              <table:table-cell office:value-type="float" office:value="0.688570117615">
                <text:p>0.688570117615</text:p>
              </table:table-cell>
              <table:table-cell office:value-type="float" office:value="0.953805027174">
                <text:p>0.953805027174</text:p>
              </table:table-cell>
              <table:table-cell office:value-type="float" office:value="1.16965632241">
                <text:p>1.16965632241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18.2500135155">
                <text:p>18.2500135155</text:p>
              </table:table-cell>
              <table:table-cell office:value-type="float" office:value="0.758275200274">
                <text:p>0.758275200274</text:p>
              </table:table-cell>
              <table:table-cell office:value-type="float" office:value="11.2041754715">
                <text:p>11.2041754715</text:p>
              </table:table-cell>
              <table:table-cell office:value-type="float" office:value="3.78679186721">
                <text:p>3.78679186721</text:p>
              </table:table-cell>
              <table:table-cell office:value-type="float" office:value="0.682161773681">
                <text:p>0.682161773681</text:p>
              </table:table-cell>
              <table:table-cell office:value-type="float" office:value="0.433742359685">
                <text:p>0.433742359685</text:p>
              </table:table-cell>
              <table:table-cell office:value-type="float" office:value="4.73034970083">
                <text:p>4.73034970083</text:p>
              </table:table-cell>
              <table:table-cell office:value-type="float" office:value="0.348418152707">
                <text:p>0.348418152707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1.397969452">
                <text:p>1.397969452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1.18435176608">
                <text:p>1.18435176608</text:p>
              </table:table-cell>
              <table:table-cell office:value-type="float" office:value="1.31352947219">
                <text:p>1.31352947219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13.0509991806">
                <text:p>13.0509991806</text:p>
              </table:table-cell>
              <table:table-cell office:value-type="float" office:value="0.993905504812">
                <text:p>0.993905504812</text:p>
              </table:table-cell>
              <table:table-cell office:value-type="float" office:value="4.32609837446">
                <text:p>4.32609837446</text:p>
              </table:table-cell>
              <table:table-cell office:value-type="float" office:value="1.45507409057">
                <text:p>1.45507409057</text:p>
              </table:table-cell>
              <table:table-cell office:value-type="float" office:value="4.30366417012">
                <text:p>4.30366417012</text:p>
              </table:table-cell>
              <table:table-cell office:value-type="float" office:value="2.15702846169">
                <text:p>2.15702846169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5.3423241831">
                <text:p>5.3423241831</text:p>
              </table:table-cell>
              <table:table-cell office:value-type="float" office:value="6.65397123581">
                <text:p>6.65397123581</text:p>
              </table:table-cell>
              <table:table-cell office:value-type="float" office:value="21.5084997765">
                <text:p>21.5084997765</text:p>
              </table:table-cell>
              <table:table-cell office:value-type="float" office:value="1.60244819025">
                <text:p>1.60244819025</text:p>
              </table:table-cell>
              <table:table-cell office:value-type="float" office:value="0.355347160024">
                <text:p>0.355347160024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2.90127159374">
                <text:p>2.90127159374</text:p>
              </table:table-cell>
              <table:table-cell office:value-type="float" office:value="0.927022842272">
                <text:p>0.927022842272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8.8903647276">
                <text:p>8.8903647276</text:p>
              </table:table-cell>
              <table:table-cell office:value-type="float" office:value="1.907685407">
                <text:p>1.907685407</text:p>
              </table:table-cell>
              <table:table-cell office:value-type="float" office:value="4.96175158432">
                <text:p>4.96175158432</text:p>
              </table:table-cell>
              <table:table-cell office:value-type="float" office:value="1.60701210735">
                <text:p>1.60701210735</text:p>
              </table:table-cell>
              <table:table-cell office:value-type="float" office:value="18.9986324566">
                <text:p>18.9986324566</text:p>
              </table:table-cell>
              <table:table-cell office:value-type="float" office:value="1.86821422716">
                <text:p>1.86821422716</text:p>
              </table:table-cell>
              <table:table-cell office:value-type="float" office:value="2.49650660568">
                <text:p>2.49650660568</text:p>
              </table:table-cell>
              <table:table-cell office:value-type="float" office:value="3.18745317347">
                <text:p>3.18745317347</text:p>
              </table:table-cell>
              <table:table-cell office:value-type="float" office:value="2.90587192536">
                <text:p>2.90587192536</text:p>
              </table:table-cell>
              <table:table-cell office:value-type="float" office:value="1.50252336396">
                <text:p>1.50252336396</text:p>
              </table:table-cell>
              <table:table-cell office:value-type="float" office:value="0.409722645071">
                <text:p>0.409722645071</text:p>
              </table:table-cell>
              <table:table-cell office:value-type="float" office:value="2.41766546953">
                <text:p>2.41766546953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0.3906804219">
                <text:p>0.3906804219</text:p>
              </table:table-cell>
              <table:table-cell office:value-type="float" office:value="6.92618617318">
                <text:p>6.92618617318</text:p>
              </table:table-cell>
              <table:table-cell office:value-type="float" office:value="0.66751094315">
                <text:p>0.66751094315</text:p>
              </table:table-cell>
              <table:table-cell office:value-type="float" office:value="7.51934778997">
                <text:p>7.51934778997</text:p>
              </table:table-cell>
              <table:table-cell office:value-type="float" office:value="1.15085086624">
                <text:p>1.15085086624</text:p>
              </table:table-cell>
              <table:table-cell office:value-type="float" office:value="0.772661108068">
                <text:p>0.772661108068</text:p>
              </table:table-cell>
              <table:table-cell office:value-type="float" office:value="8.27914673145">
                <text:p>8.27914673145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3.64902732557">
                <text:p>3.64902732557</text:p>
              </table:table-cell>
              <table:table-cell office:value-type="float" office:value="1.18615576341">
                <text:p>1.18615576341</text:p>
              </table:table-cell>
              <table:table-cell office:value-type="float" office:value="6.48021128489">
                <text:p>6.48021128489</text:p>
              </table:table-cell>
              <table:table-cell office:value-type="float" office:value="4.38292652801">
                <text:p>4.38292652801</text:p>
              </table:table-cell>
              <table:table-cell office:value-type="float" office:value="18.4079875831">
                <text:p>18.4079875831</text:p>
              </table:table-cell>
              <table:table-cell office:value-type="float" office:value="0.06501783786">
                <text:p>0.06501783786</text:p>
              </table:table-cell>
              <table:table-cell office:value-type="float" office:value="1.79675432093">
                <text:p>1.79675432093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2.57462038225">
                <text:p>2.57462038225</text:p>
              </table:table-cell>
              <table:table-cell office:value-type="float" office:value="1.02818868677">
                <text:p>1.02818868677</text:p>
              </table:table-cell>
              <table:table-cell office:value-type="float" office:value="0.208128893151">
                <text:p>0.208128893151</text:p>
              </table:table-cell>
              <table:table-cell office:value-type="float" office:value="1.1214001165">
                <text:p>1.1214001165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1.18434909687">
                <text:p>1.18434909687</text:p>
              </table:table-cell>
              <table:table-cell office:value-type="float" office:value="0.320793715226">
                <text:p>0.320793715226</text:p>
              </table:table-cell>
              <table:table-cell office:value-type="float" office:value="4.44175011216">
                <text:p>4.44175011216</text:p>
              </table:table-cell>
              <table:table-cell office:value-type="float" office:value="13.6975983408">
                <text:p>13.6975983408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1.33235993507">
                <text:p>1.33235993507</text:p>
              </table:table-cell>
              <table:table-cell office:value-type="float" office:value="14.4683296226">
                <text:p>14.4683296226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2.55521263022">
                <text:p>2.55521263022</text:p>
              </table:table-cell>
              <table:table-cell office:value-type="float" office:value="0.12456412615">
                <text:p>0.12456412615</text:p>
              </table:table-cell>
              <table:table-cell office:value-type="float" office:value="0.153684360686">
                <text:p>0.153684360686</text:p>
              </table:table-cell>
              <table:table-cell office:value-type="float" office:value="1.83955929619">
                <text:p>1.83955929619</text:p>
              </table:table-cell>
              <table:table-cell office:value-type="float" office:value="3.71808828861">
                <text:p>3.71808828861</text:p>
              </table:table-cell>
              <table:table-cell office:value-type="float" office:value="16.0839569301">
                <text:p>16.0839569301</text:p>
              </table:table-cell>
              <table:table-cell office:value-type="float" office:value="2.73466839668">
                <text:p>2.73466839668</text:p>
              </table:table-cell>
              <table:table-cell office:value-type="float" office:value="2.32727322833">
                <text:p>2.32727322833</text:p>
              </table:table-cell>
              <table:table-cell office:value-type="float" office:value="1.14866820019">
                <text:p>1.14866820019</text:p>
              </table:table-cell>
              <table:table-cell office:value-type="float" office:value="2.09653084415">
                <text:p>2.09653084415</text:p>
              </table:table-cell>
              <table:table-cell office:value-type="float" office:value="0.468175581039">
                <text:p>0.468175581039</text:p>
              </table:table-cell>
              <table:table-cell office:value-type="float" office:value="1.98464660099">
                <text:p>1.98464660099</text:p>
              </table:table-cell>
              <table:table-cell office:value-type="float" office:value="11.6147685309">
                <text:p>11.6147685309</text:p>
              </table:table-cell>
              <table:table-cell office:value-type="float" office:value="0.270281545745">
                <text:p>0.270281545745</text:p>
              </table:table-cell>
              <table:table-cell office:value-type="float" office:value="25.6242807784">
                <text:p>25.6242807784</text:p>
              </table:table-cell>
              <table:table-cell office:value-type="float" office:value="0.567846026064">
                <text:p>0.567846026064</text:p>
              </table:table-cell>
              <table:table-cell office:value-type="float" office:value="0.349792178355">
                <text:p>0.349792178355</text:p>
              </table:table-cell>
              <table:table-cell office:value-type="float" office:value="0.146413793868">
                <text:p>0.146413793868</text:p>
              </table:table-cell>
              <table:table-cell office:value-type="float" office:value="2.56850539539">
                <text:p>2.56850539539</text:p>
              </table:table-cell>
              <table:table-cell office:value-type="float" office:value="2.78769235862">
                <text:p>2.78769235862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1.37900724788">
                <text:p>1.37900724788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14.9436922484">
                <text:p>14.9436922484</text:p>
              </table:table-cell>
              <table:table-cell office:value-type="float" office:value="0.627366125464">
                <text:p>0.627366125464</text:p>
              </table:table-cell>
              <table:table-cell office:value-type="float" office:value="11.889485029">
                <text:p>11.889485029</text:p>
              </table:table-cell>
              <table:table-cell office:value-type="float" office:value="6.05378056976">
                <text:p>6.05378056976</text:p>
              </table:table-cell>
              <table:table-cell office:value-type="float" office:value="3.65528862394">
                <text:p>3.65528862394</text:p>
              </table:table-cell>
              <table:table-cell office:value-type="float" office:value="1.38710368434">
                <text:p>1.38710368434</text:p>
              </table:table-cell>
              <table:table-cell office:value-type="float" office:value="6.00479590544">
                <text:p>6.00479590544</text:p>
              </table:table-cell>
              <table:table-cell office:value-type="float" office:value="2.61589012195">
                <text:p>2.61589012195</text:p>
              </table:table-cell>
              <table:table-cell office:value-type="float" office:value="0.0834627435424">
                <text:p>0.0834627435424</text:p>
              </table:table-cell>
              <table:table-cell office:value-type="float" office:value="1.3544375092">
                <text:p>1.3544375092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20.3538176607">
                <text:p>20.3538176607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0.314483367664">
                <text:p>0.314483367664</text:p>
              </table:table-cell>
              <table:table-cell office:value-type="float" office:value="1.65279679317">
                <text:p>1.65279679317</text:p>
              </table:table-cell>
              <table:table-cell office:value-type="float" office:value="1.7317679039">
                <text:p>1.7317679039</text:p>
              </table:table-cell>
              <table:table-cell office:value-type="float" office:value="0.648148101603">
                <text:p>0.648148101603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2.59723482604">
                <text:p>2.59723482604</text:p>
              </table:table-cell>
              <table:table-cell office:value-type="float" office:value="1.38421379098">
                <text:p>1.38421379098</text:p>
              </table:table-cell>
              <table:table-cell office:value-type="float" office:value="1.42354628553">
                <text:p>1.42354628553</text:p>
              </table:table-cell>
              <table:table-cell office:value-type="float" office:value="0.113859951365">
                <text:p>0.113859951365</text:p>
              </table:table-cell>
              <table:table-cell office:value-type="float" office:value="1.40158551384">
                <text:p>1.40158551384</text:p>
              </table:table-cell>
              <table:table-cell office:value-type="float" office:value="4.41179436876">
                <text:p>4.41179436876</text:p>
              </table:table-cell>
              <table:table-cell office:value-type="float" office:value="0.272245232422">
                <text:p>0.272245232422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4.42538781214">
                <text:p>4.42538781214</text:p>
              </table:table-cell>
              <table:table-cell office:value-type="float" office:value="0.274965401927">
                <text:p>0.274965401927</text:p>
              </table:table-cell>
              <table:table-cell office:value-type="float" office:value="0.525311763462">
                <text:p>0.525311763462</text:p>
              </table:table-cell>
              <table:table-cell office:value-type="float" office:value="12.6177574688">
                <text:p>12.6177574688</text:p>
              </table:table-cell>
              <table:table-cell office:value-type="float" office:value="0.150611889093">
                <text:p>0.150611889093</text:p>
              </table:table-cell>
              <table:table-cell office:value-type="float" office:value="21.5864253063">
                <text:p>21.5864253063</text:p>
              </table:table-cell>
              <table:table-cell office:value-type="float" office:value="0.394764289517">
                <text:p>0.394764289517</text:p>
              </table:table-cell>
              <table:table-cell office:value-type="float" office:value="0.0935547918225">
                <text:p>0.0935547918225</text:p>
              </table:table-cell>
              <table:table-cell office:value-type="float" office:value="0.690079047232">
                <text:p>0.690079047232</text:p>
              </table:table-cell>
              <table:table-cell office:value-type="float" office:value="3.05352435937">
                <text:p>3.05352435937</text:p>
              </table:table-cell>
              <table:table-cell office:value-type="float" office:value="0.31083153746">
                <text:p>0.31083153746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4.82454355614">
                <text:p>4.82454355614</text:p>
              </table:table-cell>
              <table:table-cell office:value-type="float" office:value="2.18812053755">
                <text:p>2.18812053755</text:p>
              </table:table-cell>
              <table:table-cell office:value-type="float" office:value="1.54547021058">
                <text:p>1.54547021058</text:p>
              </table:table-cell>
              <table:table-cell office:value-type="float" office:value="0.875062851983">
                <text:p>0.875062851983</text:p>
              </table:table-cell>
              <table:table-cell office:value-type="float" office:value="6.15070033614">
                <text:p>6.15070033614</text:p>
              </table:table-cell>
              <table:table-cell office:value-type="float" office:value="5.99379795844">
                <text:p>5.99379795844</text:p>
              </table:table-cell>
              <table:table-cell office:value-type="float" office:value="1.99645377115">
                <text:p>1.99645377115</text:p>
              </table:table-cell>
              <table:table-cell office:value-type="float" office:value="0.478704236363">
                <text:p>0.478704236363</text:p>
              </table:table-cell>
              <table:table-cell office:value-type="float" office:value="6.0437968023">
                <text:p>6.0437968023</text:p>
              </table:table-cell>
              <table:table-cell office:value-type="float" office:value="0.43346859221">
                <text:p>0.43346859221</text:p>
              </table:table-cell>
              <table:table-cell office:value-type="float" office:value="0.346115190327">
                <text:p>0.346115190327</text:p>
              </table:table-cell>
              <table:table-cell office:value-type="float" office:value="7.95933329055">
                <text:p>7.95933329055</text:p>
              </table:table-cell>
              <table:table-cell office:value-type="float" office:value="3.72655379367">
                <text:p>3.72655379367</text:p>
              </table:table-cell>
              <table:table-cell office:value-type="float" office:value="5.21902919113">
                <text:p>5.21902919113</text:p>
              </table:table-cell>
              <table:table-cell office:value-type="float" office:value="7.7479292472">
                <text:p>7.7479292472</text:p>
              </table:table-cell>
              <table:table-cell office:value-type="float" office:value="4.40382109803">
                <text:p>4.40382109803</text:p>
              </table:table-cell>
              <table:table-cell office:value-type="float" office:value="2.06019290725">
                <text:p>2.06019290725</text:p>
              </table:table-cell>
              <table:table-cell office:value-type="float" office:value="1.2474015485">
                <text:p>1.2474015485</text:p>
              </table:table-cell>
              <table:table-cell office:value-type="float" office:value="2.60680898598">
                <text:p>2.60680898598</text:p>
              </table:table-cell>
              <table:table-cell office:value-type="float" office:value="4.69701673679">
                <text:p>4.69701673679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6.71683570802">
                <text:p>6.71683570802</text:p>
              </table:table-cell>
              <table:table-cell office:value-type="float" office:value="5.23802242316">
                <text:p>5.23802242316</text:p>
              </table:table-cell>
              <table:table-cell office:value-type="float" office:value="0.439036322311">
                <text:p>0.439036322311</text:p>
              </table:table-cell>
              <table:table-cell office:value-type="float" office:value="0.95329721283">
                <text:p>0.95329721283</text:p>
              </table:table-cell>
              <table:table-cell office:value-type="float" office:value="3.76618105651">
                <text:p>3.76618105651</text:p>
              </table:table-cell>
              <table:table-cell office:value-type="float" office:value="3.52007250924">
                <text:p>3.52007250924</text:p>
              </table:table-cell>
              <table:table-cell office:value-type="float" office:value="0.189133722322">
                <text:p>0.189133722322</text:p>
              </table:table-cell>
              <table:table-cell office:value-type="float" office:value="0.965675112061">
                <text:p>0.965675112061</text:p>
              </table:table-cell>
              <table:table-cell office:value-type="float" office:value="3.99942967452">
                <text:p>3.99942967452</text:p>
              </table:table-cell>
              <table:table-cell office:value-type="float" office:value="0.52501189438">
                <text:p>0.52501189438</text:p>
              </table:table-cell>
              <table:table-cell office:value-type="float" office:value="0.366122178785">
                <text:p>0.366122178785</text:p>
              </table:table-cell>
              <table:table-cell office:value-type="float" office:value="21.2855469531">
                <text:p>21.2855469531</text:p>
              </table:table-cell>
              <table:table-cell office:value-type="float" office:value="1.62047349846">
                <text:p>1.62047349846</text:p>
              </table:table-cell>
              <table:table-cell office:value-type="float" office:value="2.98695613647">
                <text:p>2.98695613647</text:p>
              </table:table-cell>
              <table:table-cell office:value-type="float" office:value="1.08269929958">
                <text:p>1.08269929958</text:p>
              </table:table-cell>
              <table:table-cell office:value-type="float" office:value="4.07677372817">
                <text:p>4.07677372817</text:p>
              </table:table-cell>
              <table:table-cell office:value-type="float" office:value="2.40363466306">
                <text:p>2.40363466306</text:p>
              </table:table-cell>
              <table:table-cell office:value-type="float" office:value="1.16770715119">
                <text:p>1.16770715119</text:p>
              </table:table-cell>
              <table:table-cell office:value-type="float" office:value="8.47830840819">
                <text:p>8.47830840819</text:p>
              </table:table-cell>
              <table:table-cell office:value-type="float" office:value="14.2498530544">
                <text:p>14.2498530544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9.60244370537">
                <text:p>9.60244370537</text:p>
              </table:table-cell>
              <table:table-cell office:value-type="float" office:value="6.31425146848">
                <text:p>6.31425146848</text:p>
              </table:table-cell>
              <table:table-cell office:value-type="float" office:value="0.57187494456">
                <text:p>0.57187494456</text:p>
              </table:table-cell>
              <table:table-cell office:value-type="float" office:value="3.21312813828">
                <text:p>3.21312813828</text:p>
              </table:table-cell>
              <table:table-cell office:value-type="float" office:value="6.27708601707">
                <text:p>6.27708601707</text:p>
              </table:table-cell>
              <table:table-cell office:value-type="float" office:value="5.43060367984">
                <text:p>5.43060367984</text:p>
              </table:table-cell>
              <table:table-cell office:value-type="float" office:value="0.479953476645">
                <text:p>0.479953476645</text:p>
              </table:table-cell>
              <table:table-cell office:value-type="float" office:value="4.11948306997">
                <text:p>4.11948306997</text:p>
              </table:table-cell>
              <table:table-cell office:value-type="float" office:value="3.22227996476">
                <text:p>3.22227996476</text:p>
              </table:table-cell>
              <table:table-cell office:value-type="float" office:value="1.42701154931">
                <text:p>1.42701154931</text:p>
              </table:table-cell>
              <table:table-cell office:value-type="float" office:value="0.305513377621">
                <text:p>0.305513377621</text:p>
              </table:table-cell>
              <table:table-cell office:value-type="float" office:value="19.3617205178">
                <text:p>19.3617205178</text:p>
              </table:table-cell>
              <table:table-cell office:value-type="float" office:value="1.52364119651">
                <text:p>1.52364119651</text:p>
              </table:table-cell>
              <table:table-cell office:value-type="float" office:value="1.61484035292">
                <text:p>1.61484035292</text:p>
              </table:table-cell>
              <table:table-cell office:value-type="float" office:value="0.163409426172">
                <text:p>0.163409426172</text:p>
              </table:table-cell>
              <table:table-cell office:value-type="float" office:value="2.91975533187">
                <text:p>2.91975533187</text:p>
              </table:table-cell>
              <table:table-cell office:value-type="float" office:value="2.27580145484">
                <text:p>2.27580145484</text:p>
              </table:table-cell>
              <table:table-cell office:value-type="float" office:value="1.18965133894">
                <text:p>1.18965133894</text:p>
              </table:table-cell>
              <table:table-cell office:value-type="float" office:value="5.50561937743">
                <text:p>5.50561937743</text:p>
              </table:table-cell>
              <table:table-cell office:value-type="float" office:value="11.2089198124">
                <text:p>11.2089198124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7.80028924933">
                <text:p>7.80028924933</text:p>
              </table:table-cell>
              <table:table-cell office:value-type="float" office:value="4.52896714845">
                <text:p>4.52896714845</text:p>
              </table:table-cell>
              <table:table-cell office:value-type="float" office:value="0.342146508839">
                <text:p>0.342146508839</text:p>
              </table:table-cell>
              <table:table-cell office:value-type="float" office:value="1.57719840809">
                <text:p>1.57719840809</text:p>
              </table:table-cell>
              <table:table-cell office:value-type="float" office:value="10.7821223393">
                <text:p>10.7821223393</text:p>
              </table:table-cell>
              <table:table-cell office:value-type="float" office:value="4.30490871212">
                <text:p>4.30490871212</text:p>
              </table:table-cell>
              <table:table-cell office:value-type="float" office:value="0.641953762552">
                <text:p>0.641953762552</text:p>
              </table:table-cell>
              <table:table-cell office:value-type="float" office:value="0.268596848737">
                <text:p>0.268596848737</text:p>
              </table:table-cell>
              <table:table-cell office:value-type="float" office:value="1.39430429834">
                <text:p>1.39430429834</text:p>
              </table:table-cell>
              <table:table-cell office:value-type="float" office:value="0.360317079565">
                <text:p>0.360317079565</text:p>
              </table:table-cell>
              <table:table-cell office:value-type="float" office:value="0.669015389115">
                <text:p>0.669015389115</text:p>
              </table:table-cell>
              <table:table-cell office:value-type="float" office:value="21.7171108883">
                <text:p>21.7171108883</text:p>
              </table:table-cell>
              <table:table-cell office:value-type="float" office:value="0.399631015415">
                <text:p>0.399631015415</text:p>
              </table:table-cell>
              <table:table-cell office:value-type="float" office:value="8.51079148118">
                <text:p>8.51079148118</text:p>
              </table:table-cell>
              <table:table-cell office:value-type="float" office:value="3.16574956567">
                <text:p>3.16574956567</text:p>
              </table:table-cell>
              <table:table-cell office:value-type="float" office:value="1.68280903917">
                <text:p>1.68280903917</text:p>
              </table:table-cell>
              <table:table-cell office:value-type="float" office:value="1.40939398263">
                <text:p>1.40939398263</text:p>
              </table:table-cell>
              <table:table-cell office:value-type="float" office:value="1.24745400677">
                <text:p>1.24745400677</text:p>
              </table:table-cell>
              <table:table-cell office:value-type="float" office:value="11.4903463495">
                <text:p>11.4903463495</text:p>
              </table:table-cell>
              <table:table-cell office:value-type="float" office:value="12.3705148751">
                <text:p>12.3705148751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9.46622267351">
                <text:p>9.46622267351</text:p>
              </table:table-cell>
              <table:table-cell office:value-type="float" office:value="14.1782226235">
                <text:p>14.1782226235</text:p>
              </table:table-cell>
              <table:table-cell office:value-type="float" office:value="2.38846514028">
                <text:p>2.38846514028</text:p>
              </table:table-cell>
              <table:table-cell office:value-type="float" office:value="0.97998628936">
                <text:p>0.97998628936</text:p>
              </table:table-cell>
              <table:table-cell office:value-type="float" office:value="4.18397419727">
                <text:p>4.18397419727</text:p>
              </table:table-cell>
              <table:table-cell office:value-type="float" office:value="1.52824837897">
                <text:p>1.52824837897</text:p>
              </table:table-cell>
              <table:table-cell office:value-type="float" office:value="0.224134448921">
                <text:p>0.224134448921</text:p>
              </table:table-cell>
              <table:table-cell office:value-type="float" office:value="3.93500058448">
                <text:p>3.93500058448</text:p>
              </table:table-cell>
              <table:table-cell office:value-type="float" office:value="10.2978405137">
                <text:p>10.2978405137</text:p>
              </table:table-cell>
              <table:table-cell office:value-type="float" office:value="2.13753016977">
                <text:p>2.13753016977</text:p>
              </table:table-cell>
              <table:table-cell office:value-type="float" office:value="3.17975529333">
                <text:p>3.17975529333</text:p>
              </table:table-cell>
              <table:table-cell office:value-type="float" office:value="2.36217966265">
                <text:p>2.36217966265</text:p>
              </table:table-cell>
              <table:table-cell office:value-type="float" office:value="1.2169221312">
                <text:p>1.2169221312</text:p>
              </table:table-cell>
              <table:table-cell office:value-type="float" office:value="12.3658394673">
                <text:p>12.3658394673</text:p>
              </table:table-cell>
              <table:table-cell office:value-type="float" office:value="3.30723141122">
                <text:p>3.30723141122</text:p>
              </table:table-cell>
              <table:table-cell office:value-type="float" office:value="5.52897952842">
                <text:p>5.52897952842</text:p>
              </table:table-cell>
              <table:table-cell office:value-type="float" office:value="4.92417547379">
                <text:p>4.92417547379</text:p>
              </table:table-cell>
              <table:table-cell office:value-type="float" office:value="16.7065789954">
                <text:p>16.7065789954</text:p>
              </table:table-cell>
              <table:table-cell office:value-type="float" office:value="3.50136778477">
                <text:p>3.50136778477</text:p>
              </table:table-cell>
              <table:table-cell office:value-type="float" office:value="3.00508911886">
                <text:p>3.005089118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MacOSX_X86_64 LibreOffice_project/bc356b2f991740509f321d70e4512a6a54c5f24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0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00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00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00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00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00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00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1001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1001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7.089cm" svg:height="14.25cm" xlink:href=".." xlink:type="simple" chart:class="chart:bar" chart:style-name="ch1">
        <chart:title svg:x="11.556cm" svg:y="0.421cm" chart:style-name="ch2">
          <text:p>Topics in OOPSLA</text:p>
        </chart:title>
        <chart:legend svg:x="11.719cm" svg:y="1.95cm" style:legend-expansion="custom" chartooo:width="6.522cm" chartooo:height="11.69cm" style:legend-expansion-aspect-ratio="0.557912745936698" chart:style-name="ch3"/>
        <chart:plot-area chart:style-name="ch4" table:cell-range-address="Sheet1.A1:Sheet1.A42 Sheet1.X1:Sheet1.AQ42" chart:data-source-has-labels="both" svg:x="0.336cm" svg:y="1.853cm" svg:width="11.044cm" svg:height="12.338cm">
          <chartooo:coordinate-region svg:x="1.488cm" svg:y="2.038cm" svg:width="9.892cm" svg:height="11.086cm"/>
          <chart:axis chart:dimension="x" chart:name="primary-x" chart:style-name="ch5" chartooo:axis-type="auto">
            <chartooo:date-scale/>
            <chart:categories table:cell-range-address="Sheet1.A14:Sheet1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X14:Sheet1.X42" chart:label-cell-address="Sheet1.X1:Sheet1.X13" chart:class="chart:bar">
            <chart:data-point chart:repeated="29"/>
          </chart:series>
          <chart:series chart:style-name="ch9" chart:values-cell-range-address="Sheet1.Y14:Sheet1.Y42" chart:label-cell-address="Sheet1.Y1:Sheet1.Y13" chart:class="chart:bar">
            <chart:data-point chart:repeated="29"/>
          </chart:series>
          <chart:series chart:style-name="ch10" chart:values-cell-range-address="Sheet1.Z14:Sheet1.Z42" chart:label-cell-address="Sheet1.Z1:Sheet1.Z13" chart:class="chart:bar">
            <chart:data-point chart:repeated="29"/>
          </chart:series>
          <chart:series chart:style-name="ch11" chart:values-cell-range-address="Sheet1.AA14:Sheet1.AA42" chart:label-cell-address="Sheet1.AA1:Sheet1.AA13" chart:class="chart:bar">
            <chart:data-point chart:repeated="29"/>
          </chart:series>
          <chart:series chart:style-name="ch12" chart:values-cell-range-address="Sheet1.AB14:Sheet1.AB42" chart:label-cell-address="Sheet1.AB1:Sheet1.AB13" chart:class="chart:bar">
            <chart:data-point chart:repeated="29"/>
          </chart:series>
          <chart:series chart:style-name="ch13" chart:values-cell-range-address="Sheet1.AC14:Sheet1.AC42" chart:label-cell-address="Sheet1.AC1:Sheet1.AC13" chart:class="chart:bar">
            <chart:data-point chart:repeated="29"/>
          </chart:series>
          <chart:series chart:style-name="ch14" chart:values-cell-range-address="Sheet1.AD14:Sheet1.AD42" chart:label-cell-address="Sheet1.AD1:Sheet1.AD13" chart:class="chart:bar">
            <chart:data-point chart:repeated="29"/>
          </chart:series>
          <chart:series chart:style-name="ch15" chart:values-cell-range-address="Sheet1.AE14:Sheet1.AE42" chart:label-cell-address="Sheet1.AE1:Sheet1.AE13" chart:class="chart:bar">
            <chart:data-point chart:repeated="29"/>
          </chart:series>
          <chart:series chart:style-name="ch16" chart:values-cell-range-address="Sheet1.AF14:Sheet1.AF42" chart:label-cell-address="Sheet1.AF1:Sheet1.AF13" chart:class="chart:bar">
            <chart:data-point chart:repeated="29"/>
          </chart:series>
          <chart:series chart:style-name="ch17" chart:values-cell-range-address="Sheet1.AG14:Sheet1.AG42" chart:label-cell-address="Sheet1.AG1:Sheet1.AG13" chart:class="chart:bar">
            <chart:data-point chart:repeated="29"/>
          </chart:series>
          <chart:series chart:style-name="ch18" chart:values-cell-range-address="Sheet1.AH14:Sheet1.AH42" chart:label-cell-address="Sheet1.AH1:Sheet1.AH13" chart:class="chart:bar">
            <chart:data-point chart:repeated="29"/>
          </chart:series>
          <chart:series chart:style-name="ch19" chart:values-cell-range-address="Sheet1.AI14:Sheet1.AI42" chart:label-cell-address="Sheet1.AI1:Sheet1.AI13" chart:class="chart:bar">
            <chart:data-point chart:repeated="29"/>
          </chart:series>
          <chart:series chart:style-name="ch8" chart:values-cell-range-address="Sheet1.AJ14:Sheet1.AJ42" chart:label-cell-address="Sheet1.AJ1:Sheet1.AJ13" chart:class="chart:bar">
            <chart:data-point chart:repeated="29"/>
          </chart:series>
          <chart:series chart:style-name="ch9" chart:values-cell-range-address="Sheet1.AK14:Sheet1.AK42" chart:label-cell-address="Sheet1.AK1:Sheet1.AK13" chart:class="chart:bar">
            <chart:data-point chart:repeated="29"/>
          </chart:series>
          <chart:series chart:style-name="ch10" chart:values-cell-range-address="Sheet1.AL14:Sheet1.AL42" chart:label-cell-address="Sheet1.AL1:Sheet1.AL13" chart:class="chart:bar">
            <chart:data-point chart:repeated="29"/>
          </chart:series>
          <chart:series chart:style-name="ch11" chart:values-cell-range-address="Sheet1.AM14:Sheet1.AM42" chart:label-cell-address="Sheet1.AM1:Sheet1.AM13" chart:class="chart:bar">
            <chart:data-point chart:repeated="29"/>
          </chart:series>
          <chart:series chart:style-name="ch12" chart:values-cell-range-address="Sheet1.AN14:Sheet1.AN42" chart:label-cell-address="Sheet1.AN1:Sheet1.AN13" chart:class="chart:bar">
            <chart:data-point chart:repeated="29"/>
          </chart:series>
          <chart:series chart:style-name="ch13" chart:values-cell-range-address="Sheet1.AO14:Sheet1.AO42" chart:label-cell-address="Sheet1.AO1:Sheet1.AO13" chart:class="chart:bar">
            <chart:data-point chart:repeated="29"/>
          </chart:series>
          <chart:series chart:style-name="ch14" chart:values-cell-range-address="Sheet1.AP14:Sheet1.AP42" chart:label-cell-address="Sheet1.AP1:Sheet1.AP13" chart:class="chart:bar">
            <chart:data-point chart:repeated="29"/>
          </chart:series>
          <chart:series chart:style-name="ch15" chart:values-cell-range-address="Sheet1.AQ14:Sheet1.AQ42" chart:label-cell-address="Sheet1.AQ1:Sheet1.AQ13" chart:class="chart:bar">
            <chart:data-point chart:repeated="2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ification</text:p>
                <text:list>
                  <text:list-item>
                    <text:p>Verification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X1:Sheet1.X13</svg:desc>
                </draw:g>
              </table:table-cell>
              <table:table-cell office:value-type="string">
                <text:p>Algorithms, invariants, and program logics</text:p>
                <text:list>
                  <text:list-item>
                    <text:p>Algorithms, invariants, and program logics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Y1:Sheet1.Y13</svg:desc>
                </draw:g>
              </table:table-cell>
              <table:table-cell office:value-type="string">
                <text:p>Code generation</text:p>
                <text:list>
                  <text:list-item>
                    <text:p>Code generation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Z1:Sheet1.Z13</svg:desc>
                </draw:g>
              </table:table-cell>
              <table:table-cell office:value-type="string">
                <text:p>OOP</text:p>
                <text:list>
                  <text:list-item>
                    <text:p>OOP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AA1:Sheet1.AA13</svg:desc>
                </draw:g>
              </table:table-cell>
              <table:table-cell office:value-type="string">
                <text:p>Logic/semantics</text:p>
                <text:list>
                  <text:list-item>
                    <text:p>Logic/semantics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AB1:Sheet1.AB13</svg:desc>
                </draw:g>
              </table:table-cell>
              <table:table-cell office:value-type="string">
                <text:p>Software engineering</text:p>
                <text:list>
                  <text:list-item>
                    <text:p>Software engineering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AC1:Sheet1.AC13</svg:desc>
                </draw:g>
              </table:table-cell>
              <table:table-cell office:value-type="string">
                <text:p>OOP/design</text:p>
                <text:list>
                  <text:list-item>
                    <text:p>OOP/design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AD1:Sheet1.AD13</svg:desc>
                </draw:g>
              </table:table-cell>
              <table:table-cell office:value-type="string">
                <text:p>Garbage collection</text:p>
                <text:list>
                  <text:list-item>
                    <text:p>Garbage collection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AE1:Sheet1.AE13</svg:desc>
                </draw:g>
              </table:table-cell>
              <table:table-cell office:value-type="string">
                <text:p>Parallelism</text:p>
                <text:list>
                  <text:list-item>
                    <text:p>Parallelism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AF1:Sheet1.AF13</svg:desc>
                </draw:g>
              </table:table-cell>
              <table:table-cell office:value-type="string">
                <text:p>Java</text:p>
                <text:list>
                  <text:list-item>
                    <text:p>Java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AG1:Sheet1.AG13</svg:desc>
                </draw:g>
              </table:table-cell>
              <table:table-cell office:value-type="string">
                <text:p>Bug finding</text:p>
                <text:list>
                  <text:list-item>
                    <text:p>Bug finding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AH1:Sheet1.AH13</svg:desc>
                </draw:g>
              </table:table-cell>
              <table:table-cell office:value-type="string">
                <text:p>FP</text:p>
                <text:list>
                  <text:list-item>
                    <text:p>FP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AI1:Sheet1.AI13</svg:desc>
                </draw:g>
              </table:table-cell>
              <table:table-cell office:value-type="string">
                <text:p>Web + JS</text:p>
                <text:list>
                  <text:list-item>
                    <text:p>Web + JS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AJ1:Sheet1.AJ13</svg:desc>
                </draw:g>
              </table:table-cell>
              <table:table-cell office:value-type="string">
                <text:p>Information flow</text:p>
                <text:list>
                  <text:list-item>
                    <text:p>Information flow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AK1:Sheet1.AK13</svg:desc>
                </draw:g>
              </table:table-cell>
              <table:table-cell office:value-type="string">
                <text:p>Systems</text:p>
                <text:list>
                  <text:list-item>
                    <text:p>Systems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AL1:Sheet1.AL13</svg:desc>
                </draw:g>
              </table:table-cell>
              <table:table-cell office:value-type="string">
                <text:p>Compilers</text:p>
                <text:list>
                  <text:list-item>
                    <text:p>Compilers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AM1:Sheet1.AM13</svg:desc>
                </draw:g>
              </table:table-cell>
              <table:table-cell office:value-type="string">
                <text:p>Static analysis</text:p>
                <text:list>
                  <text:list-item>
                    <text:p>Static analysis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AN1:Sheet1.AN13</svg:desc>
                </draw:g>
              </table:table-cell>
              <table:table-cell office:value-type="string">
                <text:p>Concurrency</text:p>
                <text:list>
                  <text:list-item>
                    <text:p>Concurrency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AO1:Sheet1.AO13</svg:desc>
                </draw:g>
              </table:table-cell>
              <table:table-cell office:value-type="string">
                <text:p>Modules and interfaces</text:p>
                <text:list>
                  <text:list-item>
                    <text:p>Modules and interfaces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AP1:Sheet1.AP13</svg:desc>
                </draw:g>
              </table:table-cell>
              <table:table-cell office:value-type="string">
                <text:p>Types</text:p>
                <text:list>
                  <text:list-item>
                    <text:p>Types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AQ1:Sheet1.AQ13</svg:desc>
                </draw:g>
              </table:table-cell>
            </table:table-row>
          </table:table-header-rows>
          <table:table-rows>
            <table:table-row>
              <table:table-cell office:value-type="float" office:value="1986">
                <text:p>1990</text:p>
                <draw:g>
                  <svg:desc>Sheet1.A14:Sheet1.A42</svg:desc>
                </draw:g>
              </table:table-cell>
              <table:table-cell office:value-type="float" office:value="1.65897078955">
                <text:p>1.65897078955</text:p>
                <draw:g>
                  <svg:desc>Sheet1.X14:Sheet1.X42</svg:desc>
                </draw:g>
              </table:table-cell>
              <table:table-cell office:value-type="float" office:value="9.28880930173">
                <text:p>9.28880930173</text:p>
                <draw:g>
                  <svg:desc>Sheet1.Y14:Sheet1.Y42</svg:desc>
                </draw:g>
              </table:table-cell>
              <table:table-cell office:value-type="float" office:value="1.20527969317">
                <text:p>1.20527969317</text:p>
                <draw:g>
                  <svg:desc>Sheet1.Z14:Sheet1.Z42</svg:desc>
                </draw:g>
              </table:table-cell>
              <table:table-cell office:value-type="float" office:value="3.83034520764">
                <text:p>3.83034520764</text:p>
                <draw:g>
                  <svg:desc>Sheet1.AA14:Sheet1.AA42</svg:desc>
                </draw:g>
              </table:table-cell>
              <table:table-cell office:value-type="float" office:value="0.445635281669">
                <text:p>0.445635281669</text:p>
                <draw:g>
                  <svg:desc>Sheet1.AB14:Sheet1.AB42</svg:desc>
                </draw:g>
              </table:table-cell>
              <table:table-cell office:value-type="float" office:value="0.567362950212">
                <text:p>0.567362950212</text:p>
                <draw:g>
                  <svg:desc>Sheet1.AC14:Sheet1.AC42</svg:desc>
                </draw:g>
              </table:table-cell>
              <table:table-cell office:value-type="float" office:value="0.621733094887">
                <text:p>0.621733094887</text:p>
                <draw:g>
                  <svg:desc>Sheet1.AD14:Sheet1.AD42</svg:desc>
                </draw:g>
              </table:table-cell>
              <table:table-cell office:value-type="float" office:value="12.2410268336">
                <text:p>12.2410268336</text:p>
                <draw:g>
                  <svg:desc>Sheet1.AE14:Sheet1.AE42</svg:desc>
                </draw:g>
              </table:table-cell>
              <table:table-cell office:value-type="float" office:value="15.5849130319">
                <text:p>15.5849130319</text:p>
                <draw:g>
                  <svg:desc>Sheet1.AF14:Sheet1.AF42</svg:desc>
                </draw:g>
              </table:table-cell>
              <table:table-cell office:value-type="float" office:value="7.81624003755">
                <text:p>7.81624003755</text:p>
                <draw:g>
                  <svg:desc>Sheet1.AG14:Sheet1.AG42</svg:desc>
                </draw:g>
              </table:table-cell>
              <table:table-cell office:value-type="float" office:value="16.6157850854">
                <text:p>16.6157850854</text:p>
                <draw:g>
                  <svg:desc>Sheet1.AH14:Sheet1.AH42</svg:desc>
                </draw:g>
              </table:table-cell>
              <table:table-cell office:value-type="float" office:value="1.05760225025">
                <text:p>1.05760225025</text:p>
                <draw:g>
                  <svg:desc>Sheet1.AI14:Sheet1.AI42</svg:desc>
                </draw:g>
              </table:table-cell>
              <table:table-cell office:value-type="float" office:value="2.72864896244">
                <text:p>2.72864896244</text:p>
                <draw:g>
                  <svg:desc>Sheet1.AJ14:Sheet1.AJ42</svg:desc>
                </draw:g>
              </table:table-cell>
              <table:table-cell office:value-type="float" office:value="5.09047108938">
                <text:p>5.09047108938</text:p>
                <draw:g>
                  <svg:desc>Sheet1.AK14:Sheet1.AK42</svg:desc>
                </draw:g>
              </table:table-cell>
              <table:table-cell office:value-type="float" office:value="2.84267095777">
                <text:p>2.84267095777</text:p>
                <draw:g>
                  <svg:desc>Sheet1.AL14:Sheet1.AL42</svg:desc>
                </draw:g>
              </table:table-cell>
              <table:table-cell office:value-type="float" office:value="1.03189022267">
                <text:p>1.03189022267</text:p>
                <draw:g>
                  <svg:desc>Sheet1.AM14:Sheet1.AM42</svg:desc>
                </draw:g>
              </table:table-cell>
              <table:table-cell office:value-type="float" office:value="3.02684318569">
                <text:p>3.02684318569</text:p>
                <draw:g>
                  <svg:desc>Sheet1.AN14:Sheet1.AN42</svg:desc>
                </draw:g>
              </table:table-cell>
              <table:table-cell office:value-type="float" office:value="21.9739140533">
                <text:p>21.9739140533</text:p>
                <draw:g>
                  <svg:desc>Sheet1.AO14:Sheet1.AO42</svg:desc>
                </draw:g>
              </table:table-cell>
              <table:table-cell office:value-type="float" office:value="2.20429028184">
                <text:p>2.20429028184</text:p>
                <draw:g>
                  <svg:desc>Sheet1.AP14:Sheet1.AP42</svg:desc>
                </draw:g>
              </table:table-cell>
              <table:table-cell office:value-type="float" office:value="1.76778284049">
                <text:p>1.76778284049</text:p>
                <draw:g>
                  <svg:desc>Sheet1.AQ14:Sheet1.AQ42</svg:desc>
                </draw:g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9.22292475949">
                <text:p>9.22292475949</text:p>
              </table:table-cell>
              <table:table-cell office:value-type="float" office:value="0.175970668471">
                <text:p>0.175970668471</text:p>
              </table:table-cell>
              <table:table-cell office:value-type="float" office:value="5.40785332201">
                <text:p>5.40785332201</text:p>
              </table:table-cell>
              <table:table-cell office:value-type="float" office:value="1.10170949295">
                <text:p>1.10170949295</text:p>
              </table:table-cell>
              <table:table-cell office:value-type="float" office:value="13.5794625095">
                <text:p>13.5794625095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1.51396103116">
                <text:p>1.51396103116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4.12422693032">
                <text:p>4.12422693032</text:p>
              </table:table-cell>
              <table:table-cell office:value-type="float" office:value="0.577270901321">
                <text:p>0.577270901321</text:p>
              </table:table-cell>
              <table:table-cell office:value-type="float" office:value="1.52578694567">
                <text:p>1.52578694567</text:p>
              </table:table-cell>
              <table:table-cell office:value-type="float" office:value="5.67082207347">
                <text:p>5.67082207347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0.342957049807">
                <text:p>0.342957049807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2.21433160958">
                <text:p>2.21433160958</text:p>
              </table:table-cell>
              <table:table-cell office:value-type="float" office:value="11.7771188192">
                <text:p>11.7771188192</text:p>
              </table:table-cell>
              <table:table-cell office:value-type="float" office:value="0.664130890604">
                <text:p>0.664130890604</text:p>
              </table:table-cell>
              <table:table-cell office:value-type="float" office:value="6.94276435265">
                <text:p>6.94276435265</text:p>
              </table:table-cell>
              <table:table-cell office:value-type="float" office:value="13.6007855266">
                <text:p>13.6007855266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7.17428764262">
                <text:p>7.17428764262</text:p>
              </table:table-cell>
              <table:table-cell office:value-type="float" office:value="2.75506677818">
                <text:p>2.75506677818</text:p>
              </table:table-cell>
              <table:table-cell office:value-type="float" office:value="3.55632565075">
                <text:p>3.55632565075</text:p>
              </table:table-cell>
              <table:table-cell office:value-type="float" office:value="2.08623942347">
                <text:p>2.08623942347</text:p>
              </table:table-cell>
              <table:table-cell office:value-type="float" office:value="12.3615568325">
                <text:p>12.3615568325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1.76850679863">
                <text:p>1.76850679863</text:p>
              </table:table-cell>
              <table:table-cell office:value-type="float" office:value="3.11678913191">
                <text:p>3.11678913191</text:p>
              </table:table-cell>
              <table:table-cell office:value-type="float" office:value="1.03767653616">
                <text:p>1.03767653616</text:p>
              </table:table-cell>
              <table:table-cell office:value-type="float" office:value="1.51084041758">
                <text:p>1.51084041758</text:p>
              </table:table-cell>
              <table:table-cell office:value-type="float" office:value="1.21433530446">
                <text:p>1.21433530446</text:p>
              </table:table-cell>
              <table:table-cell office:value-type="float" office:value="3.13317356457">
                <text:p>3.13317356457</text:p>
              </table:table-cell>
              <table:table-cell office:value-type="float" office:value="1.34605109789">
                <text:p>1.34605109789</text:p>
              </table:table-cell>
              <table:table-cell office:value-type="float" office:value="0.185096716907">
                <text:p>0.185096716907</text:p>
              </table:table-cell>
              <table:table-cell office:value-type="float" office:value="3.27616402516">
                <text:p>3.27616402516</text:p>
              </table:table-cell>
              <table:table-cell office:value-type="float" office:value="2.6751090613">
                <text:p>2.6751090613</text:p>
              </table:table-cell>
              <table:table-cell office:value-type="float" office:value="12.0054086768">
                <text:p>12.0054086768</text:p>
              </table:table-cell>
              <table:table-cell office:value-type="float" office:value="1.73854463815">
                <text:p>1.73854463815</text:p>
              </table:table-cell>
              <table:table-cell office:value-type="float" office:value="3.04129186022">
                <text:p>3.04129186022</text:p>
              </table:table-cell>
              <table:table-cell office:value-type="float" office:value="8.92277811519">
                <text:p>8.92277811519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0.511368358464">
                <text:p>0.511368358464</text:p>
              </table:table-cell>
              <table:table-cell office:value-type="float" office:value="0.424170064064">
                <text:p>0.424170064064</text:p>
              </table:table-cell>
              <table:table-cell office:value-type="float" office:value="0.439696388605">
                <text:p>0.439696388605</text:p>
              </table:table-cell>
              <table:table-cell office:value-type="float" office:value="6.14080971286">
                <text:p>6.14080971286</text:p>
              </table:table-cell>
              <table:table-cell office:value-type="float" office:value="0.0772153920918">
                <text:p>0.0772153920918</text:p>
              </table:table-cell>
              <table:table-cell office:value-type="float" office:value="18.8090686523">
                <text:p>18.8090686523</text:p>
              </table:table-cell>
              <table:table-cell office:value-type="float" office:value="4.51502565407">
                <text:p>4.51502565407</text:p>
              </table:table-cell>
              <table:table-cell office:value-type="float" office:value="9.49080245459">
                <text:p>9.49080245459</text:p>
              </table:table-cell>
              <table:table-cell office:value-type="float" office:value="1.33121615624">
                <text:p>1.33121615624</text:p>
              </table:table-cell>
              <table:table-cell office:value-type="float" office:value="11.1750265512">
                <text:p>11.1750265512</text:p>
              </table:table-cell>
              <table:table-cell office:value-type="float" office:value="1.75680276198">
                <text:p>1.75680276198</text:p>
              </table:table-cell>
              <table:table-cell office:value-type="float" office:value="0.403887508951">
                <text:p>0.403887508951</text:p>
              </table:table-cell>
              <table:table-cell office:value-type="float" office:value="3.62649947718">
                <text:p>3.62649947718</text:p>
              </table:table-cell>
              <table:table-cell office:value-type="float" office:value="1.97558156514">
                <text:p>1.97558156514</text:p>
              </table:table-cell>
              <table:table-cell office:value-type="float" office:value="18.8938987557">
                <text:p>18.8938987557</text:p>
              </table:table-cell>
              <table:table-cell office:value-type="float" office:value="0.405053655867">
                <text:p>0.405053655867</text:p>
              </table:table-cell>
              <table:table-cell office:value-type="float" office:value="0.197847460361">
                <text:p>0.197847460361</text:p>
              </table:table-cell>
              <table:table-cell office:value-type="float" office:value="1.84062800198">
                <text:p>1.84062800198</text:p>
              </table:table-cell>
              <table:table-cell office:value-type="float" office:value="2.67600341175">
                <text:p>2.67600341175</text:p>
              </table:table-cell>
              <table:table-cell office:value-type="float" office:value="1.77095196563">
                <text:p>1.77095196563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1.58512814893">
                <text:p>1.58512814893</text:p>
              </table:table-cell>
              <table:table-cell office:value-type="float" office:value="1.75395176545">
                <text:p>1.75395176545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2.48514145354">
                <text:p>2.48514145354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6.66769277554">
                <text:p>6.66769277554</text:p>
              </table:table-cell>
              <table:table-cell office:value-type="float" office:value="0.662503082574">
                <text:p>0.662503082574</text:p>
              </table:table-cell>
              <table:table-cell office:value-type="float" office:value="0.543274253877">
                <text:p>0.543274253877</text:p>
              </table:table-cell>
              <table:table-cell office:value-type="float" office:value="0.599851901435">
                <text:p>0.599851901435</text:p>
              </table:table-cell>
              <table:table-cell office:value-type="float" office:value="6.37676553372">
                <text:p>6.37676553372</text:p>
              </table:table-cell>
              <table:table-cell office:value-type="float" office:value="1.89678182179">
                <text:p>1.89678182179</text:p>
              </table:table-cell>
              <table:table-cell office:value-type="float" office:value="0.636544318455">
                <text:p>0.636544318455</text:p>
              </table:table-cell>
              <table:table-cell office:value-type="float" office:value="10.8087229103">
                <text:p>10.8087229103</text:p>
              </table:table-cell>
              <table:table-cell office:value-type="float" office:value="0.911339795258">
                <text:p>0.911339795258</text:p>
              </table:table-cell>
              <table:table-cell office:value-type="float" office:value="7.44345269113">
                <text:p>7.44345269113</text:p>
              </table:table-cell>
              <table:table-cell office:value-type="float" office:value="0.995800041574">
                <text:p>0.995800041574</text:p>
              </table:table-cell>
              <table:table-cell office:value-type="float" office:value="0.0987694043548">
                <text:p>0.0987694043548</text:p>
              </table:table-cell>
              <table:table-cell office:value-type="float" office:value="2.62532740907">
                <text:p>2.62532740907</text:p>
              </table:table-cell>
              <table:table-cell office:value-type="float" office:value="1.26601726353">
                <text:p>1.26601726353</text:p>
              </table:table-cell>
              <table:table-cell office:value-type="float" office:value="0.317403259119">
                <text:p>0.317403259119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0.481280711636">
                <text:p>0.481280711636</text:p>
              </table:table-cell>
              <table:table-cell office:value-type="float" office:value="0.561903735789">
                <text:p>0.561903735789</text:p>
              </table:table-cell>
              <table:table-cell office:value-type="float" office:value="0.129051981689">
                <text:p>0.129051981689</text:p>
              </table:table-cell>
              <table:table-cell office:value-type="float" office:value="1.12354261965">
                <text:p>1.12354261965</text:p>
              </table:table-cell>
              <table:table-cell office:value-type="float" office:value="0.387735013189">
                <text:p>0.387735013189</text:p>
              </table:table-cell>
              <table:table-cell office:value-type="float" office:value="12.2388275381">
                <text:p>12.2388275381</text:p>
              </table:table-cell>
              <table:table-cell office:value-type="float" office:value="2.66522345408">
                <text:p>2.66522345408</text:p>
              </table:table-cell>
              <table:table-cell office:value-type="float" office:value="4.12217453261">
                <text:p>4.12217453261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7.06338069013">
                <text:p>7.06338069013</text:p>
              </table:table-cell>
              <table:table-cell office:value-type="float" office:value="3.12842647958">
                <text:p>3.12842647958</text:p>
              </table:table-cell>
              <table:table-cell office:value-type="float" office:value="0.230574159171">
                <text:p>0.230574159171</text:p>
              </table:table-cell>
              <table:table-cell office:value-type="float" office:value="8.23118449394">
                <text:p>8.23118449394</text:p>
              </table:table-cell>
              <table:table-cell office:value-type="float" office:value="2.48917692608">
                <text:p>2.48917692608</text:p>
              </table:table-cell>
              <table:table-cell office:value-type="float" office:value="23.3487920444">
                <text:p>23.3487920444</text:p>
              </table:table-cell>
              <table:table-cell office:value-type="float" office:value="1.51580517522">
                <text:p>1.51580517522</text:p>
              </table:table-cell>
              <table:table-cell office:value-type="float" office:value="0.312556735375">
                <text:p>0.312556735375</text:p>
              </table:table-cell>
              <table:table-cell office:value-type="float" office:value="0.262772761743">
                <text:p>0.262772761743</text:p>
              </table:table-cell>
              <table:table-cell office:value-type="float" office:value="2.98076020532">
                <text:p>2.98076020532</text:p>
              </table:table-cell>
              <table:table-cell office:value-type="float" office:value="0.515189897893">
                <text:p>0.515189897893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2.07255022066">
                <text:p>2.07255022066</text:p>
              </table:table-cell>
              <table:table-cell office:value-type="float" office:value="1.67856340449">
                <text:p>1.67856340449</text:p>
              </table:table-cell>
              <table:table-cell office:value-type="float" office:value="0.878168925971">
                <text:p>0.878168925971</text:p>
              </table:table-cell>
              <table:table-cell office:value-type="float" office:value="1.60557726538">
                <text:p>1.60557726538</text:p>
              </table:table-cell>
              <table:table-cell office:value-type="float" office:value="1.86366080795">
                <text:p>1.86366080795</text:p>
              </table:table-cell>
              <table:table-cell office:value-type="float" office:value="15.0005891557">
                <text:p>15.0005891557</text:p>
              </table:table-cell>
              <table:table-cell office:value-type="float" office:value="2.21442922295">
                <text:p>2.21442922295</text:p>
              </table:table-cell>
              <table:table-cell office:value-type="float" office:value="0.219335282632">
                <text:p>0.219335282632</text:p>
              </table:table-cell>
              <table:table-cell office:value-type="float" office:value="2.78440567814">
                <text:p>2.78440567814</text:p>
              </table:table-cell>
              <table:table-cell office:value-type="float" office:value="4.44787458842">
                <text:p>4.44787458842</text:p>
              </table:table-cell>
              <table:table-cell office:value-type="float" office:value="2.02276952048">
                <text:p>2.02276952048</text:p>
              </table:table-cell>
              <table:table-cell office:value-type="float" office:value="3.19688581112">
                <text:p>3.19688581112</text:p>
              </table:table-cell>
              <table:table-cell office:value-type="float" office:value="4.7765440095">
                <text:p>4.7765440095</text:p>
              </table:table-cell>
              <table:table-cell office:value-type="float" office:value="0.559872095554">
                <text:p>0.559872095554</text:p>
              </table:table-cell>
              <table:table-cell office:value-type="float" office:value="5.88804805132">
                <text:p>5.88804805132</text:p>
              </table:table-cell>
              <table:table-cell office:value-type="float" office:value="3.17815840513">
                <text:p>3.17815840513</text:p>
              </table:table-cell>
              <table:table-cell office:value-type="float" office:value="1.00520635503">
                <text:p>1.00520635503</text:p>
              </table:table-cell>
              <table:table-cell office:value-type="float" office:value="1.30468869388">
                <text:p>1.30468869388</text:p>
              </table:table-cell>
              <table:table-cell office:value-type="float" office:value="1.08127054125">
                <text:p>1.08127054125</text:p>
              </table:table-cell>
              <table:table-cell office:value-type="float" office:value="9.29185521094">
                <text:p>9.2918552109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618129069114">
                <text:p>0.618129069114</text:p>
              </table:table-cell>
              <table:table-cell office:value-type="float" office:value="3.9259400994">
                <text:p>3.9259400994</text:p>
              </table:table-cell>
              <table:table-cell office:value-type="float" office:value="1.51911880185">
                <text:p>1.51911880185</text:p>
              </table:table-cell>
              <table:table-cell office:value-type="float" office:value="7.97792277764">
                <text:p>7.97792277764</text:p>
              </table:table-cell>
              <table:table-cell office:value-type="float" office:value="8.41353374315">
                <text:p>8.41353374315</text:p>
              </table:table-cell>
              <table:table-cell office:value-type="float" office:value="1.15697517984">
                <text:p>1.15697517984</text:p>
              </table:table-cell>
              <table:table-cell office:value-type="float" office:value="0.43771886786">
                <text:p>0.43771886786</text:p>
              </table:table-cell>
              <table:table-cell office:value-type="float" office:value="10.9826895626">
                <text:p>10.9826895626</text:p>
              </table:table-cell>
              <table:table-cell office:value-type="float" office:value="2.55226675755">
                <text:p>2.55226675755</text:p>
              </table:table-cell>
              <table:table-cell office:value-type="float" office:value="10.8147344335">
                <text:p>10.8147344335</text:p>
              </table:table-cell>
              <table:table-cell office:value-type="float" office:value="5.0829144814">
                <text:p>5.0829144814</text:p>
              </table:table-cell>
              <table:table-cell office:value-type="float" office:value="1.25476581997">
                <text:p>1.25476581997</text:p>
              </table:table-cell>
              <table:table-cell office:value-type="float" office:value="6.01387974646">
                <text:p>6.01387974646</text:p>
              </table:table-cell>
              <table:table-cell office:value-type="float" office:value="1.03363309714">
                <text:p>1.03363309714</text:p>
              </table:table-cell>
              <table:table-cell office:value-type="float" office:value="2.09089993946">
                <text:p>2.09089993946</text:p>
              </table:table-cell>
              <table:table-cell office:value-type="float" office:value="3.51420532523">
                <text:p>3.51420532523</text:p>
              </table:table-cell>
              <table:table-cell office:value-type="float" office:value="5.34605580151">
                <text:p>5.34605580151</text:p>
              </table:table-cell>
              <table:table-cell office:value-type="float" office:value="1.18597553673">
                <text:p>1.18597553673</text:p>
              </table:table-cell>
              <table:table-cell office:value-type="float" office:value="12.5969050703">
                <text:p>12.5969050703</text:p>
              </table:table-cell>
              <table:table-cell office:value-type="float" office:value="7.21885580244">
                <text:p>7.21885580244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1.63417371173">
                <text:p>1.63417371173</text:p>
              </table:table-cell>
              <table:table-cell office:value-type="float" office:value="4.45393952201">
                <text:p>4.45393952201</text:p>
              </table:table-cell>
              <table:table-cell office:value-type="float" office:value="3.50393564378">
                <text:p>3.50393564378</text:p>
              </table:table-cell>
              <table:table-cell office:value-type="float" office:value="4.15427519797">
                <text:p>4.15427519797</text:p>
              </table:table-cell>
              <table:table-cell office:value-type="float" office:value="0.415546896515">
                <text:p>0.415546896515</text:p>
              </table:table-cell>
              <table:table-cell office:value-type="float" office:value="4.62461531957">
                <text:p>4.62461531957</text:p>
              </table:table-cell>
              <table:table-cell office:value-type="float" office:value="2.57558866638">
                <text:p>2.57558866638</text:p>
              </table:table-cell>
              <table:table-cell office:value-type="float" office:value="10.0299949602">
                <text:p>10.0299949602</text:p>
              </table:table-cell>
              <table:table-cell office:value-type="float" office:value="15.7118689884">
                <text:p>15.7118689884</text:p>
              </table:table-cell>
              <table:table-cell office:value-type="float" office:value="20.603285581">
                <text:p>20.603285581</text:p>
              </table:table-cell>
              <table:table-cell office:value-type="float" office:value="3.04257492634">
                <text:p>3.04257492634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2.82743466755">
                <text:p>2.82743466755</text:p>
              </table:table-cell>
              <table:table-cell office:value-type="float" office:value="9.45966618713">
                <text:p>9.45966618713</text:p>
              </table:table-cell>
              <table:table-cell office:value-type="float" office:value="1.0740646779">
                <text:p>1.0740646779</text:p>
              </table:table-cell>
              <table:table-cell office:value-type="float" office:value="2.99044344687">
                <text:p>2.99044344687</text:p>
              </table:table-cell>
              <table:table-cell office:value-type="float" office:value="1.47671397609">
                <text:p>1.47671397609</text:p>
              </table:table-cell>
              <table:table-cell office:value-type="float" office:value="12.0200654612">
                <text:p>12.0200654612</text:p>
              </table:table-cell>
              <table:table-cell office:value-type="float" office:value="3.39995086027">
                <text:p>3.39995086027</text:p>
              </table:table-cell>
              <table:table-cell office:value-type="float" office:value="1.26549518987">
                <text:p>1.26549518987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4.45123958801">
                <text:p>4.45123958801</text:p>
              </table:table-cell>
              <table:table-cell office:value-type="float" office:value="3.93413783346">
                <text:p>3.93413783346</text:p>
              </table:table-cell>
              <table:table-cell office:value-type="float" office:value="12.7313264441">
                <text:p>12.7313264441</text:p>
              </table:table-cell>
              <table:table-cell office:value-type="float" office:value="10.785781582">
                <text:p>10.785781582</text:p>
              </table:table-cell>
              <table:table-cell office:value-type="float" office:value="5.20868909749">
                <text:p>5.20868909749</text:p>
              </table:table-cell>
              <table:table-cell office:value-type="float" office:value="0.429849460479">
                <text:p>0.429849460479</text:p>
              </table:table-cell>
              <table:table-cell office:value-type="float" office:value="1.47041146341">
                <text:p>1.47041146341</text:p>
              </table:table-cell>
              <table:table-cell office:value-type="float" office:value="8.38948440684">
                <text:p>8.38948440684</text:p>
              </table:table-cell>
              <table:table-cell office:value-type="float" office:value="3.27640331652">
                <text:p>3.27640331652</text:p>
              </table:table-cell>
              <table:table-cell office:value-type="float" office:value="8.07052005193">
                <text:p>8.07052005193</text:p>
              </table:table-cell>
              <table:table-cell office:value-type="float" office:value="3.7727332541">
                <text:p>3.7727332541</text:p>
              </table:table-cell>
              <table:table-cell office:value-type="float" office:value="1.28639553506">
                <text:p>1.28639553506</text:p>
              </table:table-cell>
              <table:table-cell office:value-type="float" office:value="2.70963312591">
                <text:p>2.70963312591</text:p>
              </table:table-cell>
              <table:table-cell office:value-type="float" office:value="1.17102673097">
                <text:p>1.17102673097</text:p>
              </table:table-cell>
              <table:table-cell office:value-type="float" office:value="6.00426914964">
                <text:p>6.00426914964</text:p>
              </table:table-cell>
              <table:table-cell office:value-type="float" office:value="3.72483588254">
                <text:p>3.72483588254</text:p>
              </table:table-cell>
              <table:table-cell office:value-type="float" office:value="6.61870789801">
                <text:p>6.61870789801</text:p>
              </table:table-cell>
              <table:table-cell office:value-type="float" office:value="1.61060772473">
                <text:p>1.61060772473</text:p>
              </table:table-cell>
              <table:table-cell office:value-type="float" office:value="4.22872156756">
                <text:p>4.22872156756</text:p>
              </table:table-cell>
              <table:table-cell office:value-type="float" office:value="6.97987366253">
                <text:p>6.97987366253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1.02664940871">
                <text:p>1.02664940871</text:p>
              </table:table-cell>
              <table:table-cell office:value-type="float" office:value="0.762300528531">
                <text:p>0.762300528531</text:p>
              </table:table-cell>
              <table:table-cell office:value-type="float" office:value="29.3818614999">
                <text:p>29.3818614999</text:p>
              </table:table-cell>
              <table:table-cell office:value-type="float" office:value="1.70980104638">
                <text:p>1.70980104638</text:p>
              </table:table-cell>
              <table:table-cell office:value-type="float" office:value="1.14185899558">
                <text:p>1.14185899558</text:p>
              </table:table-cell>
              <table:table-cell office:value-type="float" office:value="0.281160559967">
                <text:p>0.281160559967</text:p>
              </table:table-cell>
              <table:table-cell office:value-type="float" office:value="1.14999283689">
                <text:p>1.14999283689</text:p>
              </table:table-cell>
              <table:table-cell office:value-type="float" office:value="7.48813588781">
                <text:p>7.48813588781</text:p>
              </table:table-cell>
              <table:table-cell office:value-type="float" office:value="4.34952729849">
                <text:p>4.34952729849</text:p>
              </table:table-cell>
              <table:table-cell office:value-type="float" office:value="2.21256533267">
                <text:p>2.21256533267</text:p>
              </table:table-cell>
              <table:table-cell office:value-type="float" office:value="2.69899747746">
                <text:p>2.69899747746</text:p>
              </table:table-cell>
              <table:table-cell office:value-type="float" office:value="1.84282663006">
                <text:p>1.84282663006</text:p>
              </table:table-cell>
              <table:table-cell office:value-type="float" office:value="0.403530387395">
                <text:p>0.403530387395</text:p>
              </table:table-cell>
              <table:table-cell office:value-type="float" office:value="1.9974634622">
                <text:p>1.9974634622</text:p>
              </table:table-cell>
              <table:table-cell office:value-type="float" office:value="0.564571311799">
                <text:p>0.564571311799</text:p>
              </table:table-cell>
              <table:table-cell office:value-type="float" office:value="11.7782773937">
                <text:p>11.7782773937</text:p>
              </table:table-cell>
              <table:table-cell office:value-type="float" office:value="12.5073792912">
                <text:p>12.5073792912</text:p>
              </table:table-cell>
              <table:table-cell office:value-type="float" office:value="2.13132187581">
                <text:p>2.13132187581</text:p>
              </table:table-cell>
              <table:table-cell office:value-type="float" office:value="5.48906043002">
                <text:p>5.48906043002</text:p>
              </table:table-cell>
              <table:table-cell office:value-type="float" office:value="1.28842995055">
                <text:p>1.28842995055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0.196629656842">
                <text:p>0.196629656842</text:p>
              </table:table-cell>
              <table:table-cell office:value-type="float" office:value="1.10716286952">
                <text:p>1.10716286952</text:p>
              </table:table-cell>
              <table:table-cell office:value-type="float" office:value="23.9966292407">
                <text:p>23.9966292407</text:p>
              </table:table-cell>
              <table:table-cell office:value-type="float" office:value="0.258729108242">
                <text:p>0.258729108242</text:p>
              </table:table-cell>
              <table:table-cell office:value-type="float" office:value="1.34972403245">
                <text:p>1.34972403245</text:p>
              </table:table-cell>
              <table:table-cell office:value-type="float" office:value="0.179189292427">
                <text:p>0.179189292427</text:p>
              </table:table-cell>
              <table:table-cell office:value-type="float" office:value="0.100872254215">
                <text:p>0.100872254215</text:p>
              </table:table-cell>
              <table:table-cell office:value-type="float" office:value="7.98449235982">
                <text:p>7.98449235982</text:p>
              </table:table-cell>
              <table:table-cell office:value-type="float" office:value="12.6759890232">
                <text:p>12.6759890232</text:p>
              </table:table-cell>
              <table:table-cell office:value-type="float" office:value="2.03012347393">
                <text:p>2.03012347393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1.12209019228">
                <text:p>1.12209019228</text:p>
              </table:table-cell>
              <table:table-cell office:value-type="float" office:value="1.50294039911">
                <text:p>1.50294039911</text:p>
              </table:table-cell>
              <table:table-cell office:value-type="float" office:value="11.169345386">
                <text:p>11.169345386</text:p>
              </table:table-cell>
              <table:table-cell office:value-type="float" office:value="10.3812589542">
                <text:p>10.3812589542</text:p>
              </table:table-cell>
              <table:table-cell office:value-type="float" office:value="2.57882996618">
                <text:p>2.57882996618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1.07180693743">
                <text:p>1.07180693743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0.493887654663">
                <text:p>0.493887654663</text:p>
              </table:table-cell>
              <table:table-cell office:value-type="float" office:value="3.09764237379">
                <text:p>3.09764237379</text:p>
              </table:table-cell>
              <table:table-cell office:value-type="float" office:value="22.8660015093">
                <text:p>22.8660015093</text:p>
              </table:table-cell>
              <table:table-cell office:value-type="float" office:value="2.0316366898">
                <text:p>2.0316366898</text:p>
              </table:table-cell>
              <table:table-cell office:value-type="float" office:value="2.45599764973">
                <text:p>2.45599764973</text:p>
              </table:table-cell>
              <table:table-cell office:value-type="float" office:value="0.304483204962">
                <text:p>0.304483204962</text:p>
              </table:table-cell>
              <table:table-cell office:value-type="float" office:value="2.0385295327">
                <text:p>2.0385295327</text:p>
              </table:table-cell>
              <table:table-cell office:value-type="float" office:value="6.71379333415">
                <text:p>6.71379333415</text:p>
              </table:table-cell>
              <table:table-cell office:value-type="float" office:value="4.20690285811">
                <text:p>4.20690285811</text:p>
              </table:table-cell>
              <table:table-cell office:value-type="float" office:value="0.318654317044">
                <text:p>0.318654317044</text:p>
              </table:table-cell>
              <table:table-cell office:value-type="float" office:value="4.2274408053">
                <text:p>4.2274408053</text:p>
              </table:table-cell>
              <table:table-cell office:value-type="float" office:value="2.1611395159">
                <text:p>2.1611395159</text:p>
              </table:table-cell>
              <table:table-cell office:value-type="float" office:value="0.990273321422">
                <text:p>0.990273321422</text:p>
              </table:table-cell>
              <table:table-cell office:value-type="float" office:value="0.36348368189">
                <text:p>0.36348368189</text:p>
              </table:table-cell>
              <table:table-cell office:value-type="float" office:value="0.168533496784">
                <text:p>0.168533496784</text:p>
              </table:table-cell>
              <table:table-cell office:value-type="float" office:value="10.558274645">
                <text:p>10.558274645</text:p>
              </table:table-cell>
              <table:table-cell office:value-type="float" office:value="14.557237744">
                <text:p>14.557237744</text:p>
              </table:table-cell>
              <table:table-cell office:value-type="float" office:value="2.12614873382">
                <text:p>2.12614873382</text:p>
              </table:table-cell>
              <table:table-cell office:value-type="float" office:value="2.21551914705">
                <text:p>2.21551914705</text:p>
              </table:table-cell>
              <table:table-cell office:value-type="float" office:value="2.17357432966">
                <text:p>2.17357432966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8.75193997616">
                <text:p>8.75193997616</text:p>
              </table:table-cell>
              <table:table-cell office:value-type="float" office:value="4.08814822466">
                <text:p>4.08814822466</text:p>
              </table:table-cell>
              <table:table-cell office:value-type="float" office:value="3.22853606701">
                <text:p>3.22853606701</text:p>
              </table:table-cell>
              <table:table-cell office:value-type="float" office:value="3.38745409992">
                <text:p>3.38745409992</text:p>
              </table:table-cell>
              <table:table-cell office:value-type="float" office:value="12.876578075">
                <text:p>12.876578075</text:p>
              </table:table-cell>
              <table:table-cell office:value-type="float" office:value="0.521970127205">
                <text:p>0.521970127205</text:p>
              </table:table-cell>
              <table:table-cell office:value-type="float" office:value="1.83741841136">
                <text:p>1.83741841136</text:p>
              </table:table-cell>
              <table:table-cell office:value-type="float" office:value="0.425144462936">
                <text:p>0.425144462936</text:p>
              </table:table-cell>
              <table:table-cell office:value-type="float" office:value="3.09181345596">
                <text:p>3.09181345596</text:p>
              </table:table-cell>
              <table:table-cell office:value-type="float" office:value="0.56561513509">
                <text:p>0.56561513509</text:p>
              </table:table-cell>
              <table:table-cell office:value-type="float" office:value="0.765064215079">
                <text:p>0.765064215079</text:p>
              </table:table-cell>
              <table:table-cell office:value-type="float" office:value="1.65799265233">
                <text:p>1.65799265233</text:p>
              </table:table-cell>
              <table:table-cell office:value-type="float" office:value="1.05145133262">
                <text:p>1.05145133262</text:p>
              </table:table-cell>
              <table:table-cell office:value-type="float" office:value="0.602637245222">
                <text:p>0.602637245222</text:p>
              </table:table-cell>
              <table:table-cell office:value-type="float" office:value="0.674709136584">
                <text:p>0.674709136584</text:p>
              </table:table-cell>
              <table:table-cell office:value-type="float" office:value="3.81835517699">
                <text:p>3.81835517699</text:p>
              </table:table-cell>
              <table:table-cell office:value-type="float" office:value="4.2896936976">
                <text:p>4.2896936976</text:p>
              </table:table-cell>
              <table:table-cell office:value-type="float" office:value="1.60569811033">
                <text:p>1.60569811033</text:p>
              </table:table-cell>
              <table:table-cell office:value-type="float" office:value="6.15544727344">
                <text:p>6.15544727344</text:p>
              </table:table-cell>
              <table:table-cell office:value-type="float" office:value="7.01605621226">
                <text:p>7.01605621226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4.16288513398">
                <text:p>4.16288513398</text:p>
              </table:table-cell>
              <table:table-cell office:value-type="float" office:value="3.68498513255">
                <text:p>3.68498513255</text:p>
              </table:table-cell>
              <table:table-cell office:value-type="float" office:value="1.88868845778">
                <text:p>1.88868845778</text:p>
              </table:table-cell>
              <table:table-cell office:value-type="float" office:value="5.0914379709">
                <text:p>5.0914379709</text:p>
              </table:table-cell>
              <table:table-cell office:value-type="float" office:value="11.6342626834">
                <text:p>11.6342626834</text:p>
              </table:table-cell>
              <table:table-cell office:value-type="float" office:value="2.01120321096">
                <text:p>2.01120321096</text:p>
              </table:table-cell>
              <table:table-cell office:value-type="float" office:value="2.27887760491">
                <text:p>2.27887760491</text:p>
              </table:table-cell>
              <table:table-cell office:value-type="float" office:value="3.0647442731">
                <text:p>3.0647442731</text:p>
              </table:table-cell>
              <table:table-cell office:value-type="float" office:value="10.5354277376">
                <text:p>10.5354277376</text:p>
              </table:table-cell>
              <table:table-cell office:value-type="float" office:value="6.26914363031">
                <text:p>6.26914363031</text:p>
              </table:table-cell>
              <table:table-cell office:value-type="float" office:value="3.29588398323">
                <text:p>3.29588398323</text:p>
              </table:table-cell>
              <table:table-cell office:value-type="float" office:value="3.12762874618">
                <text:p>3.12762874618</text:p>
              </table:table-cell>
              <table:table-cell office:value-type="float" office:value="2.66230764741">
                <text:p>2.66230764741</text:p>
              </table:table-cell>
              <table:table-cell office:value-type="float" office:value="3.18744157013">
                <text:p>3.18744157013</text:p>
              </table:table-cell>
              <table:table-cell office:value-type="float" office:value="1.32150996115">
                <text:p>1.32150996115</text:p>
              </table:table-cell>
              <table:table-cell office:value-type="float" office:value="5.9827571452">
                <text:p>5.9827571452</text:p>
              </table:table-cell>
              <table:table-cell office:value-type="float" office:value="12.0286466557">
                <text:p>12.0286466557</text:p>
              </table:table-cell>
              <table:table-cell office:value-type="float" office:value="6.1173027148">
                <text:p>6.1173027148</text:p>
              </table:table-cell>
              <table:table-cell office:value-type="float" office:value="7.62931059688">
                <text:p>7.62931059688</text:p>
              </table:table-cell>
              <table:table-cell office:value-type="float" office:value="12.4001955824">
                <text:p>12.4001955824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5.72104642706">
                <text:p>5.72104642706</text:p>
              </table:table-cell>
              <table:table-cell office:value-type="float" office:value="2.74299981458">
                <text:p>2.74299981458</text:p>
              </table:table-cell>
              <table:table-cell office:value-type="float" office:value="0.8875707711">
                <text:p>0.8875707711</text:p>
              </table:table-cell>
              <table:table-cell office:value-type="float" office:value="0.726054391486">
                <text:p>0.726054391486</text:p>
              </table:table-cell>
              <table:table-cell office:value-type="float" office:value="12.8943984452">
                <text:p>12.8943984452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0.591233759726">
                <text:p>0.591233759726</text:p>
              </table:table-cell>
              <table:table-cell office:value-type="float" office:value="1.82389225051">
                <text:p>1.82389225051</text:p>
              </table:table-cell>
              <table:table-cell office:value-type="float" office:value="1.43302139441">
                <text:p>1.43302139441</text:p>
              </table:table-cell>
              <table:table-cell office:value-type="float" office:value="3.31364388771">
                <text:p>3.31364388771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11.6031145146">
                <text:p>11.6031145146</text:p>
              </table:table-cell>
              <table:table-cell office:value-type="float" office:value="3.69914963104">
                <text:p>3.69914963104</text:p>
              </table:table-cell>
              <table:table-cell office:value-type="float" office:value="0.210066485586">
                <text:p>0.210066485586</text:p>
              </table:table-cell>
              <table:table-cell office:value-type="float" office:value="0.544800910294">
                <text:p>0.544800910294</text:p>
              </table:table-cell>
              <table:table-cell office:value-type="float" office:value="3.23423396611">
                <text:p>3.23423396611</text:p>
              </table:table-cell>
              <table:table-cell office:value-type="float" office:value="2.18567676513">
                <text:p>2.18567676513</text:p>
              </table:table-cell>
              <table:table-cell office:value-type="float" office:value="0.103538283157">
                <text:p>0.103538283157</text:p>
              </table:table-cell>
              <table:table-cell office:value-type="float" office:value="5.72374497355">
                <text:p>5.72374497355</text:p>
              </table:table-cell>
              <table:table-cell office:value-type="float" office:value="15.1109355363">
                <text:p>15.1109355363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7.18142610034">
                <text:p>7.18142610034</text:p>
              </table:table-cell>
              <table:table-cell office:value-type="float" office:value="5.05280439714">
                <text:p>5.05280439714</text:p>
              </table:table-cell>
              <table:table-cell office:value-type="float" office:value="3.53204114693">
                <text:p>3.53204114693</text:p>
              </table:table-cell>
              <table:table-cell office:value-type="float" office:value="0.795340444953">
                <text:p>0.795340444953</text:p>
              </table:table-cell>
              <table:table-cell office:value-type="float" office:value="22.4039998252">
                <text:p>22.4039998252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0.877185091716">
                <text:p>0.877185091716</text:p>
              </table:table-cell>
              <table:table-cell office:value-type="float" office:value="0.816035019047">
                <text:p>0.816035019047</text:p>
              </table:table-cell>
              <table:table-cell office:value-type="float" office:value="3.65543481017">
                <text:p>3.65543481017</text:p>
              </table:table-cell>
              <table:table-cell office:value-type="float" office:value="0.757229719875">
                <text:p>0.757229719875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2.44761058908">
                <text:p>2.44761058908</text:p>
              </table:table-cell>
              <table:table-cell office:value-type="float" office:value="0.114136540819">
                <text:p>0.114136540819</text:p>
              </table:table-cell>
              <table:table-cell office:value-type="float" office:value="1.37947819146">
                <text:p>1.37947819146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2.2960435984">
                <text:p>2.2960435984</text:p>
              </table:table-cell>
              <table:table-cell office:value-type="float" office:value="17.0577399329">
                <text:p>17.0577399329</text:p>
              </table:table-cell>
              <table:table-cell office:value-type="float" office:value="0.109040384506">
                <text:p>0.109040384506</text:p>
              </table:table-cell>
              <table:table-cell office:value-type="float" office:value="2.00084774019">
                <text:p>2.00084774019</text:p>
              </table:table-cell>
              <table:table-cell office:value-type="float" office:value="8.19420601249">
                <text:p>8.1942060124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896355520246">
                <text:p>0.896355520246</text:p>
              </table:table-cell>
              <table:table-cell office:value-type="float" office:value="1.85318460874">
                <text:p>1.85318460874</text:p>
              </table:table-cell>
              <table:table-cell office:value-type="float" office:value="2.04025871688">
                <text:p>2.04025871688</text:p>
              </table:table-cell>
              <table:table-cell office:value-type="float" office:value="1.62404862704">
                <text:p>1.62404862704</text:p>
              </table:table-cell>
              <table:table-cell office:value-type="float" office:value="8.68808642055">
                <text:p>8.68808642055</text:p>
              </table:table-cell>
              <table:table-cell office:value-type="float" office:value="1.24349772341">
                <text:p>1.24349772341</text:p>
              </table:table-cell>
              <table:table-cell office:value-type="float" office:value="1.1914549671">
                <text:p>1.1914549671</text:p>
              </table:table-cell>
              <table:table-cell office:value-type="float" office:value="3.2889227784">
                <text:p>3.2889227784</text:p>
              </table:table-cell>
              <table:table-cell office:value-type="float" office:value="1.71882419343">
                <text:p>1.71882419343</text:p>
              </table:table-cell>
              <table:table-cell office:value-type="float" office:value="1.43016709667">
                <text:p>1.43016709667</text:p>
              </table:table-cell>
              <table:table-cell office:value-type="float" office:value="0.282956997248">
                <text:p>0.282956997248</text:p>
              </table:table-cell>
              <table:table-cell office:value-type="float" office:value="22.2806541538">
                <text:p>22.2806541538</text:p>
              </table:table-cell>
              <table:table-cell office:value-type="float" office:value="1.94769954102">
                <text:p>1.94769954102</text:p>
              </table:table-cell>
              <table:table-cell office:value-type="float" office:value="1.86644272746">
                <text:p>1.86644272746</text:p>
              </table:table-cell>
              <table:table-cell office:value-type="float" office:value="0.885095055221">
                <text:p>0.885095055221</text:p>
              </table:table-cell>
              <table:table-cell office:value-type="float" office:value="2.9666185605">
                <text:p>2.9666185605</text:p>
              </table:table-cell>
              <table:table-cell office:value-type="float" office:value="6.95748290341">
                <text:p>6.95748290341</text:p>
              </table:table-cell>
              <table:table-cell office:value-type="float" office:value="0.0320940909">
                <text:p>0.0320940909</text:p>
              </table:table-cell>
              <table:table-cell office:value-type="float" office:value="5.76882927824">
                <text:p>5.76882927824</text:p>
              </table:table-cell>
              <table:table-cell office:value-type="float" office:value="13.6136340872">
                <text:p>13.6136340872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2.09707570079">
                <text:p>2.09707570079</text:p>
              </table:table-cell>
              <table:table-cell office:value-type="float" office:value="1.16970053121">
                <text:p>1.16970053121</text:p>
              </table:table-cell>
              <table:table-cell office:value-type="float" office:value="0.702684414684">
                <text:p>0.702684414684</text:p>
              </table:table-cell>
              <table:table-cell office:value-type="float" office:value="1.42505471715">
                <text:p>1.42505471715</text:p>
              </table:table-cell>
              <table:table-cell office:value-type="float" office:value="4.51815195926">
                <text:p>4.51815195926</text:p>
              </table:table-cell>
              <table:table-cell office:value-type="float" office:value="2.3512157728">
                <text:p>2.3512157728</text:p>
              </table:table-cell>
              <table:table-cell office:value-type="float" office:value="2.11904955643">
                <text:p>2.11904955643</text:p>
              </table:table-cell>
              <table:table-cell office:value-type="float" office:value="2.03059466258">
                <text:p>2.03059466258</text:p>
              </table:table-cell>
              <table:table-cell office:value-type="float" office:value="1.06720123513">
                <text:p>1.06720123513</text:p>
              </table:table-cell>
              <table:table-cell office:value-type="float" office:value="3.32442959369">
                <text:p>3.32442959369</text:p>
              </table:table-cell>
              <table:table-cell office:value-type="float" office:value="0.363077523359">
                <text:p>0.363077523359</text:p>
              </table:table-cell>
              <table:table-cell office:value-type="float" office:value="23.164748616">
                <text:p>23.164748616</text:p>
              </table:table-cell>
              <table:table-cell office:value-type="float" office:value="4.31497443054">
                <text:p>4.31497443054</text:p>
              </table:table-cell>
              <table:table-cell office:value-type="float" office:value="1.68779714638">
                <text:p>1.68779714638</text:p>
              </table:table-cell>
              <table:table-cell office:value-type="float" office:value="0.273877342838">
                <text:p>0.273877342838</text:p>
              </table:table-cell>
              <table:table-cell office:value-type="float" office:value="2.14938390819">
                <text:p>2.14938390819</text:p>
              </table:table-cell>
              <table:table-cell office:value-type="float" office:value="2.30460730334">
                <text:p>2.30460730334</text:p>
              </table:table-cell>
              <table:table-cell office:value-type="float" office:value="0.471564051972">
                <text:p>0.471564051972</text:p>
              </table:table-cell>
              <table:table-cell office:value-type="float" office:value="5.83667609809">
                <text:p>5.83667609809</text:p>
              </table:table-cell>
              <table:table-cell office:value-type="float" office:value="18.6634598764">
                <text:p>18.6634598764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6.04896078671">
                <text:p>6.04896078671</text:p>
              </table:table-cell>
              <table:table-cell office:value-type="float" office:value="1.22966046405">
                <text:p>1.22966046405</text:p>
              </table:table-cell>
              <table:table-cell office:value-type="float" office:value="0.232879057167">
                <text:p>0.232879057167</text:p>
              </table:table-cell>
              <table:table-cell office:value-type="float" office:value="1.11865892159">
                <text:p>1.11865892159</text:p>
              </table:table-cell>
              <table:table-cell office:value-type="float" office:value="5.38306330509">
                <text:p>5.38306330509</text:p>
              </table:table-cell>
              <table:table-cell office:value-type="float" office:value="2.99325221429">
                <text:p>2.99325221429</text:p>
              </table:table-cell>
              <table:table-cell office:value-type="float" office:value="0.159338655816">
                <text:p>0.159338655816</text:p>
              </table:table-cell>
              <table:table-cell office:value-type="float" office:value="0.236711954379">
                <text:p>0.236711954379</text:p>
              </table:table-cell>
              <table:table-cell office:value-type="float" office:value="2.39718901163">
                <text:p>2.39718901163</text:p>
              </table:table-cell>
              <table:table-cell office:value-type="float" office:value="1.84806874297">
                <text:p>1.84806874297</text:p>
              </table:table-cell>
              <table:table-cell office:value-type="float" office:value="0.309315838014">
                <text:p>0.309315838014</text:p>
              </table:table-cell>
              <table:table-cell office:value-type="float" office:value="19.1548228826">
                <text:p>19.1548228826</text:p>
              </table:table-cell>
              <table:table-cell office:value-type="float" office:value="5.65747064238">
                <text:p>5.65747064238</text:p>
              </table:table-cell>
              <table:table-cell office:value-type="float" office:value="2.41722332472">
                <text:p>2.41722332472</text:p>
              </table:table-cell>
              <table:table-cell office:value-type="float" office:value="2.14214102369">
                <text:p>2.14214102369</text:p>
              </table:table-cell>
              <table:table-cell office:value-type="float" office:value="2.62189092092">
                <text:p>2.62189092092</text:p>
              </table:table-cell>
              <table:table-cell office:value-type="float" office:value="1.28266361607">
                <text:p>1.28266361607</text:p>
              </table:table-cell>
              <table:table-cell office:value-type="float" office:value="2.24557987692">
                <text:p>2.24557987692</text:p>
              </table:table-cell>
              <table:table-cell office:value-type="float" office:value="6.00706250363">
                <text:p>6.00706250363</text:p>
              </table:table-cell>
              <table:table-cell office:value-type="float" office:value="15.1559280752">
                <text:p>15.1559280752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7.81575505528">
                <text:p>7.81575505528</text:p>
              </table:table-cell>
              <table:table-cell office:value-type="float" office:value="2.19105864234">
                <text:p>2.19105864234</text:p>
              </table:table-cell>
              <table:table-cell office:value-type="float" office:value="1.17746848867">
                <text:p>1.17746848867</text:p>
              </table:table-cell>
              <table:table-cell office:value-type="float" office:value="2.1195072234">
                <text:p>2.1195072234</text:p>
              </table:table-cell>
              <table:table-cell office:value-type="float" office:value="3.09808953454">
                <text:p>3.09808953454</text:p>
              </table:table-cell>
              <table:table-cell office:value-type="float" office:value="5.65679028696">
                <text:p>5.65679028696</text:p>
              </table:table-cell>
              <table:table-cell office:value-type="float" office:value="1.34736397406">
                <text:p>1.34736397406</text:p>
              </table:table-cell>
              <table:table-cell office:value-type="float" office:value="0.937286740118">
                <text:p>0.937286740118</text:p>
              </table:table-cell>
              <table:table-cell office:value-type="float" office:value="2.63930766967">
                <text:p>2.63930766967</text:p>
              </table:table-cell>
              <table:table-cell office:value-type="float" office:value="1.23887738636">
                <text:p>1.23887738636</text:p>
              </table:table-cell>
              <table:table-cell office:value-type="float" office:value="3.73968852154">
                <text:p>3.73968852154</text:p>
              </table:table-cell>
              <table:table-cell office:value-type="float" office:value="20.7327908739">
                <text:p>20.7327908739</text:p>
              </table:table-cell>
              <table:table-cell office:value-type="float" office:value="0.226540534067">
                <text:p>0.226540534067</text:p>
              </table:table-cell>
              <table:table-cell office:value-type="float" office:value="1.1922954845">
                <text:p>1.1922954845</text:p>
              </table:table-cell>
              <table:table-cell office:value-type="float" office:value="1.40665915126">
                <text:p>1.40665915126</text:p>
              </table:table-cell>
              <table:table-cell office:value-type="float" office:value="0.893808309531">
                <text:p>0.893808309531</text:p>
              </table:table-cell>
              <table:table-cell office:value-type="float" office:value="5.93606473735">
                <text:p>5.93606473735</text:p>
              </table:table-cell>
              <table:table-cell office:value-type="float" office:value="5.21963879327">
                <text:p>5.21963879327</text:p>
              </table:table-cell>
              <table:table-cell office:value-type="float" office:value="6.56079206599">
                <text:p>6.56079206599</text:p>
              </table:table-cell>
              <table:table-cell office:value-type="float" office:value="11.5120983451">
                <text:p>11.5120983451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7.56717773588">
                <text:p>7.56717773588</text:p>
              </table:table-cell>
              <table:table-cell office:value-type="float" office:value="3.4626140592">
                <text:p>3.4626140592</text:p>
              </table:table-cell>
              <table:table-cell office:value-type="float" office:value="8.01230648661">
                <text:p>8.01230648661</text:p>
              </table:table-cell>
              <table:table-cell office:value-type="float" office:value="1.63173257434">
                <text:p>1.63173257434</text:p>
              </table:table-cell>
              <table:table-cell office:value-type="float" office:value="2.94036489076">
                <text:p>2.94036489076</text:p>
              </table:table-cell>
              <table:table-cell office:value-type="float" office:value="2.16705763711">
                <text:p>2.16705763711</text:p>
              </table:table-cell>
              <table:table-cell office:value-type="float" office:value="1.54227731351">
                <text:p>1.54227731351</text:p>
              </table:table-cell>
              <table:table-cell office:value-type="float" office:value="4.89374728328">
                <text:p>4.89374728328</text:p>
              </table:table-cell>
              <table:table-cell office:value-type="float" office:value="5.32851995913">
                <text:p>5.32851995913</text:p>
              </table:table-cell>
              <table:table-cell office:value-type="float" office:value="1.05773251477">
                <text:p>1.05773251477</text:p>
              </table:table-cell>
              <table:table-cell office:value-type="float" office:value="0.211784485929">
                <text:p>0.211784485929</text:p>
              </table:table-cell>
              <table:table-cell office:value-type="float" office:value="10.5003118612">
                <text:p>10.5003118612</text:p>
              </table:table-cell>
              <table:table-cell office:value-type="float" office:value="2.36212166561">
                <text:p>2.36212166561</text:p>
              </table:table-cell>
              <table:table-cell office:value-type="float" office:value="2.0819540028">
                <text:p>2.0819540028</text:p>
              </table:table-cell>
              <table:table-cell office:value-type="float" office:value="1.52775946724">
                <text:p>1.52775946724</text:p>
              </table:table-cell>
              <table:table-cell office:value-type="float" office:value="3.77149145586">
                <text:p>3.77149145586</text:p>
              </table:table-cell>
              <table:table-cell office:value-type="float" office:value="6.24897238246">
                <text:p>6.24897238246</text:p>
              </table:table-cell>
              <table:table-cell office:value-type="float" office:value="1.91366695336">
                <text:p>1.91366695336</text:p>
              </table:table-cell>
              <table:table-cell office:value-type="float" office:value="8.00645379209">
                <text:p>8.00645379209</text:p>
              </table:table-cell>
              <table:table-cell office:value-type="float" office:value="4.47265882617">
                <text:p>4.4726588261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MacOSX_X86_64 LibreOffice_project/bc356b2f991740509f321d70e4512a6a54c5f24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